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4.276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ấm cúng</text:p>
          </table:table-cell>
          <table:table-cell office:value-type="string" calcext:value-type="string">
            <text:p>acung</text:p>
          </table:table-cell>
          <table:table-cell table:formula="of:=COUNTIF([.$C$1:.$C$2180]; [.D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ấn định</text:p>
          </table:table-cell>
          <table:table-cell office:value-type="string" calcext:value-type="string">
            <text:p>adinh</text:p>
          </table:table-cell>
          <table:table-cell table:formula="of:=COUNTIF([.$C$1:.$C$2180]; [.D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p dụng vào</text:p>
          </table:table-cell>
          <table:table-cell office:value-type="string" calcext:value-type="string">
            <text:p>adv</text:p>
          </table:table-cell>
          <table:table-cell table:formula="of:=COUNTIF([.$C$1:.$C$2180]; [.D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ẩn giấu</text:p>
          </table:table-cell>
          <table:table-cell office:value-type="string" calcext:value-type="string">
            <text:p>agiau</text:p>
          </table:table-cell>
          <table:table-cell table:formula="of:=COUNTIF([.$C$1:.$C$2180]; [.D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ảnh hưởng</text:p>
          </table:table-cell>
          <table:table-cell office:value-type="string" calcext:value-type="string">
            <text:p>ah</text:p>
          </table:table-cell>
          <table:table-cell table:formula="of:=COUNTIF([.$C$1:.$C$2180]; [.D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ảnh hưởng</text:p>
          </table:table-cell>
          <table:table-cell office:value-type="string" calcext:value-type="string">
            <text:p>ahng</text:p>
          </table:table-cell>
          <table:table-cell table:formula="of:=COUNTIF([.$C$1:.$C$2180]; [.D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âm lượng</text:p>
          </table:table-cell>
          <table:table-cell office:value-type="string" calcext:value-type="string">
            <text:p>amlng</text:p>
          </table:table-cell>
          <table:table-cell table:formula="of:=COUNTIF([.$C$1:.$C$2180]; [.D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âm thanh</text:p>
          </table:table-cell>
          <table:table-cell office:value-type="string" calcext:value-type="string">
            <text:p>amthnh</text:p>
          </table:table-cell>
          <table:table-cell table:formula="of:=COUNTIF([.$C$1:.$C$2180]; [.D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ảnh tượng</text:p>
          </table:table-cell>
          <table:table-cell office:value-type="string" calcext:value-type="string">
            <text:p>anhtng</text:p>
          </table:table-cell>
          <table:table-cell table:formula="of:=COUNTIF([.$C$1:.$C$2180]; [.D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nh xạ</text:p>
          </table:table-cell>
          <table:table-cell office:value-type="string" calcext:value-type="string">
            <text:p>anhz</text:p>
          </table:table-cell>
          <table:table-cell table:formula="of:=COUNTIF([.$C$1:.$C$2180]; [.D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nh sáng</text:p>
          </table:table-cell>
          <table:table-cell office:value-type="string" calcext:value-type="string">
            <text:p>anhzang</text:p>
          </table:table-cell>
          <table:table-cell table:formula="of:=COUNTIF([.$C$1:.$C$2180]; [.D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ấn tượng</text:p>
          </table:table-cell>
          <table:table-cell office:value-type="string" calcext:value-type="string">
            <text:p>antng</text:p>
          </table:table-cell>
          <table:table-cell table:formula="of:=COUNTIF([.$C$1:.$C$2180]; [.D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ảo ảnh</text:p>
          </table:table-cell>
          <table:table-cell office:value-type="string" calcext:value-type="string">
            <text:p>aoz</text:p>
          </table:table-cell>
          <table:table-cell table:formula="of:=COUNTIF([.$C$1:.$C$2180]; [.D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p dụng</text:p>
          </table:table-cell>
          <table:table-cell office:value-type="string" calcext:value-type="string">
            <text:p>apd</text:p>
          </table:table-cell>
          <table:table-cell table:formula="of:=COUNTIF([.$C$1:.$C$2180]; [.D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o diện lập trình ứng dụng</text:p>
          </table:table-cell>
          <table:table-cell office:value-type="string" calcext:value-type="string">
            <text:p>api</text:p>
          </table:table-cell>
          <table:table-cell table:formula="of:=COUNTIF([.$C$1:.$C$2180]; [.D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p lực</text:p>
          </table:table-cell>
          <table:table-cell office:value-type="string" calcext:value-type="string">
            <text:p>aplc</text:p>
          </table:table-cell>
          <table:table-cell table:formula="of:=COUNTIF([.$C$1:.$C$2180]; [.D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nh phản quang</text:p>
          </table:table-cell>
          <table:table-cell office:value-type="string" calcext:value-type="string">
            <text:p>apq</text:p>
          </table:table-cell>
          <table:table-cell table:formula="of:=COUNTIF([.$C$1:.$C$2180]; [.D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âm thầm</text:p>
          </table:table-cell>
          <table:table-cell office:value-type="string" calcext:value-type="string">
            <text:p>atham</text:p>
          </table:table-cell>
          <table:table-cell table:formula="of:=COUNTIF([.$C$1:.$C$2180]; [.D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an toàn</text:p>
          </table:table-cell>
          <table:table-cell office:value-type="string" calcext:value-type="string">
            <text:p>atoan</text:p>
          </table:table-cell>
          <table:table-cell table:formula="of:=COUNTIF([.$C$1:.$C$2180]; [.D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nh xạ lập thể</text:p>
          </table:table-cell>
          <table:table-cell office:value-type="string" calcext:value-type="string">
            <text:p>azlthe</text:p>
          </table:table-cell>
          <table:table-cell table:formula="of:=COUNTIF([.$C$1:.$C$2180]; [.D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i tập</text:p>
          </table:table-cell>
          <table:table-cell office:value-type="string" calcext:value-type="string">
            <text:p>bait</text:p>
          </table:table-cell>
          <table:table-cell table:formula="of:=COUNTIF([.$C$1:.$C$2180]; [.D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m dính</text:p>
          </table:table-cell>
          <table:table-cell office:value-type="string" calcext:value-type="string">
            <text:p>bamd</text:p>
          </table:table-cell>
          <table:table-cell table:formula="of:=COUNTIF([.$C$1:.$C$2180]; [.D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m giờ</text:p>
          </table:table-cell>
          <table:table-cell office:value-type="string" calcext:value-type="string">
            <text:p>bamg</text:p>
          </table:table-cell>
          <table:table-cell table:formula="of:=COUNTIF([.$C$1:.$C$2180]; [.D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m giờ</text:p>
          </table:table-cell>
          <table:table-cell office:value-type="string" calcext:value-type="string">
            <text:p>bamz</text:p>
          </table:table-cell>
          <table:table-cell table:formula="of:=COUNTIF([.$C$1:.$C$2180]; [.D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đồ</text:p>
          </table:table-cell>
          <table:table-cell office:value-type="string" calcext:value-type="string">
            <text:p>band</text:p>
          </table:table-cell>
          <table:table-cell table:formula="of:=COUNTIF([.$C$1:.$C$2180]; [.D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hành động</text:p>
          </table:table-cell>
          <table:table-cell office:value-type="string" calcext:value-type="string">
            <text:p>banghd</text:p>
          </table:table-cell>
          <table:table-cell table:formula="of:=COUNTIF([.$C$1:.$C$2180]; [.D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n luận</text:p>
          </table:table-cell>
          <table:table-cell office:value-type="string" calcext:value-type="string">
            <text:p>banl</text:p>
          </table:table-cell>
          <table:table-cell table:formula="of:=COUNTIF([.$C$1:.$C$2180]; [.D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n phím</text:p>
          </table:table-cell>
          <table:table-cell office:value-type="string" calcext:value-type="string">
            <text:p>banph</text:p>
          </table:table-cell>
          <table:table-cell table:formula="of:=COUNTIF([.$C$1:.$C$2180]; [.D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quyền</text:p>
          </table:table-cell>
          <table:table-cell office:value-type="string" calcext:value-type="string">
            <text:p>banq</text:p>
          </table:table-cell>
          <table:table-cell table:formula="of:=COUNTIF([.$C$1:.$C$2180]; [.D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o hiệu</text:p>
          </table:table-cell>
          <table:table-cell office:value-type="string" calcext:value-type="string">
            <text:p>baoh</text:p>
          </table:table-cell>
          <table:table-cell table:formula="of:=COUNTIF([.$C$1:.$C$2180]; [.D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ao nhiêu</text:p>
          </table:table-cell>
          <table:table-cell office:value-type="string" calcext:value-type="string">
            <text:p>baonh</text:p>
          </table:table-cell>
          <table:table-cell table:formula="of:=COUNTIF([.$C$1:.$C$2180]; [.D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o quản</text:p>
          </table:table-cell>
          <table:table-cell office:value-type="string" calcext:value-type="string">
            <text:p>baoq</text:p>
          </table:table-cell>
          <table:table-cell table:formula="of:=COUNTIF([.$C$1:.$C$2180]; [.D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o toàn</text:p>
          </table:table-cell>
          <table:table-cell office:value-type="string" calcext:value-type="string">
            <text:p>baot</text:p>
          </table:table-cell>
          <table:table-cell table:formula="of:=COUNTIF([.$C$1:.$C$2180]; [.D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ao trùm</text:p>
          </table:table-cell>
          <table:table-cell office:value-type="string" calcext:value-type="string">
            <text:p>baotr</text:p>
          </table:table-cell>
          <table:table-cell table:formula="of:=COUNTIF([.$C$1:.$C$2180]; [.D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ắt chước</text:p>
          </table:table-cell>
          <table:table-cell office:value-type="string" calcext:value-type="string">
            <text:p>batch</text:p>
          </table:table-cell>
          <table:table-cell table:formula="of:=COUNTIF([.$C$1:.$C$2180]; [.D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ắt nguồn</text:p>
          </table:table-cell>
          <table:table-cell office:value-type="string" calcext:value-type="string">
            <text:p>batng</text:p>
          </table:table-cell>
          <table:table-cell table:formula="of:=COUNTIF([.$C$1:.$C$2180]; [.D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ật/tắt</text:p>
          </table:table-cell>
          <table:table-cell office:value-type="string" calcext:value-type="string">
            <text:p>batt</text:p>
          </table:table-cell>
          <table:table-cell table:formula="of:=COUNTIF([.$C$1:.$C$2180]; [.D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thường</text:p>
          </table:table-cell>
          <table:table-cell office:value-type="string" calcext:value-type="string">
            <text:p>batth</text:p>
          </table:table-cell>
          <table:table-cell table:formula="of:=COUNTIF([.$C$1:.$C$2180]; [.D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ây giờ</text:p>
          </table:table-cell>
          <table:table-cell office:value-type="string" calcext:value-type="string">
            <text:p>baygi</text:p>
          </table:table-cell>
          <table:table-cell table:formula="of:=COUNTIF([.$C$1:.$C$2180]; [.D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ây giờ</text:p>
          </table:table-cell>
          <table:table-cell office:value-type="string" calcext:value-type="string">
            <text:p>bayz</text:p>
          </table:table-cell>
          <table:table-cell table:formula="of:=COUNTIF([.$C$1:.$C$2180]; [.D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sở</text:p>
          </table:table-cell>
          <table:table-cell office:value-type="string" calcext:value-type="string">
            <text:p>baze</text:p>
          </table:table-cell>
          <table:table-cell table:formula="of:=COUNTIF([.$C$1:.$C$2180]; [.D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t bao</text:p>
          </table:table-cell>
          <table:table-cell office:value-type="string" calcext:value-type="string">
            <text:p>bbao</text:p>
          </table:table-cell>
          <table:table-cell table:formula="of:=COUNTIF([.$C$1:.$C$2180]; [.D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ong bóng</text:p>
          </table:table-cell>
          <table:table-cell office:value-type="string" calcext:value-type="string">
            <text:p>bbong</text:p>
          </table:table-cell>
          <table:table-cell table:formula="of:=COUNTIF([.$C$1:.$C$2180]; [.D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ước</text:p>
          </table:table-cell>
          <table:table-cell office:value-type="string" calcext:value-type="string">
            <text:p>bc</text:p>
          </table:table-cell>
          <table:table-cell table:formula="of:=COUNTIF([.$C$1:.$C$2180]; [.D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ằng cách</text:p>
          </table:table-cell>
          <table:table-cell office:value-type="string" calcext:value-type="string">
            <text:p>bcach</text:p>
          </table:table-cell>
          <table:table-cell table:formula="of:=COUNTIF([.$C$1:.$C$2180]; [.D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ối cảnh</text:p>
          </table:table-cell>
          <table:table-cell office:value-type="string" calcext:value-type="string">
            <text:p>bcanh</text:p>
          </table:table-cell>
          <table:table-cell table:formula="of:=COUNTIF([.$C$1:.$C$2180]; [.D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o cáo</text:p>
          </table:table-cell>
          <table:table-cell office:value-type="string" calcext:value-type="string">
            <text:p>bcao</text:p>
          </table:table-cell>
          <table:table-cell table:formula="of:=COUNTIF([.$C$1:.$C$2180]; [.D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công cụ</text:p>
          </table:table-cell>
          <table:table-cell office:value-type="string" calcext:value-type="string">
            <text:p>bccu</text:p>
          </table:table-cell>
          <table:table-cell table:formula="of:=COUNTIF([.$C$1:.$C$2180]; [.D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cạnh đó</text:p>
          </table:table-cell>
          <table:table-cell office:value-type="string" calcext:value-type="string">
            <text:p>bcd</text:p>
          </table:table-cell>
          <table:table-cell table:formula="of:=COUNTIF([.$C$1:.$C$2180]; [.D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út Chì Dầu</text:p>
          </table:table-cell>
          <table:table-cell office:value-type="string" calcext:value-type="string">
            <text:p>bcdau</text:p>
          </table:table-cell>
          <table:table-cell table:formula="of:=COUNTIF([.$C$1:.$C$2180]; [.D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cạnh đó</text:p>
          </table:table-cell>
          <table:table-cell office:value-type="string" calcext:value-type="string">
            <text:p>bcdo</text:p>
          </table:table-cell>
          <table:table-cell table:formula="of:=COUNTIF([.$C$1:.$C$2180]; [.D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út chì dầu</text:p>
          </table:table-cell>
          <table:table-cell office:value-type="string" calcext:value-type="string">
            <text:p>bchdau</text:p>
          </table:table-cell>
          <table:table-cell table:formula="of:=COUNTIF([.$C$1:.$C$2180]; [.D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m chuột phải</text:p>
          </table:table-cell>
          <table:table-cell office:value-type="string" calcext:value-type="string">
            <text:p>bcp</text:p>
          </table:table-cell>
          <table:table-cell table:formula="of:=COUNTIF([.$C$1:.$C$2180]; [.D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m chuột trái</text:p>
          </table:table-cell>
          <table:table-cell office:value-type="string" calcext:value-type="string">
            <text:p>bct</text:p>
          </table:table-cell>
          <table:table-cell table:formula="of:=COUNTIF([.$C$1:.$C$2180]; [.D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ức tranh</text:p>
          </table:table-cell>
          <table:table-cell office:value-type="string" calcext:value-type="string">
            <text:p>bctranh</text:p>
          </table:table-cell>
          <table:table-cell table:formula="of:=COUNTIF([.$C$1:.$C$2180]; [.D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cứ</text:p>
          </table:table-cell>
          <table:table-cell office:value-type="string" calcext:value-type="string">
            <text:p>bcu</text:p>
          </table:table-cell>
          <table:table-cell table:formula="of:=COUNTIF([.$C$1:.$C$2180]; [.D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ố cục</text:p>
          </table:table-cell>
          <table:table-cell office:value-type="string" calcext:value-type="string">
            <text:p>bcuc</text:p>
          </table:table-cell>
          <table:table-cell table:formula="of:=COUNTIF([.$C$1:.$C$2180]; [.D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ắt đầu</text:p>
          </table:table-cell>
          <table:table-cell office:value-type="string" calcext:value-type="string">
            <text:p>bdau</text:p>
          </table:table-cell>
          <table:table-cell table:formula="of:=COUNTIF([.$C$1:.$C$2180]; [.D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iều chỉnh</text:p>
          </table:table-cell>
          <table:table-cell office:value-type="string" calcext:value-type="string">
            <text:p>bdch</text:p>
          </table:table-cell>
          <table:table-cell table:formula="of:=COUNTIF([.$C$1:.$C$2180]; [.D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ệm</text:p>
          </table:table-cell>
          <table:table-cell office:value-type="string" calcext:value-type="string">
            <text:p>bdem</text:p>
          </table:table-cell>
          <table:table-cell table:formula="of:=COUNTIF([.$C$1:.$C$2180]; [.D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ên dịch</text:p>
          </table:table-cell>
          <table:table-cell office:value-type="string" calcext:value-type="string">
            <text:p>bdich</text:p>
          </table:table-cell>
          <table:table-cell table:formula="of:=COUNTIF([.$C$1:.$C$2180]; [.D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ề diện</text:p>
          </table:table-cell>
          <table:table-cell office:value-type="string" calcext:value-type="string">
            <text:p>bdien</text:p>
          </table:table-cell>
          <table:table-cell table:formula="of:=COUNTIF([.$C$1:.$C$2180]; [.D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điệu</text:p>
          </table:table-cell>
          <table:table-cell office:value-type="string" calcext:value-type="string">
            <text:p>bdieu</text:p>
          </table:table-cell>
          <table:table-cell table:formula="of:=COUNTIF([.$C$1:.$C$2180]; [.D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điều khiển</text:p>
          </table:table-cell>
          <table:table-cell office:value-type="string" calcext:value-type="string">
            <text:p>bdk</text:p>
          </table:table-cell>
          <table:table-cell table:formula="of:=COUNTIF([.$C$1:.$C$2180]; [.D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n đánh máy chữ</text:p>
          </table:table-cell>
          <table:table-cell office:value-type="string" calcext:value-type="string">
            <text:p>bdmc</text:p>
          </table:table-cell>
          <table:table-cell table:formula="of:=COUNTIF([.$C$1:.$C$2180]; [.D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ường nét</text:p>
          </table:table-cell>
          <table:table-cell office:value-type="string" calcext:value-type="string">
            <text:p>bdngn</text:p>
          </table:table-cell>
          <table:table-cell table:formula="of:=COUNTIF([.$C$1:.$C$2180]; [.D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ệm nhớ</text:p>
          </table:table-cell>
          <table:table-cell office:value-type="string" calcext:value-type="string">
            <text:p>bdnh</text:p>
          </table:table-cell>
          <table:table-cell table:formula="of:=COUNTIF([.$C$1:.$C$2180]; [.D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ệm nhớ</text:p>
          </table:table-cell>
          <table:table-cell office:value-type="string" calcext:value-type="string">
            <text:p>bdnho</text:p>
          </table:table-cell>
          <table:table-cell table:formula="of:=COUNTIF([.$C$1:.$C$2180]; [.D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đồ</text:p>
          </table:table-cell>
          <table:table-cell office:value-type="string" calcext:value-type="string">
            <text:p>bdo</text:p>
          </table:table-cell>
          <table:table-cell table:formula="of:=COUNTIF([.$C$1:.$C$2180]; [.D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đổi</text:p>
          </table:table-cell>
          <table:table-cell office:value-type="string" calcext:value-type="string">
            <text:p>bdoi</text:p>
          </table:table-cell>
          <table:table-cell table:formula="of:=COUNTIF([.$C$1:.$C$2180]; [.D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đồng</text:p>
          </table:table-cell>
          <table:table-cell office:value-type="string" calcext:value-type="string">
            <text:p>bdong</text:p>
          </table:table-cell>
          <table:table-cell table:formula="of:=COUNTIF([.$C$1:.$C$2180]; [.D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danh sách</text:p>
          </table:table-cell>
          <table:table-cell office:value-type="string" calcext:value-type="string">
            <text:p>bds</text:p>
          </table:table-cell>
          <table:table-cell table:formula="of:=COUNTIF([.$C$1:.$C$2180]; [.D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iều vận</text:p>
          </table:table-cell>
          <table:table-cell office:value-type="string" calcext:value-type="string">
            <text:p>bdv</text:p>
          </table:table-cell>
          <table:table-cell table:formula="of:=COUNTIF([.$C$1:.$C$2180]; [.D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iều vận</text:p>
          </table:table-cell>
          <table:table-cell office:value-type="string" calcext:value-type="string">
            <text:p>bdvan</text:p>
          </table:table-cell>
          <table:table-cell table:formula="of:=COUNTIF([.$C$1:.$C$2180]; [.D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cạnh</text:p>
          </table:table-cell>
          <table:table-cell office:value-type="string" calcext:value-type="string">
            <text:p>benc</text:p>
          </table:table-cell>
          <table:table-cell table:formula="of:=COUNTIF([.$C$1:.$C$2180]; [.D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cạnh đó</text:p>
          </table:table-cell>
          <table:table-cell office:value-type="string" calcext:value-type="string">
            <text:p>bencd</text:p>
          </table:table-cell>
          <table:table-cell table:formula="of:=COUNTIF([.$C$1:.$C$2180]; [.D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dưới</text:p>
          </table:table-cell>
          <table:table-cell office:value-type="string" calcext:value-type="string">
            <text:p>bend</text:p>
          </table:table-cell>
          <table:table-cell table:formula="of:=COUNTIF([.$C$1:.$C$2180]; [.D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ngoài</text:p>
          </table:table-cell>
          <table:table-cell office:value-type="string" calcext:value-type="string">
            <text:p>benng</text:p>
          </table:table-cell>
          <table:table-cell table:formula="of:=COUNTIF([.$C$1:.$C$2180]; [.D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phải</text:p>
          </table:table-cell>
          <table:table-cell office:value-type="string" calcext:value-type="string">
            <text:p>benph</text:p>
          </table:table-cell>
          <table:table-cell table:formula="of:=COUNTIF([.$C$1:.$C$2180]; [.D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trên</text:p>
          </table:table-cell>
          <table:table-cell office:value-type="string" calcext:value-type="string">
            <text:p>bentr</text:p>
          </table:table-cell>
          <table:table-cell table:formula="of:=COUNTIF([.$C$1:.$C$2180]; [.D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trong</text:p>
          </table:table-cell>
          <table:table-cell office:value-type="string" calcext:value-type="string">
            <text:p>bentrng</text:p>
          </table:table-cell>
          <table:table-cell table:formula="of:=COUNTIF([.$C$1:.$C$2180]; [.D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ao giờ</text:p>
          </table:table-cell>
          <table:table-cell office:value-type="string" calcext:value-type="string">
            <text:p>bgio</text:p>
          </table:table-cell>
          <table:table-cell table:formula="of:=COUNTIF([.$C$1:.$C$2180]; [.D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ên giới</text:p>
          </table:table-cell>
          <table:table-cell office:value-type="string" calcext:value-type="string">
            <text:p>bgioi</text:p>
          </table:table-cell>
          <table:table-cell table:formula="of:=COUNTIF([.$C$1:.$C$2180]; [.D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gốc</text:p>
          </table:table-cell>
          <table:table-cell office:value-type="string" calcext:value-type="string">
            <text:p>bgoc</text:p>
          </table:table-cell>
          <table:table-cell table:formula="of:=COUNTIF([.$C$1:.$C$2180]; [.D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ao gồm</text:p>
          </table:table-cell>
          <table:table-cell office:value-type="string" calcext:value-type="string">
            <text:p>bgom</text:p>
          </table:table-cell>
          <table:table-cell table:formula="of:=COUNTIF([.$C$1:.$C$2180]; [.D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n giao tiếp</text:p>
          </table:table-cell>
          <table:table-cell office:value-type="string" calcext:value-type="string">
            <text:p>bgt</text:p>
          </table:table-cell>
          <table:table-cell table:formula="of:=COUNTIF([.$C$1:.$C$2180]; [.D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hành động</text:p>
          </table:table-cell>
          <table:table-cell office:value-type="string" calcext:value-type="string">
            <text:p>bhd</text:p>
          </table:table-cell>
          <table:table-cell table:formula="of:=COUNTIF([.$C$1:.$C$2180]; [.D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hành động</text:p>
          </table:table-cell>
          <table:table-cell office:value-type="string" calcext:value-type="string">
            <text:p>bhdong</text:p>
          </table:table-cell>
          <table:table-cell table:formula="of:=COUNTIF([.$C$1:.$C$2180]; [.D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hướng dẫn sử dụng</text:p>
          </table:table-cell>
          <table:table-cell office:value-type="string" calcext:value-type="string">
            <text:p>bhdsd</text:p>
          </table:table-cell>
          <table:table-cell table:formula="of:=COUNTIF([.$C$1:.$C$2180]; [.D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hiện</text:p>
          </table:table-cell>
          <table:table-cell office:value-type="string" calcext:value-type="string">
            <text:p>bhien</text:p>
          </table:table-cell>
          <table:table-cell table:formula="of:=COUNTIF([.$C$1:.$C$2180]; [.D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hóa</text:p>
          </table:table-cell>
          <table:table-cell office:value-type="string" calcext:value-type="string">
            <text:p>bhoa</text:p>
          </table:table-cell>
          <table:table-cell table:formula="of:=COUNTIF([.$C$1:.$C$2180]; [.D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điệu</text:p>
          </table:table-cell>
          <table:table-cell office:value-type="string" calcext:value-type="string">
            <text:p>biend</text:p>
          </table:table-cell>
          <table:table-cell table:formula="of:=COUNTIF([.$C$1:.$C$2180]; [.D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động</text:p>
          </table:table-cell>
          <table:table-cell office:value-type="string" calcext:value-type="string">
            <text:p>biendng</text:p>
          </table:table-cell>
          <table:table-cell table:formula="of:=COUNTIF([.$C$1:.$C$2180]; [.D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mất</text:p>
          </table:table-cell>
          <table:table-cell office:value-type="string" calcext:value-type="string">
            <text:p>bienm</text:p>
          </table:table-cell>
          <table:table-cell table:formula="of:=COUNTIF([.$C$1:.$C$2180]; [.D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ên tập</text:p>
          </table:table-cell>
          <table:table-cell office:value-type="string" calcext:value-type="string">
            <text:p>bient</text:p>
          </table:table-cell>
          <table:table-cell table:formula="of:=COUNTIF([.$C$1:.$C$2180]; [.D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thiên</text:p>
          </table:table-cell>
          <table:table-cell office:value-type="string" calcext:value-type="string">
            <text:p>bienth</text:p>
          </table:table-cell>
          <table:table-cell table:formula="of:=COUNTIF([.$C$1:.$C$2180]; [.D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diễn</text:p>
          </table:table-cell>
          <table:table-cell office:value-type="string" calcext:value-type="string">
            <text:p>bieud</text:p>
          </table:table-cell>
          <table:table-cell table:formula="of:=COUNTIF([.$C$1:.$C$2180]; [.D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mẫu</text:p>
          </table:table-cell>
          <table:table-cell office:value-type="string" calcext:value-type="string">
            <text:p>bieum</text:p>
          </table:table-cell>
          <table:table-cell table:formula="of:=COUNTIF([.$C$1:.$C$2180]; [.D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ị phân</text:p>
          </table:table-cell>
          <table:table-cell office:value-type="string" calcext:value-type="string">
            <text:p>binary</text:p>
          </table:table-cell>
          <table:table-cell table:formula="of:=COUNTIF([.$C$1:.$C$2180]; [.D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không biến dạng</text:p>
          </table:table-cell>
          <table:table-cell office:value-type="string" calcext:value-type="string">
            <text:p>bkbd</text:p>
          </table:table-cell>
          <table:table-cell table:formula="of:=COUNTIF([.$C$1:.$C$2180]; [.D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khả</text:p>
          </table:table-cell>
          <table:table-cell office:value-type="string" calcext:value-type="string">
            <text:p>bkha</text:p>
          </table:table-cell>
          <table:table-cell table:formula="of:=COUNTIF([.$C$1:.$C$2180]; [.D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kia</text:p>
          </table:table-cell>
          <table:table-cell office:value-type="string" calcext:value-type="string">
            <text:p>bkia</text:p>
          </table:table-cell>
          <table:table-cell table:formula="of:=COUNTIF([.$C$1:.$C$2180]; [.D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n kính</text:p>
          </table:table-cell>
          <table:table-cell office:value-type="string" calcext:value-type="string">
            <text:p>bkinh</text:p>
          </table:table-cell>
          <table:table-cell table:formula="of:=COUNTIF([.$C$1:.$C$2180]; [.D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khả thi</text:p>
          </table:table-cell>
          <table:table-cell office:value-type="string" calcext:value-type="string">
            <text:p>bkthi</text:p>
          </table:table-cell>
          <table:table-cell table:formula="of:=COUNTIF([.$C$1:.$C$2180]; [.D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ch khoa toàn thư mở wikipedia</text:p>
          </table:table-cell>
          <table:table-cell office:value-type="string" calcext:value-type="string">
            <text:p>bktt</text:p>
          </table:table-cell>
          <table:table-cell table:formula="of:=COUNTIF([.$C$1:.$C$2180]; [.D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kết xuất</text:p>
          </table:table-cell>
          <table:table-cell office:value-type="string" calcext:value-type="string">
            <text:p>bkx</text:p>
          </table:table-cell>
          <table:table-cell table:formula="of:=COUNTIF([.$C$1:.$C$2180]; [.D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kỳ</text:p>
          </table:table-cell>
          <table:table-cell office:value-type="string" calcext:value-type="string">
            <text:p>bky</text:p>
          </table:table-cell>
          <table:table-cell table:formula="of:=COUNTIF([.$C$1:.$C$2180]; [.D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kỳ một</text:p>
          </table:table-cell>
          <table:table-cell office:value-type="string" calcext:value-type="string">
            <text:p>bkym</text:p>
          </table:table-cell>
          <table:table-cell table:formula="of:=COUNTIF([.$C$1:.$C$2180]; [.D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ệt lập</text:p>
          </table:table-cell>
          <table:table-cell office:value-type="string" calcext:value-type="string">
            <text:p>blap</text:p>
          </table:table-cell>
          <table:table-cell table:formula="of:=COUNTIF([.$C$1:.$C$2180]; [.D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ật lên</text:p>
          </table:table-cell>
          <table:table-cell office:value-type="string" calcext:value-type="string">
            <text:p>blen</text:p>
          </table:table-cell>
          <table:table-cell table:formula="of:=COUNTIF([.$C$1:.$C$2180]; [.D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liệt kê</text:p>
          </table:table-cell>
          <table:table-cell office:value-type="string" calcext:value-type="string">
            <text:p>blke</text:p>
          </table:table-cell>
          <table:table-cell table:formula="of:=COUNTIF([.$C$1:.$C$2180]; [.D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lộ</text:p>
          </table:table-cell>
          <table:table-cell office:value-type="string" calcext:value-type="string">
            <text:p>blo</text:p>
          </table:table-cell>
          <table:table-cell table:formula="of:=COUNTIF([.$C$1:.$C$2180]; [.D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lọc</text:p>
          </table:table-cell>
          <table:table-cell office:value-type="string" calcext:value-type="string">
            <text:p>bloc</text:p>
          </table:table-cell>
          <table:table-cell table:formula="of:=COUNTIF([.$C$1:.$C$2180]; [.D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o lỗi</text:p>
          </table:table-cell>
          <table:table-cell office:value-type="string" calcext:value-type="string">
            <text:p>bloi</text:p>
          </table:table-cell>
          <table:table-cell table:formula="of:=COUNTIF([.$C$1:.$C$2180]; [.D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út lông</text:p>
          </table:table-cell>
          <table:table-cell office:value-type="string" calcext:value-type="string">
            <text:p>blong</text:p>
          </table:table-cell>
          <table:table-cell table:formula="of:=COUNTIF([.$C$1:.$C$2180]; [.D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luận</text:p>
          </table:table-cell>
          <table:table-cell office:value-type="string" calcext:value-type="string">
            <text:p>bluan</text:p>
          </table:table-cell>
          <table:table-cell table:formula="of:=COUNTIF([.$C$1:.$C$2180]; [.D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mãn</text:p>
          </table:table-cell>
          <table:table-cell office:value-type="string" calcext:value-type="string">
            <text:p>bman</text:p>
          </table:table-cell>
          <table:table-cell table:formula="of:=COUNTIF([.$C$1:.$C$2180]; [.D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ề mặt</text:p>
          </table:table-cell>
          <table:table-cell office:value-type="string" calcext:value-type="string">
            <text:p>bmat</text:p>
          </table:table-cell>
          <table:table-cell table:formula="of:=COUNTIF([.$C$1:.$C$2180]; [.D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 mẫu</text:p>
          </table:table-cell>
          <table:table-cell office:value-type="string" calcext:value-type="string">
            <text:p>bmau</text:p>
          </table:table-cell>
          <table:table-cell table:formula="of:=COUNTIF([.$C$1:.$C$2180]; [.D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máy kết xuất</text:p>
          </table:table-cell>
          <table:table-cell office:value-type="string" calcext:value-type="string">
            <text:p>bmkx</text:p>
          </table:table-cell>
          <table:table-cell table:formula="of:=COUNTIF([.$C$1:.$C$2180]; [.D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máy trò chơi</text:p>
          </table:table-cell>
          <table:table-cell office:value-type="string" calcext:value-type="string">
            <text:p>bmtc</text:p>
          </table:table-cell>
          <table:table-cell table:formula="of:=COUNTIF([.$C$1:.$C$2180]; [.D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</text:p>
          </table:table-cell>
          <table:table-cell office:value-type="string" calcext:value-type="string">
            <text:p>bn</text:p>
          </table:table-cell>
          <table:table-cell table:formula="of:=COUNTIF([.$C$1:.$C$2180]; [.D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này</text:p>
          </table:table-cell>
          <table:table-cell office:value-type="string" calcext:value-type="string">
            <text:p>bnay</text:p>
          </table:table-cell>
          <table:table-cell table:formula="of:=COUNTIF([.$C$1:.$C$2180]; [.D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lender nội bộ</text:p>
          </table:table-cell>
          <table:table-cell office:value-type="string" calcext:value-type="string">
            <text:p>bnb</text:p>
          </table:table-cell>
          <table:table-cell table:formula="of:=COUNTIF([.$C$1:.$C$2180]; [.D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ăng</text:p>
          </table:table-cell>
          <table:table-cell office:value-type="string" calcext:value-type="string">
            <text:p>bng</text:p>
          </table:table-cell>
          <table:table-cell table:formula="of:=COUNTIF([.$C$1:.$C$2180]; [.D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ngờ</text:p>
          </table:table-cell>
          <table:table-cell office:value-type="string" calcext:value-type="string">
            <text:p>bngo</text:p>
          </table:table-cell>
          <table:table-cell table:formula="of:=COUNTIF([.$C$1:.$C$2180]; [.D1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ngoài</text:p>
          </table:table-cell>
          <table:table-cell office:value-type="string" calcext:value-type="string">
            <text:p>bngoai</text:p>
          </table:table-cell>
          <table:table-cell table:formula="of:=COUNTIF([.$C$1:.$C$2180]; [.D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ắt nguồn</text:p>
          </table:table-cell>
          <table:table-cell office:value-type="string" calcext:value-type="string">
            <text:p>bnguon</text:p>
          </table:table-cell>
          <table:table-cell table:formula="of:=COUNTIF([.$C$1:.$C$2180]; [.D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g</text:p>
          </table:table-cell>
          <table:table-cell office:value-type="string" calcext:value-type="string">
            <text:p>bngz</text:p>
          </table:table-cell>
          <table:table-cell table:formula="of:=COUNTIF([.$C$1:.$C$2180]; [.D1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ao nhiêu</text:p>
          </table:table-cell>
          <table:table-cell office:value-type="string" calcext:value-type="string">
            <text:p>bnh</text:p>
          </table:table-cell>
          <table:table-cell table:formula="of:=COUNTIF([.$C$1:.$C$2180]; [.D1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ằng nhau</text:p>
          </table:table-cell>
          <table:table-cell office:value-type="string" calcext:value-type="string">
            <text:p>bnhau</text:p>
          </table:table-cell>
          <table:table-cell table:formula="of:=COUNTIF([.$C$1:.$C$2180]; [.D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n số</text:p>
          </table:table-cell>
          <table:table-cell office:value-type="string" calcext:value-type="string">
            <text:p>bnso</text:p>
          </table:table-cell>
          <table:table-cell table:formula="of:=COUNTIF([.$C$1:.$C$2180]; [.D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ố cục</text:p>
          </table:table-cell>
          <table:table-cell office:value-type="string" calcext:value-type="string">
            <text:p>boc</text:p>
          </table:table-cell>
          <table:table-cell table:formula="of:=COUNTIF([.$C$1:.$C$2180]; [.D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cảm biến</text:p>
          </table:table-cell>
          <table:table-cell office:value-type="string" calcext:value-type="string">
            <text:p>bocb</text:p>
          </table:table-cell>
          <table:table-cell table:formula="of:=COUNTIF([.$C$1:.$C$2180]; [.D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ọc da</text:p>
          </table:table-cell>
          <table:table-cell office:value-type="string" calcext:value-type="string">
            <text:p>bocd</text:p>
          </table:table-cell>
          <table:table-cell table:formula="of:=COUNTIF([.$C$1:.$C$2180]; [.D1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iều khiển</text:p>
          </table:table-cell>
          <table:table-cell office:value-type="string" calcext:value-type="string">
            <text:p>bodk</text:p>
          </table:table-cell>
          <table:table-cell table:formula="of:=COUNTIF([.$C$1:.$C$2180]; [.D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đệm nhớ</text:p>
          </table:table-cell>
          <table:table-cell office:value-type="string" calcext:value-type="string">
            <text:p>bodnh</text:p>
          </table:table-cell>
          <table:table-cell table:formula="of:=COUNTIF([.$C$1:.$C$2180]; [.D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</text:p>
          </table:table-cell>
          <table:table-cell office:value-type="string" calcext:value-type="string">
            <text:p>boh</text:p>
          </table:table-cell>
          <table:table-cell table:formula="of:=COUNTIF([.$C$1:.$C$2180]; [.D1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ối cảnh</text:p>
          </table:table-cell>
          <table:table-cell office:value-type="string" calcext:value-type="string">
            <text:p>boic</text:p>
          </table:table-cell>
          <table:table-cell table:formula="of:=COUNTIF([.$C$1:.$C$2180]; [.D1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lọc</text:p>
          </table:table-cell>
          <table:table-cell office:value-type="string" calcext:value-type="string">
            <text:p>bol</text:p>
          </table:table-cell>
          <table:table-cell table:formula="of:=COUNTIF([.$C$1:.$C$2180]; [.D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nhớ</text:p>
          </table:table-cell>
          <table:table-cell office:value-type="string" calcext:value-type="string">
            <text:p>bonh</text:p>
          </table:table-cell>
          <table:table-cell table:formula="of:=COUNTIF([.$C$1:.$C$2180]; [.D1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nhớ đệm</text:p>
          </table:table-cell>
          <table:table-cell office:value-type="string" calcext:value-type="string">
            <text:p>bonhd</text:p>
          </table:table-cell>
          <table:table-cell table:formula="of:=COUNTIF([.$C$1:.$C$2180]; [.D1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phận</text:p>
          </table:table-cell>
          <table:table-cell office:value-type="string" calcext:value-type="string">
            <text:p>boph</text:p>
          </table:table-cell>
          <table:table-cell table:formula="of:=COUNTIF([.$C$1:.$C$2180]; [.D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phối hình</text:p>
          </table:table-cell>
          <table:table-cell office:value-type="string" calcext:value-type="string">
            <text:p>bophh</text:p>
          </table:table-cell>
          <table:table-cell table:formula="of:=COUNTIF([.$C$1:.$C$2180]; [.D1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thao diễn</text:p>
          </table:table-cell>
          <table:table-cell office:value-type="string" calcext:value-type="string">
            <text:p>bothd</text:p>
          </table:table-cell>
          <table:table-cell table:formula="of:=COUNTIF([.$C$1:.$C$2180]; [.D1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phối hình</text:p>
          </table:table-cell>
          <table:table-cell office:value-type="string" calcext:value-type="string">
            <text:p>bph</text:p>
          </table:table-cell>
          <table:table-cell table:formula="of:=COUNTIF([.$C$1:.$C$2180]; [.D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phẩm</text:p>
          </table:table-cell>
          <table:table-cell office:value-type="string" calcext:value-type="string">
            <text:p>bpham</text:p>
          </table:table-cell>
          <table:table-cell table:formula="of:=COUNTIF([.$C$1:.$C$2180]; [.D1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n phần</text:p>
          </table:table-cell>
          <table:table-cell office:value-type="string" calcext:value-type="string">
            <text:p>bphan</text:p>
          </table:table-cell>
          <table:table-cell table:formula="of:=COUNTIF([.$C$1:.$C$2180]; [.D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phối hình</text:p>
          </table:table-cell>
          <table:table-cell office:value-type="string" calcext:value-type="string">
            <text:p>bphhinh</text:p>
          </table:table-cell>
          <table:table-cell table:formula="of:=COUNTIF([.$C$1:.$C$2180]; [.D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n phím</text:p>
          </table:table-cell>
          <table:table-cell office:value-type="string" calcext:value-type="string">
            <text:p>bphim</text:p>
          </table:table-cell>
          <table:table-cell table:formula="of:=COUNTIF([.$C$1:.$C$2180]; [.D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phương</text:p>
          </table:table-cell>
          <table:table-cell office:value-type="string" calcext:value-type="string">
            <text:p>bphng</text:p>
          </table:table-cell>
          <table:table-cell table:formula="of:=COUNTIF([.$C$1:.$C$2180]; [.D1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phương nhỏ nhất</text:p>
          </table:table-cell>
          <table:table-cell office:value-type="string" calcext:value-type="string">
            <text:p>bpnhnh</text:p>
          </table:table-cell>
          <table:table-cell table:formula="of:=COUNTIF([.$C$1:.$C$2180]; [.D1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phương trung bình tối thiểu</text:p>
          </table:table-cell>
          <table:table-cell office:value-type="string" calcext:value-type="string">
            <text:p>bptbtth</text:p>
          </table:table-cell>
          <table:table-cell table:formula="of:=COUNTIF([.$C$1:.$C$2180]; [.D1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phương tối thiểu</text:p>
          </table:table-cell>
          <table:table-cell office:value-type="string" calcext:value-type="string">
            <text:p>bptth</text:p>
          </table:table-cell>
          <table:table-cell table:formula="of:=COUNTIF([.$C$1:.$C$2180]; [.D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ỏ qua</text:p>
          </table:table-cell>
          <table:table-cell office:value-type="string" calcext:value-type="string">
            <text:p>bqua</text:p>
          </table:table-cell>
          <table:table-cell table:formula="of:=COUNTIF([.$C$1:.$C$2180]; [.D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quyền</text:p>
          </table:table-cell>
          <table:table-cell office:value-type="string" calcext:value-type="string">
            <text:p>bquyen</text:p>
          </table:table-cell>
          <table:table-cell table:formula="of:=COUNTIF([.$C$1:.$C$2180]; [.D1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uổi sáng</text:p>
          </table:table-cell>
          <table:table-cell office:value-type="string" calcext:value-type="string">
            <text:p>bsang</text:p>
          </table:table-cell>
          <table:table-cell table:formula="of:=COUNTIF([.$C$1:.$C$2180]; [.D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sao</text:p>
          </table:table-cell>
          <table:table-cell office:value-type="string" calcext:value-type="string">
            <text:p>bsao</text:p>
          </table:table-cell>
          <table:table-cell table:formula="of:=COUNTIF([.$C$1:.$C$2180]; [.D1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c sĩ</text:p>
          </table:table-cell>
          <table:table-cell office:value-type="string" calcext:value-type="string">
            <text:p>bsi</text:p>
          </table:table-cell>
          <table:table-cell table:formula="of:=COUNTIF([.$C$1:.$C$2180]; [.D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số</text:p>
          </table:table-cell>
          <table:table-cell office:value-type="string" calcext:value-type="string">
            <text:p>bso</text:p>
          </table:table-cell>
          <table:table-cell table:formula="of:=COUNTIF([.$C$1:.$C$2180]; [.D1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ên soạn</text:p>
          </table:table-cell>
          <table:table-cell office:value-type="string" calcext:value-type="string">
            <text:p>bsoan</text:p>
          </table:table-cell>
          <table:table-cell table:formula="of:=COUNTIF([.$C$1:.$C$2180]; [.D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ổ sung</text:p>
          </table:table-cell>
          <table:table-cell office:value-type="string" calcext:value-type="string">
            <text:p>bsung</text:p>
          </table:table-cell>
          <table:table-cell table:formula="of:=COUNTIF([.$C$1:.$C$2180]; [.D1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ên tập</text:p>
          </table:table-cell>
          <table:table-cell office:value-type="string" calcext:value-type="string">
            <text:p>btap</text:p>
          </table:table-cell>
          <table:table-cell table:formula="of:=COUNTIF([.$C$1:.$C$2180]; [.D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n tay</text:p>
          </table:table-cell>
          <table:table-cell office:value-type="string" calcext:value-type="string">
            <text:p>btay</text:p>
          </table:table-cell>
          <table:table-cell table:formula="of:=COUNTIF([.$C$1:.$C$2180]; [.D1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tô bóng</text:p>
          </table:table-cell>
          <table:table-cell office:value-type="string" calcext:value-type="string">
            <text:p>btbong</text:p>
          </table:table-cell>
          <table:table-cell table:formula="of:=COUNTIF([.$C$1:.$C$2180]; [.D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t tiền định</text:p>
          </table:table-cell>
          <table:table-cell office:value-type="string" calcext:value-type="string">
            <text:p>btdinh</text:p>
          </table:table-cell>
          <table:table-cell table:formula="of:=COUNTIF([.$C$1:.$C$2180]; [.D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thường</text:p>
          </table:table-cell>
          <table:table-cell office:value-type="string" calcext:value-type="string">
            <text:p>bth</text:p>
          </table:table-cell>
          <table:table-cell table:formula="of:=COUNTIF([.$C$1:.$C$2180]; [.D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thân</text:p>
          </table:table-cell>
          <table:table-cell office:value-type="string" calcext:value-type="string">
            <text:p>bthan</text:p>
          </table:table-cell>
          <table:table-cell table:formula="of:=COUNTIF([.$C$1:.$C$2180]; [.D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t thêm</text:p>
          </table:table-cell>
          <table:table-cell office:value-type="string" calcext:value-type="string">
            <text:p>bthem</text:p>
          </table:table-cell>
          <table:table-cell table:formula="of:=COUNTIF([.$C$1:.$C$2180]; [.D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ình thường hóa</text:p>
          </table:table-cell>
          <table:table-cell office:value-type="string" calcext:value-type="string">
            <text:p>bthh</text:p>
          </table:table-cell>
          <table:table-cell table:formula="of:=COUNTIF([.$C$1:.$C$2180]; [.D1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thị</text:p>
          </table:table-cell>
          <table:table-cell office:value-type="string" calcext:value-type="string">
            <text:p>bthi</text:p>
          </table:table-cell>
          <table:table-cell table:formula="of:=COUNTIF([.$C$1:.$C$2180]; [.D1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ến thiên</text:p>
          </table:table-cell>
          <table:table-cell office:value-type="string" calcext:value-type="string">
            <text:p>bthien</text:p>
          </table:table-cell>
          <table:table-cell table:formula="of:=COUNTIF([.$C$1:.$C$2180]; [.D1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thức</text:p>
          </table:table-cell>
          <table:table-cell office:value-type="string" calcext:value-type="string">
            <text:p>bthuc</text:p>
          </table:table-cell>
          <table:table-cell table:formula="of:=COUNTIF([.$C$1:.$C$2180]; [.D1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n tài liệu</text:p>
          </table:table-cell>
          <table:table-cell office:value-type="string" calcext:value-type="string">
            <text:p>btlieu</text:p>
          </table:table-cell>
          <table:table-cell table:formula="of:=COUNTIF([.$C$1:.$C$2180]; [.D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tượng</text:p>
          </table:table-cell>
          <table:table-cell office:value-type="string" calcext:value-type="string">
            <text:p>btng</text:p>
          </table:table-cell>
          <table:table-cell table:formula="of:=COUNTIF([.$C$1:.$C$2180]; [.D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o toàn</text:p>
          </table:table-cell>
          <table:table-cell office:value-type="string" calcext:value-type="string">
            <text:p>btoan</text:p>
          </table:table-cell>
          <table:table-cell table:formula="of:=COUNTIF([.$C$1:.$C$2180]; [.D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óng tối</text:p>
          </table:table-cell>
          <table:table-cell office:value-type="string" calcext:value-type="string">
            <text:p>btoi</text:p>
          </table:table-cell>
          <table:table-cell table:formula="of:=COUNTIF([.$C$1:.$C$2180]; [.D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ảo tồn</text:p>
          </table:table-cell>
          <table:table-cell office:value-type="string" calcext:value-type="string">
            <text:p>bton</text:p>
          </table:table-cell>
          <table:table-cell table:formula="of:=COUNTIF([.$C$1:.$C$2180]; [.D1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trái</text:p>
          </table:table-cell>
          <table:table-cell office:value-type="string" calcext:value-type="string">
            <text:p>btrai</text:p>
          </table:table-cell>
          <table:table-cell table:formula="of:=COUNTIF([.$C$1:.$C$2180]; [.D1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ố trí</text:p>
          </table:table-cell>
          <table:table-cell office:value-type="string" calcext:value-type="string">
            <text:p>btri</text:p>
          </table:table-cell>
          <table:table-cell table:formula="of:=COUNTIF([.$C$1:.$C$2180]; [.D1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iểu trưng</text:p>
          </table:table-cell>
          <table:table-cell office:value-type="string" calcext:value-type="string">
            <text:p>btrng</text:p>
          </table:table-cell>
          <table:table-cell table:formula="of:=COUNTIF([.$C$1:.$C$2180]; [.D1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ầu trời</text:p>
          </table:table-cell>
          <table:table-cell office:value-type="string" calcext:value-type="string">
            <text:p>btroi</text:p>
          </table:table-cell>
          <table:table-cell table:formula="of:=COUNTIF([.$C$1:.$C$2180]; [.D1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o tròn</text:p>
          </table:table-cell>
          <table:table-cell office:value-type="string" calcext:value-type="string">
            <text:p>btron</text:p>
          </table:table-cell>
          <table:table-cell table:formula="of:=COUNTIF([.$C$1:.$C$2180]; [.D1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 trong</text:p>
          </table:table-cell>
          <table:table-cell office:value-type="string" calcext:value-type="string">
            <text:p>btrong</text:p>
          </table:table-cell>
          <table:table-cell table:formula="of:=COUNTIF([.$C$1:.$C$2180]; [.D1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ao trùm</text:p>
          </table:table-cell>
          <table:table-cell office:value-type="string" calcext:value-type="string">
            <text:p>btrum</text:p>
          </table:table-cell>
          <table:table-cell table:formula="of:=COUNTIF([.$C$1:.$C$2180]; [.D1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ức ảnh</text:p>
          </table:table-cell>
          <table:table-cell office:value-type="string" calcext:value-type="string">
            <text:p>buca</text:p>
          </table:table-cell>
          <table:table-cell table:formula="of:=COUNTIF([.$C$1:.$C$2180]; [.D1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ùng lên</text:p>
          </table:table-cell>
          <table:table-cell office:value-type="string" calcext:value-type="string">
            <text:p>bungl</text:p>
          </table:table-cell>
          <table:table-cell table:formula="of:=COUNTIF([.$C$1:.$C$2180]; [.D1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m vào</text:p>
          </table:table-cell>
          <table:table-cell office:value-type="string" calcext:value-type="string">
            <text:p>bvao</text:p>
          </table:table-cell>
          <table:table-cell table:formula="of:=COUNTIF([.$C$1:.$C$2180]; [.D1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m vào đây</text:p>
          </table:table-cell>
          <table:table-cell office:value-type="string" calcext:value-type="string">
            <text:p>bvday</text:p>
          </table:table-cell>
          <table:table-cell table:formula="of:=COUNTIF([.$C$1:.$C$2180]; [.D1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út vẽ</text:p>
          </table:table-cell>
          <table:table-cell office:value-type="string" calcext:value-type="string">
            <text:p>bve</text:p>
          </table:table-cell>
          <table:table-cell table:formula="of:=COUNTIF([.$C$1:.$C$2180]; [.D1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ởi vì</text:p>
          </table:table-cell>
          <table:table-cell office:value-type="string" calcext:value-type="string">
            <text:p>bvi</text:p>
          </table:table-cell>
          <table:table-cell table:formula="of:=COUNTIF([.$C$1:.$C$2180]; [.D1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ấm vào nút</text:p>
          </table:table-cell>
          <table:table-cell office:value-type="string" calcext:value-type="string">
            <text:p>bvnut</text:p>
          </table:table-cell>
          <table:table-cell table:formula="of:=COUNTIF([.$C$1:.$C$2180]; [.D1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nh xe chuột</text:p>
          </table:table-cell>
          <table:table-cell office:value-type="string" calcext:value-type="string">
            <text:p>bxch</text:p>
          </table:table-cell>
          <table:table-cell table:formula="of:=COUNTIF([.$C$1:.$C$2180]; [.D1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ánh xe</text:p>
          </table:table-cell>
          <table:table-cell office:value-type="string" calcext:value-type="string">
            <text:p>bxe</text:p>
          </table:table-cell>
          <table:table-cell table:formula="of:=COUNTIF([.$C$1:.$C$2180]; [.D1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xử lý</text:p>
          </table:table-cell>
          <table:table-cell office:value-type="string" calcext:value-type="string">
            <text:p>bxl</text:p>
          </table:table-cell>
          <table:table-cell table:formula="of:=COUNTIF([.$C$1:.$C$2180]; [.D1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àn xoay</text:p>
          </table:table-cell>
          <table:table-cell office:value-type="string" calcext:value-type="string">
            <text:p>bxoay</text:p>
          </table:table-cell>
          <table:table-cell table:formula="of:=COUNTIF([.$C$1:.$C$2180]; [.D1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ên</text:p>
          </table:table-cell>
          <table:table-cell office:value-type="string" calcext:value-type="string">
            <text:p>bzn</text:p>
          </table:table-cell>
          <table:table-cell table:formula="of:=COUNTIF([.$C$1:.$C$2180]; [.D1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c</text:p>
          </table:table-cell>
          <table:table-cell office:value-type="string" calcext:value-type="string">
            <text:p>cac</text:p>
          </table:table-cell>
          <table:table-cell table:formula="of:=COUNTIF([.$C$1:.$C$2180]; [.D1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i được chọn</text:p>
          </table:table-cell>
          <table:table-cell office:value-type="string" calcext:value-type="string">
            <text:p>caidch</text:p>
          </table:table-cell>
          <table:table-cell table:formula="of:=COUNTIF([.$C$1:.$C$2180]; [.D1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i tiến</text:p>
          </table:table-cell>
          <table:table-cell office:value-type="string" calcext:value-type="string">
            <text:p>cait</text:p>
          </table:table-cell>
          <table:table-cell table:formula="of:=COUNTIF([.$C$1:.$C$2180]; [.D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i thiện</text:p>
          </table:table-cell>
          <table:table-cell office:value-type="string" calcext:value-type="string">
            <text:p>caith</text:p>
          </table:table-cell>
          <table:table-cell table:formula="of:=COUNTIF([.$C$1:.$C$2180]; [.D2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ân đối</text:p>
          </table:table-cell>
          <table:table-cell office:value-type="string" calcext:value-type="string">
            <text:p>cand</text:p>
          </table:table-cell>
          <table:table-cell table:formula="of:=COUNTIF([.$C$1:.$C$2180]; [.D2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anh hàng</text:p>
          </table:table-cell>
          <table:table-cell office:value-type="string" calcext:value-type="string">
            <text:p>canhh</text:p>
          </table:table-cell>
          <table:table-cell table:formula="of:=COUNTIF([.$C$1:.$C$2180]; [.D2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n trở</text:p>
          </table:table-cell>
          <table:table-cell office:value-type="string" calcext:value-type="string">
            <text:p>cantr</text:p>
          </table:table-cell>
          <table:table-cell table:formula="of:=COUNTIF([.$C$1:.$C$2180]; [.D2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ao hơn</text:p>
          </table:table-cell>
          <table:table-cell office:value-type="string" calcext:value-type="string">
            <text:p>caoh</text:p>
          </table:table-cell>
          <table:table-cell table:formula="of:=COUNTIF([.$C$1:.$C$2180]; [.D2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ao nhất</text:p>
          </table:table-cell>
          <table:table-cell office:value-type="string" calcext:value-type="string">
            <text:p>caonh</text:p>
          </table:table-cell>
          <table:table-cell table:formula="of:=COUNTIF([.$C$1:.$C$2180]; [.D2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p cứu</text:p>
          </table:table-cell>
          <table:table-cell office:value-type="string" calcext:value-type="string">
            <text:p>capc</text:p>
          </table:table-cell>
          <table:table-cell table:formula="of:=COUNTIF([.$C$1:.$C$2180]; [.D2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ập nhật</text:p>
          </table:table-cell>
          <table:table-cell office:value-type="string" calcext:value-type="string">
            <text:p>capnh</text:p>
          </table:table-cell>
          <table:table-cell table:formula="of:=COUNTIF([.$C$1:.$C$2180]; [.D2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t giấu</text:p>
          </table:table-cell>
          <table:table-cell office:value-type="string" calcext:value-type="string">
            <text:p>catgi</text:p>
          </table:table-cell>
          <table:table-cell table:formula="of:=COUNTIF([.$C$1:.$C$2180]; [.D2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u hình</text:p>
          </table:table-cell>
          <table:table-cell office:value-type="string" calcext:value-type="string">
            <text:p>cauh</text:p>
          </table:table-cell>
          <table:table-cell table:formula="of:=COUNTIF([.$C$1:.$C$2180]; [.D2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u trúc</text:p>
          </table:table-cell>
          <table:table-cell office:value-type="string" calcext:value-type="string">
            <text:p>cautr</text:p>
          </table:table-cell>
          <table:table-cell table:formula="of:=COUNTIF([.$C$1:.$C$2180]; [.D2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bản</text:p>
          </table:table-cell>
          <table:table-cell office:value-type="string" calcext:value-type="string">
            <text:p>cban</text:p>
          </table:table-cell>
          <table:table-cell table:formula="of:=COUNTIF([.$C$1:.$C$2180]; [.D2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nh báo</text:p>
          </table:table-cell>
          <table:table-cell office:value-type="string" calcext:value-type="string">
            <text:p>cbao</text:p>
          </table:table-cell>
          <table:table-cell table:formula="of:=COUNTIF([.$C$1:.$C$2180]; [.D2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ục bộ</text:p>
          </table:table-cell>
          <table:table-cell office:value-type="string" calcext:value-type="string">
            <text:p>cbo</text:p>
          </table:table-cell>
          <table:table-cell table:formula="of:=COUNTIF([.$C$1:.$C$2180]; [.D2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uộc</text:p>
          </table:table-cell>
          <table:table-cell office:value-type="string" calcext:value-type="string">
            <text:p>cc</text:p>
          </table:table-cell>
          <table:table-cell table:formula="of:=COUNTIF([.$C$1:.$C$2180]; [.D2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 cái</text:p>
          </table:table-cell>
          <table:table-cell office:value-type="string" calcext:value-type="string">
            <text:p>ccai</text:p>
          </table:table-cell>
          <table:table-cell table:formula="of:=COUNTIF([.$C$1:.$C$2180]; [.D2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nh cáo</text:p>
          </table:table-cell>
          <table:table-cell office:value-type="string" calcext:value-type="string">
            <text:p>ccao</text:p>
          </table:table-cell>
          <table:table-cell table:formula="of:=COUNTIF([.$C$1:.$C$2180]; [.D2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ung cấp</text:p>
          </table:table-cell>
          <table:table-cell office:value-type="string" calcext:value-type="string">
            <text:p>ccap</text:p>
          </table:table-cell>
          <table:table-cell table:formula="of:=COUNTIF([.$C$1:.$C$2180]; [.D2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cấu</text:p>
          </table:table-cell>
          <table:table-cell office:value-type="string" calcext:value-type="string">
            <text:p>ccau</text:p>
          </table:table-cell>
          <table:table-cell table:formula="of:=COUNTIF([.$C$1:.$C$2180]; [.D2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chế</text:p>
          </table:table-cell>
          <table:table-cell office:value-type="string" calcext:value-type="string">
            <text:p>cche</text:p>
          </table:table-cell>
          <table:table-cell table:formula="of:=COUNTIF([.$C$1:.$C$2180]; [.D2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ổng chiếu</text:p>
          </table:table-cell>
          <table:table-cell office:value-type="string" calcext:value-type="string">
            <text:p>cchieu</text:p>
          </table:table-cell>
          <table:table-cell table:formula="of:=COUNTIF([.$C$1:.$C$2180]; [.D2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chứa</text:p>
          </table:table-cell>
          <table:table-cell office:value-type="string" calcext:value-type="string">
            <text:p>cchua</text:p>
          </table:table-cell>
          <table:table-cell table:formula="of:=COUNTIF([.$C$1:.$C$2180]; [.D2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ủa chúng</text:p>
          </table:table-cell>
          <table:table-cell office:value-type="string" calcext:value-type="string">
            <text:p>cchung</text:p>
          </table:table-cell>
          <table:table-cell table:formula="of:=COUNTIF([.$C$1:.$C$2180]; [.D2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cộng</text:p>
          </table:table-cell>
          <table:table-cell office:value-type="string" calcext:value-type="string">
            <text:p>ccong</text:p>
          </table:table-cell>
          <table:table-cell table:formula="of:=COUNTIF([.$C$1:.$C$2180]; [.D2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cụ</text:p>
          </table:table-cell>
          <table:table-cell office:value-type="string" calcext:value-type="string">
            <text:p>ccu</text:p>
          </table:table-cell>
          <table:table-cell table:formula="of:=COUNTIF([.$C$1:.$C$2180]; [.D2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uối cùng</text:p>
          </table:table-cell>
          <table:table-cell office:value-type="string" calcext:value-type="string">
            <text:p>ccung</text:p>
          </table:table-cell>
          <table:table-cell table:formula="of:=COUNTIF([.$C$1:.$C$2180]; [.D2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p cứu</text:p>
          </table:table-cell>
          <table:table-cell office:value-type="string" calcext:value-type="string">
            <text:p>ccuu</text:p>
          </table:table-cell>
          <table:table-cell table:formula="of:=COUNTIF([.$C$1:.$C$2180]; [.D2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i được chọn</text:p>
          </table:table-cell>
          <table:table-cell office:value-type="string" calcext:value-type="string">
            <text:p>cdchon</text:p>
          </table:table-cell>
          <table:table-cell table:formula="of:=COUNTIF([.$C$1:.$C$2180]; [.D2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được không?</text:p>
          </table:table-cell>
          <table:table-cell office:value-type="string" calcext:value-type="string">
            <text:p>cdckhong</text:p>
          </table:table-cell>
          <table:table-cell table:formula="of:=COUNTIF([.$C$1:.$C$2180]; [.D2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đốc giáo</text:p>
          </table:table-cell>
          <table:table-cell office:value-type="string" calcext:value-type="string">
            <text:p>cdgiao</text:p>
          </table:table-cell>
          <table:table-cell table:formula="of:=COUNTIF([.$C$1:.$C$2180]; [.D2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òn được gọi là</text:p>
          </table:table-cell>
          <table:table-cell office:value-type="string" calcext:value-type="string">
            <text:p>cdgl</text:p>
          </table:table-cell>
          <table:table-cell table:formula="of:=COUNTIF([.$C$1:.$C$2180]; [.D2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danh nhận dạng</text:p>
          </table:table-cell>
          <table:table-cell office:value-type="string" calcext:value-type="string">
            <text:p>cdnd</text:p>
          </table:table-cell>
          <table:table-cell table:formula="of:=COUNTIF([.$C$1:.$C$2180]; [.D2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Đốc Nhân</text:p>
          </table:table-cell>
          <table:table-cell office:value-type="string" calcext:value-type="string">
            <text:p>cdnhan</text:p>
          </table:table-cell>
          <table:table-cell table:formula="of:=COUNTIF([.$C$1:.$C$2180]; [.D2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i đó</text:p>
          </table:table-cell>
          <table:table-cell office:value-type="string" calcext:value-type="string">
            <text:p>cdo</text:p>
          </table:table-cell>
          <table:table-cell table:formula="of:=COUNTIF([.$C$1:.$C$2180]; [.D2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Đốc</text:p>
          </table:table-cell>
          <table:table-cell office:value-type="string" calcext:value-type="string">
            <text:p>cdoc</text:p>
          </table:table-cell>
          <table:table-cell table:formula="of:=COUNTIF([.$C$1:.$C$2180]; [.D2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ân đối</text:p>
          </table:table-cell>
          <table:table-cell office:value-type="string" calcext:value-type="string">
            <text:p>cdoi</text:p>
          </table:table-cell>
          <table:table-cell table:formula="of:=COUNTIF([.$C$1:.$C$2180]; [.D2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ộng đồng</text:p>
          </table:table-cell>
          <table:table-cell office:value-type="string" calcext:value-type="string">
            <text:p>cdong</text:p>
          </table:table-cell>
          <table:table-cell table:formula="of:=COUNTIF([.$C$1:.$C$2180]; [.D2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i gì</text:p>
          </table:table-cell>
          <table:table-cell office:value-type="string" calcext:value-type="string">
            <text:p>cgi</text:p>
          </table:table-cell>
          <table:table-cell table:formula="of:=COUNTIF([.$C$1:.$C$2180]; [.D2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t giấu</text:p>
          </table:table-cell>
          <table:table-cell office:value-type="string" calcext:value-type="string">
            <text:p>cgiau</text:p>
          </table:table-cell>
          <table:table-cell table:formula="of:=COUNTIF([.$C$1:.$C$2180]; [.D2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ắt góc</text:p>
          </table:table-cell>
          <table:table-cell office:value-type="string" calcext:value-type="string">
            <text:p>cgoc</text:p>
          </table:table-cell>
          <table:table-cell table:formula="of:=COUNTIF([.$C$1:.$C$2180]; [.D2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ậm hơn</text:p>
          </table:table-cell>
          <table:table-cell office:value-type="string" calcext:value-type="string">
            <text:p>chamh</text:p>
          </table:table-cell>
          <table:table-cell table:formula="of:=COUNTIF([.$C$1:.$C$2180]; [.D2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ắn lọc</text:p>
          </table:table-cell>
          <table:table-cell office:value-type="string" calcext:value-type="string">
            <text:p>chanl</text:p>
          </table:table-cell>
          <table:table-cell table:formula="of:=COUNTIF([.$C$1:.$C$2180]; [.D2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ắp nối</text:p>
          </table:table-cell>
          <table:table-cell office:value-type="string" calcext:value-type="string">
            <text:p>chapn</text:p>
          </table:table-cell>
          <table:table-cell table:formula="of:=COUNTIF([.$C$1:.$C$2180]; [.D2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t lỏng</text:p>
          </table:table-cell>
          <table:table-cell office:value-type="string" calcext:value-type="string">
            <text:p>chatl</text:p>
          </table:table-cell>
          <table:table-cell table:formula="of:=COUNTIF([.$C$1:.$C$2180]; [.D2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t vấn</text:p>
          </table:table-cell>
          <table:table-cell office:value-type="string" calcext:value-type="string">
            <text:p>chatv</text:p>
          </table:table-cell>
          <table:table-cell table:formula="of:=COUNTIF([.$C$1:.$C$2180]; [.D2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ẩn bị</text:p>
          </table:table-cell>
          <table:table-cell office:value-type="string" calcext:value-type="string">
            <text:p>chbi</text:p>
          </table:table-cell>
          <table:table-cell table:formula="of:=COUNTIF([.$C$1:.$C$2180]; [.D2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cần</text:p>
          </table:table-cell>
          <table:table-cell office:value-type="string" calcext:value-type="string">
            <text:p>chcan</text:p>
          </table:table-cell>
          <table:table-cell table:formula="of:=COUNTIF([.$C$1:.$C$2180]; [.D2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 cảnh</text:p>
          </table:table-cell>
          <table:table-cell office:value-type="string" calcext:value-type="string">
            <text:p>chcanh</text:p>
          </table:table-cell>
          <table:table-cell table:formula="of:=COUNTIF([.$C$1:.$C$2180]; [.D2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cao</text:p>
          </table:table-cell>
          <table:table-cell office:value-type="string" calcext:value-type="string">
            <text:p>chcao</text:p>
          </table:table-cell>
          <table:table-cell table:formula="of:=COUNTIF([.$C$1:.$C$2180]; [.D2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ắc chắn</text:p>
          </table:table-cell>
          <table:table-cell office:value-type="string" calcext:value-type="string">
            <text:p>chchan</text:p>
          </table:table-cell>
          <table:table-cell table:formula="of:=COUNTIF([.$C$1:.$C$2180]; [.D2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ữa chạy</text:p>
          </table:table-cell>
          <table:table-cell office:value-type="string" calcext:value-type="string">
            <text:p>chchay</text:p>
          </table:table-cell>
          <table:table-cell table:formula="of:=COUNTIF([.$C$1:.$C$2180]; [.D2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ồng chéo</text:p>
          </table:table-cell>
          <table:table-cell office:value-type="string" calcext:value-type="string">
            <text:p>chcheo</text:p>
          </table:table-cell>
          <table:table-cell table:formula="of:=COUNTIF([.$C$1:.$C$2180]; [.D2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an chứa</text:p>
          </table:table-cell>
          <table:table-cell office:value-type="string" calcext:value-type="string">
            <text:p>chchua</text:p>
          </table:table-cell>
          <table:table-cell table:formula="of:=COUNTIF([.$C$1:.$C$2180]; [.D2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có</text:p>
          </table:table-cell>
          <table:table-cell office:value-type="string" calcext:value-type="string">
            <text:p>chco</text:p>
          </table:table-cell>
          <table:table-cell table:formula="of:=COUNTIF([.$C$1:.$C$2180]; [.D2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có thể</text:p>
          </table:table-cell>
          <table:table-cell office:value-type="string" calcext:value-type="string">
            <text:p>chcthe</text:p>
          </table:table-cell>
          <table:table-cell table:formula="of:=COUNTIF([.$C$1:.$C$2180]; [.D2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dài</text:p>
          </table:table-cell>
          <table:table-cell office:value-type="string" calcext:value-type="string">
            <text:p>chdai</text:p>
          </table:table-cell>
          <table:table-cell table:formula="of:=COUNTIF([.$C$1:.$C$2180]; [.D2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dẫn</text:p>
          </table:table-cell>
          <table:table-cell office:value-type="string" calcext:value-type="string">
            <text:p>chdan</text:p>
          </table:table-cell>
          <table:table-cell table:formula="of:=COUNTIF([.$C$1:.$C$2180]; [.D2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danh</text:p>
          </table:table-cell>
          <table:table-cell office:value-type="string" calcext:value-type="string">
            <text:p>chdanh</text:p>
          </table:table-cell>
          <table:table-cell table:formula="of:=COUNTIF([.$C$1:.$C$2180]; [.D2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dày</text:p>
          </table:table-cell>
          <table:table-cell office:value-type="string" calcext:value-type="string">
            <text:p>chday</text:p>
          </table:table-cell>
          <table:table-cell table:formula="of:=COUNTIF([.$C$1:.$C$2180]; [.D2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ưa được chọn</text:p>
          </table:table-cell>
          <table:table-cell office:value-type="string" calcext:value-type="string">
            <text:p>chdch</text:p>
          </table:table-cell>
          <table:table-cell table:formula="of:=COUNTIF([.$C$1:.$C$2180]; [.D2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 đến</text:p>
          </table:table-cell>
          <table:table-cell office:value-type="string" calcext:value-type="string">
            <text:p>chden</text:p>
          </table:table-cell>
          <table:table-cell table:formula="of:=COUNTIF([.$C$1:.$C$2180]; [.D2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m điểm</text:p>
          </table:table-cell>
          <table:table-cell office:value-type="string" calcext:value-type="string">
            <text:p>chdiem</text:p>
          </table:table-cell>
          <table:table-cell table:formula="of:=COUNTIF([.$C$1:.$C$2180]; [.D2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định</text:p>
          </table:table-cell>
          <table:table-cell office:value-type="string" calcext:value-type="string">
            <text:p>chdinh</text:p>
          </table:table-cell>
          <table:table-cell table:formula="of:=COUNTIF([.$C$1:.$C$2180]; [.D2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ế độ</text:p>
          </table:table-cell>
          <table:table-cell office:value-type="string" calcext:value-type="string">
            <text:p>chdo</text:p>
          </table:table-cell>
          <table:table-cell table:formula="of:=COUNTIF([.$C$1:.$C$2180]; [.D2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ẩn đoán</text:p>
          </table:table-cell>
          <table:table-cell office:value-type="string" calcext:value-type="string">
            <text:p>chdoan</text:p>
          </table:table-cell>
          <table:table-cell table:formula="of:=COUNTIF([.$C$1:.$C$2180]; [.D2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 đổi</text:p>
          </table:table-cell>
          <table:table-cell office:value-type="string" calcext:value-type="string">
            <text:p>chdoi</text:p>
          </table:table-cell>
          <table:table-cell table:formula="of:=COUNTIF([.$C$1:.$C$2180]; [.D2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nh đốn</text:p>
          </table:table-cell>
          <table:table-cell office:value-type="string" calcext:value-type="string">
            <text:p>chdon</text:p>
          </table:table-cell>
          <table:table-cell table:formula="of:=COUNTIF([.$C$1:.$C$2180]; [.D2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 động</text:p>
          </table:table-cell>
          <table:table-cell office:value-type="string" calcext:value-type="string">
            <text:p>chdong</text:p>
          </table:table-cell>
          <table:table-cell table:formula="of:=COUNTIF([.$C$1:.$C$2180]; [.D2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ứa đựng</text:p>
          </table:table-cell>
          <table:table-cell office:value-type="string" calcext:value-type="string">
            <text:p>chdung</text:p>
          </table:table-cell>
          <table:table-cell table:formula="of:=COUNTIF([.$C$1:.$C$2180]; [.D2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 giải</text:p>
          </table:table-cell>
          <table:table-cell office:value-type="string" calcext:value-type="string">
            <text:p>chgiai</text:p>
          </table:table-cell>
          <table:table-cell table:formula="of:=COUNTIF([.$C$1:.$C$2180]; [.D2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ồng gối</text:p>
          </table:table-cell>
          <table:table-cell office:value-type="string" calcext:value-type="string">
            <text:p>chgoi</text:p>
          </table:table-cell>
          <table:table-cell table:formula="of:=COUNTIF([.$C$1:.$C$2180]; [.D2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ẳng hạn</text:p>
          </table:table-cell>
          <table:table-cell office:value-type="string" calcext:value-type="string">
            <text:p>chhan</text:p>
          </table:table-cell>
          <table:table-cell table:formula="of:=COUNTIF([.$C$1:.$C$2180]; [.D2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hướng</text:p>
          </table:table-cell>
          <table:table-cell office:value-type="string" calcext:value-type="string">
            <text:p>chhng</text:p>
          </table:table-cell>
          <table:table-cell table:formula="of:=COUNTIF([.$C$1:.$C$2180]; [.D2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ngược</text:p>
          </table:table-cell>
          <table:table-cell office:value-type="string" calcext:value-type="string">
            <text:p>chieungc</text:p>
          </table:table-cell>
          <table:table-cell table:formula="of:=COUNTIF([.$C$1:.$C$2180]; [.D2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thuận</text:p>
          </table:table-cell>
          <table:table-cell office:value-type="string" calcext:value-type="string">
            <text:p>chieuth</text:p>
          </table:table-cell>
          <table:table-cell table:formula="of:=COUNTIF([.$C$1:.$C$2180]; [.D2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ính xác</text:p>
          </table:table-cell>
          <table:table-cell office:value-type="string" calcext:value-type="string">
            <text:p>chinhz</text:p>
          </table:table-cell>
          <table:table-cell table:formula="of:=COUNTIF([.$C$1:.$C$2180]; [.D2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danh</text:p>
          </table:table-cell>
          <table:table-cell office:value-type="string" calcext:value-type="string">
            <text:p>chiz</text:p>
          </table:table-cell>
          <table:table-cell table:formula="of:=COUNTIF([.$C$1:.$C$2180]; [.D2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ìa khóa</text:p>
          </table:table-cell>
          <table:table-cell office:value-type="string" calcext:value-type="string">
            <text:p>chkhoa</text:p>
          </table:table-cell>
          <table:table-cell table:formula="of:=COUNTIF([.$C$1:.$C$2180]; [.D2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hay không?</text:p>
          </table:table-cell>
          <table:table-cell office:value-type="string" calcext:value-type="string">
            <text:p>chkhong</text:p>
          </table:table-cell>
          <table:table-cell table:formula="of:=COUNTIF([.$C$1:.$C$2180]; [.D2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là</text:p>
          </table:table-cell>
          <table:table-cell office:value-type="string" calcext:value-type="string">
            <text:p>chla</text:p>
          </table:table-cell>
          <table:table-cell table:formula="of:=COUNTIF([.$C$1:.$C$2180]; [.D2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ơi lại</text:p>
          </table:table-cell>
          <table:table-cell office:value-type="string" calcext:value-type="string">
            <text:p>chlai</text:p>
          </table:table-cell>
          <table:table-cell table:formula="of:=COUNTIF([.$C$1:.$C$2180]; [.D2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ênh lệch</text:p>
          </table:table-cell>
          <table:table-cell office:value-type="string" calcext:value-type="string">
            <text:p>chlech</text:p>
          </table:table-cell>
          <table:table-cell table:formula="of:=COUNTIF([.$C$1:.$C$2180]; [.D2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lên</text:p>
          </table:table-cell>
          <table:table-cell office:value-type="string" calcext:value-type="string">
            <text:p>chlen</text:p>
          </table:table-cell>
          <table:table-cell table:formula="of:=COUNTIF([.$C$1:.$C$2180]; [.D2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t liệu</text:p>
          </table:table-cell>
          <table:table-cell office:value-type="string" calcext:value-type="string">
            <text:p>chlieu</text:p>
          </table:table-cell>
          <table:table-cell table:formula="of:=COUNTIF([.$C$1:.$C$2180]; [.D2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t lượng</text:p>
          </table:table-cell>
          <table:table-cell office:value-type="string" calcext:value-type="string">
            <text:p>chlng</text:p>
          </table:table-cell>
          <table:table-cell table:formula="of:=COUNTIF([.$C$1:.$C$2180]; [.D2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ọn lọc</text:p>
          </table:table-cell>
          <table:table-cell office:value-type="string" calcext:value-type="string">
            <text:p>chloc</text:p>
          </table:table-cell>
          <table:table-cell table:formula="of:=COUNTIF([.$C$1:.$C$2180]; [.D2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t lỏng</text:p>
          </table:table-cell>
          <table:table-cell office:value-type="string" calcext:value-type="string">
            <text:p>chlong</text:p>
          </table:table-cell>
          <table:table-cell table:formula="of:=COUNTIF([.$C$1:.$C$2180]; [.D2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ọn lựa</text:p>
          </table:table-cell>
          <table:table-cell office:value-type="string" calcext:value-type="string">
            <text:p>chlua</text:p>
          </table:table-cell>
          <table:table-cell table:formula="of:=COUNTIF([.$C$1:.$C$2180]; [.D2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nh lý</text:p>
          </table:table-cell>
          <table:table-cell office:value-type="string" calcext:value-type="string">
            <text:p>chly</text:p>
          </table:table-cell>
          <table:table-cell table:formula="of:=COUNTIF([.$C$1:.$C$2180]; [.D2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mục</text:p>
          </table:table-cell>
          <table:table-cell office:value-type="string" calcext:value-type="string">
            <text:p>chmuc</text:p>
          </table:table-cell>
          <table:table-cell table:formula="of:=COUNTIF([.$C$1:.$C$2180]; [.D2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ào mừng</text:p>
          </table:table-cell>
          <table:table-cell office:value-type="string" calcext:value-type="string">
            <text:p>chmung</text:p>
          </table:table-cell>
          <table:table-cell table:formula="of:=COUNTIF([.$C$1:.$C$2180]; [.D2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</text:p>
          </table:table-cell>
          <table:table-cell office:value-type="string" calcext:value-type="string">
            <text:p>chn</text:p>
          </table:table-cell>
          <table:table-cell table:formula="of:=COUNTIF([.$C$1:.$C$2180]; [.D2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ức năng</text:p>
          </table:table-cell>
          <table:table-cell office:value-type="string" calcext:value-type="string">
            <text:p>chnang</text:p>
          </table:table-cell>
          <table:table-cell table:formula="of:=COUNTIF([.$C$1:.$C$2180]; [.D2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o nên</text:p>
          </table:table-cell>
          <table:table-cell office:value-type="string" calcext:value-type="string">
            <text:p>chnen</text:p>
          </table:table-cell>
          <table:table-cell table:formula="of:=COUNTIF([.$C$1:.$C$2180]; [.D2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ương</text:p>
          </table:table-cell>
          <table:table-cell office:value-type="string" calcext:value-type="string">
            <text:p>chng</text:p>
          </table:table-cell>
          <table:table-cell table:formula="of:=COUNTIF([.$C$1:.$C$2180]; [.D2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ngang</text:p>
          </table:table-cell>
          <table:table-cell office:value-type="string" calcext:value-type="string">
            <text:p>chngang</text:p>
          </table:table-cell>
          <table:table-cell table:formula="of:=COUNTIF([.$C$1:.$C$2180]; [.D2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ên nghiệp</text:p>
          </table:table-cell>
          <table:table-cell office:value-type="string" calcext:value-type="string">
            <text:p>chnghiep</text:p>
          </table:table-cell>
          <table:table-cell table:formula="of:=COUNTIF([.$C$1:.$C$2180]; [.D2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p nhận</text:p>
          </table:table-cell>
          <table:table-cell office:value-type="string" calcext:value-type="string">
            <text:p>chnhan</text:p>
          </table:table-cell>
          <table:table-cell table:formula="of:=COUNTIF([.$C$1:.$C$2180]; [.D2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 nhánh</text:p>
          </table:table-cell>
          <table:table-cell office:value-type="string" calcext:value-type="string">
            <text:p>chnhanh</text:p>
          </table:table-cell>
          <table:table-cell table:formula="of:=COUNTIF([.$C$1:.$C$2180]; [.D2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ủ nhật</text:p>
          </table:table-cell>
          <table:table-cell office:value-type="string" calcext:value-type="string">
            <text:p>chnhat</text:p>
          </table:table-cell>
          <table:table-cell table:formula="of:=COUNTIF([.$C$1:.$C$2180]; [.D3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ắp nối</text:p>
          </table:table-cell>
          <table:table-cell office:value-type="string" calcext:value-type="string">
            <text:p>chnoi</text:p>
          </table:table-cell>
          <table:table-cell table:formula="of:=COUNTIF([.$C$1:.$C$2180]; [.D3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o phép</text:p>
          </table:table-cell>
          <table:table-cell office:value-type="string" calcext:value-type="string">
            <text:p>choph</text:p>
          </table:table-cell>
          <table:table-cell table:formula="of:=COUNTIF([.$C$1:.$C$2180]; [.D3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ểu phải</text:p>
          </table:table-cell>
          <table:table-cell office:value-type="string" calcext:value-type="string">
            <text:p>chphai</text:p>
          </table:table-cell>
          <table:table-cell table:formula="of:=COUNTIF([.$C$1:.$C$2180]; [.D3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o phép</text:p>
          </table:table-cell>
          <table:table-cell office:value-type="string" calcext:value-type="string">
            <text:p>chphep</text:p>
          </table:table-cell>
          <table:table-cell table:formula="of:=COUNTIF([.$C$1:.$C$2180]; [.D3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ng quanh</text:p>
          </table:table-cell>
          <table:table-cell office:value-type="string" calcext:value-type="string">
            <text:p>chquanh</text:p>
          </table:table-cell>
          <table:table-cell table:formula="of:=COUNTIF([.$C$1:.$C$2180]; [.D3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ính quy</text:p>
          </table:table-cell>
          <table:table-cell office:value-type="string" calcext:value-type="string">
            <text:p>chquy</text:p>
          </table:table-cell>
          <table:table-cell table:formula="of:=COUNTIF([.$C$1:.$C$2180]; [.D3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ống răng cưa</text:p>
          </table:table-cell>
          <table:table-cell office:value-type="string" calcext:value-type="string">
            <text:p>chrc</text:p>
          </table:table-cell>
          <table:table-cell table:formula="of:=COUNTIF([.$C$1:.$C$2180]; [.D3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ểu rộng</text:p>
          </table:table-cell>
          <table:table-cell office:value-type="string" calcext:value-type="string">
            <text:p>chrong</text:p>
          </table:table-cell>
          <table:table-cell table:formula="of:=COUNTIF([.$C$1:.$C$2180]; [.D3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ống rung</text:p>
          </table:table-cell>
          <table:table-cell office:value-type="string" calcext:value-type="string">
            <text:p>chrung</text:p>
          </table:table-cell>
          <table:table-cell table:formula="of:=COUNTIF([.$C$1:.$C$2180]; [.D3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 sắc</text:p>
          </table:table-cell>
          <table:table-cell office:value-type="string" calcext:value-type="string">
            <text:p>chsac</text:p>
          </table:table-cell>
          <table:table-cell table:formula="of:=COUNTIF([.$C$1:.$C$2180]; [.D3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ếu sáng</text:p>
          </table:table-cell>
          <table:table-cell office:value-type="string" calcext:value-type="string">
            <text:p>chsang</text:p>
          </table:table-cell>
          <table:table-cell table:formula="of:=COUNTIF([.$C$1:.$C$2180]; [.D3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ều sâu</text:p>
          </table:table-cell>
          <table:table-cell office:value-type="string" calcext:value-type="string">
            <text:p>chsau</text:p>
          </table:table-cell>
          <table:table-cell table:formula="of:=COUNTIF([.$C$1:.$C$2180]; [.D3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ủ sở hữu</text:p>
          </table:table-cell>
          <table:table-cell office:value-type="string" calcext:value-type="string">
            <text:p>chsh</text:p>
          </table:table-cell>
          <table:table-cell table:formula="of:=COUNTIF([.$C$1:.$C$2180]; [.D3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số lượt</text:p>
          </table:table-cell>
          <table:table-cell office:value-type="string" calcext:value-type="string">
            <text:p>chslt</text:p>
          </table:table-cell>
          <table:table-cell table:formula="of:=COUNTIF([.$C$1:.$C$2180]; [.D3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số</text:p>
          </table:table-cell>
          <table:table-cell office:value-type="string" calcext:value-type="string">
            <text:p>chso</text:p>
          </table:table-cell>
          <table:table-cell table:formula="of:=COUNTIF([.$C$1:.$C$2180]; [.D3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nh sửa</text:p>
          </table:table-cell>
          <table:table-cell office:value-type="string" calcext:value-type="string">
            <text:p>chsua</text:p>
          </table:table-cell>
          <table:table-cell table:formula="of:=COUNTIF([.$C$1:.$C$2180]; [.D3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ột</text:p>
          </table:table-cell>
          <table:table-cell office:value-type="string" calcext:value-type="string">
            <text:p>cht</text:p>
          </table:table-cell>
          <table:table-cell table:formula="of:=COUNTIF([.$C$1:.$C$2180]; [.D3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ng ta</text:p>
          </table:table-cell>
          <table:table-cell office:value-type="string" calcext:value-type="string">
            <text:p>chta</text:p>
          </table:table-cell>
          <table:table-cell table:formula="of:=COUNTIF([.$C$1:.$C$2180]; [.D3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o thêm</text:p>
          </table:table-cell>
          <table:table-cell office:value-type="string" calcext:value-type="string">
            <text:p>chthem</text:p>
          </table:table-cell>
          <table:table-cell table:formula="of:=COUNTIF([.$C$1:.$C$2180]; [.D3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p thuận</text:p>
          </table:table-cell>
          <table:table-cell office:value-type="string" calcext:value-type="string">
            <text:p>chthuan</text:p>
          </table:table-cell>
          <table:table-cell table:formula="of:=COUNTIF([.$C$1:.$C$2180]; [.D3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ính thức</text:p>
          </table:table-cell>
          <table:table-cell office:value-type="string" calcext:value-type="string">
            <text:p>chthuc</text:p>
          </table:table-cell>
          <table:table-cell table:formula="of:=COUNTIF([.$C$1:.$C$2180]; [.D3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 tiếp</text:p>
          </table:table-cell>
          <table:table-cell office:value-type="string" calcext:value-type="string">
            <text:p>chtiep</text:p>
          </table:table-cell>
          <table:table-cell table:formula="of:=COUNTIF([.$C$1:.$C$2180]; [.D3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 tiết</text:p>
          </table:table-cell>
          <table:table-cell office:value-type="string" calcext:value-type="string">
            <text:p>chtiet</text:p>
          </table:table-cell>
          <table:table-cell table:formula="of:=COUNTIF([.$C$1:.$C$2180]; [.D3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ứng tỏ</text:p>
          </table:table-cell>
          <table:table-cell office:value-type="string" calcext:value-type="string">
            <text:p>chto</text:p>
          </table:table-cell>
          <table:table-cell table:formula="of:=COUNTIF([.$C$1:.$C$2180]; [.D3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ng tôi</text:p>
          </table:table-cell>
          <table:table-cell office:value-type="string" calcext:value-type="string">
            <text:p>chtoi</text:p>
          </table:table-cell>
          <table:table-cell table:formula="of:=COUNTIF([.$C$1:.$C$2180]; [.D3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ểu trái</text:p>
          </table:table-cell>
          <table:table-cell office:value-type="string" calcext:value-type="string">
            <text:p>chtrai</text:p>
          </table:table-cell>
          <table:table-cell table:formula="of:=COUNTIF([.$C$1:.$C$2180]; [.D3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ến trận</text:p>
          </table:table-cell>
          <table:table-cell office:value-type="string" calcext:value-type="string">
            <text:p>chtran</text:p>
          </table:table-cell>
          <table:table-cell table:formula="of:=COUNTIF([.$C$1:.$C$2180]; [.D3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ương trình</text:p>
          </table:table-cell>
          <table:table-cell office:value-type="string" calcext:value-type="string">
            <text:p>chtrinh</text:p>
          </table:table-cell>
          <table:table-cell table:formula="of:=COUNTIF([.$C$1:.$C$2180]; [.D3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ứng tỏ rằng</text:p>
          </table:table-cell>
          <table:table-cell office:value-type="string" calcext:value-type="string">
            <text:p>chtrng</text:p>
          </table:table-cell>
          <table:table-cell table:formula="of:=COUNTIF([.$C$1:.$C$2180]; [.D3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ân trọng</text:p>
          </table:table-cell>
          <table:table-cell office:value-type="string" calcext:value-type="string">
            <text:p>chtrong</text:p>
          </table:table-cell>
          <table:table-cell table:formula="of:=COUNTIF([.$C$1:.$C$2180]; [.D3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ẩn xác</text:p>
          </table:table-cell>
          <table:table-cell office:value-type="string" calcext:value-type="string">
            <text:p>chuanz</text:p>
          </table:table-cell>
          <table:table-cell table:formula="of:=COUNTIF([.$C$1:.$C$2180]; [.D3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t ít</text:p>
          </table:table-cell>
          <table:table-cell office:value-type="string" calcext:value-type="string">
            <text:p>chutt</text:p>
          </table:table-cell>
          <table:table-cell table:formula="of:=COUNTIF([.$C$1:.$C$2180]; [.D3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ển động</text:p>
          </table:table-cell>
          <table:table-cell office:value-type="string" calcext:value-type="string">
            <text:p>chuyend</text:p>
          </table:table-cell>
          <table:table-cell table:formula="of:=COUNTIF([.$C$1:.$C$2180]; [.D3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uyên nghiệp</text:p>
          </table:table-cell>
          <table:table-cell office:value-type="string" calcext:value-type="string">
            <text:p>chuyenngh</text:p>
          </table:table-cell>
          <table:table-cell table:formula="of:=COUNTIF([.$C$1:.$C$2180]; [.D3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t vấn</text:p>
          </table:table-cell>
          <table:table-cell office:value-type="string" calcext:value-type="string">
            <text:p>chvan</text:p>
          </table:table-cell>
          <table:table-cell table:formula="of:=COUNTIF([.$C$1:.$C$2180]; [.D3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ọn vẹn</text:p>
          </table:table-cell>
          <table:table-cell office:value-type="string" calcext:value-type="string">
            <text:p>chven</text:p>
          </table:table-cell>
          <table:table-cell table:formula="of:=COUNTIF([.$C$1:.$C$2180]; [.D3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o việc</text:p>
          </table:table-cell>
          <table:table-cell office:value-type="string" calcext:value-type="string">
            <text:p>chviec</text:p>
          </table:table-cell>
          <table:table-cell table:formula="of:=COUNTIF([.$C$1:.$C$2180]; [.D3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ính xác</text:p>
          </table:table-cell>
          <table:table-cell office:value-type="string" calcext:value-type="string">
            <text:p>chxac</text:p>
          </table:table-cell>
          <table:table-cell table:formula="of:=COUNTIF([.$C$1:.$C$2180]; [.D3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xuống</text:p>
          </table:table-cell>
          <table:table-cell office:value-type="string" calcext:value-type="string">
            <text:p>chxuong</text:p>
          </table:table-cell>
          <table:table-cell table:formula="of:=COUNTIF([.$C$1:.$C$2180]; [.D3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ủ ý</text:p>
          </table:table-cell>
          <table:table-cell office:value-type="string" calcext:value-type="string">
            <text:p>chy</text:p>
          </table:table-cell>
          <table:table-cell table:formula="of:=COUNTIF([.$C$1:.$C$2180]; [.D3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ủ yếu</text:p>
          </table:table-cell>
          <table:table-cell office:value-type="string" calcext:value-type="string">
            <text:p>chyeu</text:p>
          </table:table-cell>
          <table:table-cell table:formula="of:=COUNTIF([.$C$1:.$C$2180]; [.D3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 giải</text:p>
          </table:table-cell>
          <table:table-cell office:value-type="string" calcext:value-type="string">
            <text:p>chzai</text:p>
          </table:table-cell>
          <table:table-cell table:formula="of:=COUNTIF([.$C$1:.$C$2180]; [.D3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e giấu</text:p>
          </table:table-cell>
          <table:table-cell office:value-type="string" calcext:value-type="string">
            <text:p>chzau</text:p>
          </table:table-cell>
          <table:table-cell table:formula="of:=COUNTIF([.$C$1:.$C$2180]; [.D3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a Giê Xu</text:p>
          </table:table-cell>
          <table:table-cell office:value-type="string" calcext:value-type="string">
            <text:p>cjs</text:p>
          </table:table-cell>
          <table:table-cell table:formula="of:=COUNTIF([.$C$1:.$C$2180]; [.D3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a Giê Xu Christ</text:p>
          </table:table-cell>
          <table:table-cell office:value-type="string" calcext:value-type="string">
            <text:p>cjsc</text:p>
          </table:table-cell>
          <table:table-cell table:formula="of:=COUNTIF([.$C$1:.$C$2180]; [.D3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i kia</text:p>
          </table:table-cell>
          <table:table-cell office:value-type="string" calcext:value-type="string">
            <text:p>ckia</text:p>
          </table:table-cell>
          <table:table-cell table:formula="of:=COUNTIF([.$C$1:.$C$2180]; [.D3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khả năng</text:p>
          </table:table-cell>
          <table:table-cell office:value-type="string" calcext:value-type="string">
            <text:p>cknang</text:p>
          </table:table-cell>
          <table:table-cell table:formula="of:=COUNTIF([.$C$1:.$C$2180]; [.D3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lợi</text:p>
          </table:table-cell>
          <table:table-cell office:value-type="string" calcext:value-type="string">
            <text:p>cloi</text:p>
          </table:table-cell>
          <table:table-cell table:formula="of:=COUNTIF([.$C$1:.$C$2180]; [.D3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óng</text:p>
          </table:table-cell>
          <table:table-cell office:value-type="string" calcext:value-type="string">
            <text:p>close</text:p>
          </table:table-cell>
          <table:table-cell table:formula="of:=COUNTIF([.$C$1:.$C$2180]; [.D3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lợi thế</text:p>
          </table:table-cell>
          <table:table-cell office:value-type="string" calcext:value-type="string">
            <text:p>clthe</text:p>
          </table:table-cell>
          <table:table-cell table:formula="of:=COUNTIF([.$C$1:.$C$2180]; [.D3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mục chất liệu</text:p>
          </table:table-cell>
          <table:table-cell office:value-type="string" calcext:value-type="string">
            <text:p>cmcl</text:p>
          </table:table-cell>
          <table:table-cell table:formula="of:=COUNTIF([.$C$1:.$C$2180]; [.D3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ùng một lúc</text:p>
          </table:table-cell>
          <table:table-cell office:value-type="string" calcext:value-type="string">
            <text:p>cml</text:p>
          </table:table-cell>
          <table:table-cell table:formula="of:=COUNTIF([.$C$1:.$C$2180]; [.D3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ùng một lúc</text:p>
          </table:table-cell>
          <table:table-cell office:value-type="string" calcext:value-type="string">
            <text:p>cmluc</text:p>
          </table:table-cell>
          <table:table-cell table:formula="of:=COUNTIF([.$C$1:.$C$2180]; [.D3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m ơn</text:p>
          </table:table-cell>
          <table:table-cell office:value-type="string" calcext:value-type="string">
            <text:p>cmn</text:p>
          </table:table-cell>
          <table:table-cell table:formula="of:=COUNTIF([.$C$1:.$C$2180]; [.D3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mục nguyên liệu</text:p>
          </table:table-cell>
          <table:table-cell office:value-type="string" calcext:value-type="string">
            <text:p>cmnl</text:p>
          </table:table-cell>
          <table:table-cell table:formula="of:=COUNTIF([.$C$1:.$C$2180]; [.D3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m ứng</text:p>
          </table:table-cell>
          <table:table-cell office:value-type="string" calcext:value-type="string">
            <text:p>cmung</text:p>
          </table:table-cell>
          <table:table-cell table:formula="of:=COUNTIF([.$C$1:.$C$2180]; [.D3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ỉ mục vật thể</text:p>
          </table:table-cell>
          <table:table-cell office:value-type="string" calcext:value-type="string">
            <text:p>cmvt</text:p>
          </table:table-cell>
          <table:table-cell table:formula="of:=COUNTIF([.$C$1:.$C$2180]; [.D3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i này</text:p>
          </table:table-cell>
          <table:table-cell office:value-type="string" calcext:value-type="string">
            <text:p>cnay</text:p>
          </table:table-cell>
          <table:table-cell table:formula="of:=COUNTIF([.$C$1:.$C$2180]; [.D3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ương</text:p>
          </table:table-cell>
          <table:table-cell office:value-type="string" calcext:value-type="string">
            <text:p>cng</text:p>
          </table:table-cell>
          <table:table-cell table:formula="of:=COUNTIF([.$C$1:.$C$2180]; [.D3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ường độ</text:p>
          </table:table-cell>
          <table:table-cell office:value-type="string" calcext:value-type="string">
            <text:p>cngdo</text:p>
          </table:table-cell>
          <table:table-cell table:formula="of:=COUNTIF([.$C$1:.$C$2180]; [.D3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đoàn</text:p>
          </table:table-cell>
          <table:table-cell office:value-type="string" calcext:value-type="string">
            <text:p>cngdoan</text:p>
          </table:table-cell>
          <table:table-cell table:formula="of:=COUNTIF([.$C$1:.$C$2180]; [.D3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nghĩa là</text:p>
          </table:table-cell>
          <table:table-cell office:value-type="string" calcext:value-type="string">
            <text:p>cngl</text:p>
          </table:table-cell>
          <table:table-cell table:formula="of:=COUNTIF([.$C$1:.$C$2180]; [.D3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nghĩa là</text:p>
          </table:table-cell>
          <table:table-cell office:value-type="string" calcext:value-type="string">
            <text:p>cngla</text:p>
          </table:table-cell>
          <table:table-cell table:formula="of:=COUNTIF([.$C$1:.$C$2180]; [.D3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ùng với</text:p>
          </table:table-cell>
          <table:table-cell office:value-type="string" calcext:value-type="string">
            <text:p>cngvoi</text:p>
          </table:table-cell>
          <table:table-cell table:formula="of:=COUNTIF([.$C$1:.$C$2180]; [.D3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ạnh</text:p>
          </table:table-cell>
          <table:table-cell office:value-type="string" calcext:value-type="string">
            <text:p>cnh</text:p>
          </table:table-cell>
          <table:table-cell table:formula="of:=COUNTIF([.$C$1:.$C$2180]; [.D3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ân nhắc</text:p>
          </table:table-cell>
          <table:table-cell office:value-type="string" calcext:value-type="string">
            <text:p>cnhac</text:p>
          </table:table-cell>
          <table:table-cell table:formula="of:=COUNTIF([.$C$1:.$C$2180]; [.D3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á nhân</text:p>
          </table:table-cell>
          <table:table-cell office:value-type="string" calcext:value-type="string">
            <text:p>cnhan</text:p>
          </table:table-cell>
          <table:table-cell table:formula="of:=COUNTIF([.$C$1:.$C$2180]; [.D3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ạnh</text:p>
          </table:table-cell>
          <table:table-cell office:value-type="string" calcext:value-type="string">
            <text:p>cnhj</text:p>
          </table:table-cell>
          <table:table-cell table:formula="of:=COUNTIF([.$C$1:.$C$2180]; [.D3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nh</text:p>
          </table:table-cell>
          <table:table-cell office:value-type="string" calcext:value-type="string">
            <text:p>cnhr</text:p>
          </table:table-cell>
          <table:table-cell table:formula="of:=COUNTIF([.$C$1:.$C$2180]; [.D3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nên không?</text:p>
          </table:table-cell>
          <table:table-cell office:value-type="string" calcext:value-type="string">
            <text:p>cnkhong</text:p>
          </table:table-cell>
          <table:table-cell table:formula="of:=COUNTIF([.$C$1:.$C$2180]; [.D3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nghĩa là</text:p>
          </table:table-cell>
          <table:table-cell office:value-type="string" calcext:value-type="string">
            <text:p>cnla</text:p>
          </table:table-cell>
          <table:table-cell table:formula="of:=COUNTIF([.$C$1:.$C$2180]; [.D3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ủa nó</text:p>
          </table:table-cell>
          <table:table-cell office:value-type="string" calcext:value-type="string">
            <text:p>cno</text:p>
          </table:table-cell>
          <table:table-cell table:formula="of:=COUNTIF([.$C$1:.$C$2180]; [.D3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ỡ chấm</text:p>
          </table:table-cell>
          <table:table-cell office:value-type="string" calcext:value-type="string">
            <text:p>coch</text:p>
          </table:table-cell>
          <table:table-cell table:formula="of:=COUNTIF([.$C$1:.$C$2180]; [.D3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ố định</text:p>
          </table:table-cell>
          <table:table-cell office:value-type="string" calcext:value-type="string">
            <text:p>cod</text:p>
          </table:table-cell>
          <table:table-cell table:formula="of:=COUNTIF([.$C$1:.$C$2180]; [.D3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hội</text:p>
          </table:table-cell>
          <table:table-cell office:value-type="string" calcext:value-type="string">
            <text:p>coh</text:p>
          </table:table-cell>
          <table:table-cell table:formula="of:=COUNTIF([.$C$1:.$C$2180]; [.D3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hiệu lực</text:p>
          </table:table-cell>
          <table:table-cell office:value-type="string" calcext:value-type="string">
            <text:p>cohl</text:p>
          </table:table-cell>
          <table:table-cell table:formula="of:=COUNTIF([.$C$1:.$C$2180]; [.D3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 cái</text:p>
          </table:table-cell>
          <table:table-cell office:value-type="string" calcext:value-type="string">
            <text:p>conc</text:p>
          </table:table-cell>
          <table:table-cell table:formula="of:=COUNTIF([.$C$1:.$C$2180]; [.D3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ổng chiếu</text:p>
          </table:table-cell>
          <table:table-cell office:value-type="string" calcext:value-type="string">
            <text:p>congch</text:p>
          </table:table-cell>
          <table:table-cell table:formula="of:=COUNTIF([.$C$1:.$C$2180]; [.D3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ộng đồng</text:p>
          </table:table-cell>
          <table:table-cell office:value-type="string" calcext:value-type="string">
            <text:p>congd</text:p>
          </table:table-cell>
          <table:table-cell table:formula="of:=COUNTIF([.$C$1:.$C$2180]; [.D3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nghĩa</text:p>
          </table:table-cell>
          <table:table-cell office:value-type="string" calcext:value-type="string">
            <text:p>congh</text:p>
          </table:table-cell>
          <table:table-cell table:formula="of:=COUNTIF([.$C$1:.$C$2180]; [.D3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hiệu</text:p>
          </table:table-cell>
          <table:table-cell office:value-type="string" calcext:value-type="string">
            <text:p>congh</text:p>
          </table:table-cell>
          <table:table-cell table:formula="of:=COUNTIF([.$C$1:.$C$2180]; [.D3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ổng nhìn</text:p>
          </table:table-cell>
          <table:table-cell office:value-type="string" calcext:value-type="string">
            <text:p>congnh</text:p>
          </table:table-cell>
          <table:table-cell table:formula="of:=COUNTIF([.$C$1:.$C$2180]; [.D3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việc</text:p>
          </table:table-cell>
          <table:table-cell office:value-type="string" calcext:value-type="string">
            <text:p>congv</text:p>
          </table:table-cell>
          <table:table-cell table:formula="of:=COUNTIF([.$C$1:.$C$2180]; [.D3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 người</text:p>
          </table:table-cell>
          <table:table-cell office:value-type="string" calcext:value-type="string">
            <text:p>conng</text:p>
          </table:table-cell>
          <table:table-cell table:formula="of:=COUNTIF([.$C$1:.$C$2180]; [.D3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 trỏ</text:p>
          </table:table-cell>
          <table:table-cell office:value-type="string" calcext:value-type="string">
            <text:p>contr</text:p>
          </table:table-cell>
          <table:table-cell table:formula="of:=COUNTIF([.$C$1:.$C$2180]; [.D3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 số</text:p>
          </table:table-cell>
          <table:table-cell office:value-type="string" calcext:value-type="string">
            <text:p>conz</text:p>
          </table:table-cell>
          <table:table-cell table:formula="of:=COUNTIF([.$C$1:.$C$2180]; [.D3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sở</text:p>
          </table:table-cell>
          <table:table-cell office:value-type="string" calcext:value-type="string">
            <text:p>coz</text:p>
          </table:table-cell>
          <table:table-cell table:formula="of:=COUNTIF([.$C$1:.$C$2180]; [.D3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ần phải</text:p>
          </table:table-cell>
          <table:table-cell office:value-type="string" calcext:value-type="string">
            <text:p>cphai</text:p>
          </table:table-cell>
          <table:table-cell table:formula="of:=COUNTIF([.$C$1:.$C$2180]; [.D3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quan</text:p>
          </table:table-cell>
          <table:table-cell office:value-type="string" calcext:value-type="string">
            <text:p>cquan</text:p>
          </table:table-cell>
          <table:table-cell table:formula="of:=COUNTIF([.$C$1:.$C$2180]; [.D3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sẵn</text:p>
          </table:table-cell>
          <table:table-cell office:value-type="string" calcext:value-type="string">
            <text:p>csan</text:p>
          </table:table-cell>
          <table:table-cell table:formula="of:=COUNTIF([.$C$1:.$C$2180]; [.D3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sở dữ liệu</text:p>
          </table:table-cell>
          <table:table-cell office:value-type="string" calcext:value-type="string">
            <text:p>csdl</text:p>
          </table:table-cell>
          <table:table-cell table:formula="of:=COUNTIF([.$C$1:.$C$2180]; [.D3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ửa sổ dòng lệnh</text:p>
          </table:table-cell>
          <table:table-cell office:value-type="string" calcext:value-type="string">
            <text:p>csdl</text:p>
          </table:table-cell>
          <table:table-cell table:formula="of:=COUNTIF([.$C$1:.$C$2180]; [.D3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c bạn một ngày sinh nhật hết sức vui vẻ.</text:p>
          </table:table-cell>
          <table:table-cell office:value-type="string" calcext:value-type="string">
            <text:p>csn</text:p>
          </table:table-cell>
          <table:table-cell table:formula="of:=COUNTIF([.$C$1:.$C$2180]; [.D3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úc bạn một ngày sinh nhật hết sức vui vẻ. xin lỗi tôi đến muộn.</text:p>
          </table:table-cell>
          <table:table-cell office:value-type="string" calcext:value-type="string">
            <text:p>csnm</text:p>
          </table:table-cell>
          <table:table-cell table:formula="of:=COUNTIF([.$C$1:.$C$2180]; [.D3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ửa sổ</text:p>
          </table:table-cell>
          <table:table-cell office:value-type="string" calcext:value-type="string">
            <text:p>cso</text:p>
          </table:table-cell>
          <table:table-cell table:formula="of:=COUNTIF([.$C$1:.$C$2180]; [.D3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uộc sống</text:p>
          </table:table-cell>
          <table:table-cell office:value-type="string" calcext:value-type="string">
            <text:p>csong</text:p>
          </table:table-cell>
          <table:table-cell table:formula="of:=COUNTIF([.$C$1:.$C$2180]; [.D3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a Thiên Đường</text:p>
          </table:table-cell>
          <table:table-cell office:value-type="string" calcext:value-type="string">
            <text:p>ctd</text:p>
          </table:table-cell>
          <table:table-cell table:formula="of:=COUNTIF([.$C$1:.$C$2180]; [.D3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ẩn thận</text:p>
          </table:table-cell>
          <table:table-cell office:value-type="string" calcext:value-type="string">
            <text:p>cthan</text:p>
          </table:table-cell>
          <table:table-cell table:formula="of:=COUNTIF([.$C$1:.$C$2180]; [.D3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thể</text:p>
          </table:table-cell>
          <table:table-cell office:value-type="string" calcext:value-type="string">
            <text:p>cthe</text:p>
          </table:table-cell>
          <table:table-cell table:formula="of:=COUNTIF([.$C$1:.$C$2180]; [.D3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ộng thêm</text:p>
          </table:table-cell>
          <table:table-cell office:value-type="string" calcext:value-type="string">
            <text:p>cthem</text:p>
          </table:table-cell>
          <table:table-cell table:formula="of:=COUNTIF([.$C$1:.$C$2180]; [.D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i thiện</text:p>
          </table:table-cell>
          <table:table-cell office:value-type="string" calcext:value-type="string">
            <text:p>cthien</text:p>
          </table:table-cell>
          <table:table-cell table:formula="of:=COUNTIF([.$C$1:.$C$2180]; [.D4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ần thiết</text:p>
          </table:table-cell>
          <table:table-cell office:value-type="string" calcext:value-type="string">
            <text:p>cthiet</text:p>
          </table:table-cell>
          <table:table-cell table:formula="of:=COUNTIF([.$C$1:.$C$2180]; [.D4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thức</text:p>
          </table:table-cell>
          <table:table-cell office:value-type="string" calcext:value-type="string">
            <text:p>cthuc</text:p>
          </table:table-cell>
          <table:table-cell table:formula="of:=COUNTIF([.$C$1:.$C$2180]; [.D4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ộng thêm vào</text:p>
          </table:table-cell>
          <table:table-cell office:value-type="string" calcext:value-type="string">
            <text:p>cthvao</text:p>
          </table:table-cell>
          <table:table-cell table:formula="of:=COUNTIF([.$C$1:.$C$2180]; [.D4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ải tiến</text:p>
          </table:table-cell>
          <table:table-cell office:value-type="string" calcext:value-type="string">
            <text:p>ctien</text:p>
          </table:table-cell>
          <table:table-cell table:formula="of:=COUNTIF([.$C$1:.$C$2180]; [.D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i tiết</text:p>
          </table:table-cell>
          <table:table-cell office:value-type="string" calcext:value-type="string">
            <text:p>ctiet</text:p>
          </table:table-cell>
          <table:table-cell table:formula="of:=COUNTIF([.$C$1:.$C$2180]; [.D4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thể làm được</text:p>
          </table:table-cell>
          <table:table-cell office:value-type="string" calcext:value-type="string">
            <text:p>ctld</text:p>
          </table:table-cell>
          <table:table-cell table:formula="of:=COUNTIF([.$C$1:.$C$2180]; [.D4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thể làm được</text:p>
          </table:table-cell>
          <table:table-cell office:value-type="string" calcext:value-type="string">
            <text:p>ctldc</text:p>
          </table:table-cell>
          <table:table-cell table:formula="of:=COUNTIF([.$C$1:.$C$2180]; [.D4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u trúc liên kết</text:p>
          </table:table-cell>
          <table:table-cell office:value-type="string" calcext:value-type="string">
            <text:p>ctlk</text:p>
          </table:table-cell>
          <table:table-cell table:formula="of:=COUNTIF([.$C$1:.$C$2180]; [.D4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 trỏ chuột</text:p>
          </table:table-cell>
          <table:table-cell office:value-type="string" calcext:value-type="string">
            <text:p>ctrch</text:p>
          </table:table-cell>
          <table:table-cell table:formula="of:=COUNTIF([.$C$1:.$C$2180]; [.D4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ẩn trọng</text:p>
          </table:table-cell>
          <table:table-cell office:value-type="string" calcext:value-type="string">
            <text:p>ctrng</text:p>
          </table:table-cell>
          <table:table-cell table:formula="of:=COUNTIF([.$C$1:.$C$2180]; [.D4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on trỏ</text:p>
          </table:table-cell>
          <table:table-cell office:value-type="string" calcext:value-type="string">
            <text:p>ctro</text:p>
          </table:table-cell>
          <table:table-cell table:formula="of:=COUNTIF([.$C$1:.$C$2180]; [.D4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ân trọng</text:p>
          </table:table-cell>
          <table:table-cell office:value-type="string" calcext:value-type="string">
            <text:p>ctrong</text:p>
          </table:table-cell>
          <table:table-cell table:formula="of:=COUNTIF([.$C$1:.$C$2180]; [.D4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ấu trúc</text:p>
          </table:table-cell>
          <table:table-cell office:value-type="string" calcext:value-type="string">
            <text:p>ctruc</text:p>
          </table:table-cell>
          <table:table-cell table:formula="of:=COUNTIF([.$C$1:.$C$2180]; [.D4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thể sử dụng</text:p>
          </table:table-cell>
          <table:table-cell office:value-type="string" calcext:value-type="string">
            <text:p>ctsd</text:p>
          </table:table-cell>
          <table:table-cell table:formula="of:=COUNTIF([.$C$1:.$C$2180]; [.D4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ty</text:p>
          </table:table-cell>
          <table:table-cell office:value-type="string" calcext:value-type="string">
            <text:p>cty</text:p>
          </table:table-cell>
          <table:table-cell table:formula="of:=COUNTIF([.$C$1:.$C$2180]; [.D4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nh xạ lập thể</text:p>
          </table:table-cell>
          <table:table-cell office:value-type="string" calcext:value-type="string">
            <text:p>cubemap</text:p>
          </table:table-cell>
          <table:table-cell table:formula="of:=COUNTIF([.$C$1:.$C$2180]; [.D4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ùng với</text:p>
          </table:table-cell>
          <table:table-cell office:value-type="string" calcext:value-type="string">
            <text:p>cungv</text:p>
          </table:table-cell>
          <table:table-cell table:formula="of:=COUNTIF([.$C$1:.$C$2180]; [.D4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uộc</text:p>
          </table:table-cell>
          <table:table-cell office:value-type="string" calcext:value-type="string">
            <text:p>cuoc</text:p>
          </table:table-cell>
          <table:table-cell table:formula="of:=COUNTIF([.$C$1:.$C$2180]; [.D4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ú pháp</text:p>
          </table:table-cell>
          <table:table-cell office:value-type="string" calcext:value-type="string">
            <text:p>cuph</text:p>
          </table:table-cell>
          <table:table-cell table:formula="of:=COUNTIF([.$C$1:.$C$2180]; [.D4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ụ thể</text:p>
          </table:table-cell>
          <table:table-cell office:value-type="string" calcext:value-type="string">
            <text:p>cuth</text:p>
          </table:table-cell>
          <table:table-cell table:formula="of:=COUNTIF([.$C$1:.$C$2180]; [.D4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việc</text:p>
          </table:table-cell>
          <table:table-cell office:value-type="string" calcext:value-type="string">
            <text:p>cv</text:p>
          </table:table-cell>
          <table:table-cell table:formula="of:=COUNTIF([.$C$1:.$C$2180]; [.D4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vẻ</text:p>
          </table:table-cell>
          <table:table-cell office:value-type="string" calcext:value-type="string">
            <text:p>cve</text:p>
          </table:table-cell>
          <table:table-cell table:formula="of:=COUNTIF([.$C$1:.$C$2180]; [.D4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ông việc</text:p>
          </table:table-cell>
          <table:table-cell office:value-type="string" calcext:value-type="string">
            <text:p>cviec</text:p>
          </table:table-cell>
          <table:table-cell table:formula="of:=COUNTIF([.$C$1:.$C$2180]; [.D4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ó vẻ như</text:p>
          </table:table-cell>
          <table:table-cell office:value-type="string" calcext:value-type="string">
            <text:p>cvnhu</text:p>
          </table:table-cell>
          <table:table-cell table:formula="of:=COUNTIF([.$C$1:.$C$2180]; [.D4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ùng với</text:p>
          </table:table-cell>
          <table:table-cell office:value-type="string" calcext:value-type="string">
            <text:p>cvoi</text:p>
          </table:table-cell>
          <table:table-cell table:formula="of:=COUNTIF([.$C$1:.$C$2180]; [.D4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ắt xén</text:p>
          </table:table-cell>
          <table:table-cell office:value-type="string" calcext:value-type="string">
            <text:p>cxen</text:p>
          </table:table-cell>
          <table:table-cell table:formula="of:=COUNTIF([.$C$1:.$C$2180]; [.D4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ư xử</text:p>
          </table:table-cell>
          <table:table-cell office:value-type="string" calcext:value-type="string">
            <text:p>cxu</text:p>
          </table:table-cell>
          <table:table-cell table:formula="of:=COUNTIF([.$C$1:.$C$2180]; [.D4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ơ sở</text:p>
          </table:table-cell>
          <table:table-cell office:value-type="string" calcext:value-type="string">
            <text:p>czo</text:p>
          </table:table-cell>
          <table:table-cell table:formula="of:=COUNTIF([.$C$1:.$C$2180]; [.D4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ã biết</text:p>
          </table:table-cell>
          <table:table-cell office:value-type="string" calcext:value-type="string">
            <text:p>dab</text:p>
          </table:table-cell>
          <table:table-cell table:formula="of:=COUNTIF([.$C$1:.$C$2180]; [.D4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ã chọn</text:p>
          </table:table-cell>
          <table:table-cell office:value-type="string" calcext:value-type="string">
            <text:p>dach</text:p>
          </table:table-cell>
          <table:table-cell table:formula="of:=COUNTIF([.$C$1:.$C$2180]; [.D4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trưng</text:p>
          </table:table-cell>
          <table:table-cell office:value-type="string" calcext:value-type="string">
            <text:p>dactrng</text:p>
          </table:table-cell>
          <table:table-cell table:formula="of:=COUNTIF([.$C$1:.$C$2180]; [.D4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ảnh hóa</text:p>
          </table:table-cell>
          <table:table-cell office:value-type="string" calcext:value-type="string">
            <text:p>dah</text:p>
          </table:table-cell>
          <table:table-cell table:formula="of:=COUNTIF([.$C$1:.$C$2180]; [.D4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ại diện</text:p>
          </table:table-cell>
          <table:table-cell office:value-type="string" calcext:value-type="string">
            <text:p>daiz</text:p>
          </table:table-cell>
          <table:table-cell table:formula="of:=COUNTIF([.$C$1:.$C$2180]; [.D4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anh nghĩa</text:p>
          </table:table-cell>
          <table:table-cell office:value-type="string" calcext:value-type="string">
            <text:p>danhngh</text:p>
          </table:table-cell>
          <table:table-cell table:formula="of:=COUNTIF([.$C$1:.$C$2180]; [.D4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ánh dấu</text:p>
          </table:table-cell>
          <table:table-cell office:value-type="string" calcext:value-type="string">
            <text:p>danhz</text:p>
          </table:table-cell>
          <table:table-cell table:formula="of:=COUNTIF([.$C$1:.$C$2180]; [.D4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ẩn lên</text:p>
          </table:table-cell>
          <table:table-cell office:value-type="string" calcext:value-type="string">
            <text:p>danl</text:p>
          </table:table-cell>
          <table:table-cell table:formula="of:=COUNTIF([.$C$1:.$C$2180]; [.D4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ẩn xuống</text:p>
          </table:table-cell>
          <table:table-cell office:value-type="string" calcext:value-type="string">
            <text:p>danx</text:p>
          </table:table-cell>
          <table:table-cell table:formula="of:=COUNTIF([.$C$1:.$C$2180]; [.D4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ần dần</text:p>
          </table:table-cell>
          <table:table-cell office:value-type="string" calcext:value-type="string">
            <text:p>danz</text:p>
          </table:table-cell>
          <table:table-cell table:formula="of:=COUNTIF([.$C$1:.$C$2180]; [.D4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ẫn đến</text:p>
          </table:table-cell>
          <table:table-cell office:value-type="string" calcext:value-type="string">
            <text:p>danz</text:p>
          </table:table-cell>
          <table:table-cell table:formula="of:=COUNTIF([.$C$1:.$C$2180]; [.D4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a thức</text:p>
          </table:table-cell>
          <table:table-cell office:value-type="string" calcext:value-type="string">
            <text:p>dath</text:p>
          </table:table-cell>
          <table:table-cell table:formula="of:=COUNTIF([.$C$1:.$C$2180]; [.D4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ạt được</text:p>
          </table:table-cell>
          <table:table-cell office:value-type="string" calcext:value-type="string">
            <text:p>datz</text:p>
          </table:table-cell>
          <table:table-cell table:formula="of:=COUNTIF([.$C$1:.$C$2180]; [.D4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chơi</text:p>
          </table:table-cell>
          <table:table-cell office:value-type="string" calcext:value-type="string">
            <text:p>dauch</text:p>
          </table:table-cell>
          <table:table-cell table:formula="of:=COUNTIF([.$C$1:.$C$2180]; [.D4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ây chuyền</text:p>
          </table:table-cell>
          <table:table-cell office:value-type="string" calcext:value-type="string">
            <text:p>daych</text:p>
          </table:table-cell>
          <table:table-cell table:formula="of:=COUNTIF([.$C$1:.$C$2180]; [.D4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y đủ</text:p>
          </table:table-cell>
          <table:table-cell office:value-type="string" calcext:value-type="string">
            <text:p>dayz</text:p>
          </table:table-cell>
          <table:table-cell table:formula="of:=COUNTIF([.$C$1:.$C$2180]; [.D4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ã được</text:p>
          </table:table-cell>
          <table:table-cell office:value-type="string" calcext:value-type="string">
            <text:p>dazc</text:p>
          </table:table-cell>
          <table:table-cell table:formula="of:=COUNTIF([.$C$1:.$C$2180]; [.D4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ảm bảo</text:p>
          </table:table-cell>
          <table:table-cell office:value-type="string" calcext:value-type="string">
            <text:p>dbao</text:p>
          </table:table-cell>
          <table:table-cell table:formula="of:=COUNTIF([.$C$1:.$C$2180]; [.D4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ể bao gồm</text:p>
          </table:table-cell>
          <table:table-cell office:value-type="string" calcext:value-type="string">
            <text:p>dbgom</text:p>
          </table:table-cell>
          <table:table-cell table:formula="of:=COUNTIF([.$C$1:.$C$2180]; [.D4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ng bộ hóa</text:p>
          </table:table-cell>
          <table:table-cell office:value-type="string" calcext:value-type="string">
            <text:p>dbh</text:p>
          </table:table-cell>
          <table:table-cell table:formula="of:=COUNTIF([.$C$1:.$C$2180]; [.D4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ã bị</text:p>
          </table:table-cell>
          <table:table-cell office:value-type="string" calcext:value-type="string">
            <text:p>dbi</text:p>
          </table:table-cell>
          <table:table-cell table:formula="of:=COUNTIF([.$C$1:.$C$2180]; [.D4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ễn biến</text:p>
          </table:table-cell>
          <table:table-cell office:value-type="string" calcext:value-type="string">
            <text:p>dbien</text:p>
          </table:table-cell>
          <table:table-cell table:formula="of:=COUNTIF([.$C$1:.$C$2180]; [.D4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biệt</text:p>
          </table:table-cell>
          <table:table-cell office:value-type="string" calcext:value-type="string">
            <text:p>dbiet</text:p>
          </table:table-cell>
          <table:table-cell table:formula="of:=COUNTIF([.$C$1:.$C$2180]; [.D4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ng bộ</text:p>
          </table:table-cell>
          <table:table-cell office:value-type="string" calcext:value-type="string">
            <text:p>dbo</text:p>
          </table:table-cell>
          <table:table-cell table:formula="of:=COUNTIF([.$C$1:.$C$2180]; [.D4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biến thiên</text:p>
          </table:table-cell>
          <table:table-cell office:value-type="string" calcext:value-type="string">
            <text:p>dbthien</text:p>
          </table:table-cell>
          <table:table-cell table:formula="of:=COUNTIF([.$C$1:.$C$2180]; [.D4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bút</text:p>
          </table:table-cell>
          <table:table-cell office:value-type="string" calcext:value-type="string">
            <text:p>dbut</text:p>
          </table:table-cell>
          <table:table-cell table:formula="of:=COUNTIF([.$C$1:.$C$2180]; [.D4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bút vẽ</text:p>
          </table:table-cell>
          <table:table-cell office:value-type="string" calcext:value-type="string">
            <text:p>dbve</text:p>
          </table:table-cell>
          <table:table-cell table:formula="of:=COUNTIF([.$C$1:.$C$2180]; [.D4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ợc</text:p>
          </table:table-cell>
          <table:table-cell office:value-type="string" calcext:value-type="string">
            <text:p>dc</text:p>
          </table:table-cell>
          <table:table-cell table:formula="of:=COUNTIF([.$C$1:.$C$2180]; [.D4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cao</text:p>
          </table:table-cell>
          <table:table-cell office:value-type="string" calcext:value-type="string">
            <text:p>dcao</text:p>
          </table:table-cell>
          <table:table-cell table:formula="of:=COUNTIF([.$C$1:.$C$2180]; [.D4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ề cập</text:p>
          </table:table-cell>
          <table:table-cell office:value-type="string" calcext:value-type="string">
            <text:p>dcap</text:p>
          </table:table-cell>
          <table:table-cell table:formula="of:=COUNTIF([.$C$1:.$C$2180]; [.D4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ức Chúa Cha</text:p>
          </table:table-cell>
          <table:table-cell office:value-type="string" calcext:value-type="string">
            <text:p>dccha</text:p>
          </table:table-cell>
          <table:table-cell table:formula="of:=COUNTIF([.$C$1:.$C$2180]; [.D4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ợc chọn</text:p>
          </table:table-cell>
          <table:table-cell office:value-type="string" calcext:value-type="string">
            <text:p>dcchon</text:p>
          </table:table-cell>
          <table:table-cell table:formula="of:=COUNTIF([.$C$1:.$C$2180]; [.D4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điểm</text:p>
          </table:table-cell>
          <table:table-cell office:value-type="string" calcext:value-type="string">
            <text:p>dcdm</text:p>
          </table:table-cell>
          <table:table-cell table:formula="of:=COUNTIF([.$C$1:.$C$2180]; [.D4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ịch chuyển</text:p>
          </table:table-cell>
          <table:table-cell office:value-type="string" calcext:value-type="string">
            <text:p>dch</text:p>
          </table:table-cell>
          <table:table-cell table:formula="of:=COUNTIF([.$C$1:.$C$2180]; [.D4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chấm</text:p>
          </table:table-cell>
          <table:table-cell office:value-type="string" calcext:value-type="string">
            <text:p>dcham</text:p>
          </table:table-cell>
          <table:table-cell table:formula="of:=COUNTIF([.$C$1:.$C$2180]; [.D4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chế</text:p>
          </table:table-cell>
          <table:table-cell office:value-type="string" calcext:value-type="string">
            <text:p>dche</text:p>
          </table:table-cell>
          <table:table-cell table:formula="of:=COUNTIF([.$C$1:.$C$2180]; [.D4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a chỉ</text:p>
          </table:table-cell>
          <table:table-cell office:value-type="string" calcext:value-type="string">
            <text:p>dchi</text:p>
          </table:table-cell>
          <table:table-cell table:formula="of:=COUNTIF([.$C$1:.$C$2180]; [.D4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chỉnh</text:p>
          </table:table-cell>
          <table:table-cell office:value-type="string" calcext:value-type="string">
            <text:p>dchinh</text:p>
          </table:table-cell>
          <table:table-cell table:formula="of:=COUNTIF([.$C$1:.$C$2180]; [.D4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 chăng nữa</text:p>
          </table:table-cell>
          <table:table-cell office:value-type="string" calcext:value-type="string">
            <text:p>dchn</text:p>
          </table:table-cell>
          <table:table-cell table:formula="of:=COUNTIF([.$C$1:.$C$2180]; [.D4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ành cho</text:p>
          </table:table-cell>
          <table:table-cell office:value-type="string" calcext:value-type="string">
            <text:p>dcho</text:p>
          </table:table-cell>
          <table:table-cell table:formula="of:=COUNTIF([.$C$1:.$C$2180]; [.D4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òng chữ</text:p>
          </table:table-cell>
          <table:table-cell office:value-type="string" calcext:value-type="string">
            <text:p>dchu</text:p>
          </table:table-cell>
          <table:table-cell table:formula="of:=COUNTIF([.$C$1:.$C$2180]; [.D4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ôi chút</text:p>
          </table:table-cell>
          <table:table-cell office:value-type="string" calcext:value-type="string">
            <text:p>dchut</text:p>
          </table:table-cell>
          <table:table-cell table:formula="of:=COUNTIF([.$C$1:.$C$2180]; [.D4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ức Chúa Giê Xu</text:p>
          </table:table-cell>
          <table:table-cell office:value-type="string" calcext:value-type="string">
            <text:p>dcjs</text:p>
          </table:table-cell>
          <table:table-cell table:formula="of:=COUNTIF([.$C$1:.$C$2180]; [.D4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ức Chúa Giê Xu Christ</text:p>
          </table:table-cell>
          <table:table-cell office:value-type="string" calcext:value-type="string">
            <text:p>dcjsc</text:p>
          </table:table-cell>
          <table:table-cell table:formula="of:=COUNTIF([.$C$1:.$C$2180]; [.D4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ợc coi là</text:p>
          </table:table-cell>
          <table:table-cell office:value-type="string" calcext:value-type="string">
            <text:p>dcla</text:p>
          </table:table-cell>
          <table:table-cell table:formula="of:=COUNTIF([.$C$1:.$C$2180]; [.D4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ừng có</text:p>
          </table:table-cell>
          <table:table-cell office:value-type="string" calcext:value-type="string">
            <text:p>dco</text:p>
          </table:table-cell>
          <table:table-cell table:formula="of:=COUNTIF([.$C$1:.$C$2180]; [.D4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cong</text:p>
          </table:table-cell>
          <table:table-cell office:value-type="string" calcext:value-type="string">
            <text:p>dcong</text:p>
          </table:table-cell>
          <table:table-cell table:formula="of:=COUNTIF([.$C$1:.$C$2180]; [.D4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ợc rồi</text:p>
          </table:table-cell>
          <table:table-cell office:value-type="string" calcext:value-type="string">
            <text:p>dcroi</text:p>
          </table:table-cell>
          <table:table-cell table:formula="of:=COUNTIF([.$C$1:.$C$2180]; [.D4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ức Chúa Trời</text:p>
          </table:table-cell>
          <table:table-cell office:value-type="string" calcext:value-type="string">
            <text:p>dct</text:p>
          </table:table-cell>
          <table:table-cell table:formula="of:=COUNTIF([.$C$1:.$C$2180]; [.D4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chân trời</text:p>
          </table:table-cell>
          <table:table-cell office:value-type="string" calcext:value-type="string">
            <text:p>dctroi</text:p>
          </table:table-cell>
          <table:table-cell table:formula="of:=COUNTIF([.$C$1:.$C$2180]; [.D4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ấu cách trống</text:p>
          </table:table-cell>
          <table:table-cell office:value-type="string" calcext:value-type="string">
            <text:p>dctrong</text:p>
          </table:table-cell>
          <table:table-cell table:formula="of:=COUNTIF([.$C$1:.$C$2180]; [.D4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trưng</text:p>
          </table:table-cell>
          <table:table-cell office:value-type="string" calcext:value-type="string">
            <text:p>dctrung</text:p>
          </table:table-cell>
          <table:table-cell table:formula="of:=COUNTIF([.$C$1:.$C$2180]; [.D4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ụng cụ</text:p>
          </table:table-cell>
          <table:table-cell office:value-type="string" calcext:value-type="string">
            <text:p>dcu</text:p>
          </table:table-cell>
          <table:table-cell table:formula="of:=COUNTIF([.$C$1:.$C$2180]; [.D4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ưới cùng</text:p>
          </table:table-cell>
          <table:table-cell office:value-type="string" calcext:value-type="string">
            <text:p>dcung</text:p>
          </table:table-cell>
          <table:table-cell table:formula="of:=COUNTIF([.$C$1:.$C$2180]; [.D4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cuối</text:p>
          </table:table-cell>
          <table:table-cell office:value-type="string" calcext:value-type="string">
            <text:p>dcuoi</text:p>
          </table:table-cell>
          <table:table-cell table:formula="of:=COUNTIF([.$C$1:.$C$2180]; [.D4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ành cho việc</text:p>
          </table:table-cell>
          <table:table-cell office:value-type="string" calcext:value-type="string">
            <text:p>dcviec</text:p>
          </table:table-cell>
          <table:table-cell table:formula="of:=COUNTIF([.$C$1:.$C$2180]; [.D4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chính xác</text:p>
          </table:table-cell>
          <table:table-cell office:value-type="string" calcext:value-type="string">
            <text:p>dcxac</text:p>
          </table:table-cell>
          <table:table-cell table:formula="of:=COUNTIF([.$C$1:.$C$2180]; [.D4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ề án</text:p>
          </table:table-cell>
          <table:table-cell office:value-type="string" calcext:value-type="string">
            <text:p>dean</text:p>
          </table:table-cell>
          <table:table-cell table:formula="of:=COUNTIF([.$C$1:.$C$2180]; [.D4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ể</text:p>
          </table:table-cell>
          <table:table-cell office:value-type="string" calcext:value-type="string">
            <text:p>deh</text:p>
          </table:table-cell>
          <table:table-cell table:formula="of:=COUNTIF([.$C$1:.$C$2180]; [.D4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ến nay</text:p>
          </table:table-cell>
          <table:table-cell office:value-type="string" calcext:value-type="string">
            <text:p>denay</text:p>
          </table:table-cell>
          <table:table-cell table:formula="of:=COUNTIF([.$C$1:.$C$2180]; [.D4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èn pin</text:p>
          </table:table-cell>
          <table:table-cell office:value-type="string" calcext:value-type="string">
            <text:p>denp</text:p>
          </table:table-cell>
          <table:table-cell table:formula="of:=COUNTIF([.$C$1:.$C$2180]; [.D4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ến với</text:p>
          </table:table-cell>
          <table:table-cell office:value-type="string" calcext:value-type="string">
            <text:p>denv</text:p>
          </table:table-cell>
          <table:table-cell table:formula="of:=COUNTIF([.$C$1:.$C$2180]; [.D4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ễ dàng</text:p>
          </table:table-cell>
          <table:table-cell office:value-type="string" calcext:value-type="string">
            <text:p>dez</text:p>
          </table:table-cell>
          <table:table-cell table:formula="of:=COUNTIF([.$C$1:.$C$2180]; [.D4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ơn giản hóa</text:p>
          </table:table-cell>
          <table:table-cell office:value-type="string" calcext:value-type="string">
            <text:p>dgh</text:p>
          </table:table-cell>
          <table:table-cell table:formula="of:=COUNTIF([.$C$1:.$C$2180]; [.D4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ánh giá</text:p>
          </table:table-cell>
          <table:table-cell office:value-type="string" calcext:value-type="string">
            <text:p>dgia</text:p>
          </table:table-cell>
          <table:table-cell table:formula="of:=COUNTIF([.$C$1:.$C$2180]; [.D4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a giác</text:p>
          </table:table-cell>
          <table:table-cell office:value-type="string" calcext:value-type="string">
            <text:p>dgiac</text:p>
          </table:table-cell>
          <table:table-cell table:formula="of:=COUNTIF([.$C$1:.$C$2180]; [.D4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ơn giản</text:p>
          </table:table-cell>
          <table:table-cell office:value-type="string" calcext:value-type="string">
            <text:p>dgian</text:p>
          </table:table-cell>
          <table:table-cell table:formula="of:=COUNTIF([.$C$1:.$C$2180]; [.D4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giữa</text:p>
          </table:table-cell>
          <table:table-cell office:value-type="string" calcext:value-type="string">
            <text:p>dgiua</text:p>
          </table:table-cell>
          <table:table-cell table:formula="of:=COUNTIF([.$C$1:.$C$2180]; [.D4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ợc gọi là</text:p>
          </table:table-cell>
          <table:table-cell office:value-type="string" calcext:value-type="string">
            <text:p>dgla</text:p>
          </table:table-cell>
          <table:table-cell table:formula="of:=COUNTIF([.$C$1:.$C$2180]; [.D4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gối</text:p>
          </table:table-cell>
          <table:table-cell office:value-type="string" calcext:value-type="string">
            <text:p>dgoi</text:p>
          </table:table-cell>
          <table:table-cell table:formula="of:=COUNTIF([.$C$1:.$C$2180]; [.D4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è gối</text:p>
          </table:table-cell>
          <table:table-cell office:value-type="string" calcext:value-type="string">
            <text:p>dgoi</text:p>
          </table:table-cell>
          <table:table-cell table:formula="of:=COUNTIF([.$C$1:.$C$2180]; [.D5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óng gói</text:p>
          </table:table-cell>
          <table:table-cell office:value-type="string" calcext:value-type="string">
            <text:p>dgoi</text:p>
          </table:table-cell>
          <table:table-cell table:formula="of:=COUNTIF([.$C$1:.$C$2180]; [.D5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óng góp</text:p>
          </table:table-cell>
          <table:table-cell office:value-type="string" calcext:value-type="string">
            <text:p>dgop</text:p>
          </table:table-cell>
          <table:table-cell table:formula="of:=COUNTIF([.$C$1:.$C$2180]; [.D5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ấu giám sát</text:p>
          </table:table-cell>
          <table:table-cell office:value-type="string" calcext:value-type="string">
            <text:p>dgsat</text:p>
          </table:table-cell>
          <table:table-cell table:formula="of:=COUNTIF([.$C$1:.$C$2180]; [.D5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giá trị</text:p>
          </table:table-cell>
          <table:table-cell office:value-type="string" calcext:value-type="string">
            <text:p>dgtri</text:p>
          </table:table-cell>
          <table:table-cell table:formula="of:=COUNTIF([.$C$1:.$C$2180]; [.D5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hành</text:p>
          </table:table-cell>
          <table:table-cell office:value-type="string" calcext:value-type="string">
            <text:p>dhanh</text:p>
          </table:table-cell>
          <table:table-cell table:formula="of:=COUNTIF([.$C$1:.$C$2180]; [.D5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ng hồ bấm giờ</text:p>
          </table:table-cell>
          <table:table-cell office:value-type="string" calcext:value-type="string">
            <text:p>dhbg</text:p>
          </table:table-cell>
          <table:table-cell table:formula="of:=COUNTIF([.$C$1:.$C$2180]; [.D5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ang hoạt động</text:p>
          </table:table-cell>
          <table:table-cell office:value-type="string" calcext:value-type="string">
            <text:p>dhd</text:p>
          </table:table-cell>
          <table:table-cell table:formula="of:=COUNTIF([.$C$1:.$C$2180]; [.D5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ang hoạt động</text:p>
          </table:table-cell>
          <table:table-cell office:value-type="string" calcext:value-type="string">
            <text:p>dhdong</text:p>
          </table:table-cell>
          <table:table-cell table:formula="of:=COUNTIF([.$C$1:.$C$2180]; [.D5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ấu hiệu</text:p>
          </table:table-cell>
          <table:table-cell office:value-type="string" calcext:value-type="string">
            <text:p>dhieu</text:p>
          </table:table-cell>
          <table:table-cell table:formula="of:=COUNTIF([.$C$1:.$C$2180]; [.D5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n hình</text:p>
          </table:table-cell>
          <table:table-cell office:value-type="string" calcext:value-type="string">
            <text:p>dhinh</text:p>
          </table:table-cell>
          <table:table-cell table:formula="of:=COUNTIF([.$C$1:.$C$2180]; [.D5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hướng</text:p>
          </table:table-cell>
          <table:table-cell office:value-type="string" calcext:value-type="string">
            <text:p>dhng</text:p>
          </table:table-cell>
          <table:table-cell table:formula="of:=COUNTIF([.$C$1:.$C$2180]; [.D5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hướng</text:p>
          </table:table-cell>
          <table:table-cell office:value-type="string" calcext:value-type="string">
            <text:p>dhng</text:p>
          </table:table-cell>
          <table:table-cell table:formula="of:=COUNTIF([.$C$1:.$C$2180]; [.D5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ng hồ</text:p>
          </table:table-cell>
          <table:table-cell office:value-type="string" calcext:value-type="string">
            <text:p>dho</text:p>
          </table:table-cell>
          <table:table-cell table:formula="of:=COUNTIF([.$C$1:.$C$2180]; [.D5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 họa</text:p>
          </table:table-cell>
          <table:table-cell office:value-type="string" calcext:value-type="string">
            <text:p>dhoa</text:p>
          </table:table-cell>
          <table:table-cell table:formula="of:=COUNTIF([.$C$1:.$C$2180]; [.D5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hoàng</text:p>
          </table:table-cell>
          <table:table-cell office:value-type="string" calcext:value-type="string">
            <text:p>dhoang</text:p>
          </table:table-cell>
          <table:table-cell table:formula="of:=COUNTIF([.$C$1:.$C$2180]; [.D5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òi hỏi</text:p>
          </table:table-cell>
          <table:table-cell office:value-type="string" calcext:value-type="string">
            <text:p>dhoi</text:p>
          </table:table-cell>
          <table:table-cell table:formula="of:=COUNTIF([.$C$1:.$C$2180]; [.D5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a điểm</text:p>
          </table:table-cell>
          <table:table-cell office:value-type="string" calcext:value-type="string">
            <text:p>diaz</text:p>
          </table:table-cell>
          <table:table-cell table:formula="of:=COUNTIF([.$C$1:.$C$2180]; [.D5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 bộ</text:p>
          </table:table-cell>
          <table:table-cell office:value-type="string" calcext:value-type="string">
            <text:p>dib</text:p>
          </table:table-cell>
          <table:table-cell table:formula="of:=COUNTIF([.$C$1:.$C$2180]; [.D5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 chuyển</text:p>
          </table:table-cell>
          <table:table-cell office:value-type="string" calcext:value-type="string">
            <text:p>dich</text:p>
          </table:table-cell>
          <table:table-cell table:formula="of:=COUNTIF([.$C$1:.$C$2180]; [.D5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ảnh</text:p>
          </table:table-cell>
          <table:table-cell office:value-type="string" calcext:value-type="string">
            <text:p>diema</text:p>
          </table:table-cell>
          <table:table-cell table:formula="of:=COUNTIF([.$C$1:.$C$2180]; [.D5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đỉnh</text:p>
          </table:table-cell>
          <table:table-cell office:value-type="string" calcext:value-type="string">
            <text:p>diemz</text:p>
          </table:table-cell>
          <table:table-cell table:formula="of:=COUNTIF([.$C$1:.$C$2180]; [.D5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ễn đàn</text:p>
          </table:table-cell>
          <table:table-cell office:value-type="string" calcext:value-type="string">
            <text:p>dienz</text:p>
          </table:table-cell>
          <table:table-cell table:formula="of:=COUNTIF([.$C$1:.$C$2180]; [.D5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hướng</text:p>
          </table:table-cell>
          <table:table-cell office:value-type="string" calcext:value-type="string">
            <text:p>dieuhng</text:p>
          </table:table-cell>
          <table:table-cell table:formula="of:=COUNTIF([.$C$1:.$C$2180]; [.D5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hướng</text:p>
          </table:table-cell>
          <table:table-cell office:value-type="string" calcext:value-type="string">
            <text:p>dihng</text:p>
          </table:table-cell>
          <table:table-cell table:formula="of:=COUNTIF([.$C$1:.$C$2180]; [.D5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hướng</text:p>
          </table:table-cell>
          <table:table-cell office:value-type="string" calcext:value-type="string">
            <text:p>dinhhng</text:p>
          </table:table-cell>
          <table:table-cell table:formula="of:=COUNTIF([.$C$1:.$C$2180]; [.D5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vị</text:p>
          </table:table-cell>
          <table:table-cell office:value-type="string" calcext:value-type="string">
            <text:p>dinhv</text:p>
          </table:table-cell>
          <table:table-cell table:formula="of:=COUNTIF([.$C$1:.$C$2180]; [.D5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kiện</text:p>
          </table:table-cell>
          <table:table-cell office:value-type="string" calcext:value-type="string">
            <text:p>dk</text:p>
          </table:table-cell>
          <table:table-cell table:formula="of:=COUNTIF([.$C$1:.$C$2180]; [.D5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khởi đầu</text:p>
          </table:table-cell>
          <table:table-cell office:value-type="string" calcext:value-type="string">
            <text:p>dkdau</text:p>
          </table:table-cell>
          <table:table-cell table:formula="of:=COUNTIF([.$C$1:.$C$2180]; [.D5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khiển</text:p>
          </table:table-cell>
          <table:table-cell office:value-type="string" calcext:value-type="string">
            <text:p>dkh</text:p>
          </table:table-cell>
          <table:table-cell table:formula="of:=COUNTIF([.$C$1:.$C$2180]; [.D5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êu khắc</text:p>
          </table:table-cell>
          <table:table-cell office:value-type="string" calcext:value-type="string">
            <text:p>dkhac</text:p>
          </table:table-cell>
          <table:table-cell table:formula="of:=COUNTIF([.$C$1:.$C$2180]; [.D5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ến khi</text:p>
          </table:table-cell>
          <table:table-cell office:value-type="string" calcext:value-type="string">
            <text:p>dkhi</text:p>
          </table:table-cell>
          <table:table-cell table:formula="of:=COUNTIF([.$C$1:.$C$2180]; [.D5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úng không?</text:p>
          </table:table-cell>
          <table:table-cell office:value-type="string" calcext:value-type="string">
            <text:p>dkhong</text:p>
          </table:table-cell>
          <table:table-cell table:formula="of:=COUNTIF([.$C$1:.$C$2180]; [.D5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kính</text:p>
          </table:table-cell>
          <table:table-cell office:value-type="string" calcext:value-type="string">
            <text:p>dkinh</text:p>
          </table:table-cell>
          <table:table-cell table:formula="of:=COUNTIF([.$C$1:.$C$2180]; [.D5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kiện vệ sinh</text:p>
          </table:table-cell>
          <table:table-cell office:value-type="string" calcext:value-type="string">
            <text:p>dkvs</text:p>
          </table:table-cell>
          <table:table-cell table:formula="of:=COUNTIF([.$C$1:.$C$2180]; [.D5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ăng ký</text:p>
          </table:table-cell>
          <table:table-cell office:value-type="string" calcext:value-type="string">
            <text:p>dky</text:p>
          </table:table-cell>
          <table:table-cell table:formula="of:=COUNTIF([.$C$1:.$C$2180]; [.D5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ây là</text:p>
          </table:table-cell>
          <table:table-cell office:value-type="string" calcext:value-type="string">
            <text:p>dla</text:p>
          </table:table-cell>
          <table:table-cell table:formula="of:=COUNTIF([.$C$1:.$C$2180]; [.D5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ể lại</text:p>
          </table:table-cell>
          <table:table-cell office:value-type="string" calcext:value-type="string">
            <text:p>dlai</text:p>
          </table:table-cell>
          <table:table-cell table:formula="of:=COUNTIF([.$C$1:.$C$2180]; [.D5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lập</text:p>
          </table:table-cell>
          <table:table-cell office:value-type="string" calcext:value-type="string">
            <text:p>dlap</text:p>
          </table:table-cell>
          <table:table-cell table:formula="of:=COUNTIF([.$C$1:.$C$2180]; [.D5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ảo lật</text:p>
          </table:table-cell>
          <table:table-cell office:value-type="string" calcext:value-type="string">
            <text:p>dlat</text:p>
          </table:table-cell>
          <table:table-cell table:formula="of:=COUNTIF([.$C$1:.$C$2180]; [.D5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ẩn lên</text:p>
          </table:table-cell>
          <table:table-cell office:value-type="string" calcext:value-type="string">
            <text:p>dlen</text:p>
          </table:table-cell>
          <table:table-cell table:formula="of:=COUNTIF([.$C$1:.$C$2180]; [.D5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ữ liệu</text:p>
          </table:table-cell>
          <table:table-cell office:value-type="string" calcext:value-type="string">
            <text:p>dlieu</text:p>
          </table:table-cell>
          <table:table-cell table:formula="of:=COUNTIF([.$C$1:.$C$2180]; [.D5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òng liên kết</text:p>
          </table:table-cell>
          <table:table-cell office:value-type="string" calcext:value-type="string">
            <text:p>dlket</text:p>
          </table:table-cell>
          <table:table-cell table:formula="of:=COUNTIF([.$C$1:.$C$2180]; [.D5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ung lượng</text:p>
          </table:table-cell>
          <table:table-cell office:value-type="string" calcext:value-type="string">
            <text:p>dlng</text:p>
          </table:table-cell>
          <table:table-cell table:formula="of:=COUNTIF([.$C$1:.$C$2180]; [.D5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lớn</text:p>
          </table:table-cell>
          <table:table-cell office:value-type="string" calcext:value-type="string">
            <text:p>dlon</text:p>
          </table:table-cell>
          <table:table-cell table:formula="of:=COUNTIF([.$C$1:.$C$2180]; [.D5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</text:p>
          </table:table-cell>
          <table:table-cell office:value-type="string" calcext:value-type="string">
            <text:p>dm</text:p>
          </table:table-cell>
          <table:table-cell table:formula="of:=COUNTIF([.$C$1:.$C$2180]; [.D5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mặt</text:p>
          </table:table-cell>
          <table:table-cell office:value-type="string" calcext:value-type="string">
            <text:p>dmat</text:p>
          </table:table-cell>
          <table:table-cell table:formula="of:=COUNTIF([.$C$1:.$C$2180]; [.D5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ốc màu</text:p>
          </table:table-cell>
          <table:table-cell office:value-type="string" calcext:value-type="string">
            <text:p>dmau</text:p>
          </table:table-cell>
          <table:table-cell table:formula="of:=COUNTIF([.$C$1:.$C$2180]; [.D5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ánh máy chữ</text:p>
          </table:table-cell>
          <table:table-cell office:value-type="string" calcext:value-type="string">
            <text:p>dmch</text:p>
          </table:table-cell>
          <table:table-cell table:formula="of:=COUNTIF([.$C$1:.$C$2180]; [.D5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ấu mốc</text:p>
          </table:table-cell>
          <table:table-cell office:value-type="string" calcext:value-type="string">
            <text:p>dmoc</text:p>
          </table:table-cell>
          <table:table-cell table:formula="of:=COUNTIF([.$C$1:.$C$2180]; [.D5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anh mục</text:p>
          </table:table-cell>
          <table:table-cell office:value-type="string" calcext:value-type="string">
            <text:p>dmuc</text:p>
          </table:table-cell>
          <table:table-cell table:formula="of:=COUNTIF([.$C$1:.$C$2180]; [.D5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ề mục</text:p>
          </table:table-cell>
          <table:table-cell office:value-type="string" calcext:value-type="string">
            <text:p>dmuc</text:p>
          </table:table-cell>
          <table:table-cell table:formula="of:=COUNTIF([.$C$1:.$C$2180]; [.D5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ẩn</text:p>
          </table:table-cell>
          <table:table-cell office:value-type="string" calcext:value-type="string">
            <text:p>dn</text:p>
          </table:table-cell>
          <table:table-cell table:formula="of:=COUNTIF([.$C$1:.$C$2180]; [.D5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này</text:p>
          </table:table-cell>
          <table:table-cell office:value-type="string" calcext:value-type="string">
            <text:p>dnay</text:p>
          </table:table-cell>
          <table:table-cell table:formula="of:=COUNTIF([.$C$1:.$C$2180]; [.D5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</text:p>
          </table:table-cell>
          <table:table-cell office:value-type="string" calcext:value-type="string">
            <text:p>dng</text:p>
          </table:table-cell>
          <table:table-cell table:formula="of:=COUNTIF([.$C$1:.$C$2180]; [.D5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ảo ngược</text:p>
          </table:table-cell>
          <table:table-cell office:value-type="string" calcext:value-type="string">
            <text:p>dngc</text:p>
          </table:table-cell>
          <table:table-cell table:formula="of:=COUNTIF([.$C$1:.$C$2180]; [.D5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ng cơ</text:p>
          </table:table-cell>
          <table:table-cell office:value-type="string" calcext:value-type="string">
            <text:p>dngco</text:p>
          </table:table-cell>
          <table:table-cell table:formula="of:=COUNTIF([.$C$1:.$C$2180]; [.D5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đi</text:p>
          </table:table-cell>
          <table:table-cell office:value-type="string" calcext:value-type="string">
            <text:p>dngdi</text:p>
          </table:table-cell>
          <table:table-cell table:formula="of:=COUNTIF([.$C$1:.$C$2180]; [.D5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anh nghĩa</text:p>
          </table:table-cell>
          <table:table-cell office:value-type="string" calcext:value-type="string">
            <text:p>dngh</text:p>
          </table:table-cell>
          <table:table-cell table:formula="of:=COUNTIF([.$C$1:.$C$2180]; [.D5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nghĩa</text:p>
          </table:table-cell>
          <table:table-cell office:value-type="string" calcext:value-type="string">
            <text:p>dngh</text:p>
          </table:table-cell>
          <table:table-cell table:formula="of:=COUNTIF([.$C$1:.$C$2180]; [.D5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ảo nghịch</text:p>
          </table:table-cell>
          <table:table-cell office:value-type="string" calcext:value-type="string">
            <text:p>dnghich</text:p>
          </table:table-cell>
          <table:table-cell table:formula="of:=COUNTIF([.$C$1:.$C$2180]; [.D5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ơn giác</text:p>
          </table:table-cell>
          <table:table-cell office:value-type="string" calcext:value-type="string">
            <text:p>dngiac</text:p>
          </table:table-cell>
          <table:table-cell table:formula="of:=COUNTIF([.$C$1:.$C$2180]; [.D5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kính</text:p>
          </table:table-cell>
          <table:table-cell office:value-type="string" calcext:value-type="string">
            <text:p>dngk</text:p>
          </table:table-cell>
          <table:table-cell table:formula="of:=COUNTIF([.$C$1:.$C$2180]; [.D5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òng lệnh</text:p>
          </table:table-cell>
          <table:table-cell office:value-type="string" calcext:value-type="string">
            <text:p>dngl</text:p>
          </table:table-cell>
          <table:table-cell table:formula="of:=COUNTIF([.$C$1:.$C$2180]; [.D5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ừng lại</text:p>
          </table:table-cell>
          <table:table-cell office:value-type="string" calcext:value-type="string">
            <text:p>dnglai</text:p>
          </table:table-cell>
          <table:table-cell table:formula="of:=COUNTIF([.$C$1:.$C$2180]; [.D5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ơng nhiên</text:p>
          </table:table-cell>
          <table:table-cell office:value-type="string" calcext:value-type="string">
            <text:p>dngnh</text:p>
          </table:table-cell>
          <table:table-cell table:formula="of:=COUNTIF([.$C$1:.$C$2180]; [.D5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ằng sau</text:p>
          </table:table-cell>
          <table:table-cell office:value-type="string" calcext:value-type="string">
            <text:p>dngsau</text:p>
          </table:table-cell>
          <table:table-cell table:formula="of:=COUNTIF([.$C$1:.$C$2180]; [.D5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tắt</text:p>
          </table:table-cell>
          <table:table-cell office:value-type="string" calcext:value-type="string">
            <text:p>dngtat</text:p>
          </table:table-cell>
          <table:table-cell table:formula="of:=COUNTIF([.$C$1:.$C$2180]; [.D5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ằng trước</text:p>
          </table:table-cell>
          <table:table-cell office:value-type="string" calcext:value-type="string">
            <text:p>dngtrc</text:p>
          </table:table-cell>
          <table:table-cell table:formula="of:=COUNTIF([.$C$1:.$C$2180]; [.D5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dẫn</text:p>
          </table:table-cell>
          <table:table-cell office:value-type="string" calcext:value-type="string">
            <text:p>dngz</text:p>
          </table:table-cell>
          <table:table-cell table:formula="of:=COUNTIF([.$C$1:.$C$2180]; [.D5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ăng nhập</text:p>
          </table:table-cell>
          <table:table-cell office:value-type="string" calcext:value-type="string">
            <text:p>dnhap</text:p>
          </table:table-cell>
          <table:table-cell table:formula="of:=COUNTIF([.$C$1:.$C$2180]; [.D5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uy nhất</text:p>
          </table:table-cell>
          <table:table-cell office:value-type="string" calcext:value-type="string">
            <text:p>dnhat</text:p>
          </table:table-cell>
          <table:table-cell table:formula="of:=COUNTIF([.$C$1:.$C$2180]; [.D5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c nhất vô nhị</text:p>
          </table:table-cell>
          <table:table-cell office:value-type="string" calcext:value-type="string">
            <text:p>dnvn</text:p>
          </table:table-cell>
          <table:table-cell table:formula="of:=COUNTIF([.$C$1:.$C$2180]; [.D5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ơn diễn</text:p>
          </table:table-cell>
          <table:table-cell office:value-type="string" calcext:value-type="string">
            <text:p>dnzien</text:p>
          </table:table-cell>
          <table:table-cell table:formula="of:=COUNTIF([.$C$1:.$C$2180]; [.D5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ẩm</text:p>
          </table:table-cell>
          <table:table-cell office:value-type="string" calcext:value-type="string">
            <text:p>doam</text:p>
          </table:table-cell>
          <table:table-cell table:formula="of:=COUNTIF([.$C$1:.$C$2180]; [.D5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ốc màu</text:p>
          </table:table-cell>
          <table:table-cell office:value-type="string" calcext:value-type="string">
            <text:p>docm</text:p>
          </table:table-cell>
          <table:table-cell table:formula="of:=COUNTIF([.$C$1:.$C$2180]; [.D5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</text:p>
          </table:table-cell>
          <table:table-cell office:value-type="string" calcext:value-type="string">
            <text:p>doh</text:p>
          </table:table-cell>
          <table:table-cell table:formula="of:=COUNTIF([.$C$1:.$C$2180]; [.D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lập</text:p>
          </table:table-cell>
          <table:table-cell office:value-type="string" calcext:value-type="string">
            <text:p>doil</text:p>
          </table:table-cell>
          <table:table-cell table:formula="of:=COUNTIF([.$C$1:.$C$2180]; [.D5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thoại</text:p>
          </table:table-cell>
          <table:table-cell office:value-type="string" calcext:value-type="string">
            <text:p>doith</text:p>
          </table:table-cell>
          <table:table-cell table:formula="of:=COUNTIF([.$C$1:.$C$2180]; [.D5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o lường</text:p>
          </table:table-cell>
          <table:table-cell office:value-type="string" calcext:value-type="string">
            <text:p>dolng</text:p>
          </table:table-cell>
          <table:table-cell table:formula="of:=COUNTIF([.$C$1:.$C$2180]; [.D5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ng thời</text:p>
          </table:table-cell>
          <table:table-cell office:value-type="string" calcext:value-type="string">
            <text:p>dongth</text:p>
          </table:table-cell>
          <table:table-cell table:formula="of:=COUNTIF([.$C$1:.$C$2180]; [.D5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o đó</text:p>
          </table:table-cell>
          <table:table-cell office:value-type="string" calcext:value-type="string">
            <text:p>doz</text:p>
          </table:table-cell>
          <table:table-cell table:formula="of:=COUNTIF([.$C$1:.$C$2180]; [.D5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ấu phẩy động</text:p>
          </table:table-cell>
          <table:table-cell office:value-type="string" calcext:value-type="string">
            <text:p>dpd</text:p>
          </table:table-cell>
          <table:table-cell table:formula="of:=COUNTIF([.$C$1:.$C$2180]; [.D5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phân giải</text:p>
          </table:table-cell>
          <table:table-cell office:value-type="string" calcext:value-type="string">
            <text:p>dpg</text:p>
          </table:table-cell>
          <table:table-cell table:formula="of:=COUNTIF([.$C$1:.$C$2180]; [.D5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phân giải</text:p>
          </table:table-cell>
          <table:table-cell office:value-type="string" calcext:value-type="string">
            <text:p>dpgiai</text:p>
          </table:table-cell>
          <table:table-cell table:formula="of:=COUNTIF([.$C$1:.$C$2180]; [.D5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a phận</text:p>
          </table:table-cell>
          <table:table-cell office:value-type="string" calcext:value-type="string">
            <text:p>dphan</text:p>
          </table:table-cell>
          <table:table-cell table:formula="of:=COUNTIF([.$C$1:.$C$2180]; [.D5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oạn phim</text:p>
          </table:table-cell>
          <table:table-cell office:value-type="string" calcext:value-type="string">
            <text:p>dphim</text:p>
          </table:table-cell>
          <table:table-cell table:formula="of:=COUNTIF([.$C$1:.$C$2180]; [.D5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a phương</text:p>
          </table:table-cell>
          <table:table-cell office:value-type="string" calcext:value-type="string">
            <text:p>dphng</text:p>
          </table:table-cell>
          <table:table-cell table:formula="of:=COUNTIF([.$C$1:.$C$2180]; [.D5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phó</text:p>
          </table:table-cell>
          <table:table-cell office:value-type="string" calcext:value-type="string">
            <text:p>dpho</text:p>
          </table:table-cell>
          <table:table-cell table:formula="of:=COUNTIF([.$C$1:.$C$2180]; [.D5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ra</text:p>
          </table:table-cell>
          <table:table-cell office:value-type="string" calcext:value-type="string">
            <text:p>dra</text:p>
          </table:table-cell>
          <table:table-cell table:formula="of:=COUNTIF([.$C$1:.$C$2180]; [.D5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úng rồi</text:p>
          </table:table-cell>
          <table:table-cell office:value-type="string" calcext:value-type="string">
            <text:p>droi</text:p>
          </table:table-cell>
          <table:table-cell table:formula="of:=COUNTIF([.$C$1:.$C$2180]; [.D5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anh sách</text:p>
          </table:table-cell>
          <table:table-cell office:value-type="string" calcext:value-type="string">
            <text:p>ds</text:p>
          </table:table-cell>
          <table:table-cell table:formula="of:=COUNTIF([.$C$1:.$C$2180]; [.D5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sẵn</text:p>
          </table:table-cell>
          <table:table-cell office:value-type="string" calcext:value-type="string">
            <text:p>dsan</text:p>
          </table:table-cell>
          <table:table-cell table:formula="of:=COUNTIF([.$C$1:.$C$2180]; [.D5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sáng</text:p>
          </table:table-cell>
          <table:table-cell office:value-type="string" calcext:value-type="string">
            <text:p>dsang</text:p>
          </table:table-cell>
          <table:table-cell table:formula="of:=COUNTIF([.$C$1:.$C$2180]; [.D5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ằng sau</text:p>
          </table:table-cell>
          <table:table-cell office:value-type="string" calcext:value-type="string">
            <text:p>dsau</text:p>
          </table:table-cell>
          <table:table-cell table:formula="of:=COUNTIF([.$C$1:.$C$2180]; [.D5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ợc sử dụng</text:p>
          </table:table-cell>
          <table:table-cell office:value-type="string" calcext:value-type="string">
            <text:p>dsd</text:p>
          </table:table-cell>
          <table:table-cell table:formula="of:=COUNTIF([.$C$1:.$C$2180]; [.D5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số</text:p>
          </table:table-cell>
          <table:table-cell office:value-type="string" calcext:value-type="string">
            <text:p>dso</text:p>
          </table:table-cell>
          <table:table-cell table:formula="of:=COUNTIF([.$C$1:.$C$2180]; [.D5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song</text:p>
          </table:table-cell>
          <table:table-cell office:value-type="string" calcext:value-type="string">
            <text:p>dsong</text:p>
          </table:table-cell>
          <table:table-cell table:formula="of:=COUNTIF([.$C$1:.$C$2180]; [.D5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sâu trường ảnh</text:p>
          </table:table-cell>
          <table:table-cell office:value-type="string" calcext:value-type="string">
            <text:p>dsta</text:p>
          </table:table-cell>
          <table:table-cell table:formula="of:=COUNTIF([.$C$1:.$C$2180]; [.D5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uyệt</text:p>
          </table:table-cell>
          <table:table-cell office:value-type="string" calcext:value-type="string">
            <text:p>dt</text:p>
          </table:table-cell>
          <table:table-cell table:formula="of:=COUNTIF([.$C$1:.$C$2180]; [.D5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ễn tả</text:p>
          </table:table-cell>
          <table:table-cell office:value-type="string" calcext:value-type="string">
            <text:p>dta</text:p>
          </table:table-cell>
          <table:table-cell table:formula="of:=COUNTIF([.$C$1:.$C$2180]; [.D6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tả</text:p>
          </table:table-cell>
          <table:table-cell office:value-type="string" calcext:value-type="string">
            <text:p>dta</text:p>
          </table:table-cell>
          <table:table-cell table:formula="of:=COUNTIF([.$C$1:.$C$2180]; [.D6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ng tác</text:p>
          </table:table-cell>
          <table:table-cell office:value-type="string" calcext:value-type="string">
            <text:p>dtac</text:p>
          </table:table-cell>
          <table:table-cell table:formula="of:=COUNTIF([.$C$1:.$C$2180]; [.D6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tắt</text:p>
          </table:table-cell>
          <table:table-cell office:value-type="string" calcext:value-type="string">
            <text:p>dtat</text:p>
          </table:table-cell>
          <table:table-cell table:formula="of:=COUNTIF([.$C$1:.$C$2180]; [.D6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áng tin cậy</text:p>
          </table:table-cell>
          <table:table-cell office:value-type="string" calcext:value-type="string">
            <text:p>dtcay</text:p>
          </table:table-cell>
          <table:table-cell table:formula="of:=COUNTIF([.$C$1:.$C$2180]; [.D6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tham chiếu</text:p>
          </table:table-cell>
          <table:table-cell office:value-type="string" calcext:value-type="string">
            <text:p>dtchieu</text:p>
          </table:table-cell>
          <table:table-cell table:formula="of:=COUNTIF([.$C$1:.$C$2180]; [.D6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n tên</text:p>
          </table:table-cell>
          <table:table-cell office:value-type="string" calcext:value-type="string">
            <text:p>dten</text:p>
          </table:table-cell>
          <table:table-cell table:formula="of:=COUNTIF([.$C$1:.$C$2180]; [.D6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ện thoại</text:p>
          </table:table-cell>
          <table:table-cell office:value-type="string" calcext:value-type="string">
            <text:p>dth</text:p>
          </table:table-cell>
          <table:table-cell table:formula="of:=COUNTIF([.$C$1:.$C$2180]; [.D6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thẳng</text:p>
          </table:table-cell>
          <table:table-cell office:value-type="string" calcext:value-type="string">
            <text:p>dthang</text:p>
          </table:table-cell>
          <table:table-cell table:formula="of:=COUNTIF([.$C$1:.$C$2180]; [.D6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uyệt thảo</text:p>
          </table:table-cell>
          <table:table-cell office:value-type="string" calcext:value-type="string">
            <text:p>dthao</text:p>
          </table:table-cell>
          <table:table-cell table:formula="of:=COUNTIF([.$C$1:.$C$2180]; [.D6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tham chiếu</text:p>
          </table:table-cell>
          <table:table-cell office:value-type="string" calcext:value-type="string">
            <text:p>dthch</text:p>
          </table:table-cell>
          <table:table-cell table:formula="of:=COUNTIF([.$C$1:.$C$2180]; [.D6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tham chiếu</text:p>
          </table:table-cell>
          <table:table-cell office:value-type="string" calcext:value-type="string">
            <text:p>dthchieu</text:p>
          </table:table-cell>
          <table:table-cell table:formula="of:=COUNTIF([.$C$1:.$C$2180]; [.D6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ện thoại cầm tay</text:p>
          </table:table-cell>
          <table:table-cell office:value-type="string" calcext:value-type="string">
            <text:p>dthct</text:p>
          </table:table-cell>
          <table:table-cell table:formula="of:=COUNTIF([.$C$1:.$C$2180]; [.D6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ọc theo</text:p>
          </table:table-cell>
          <table:table-cell office:value-type="string" calcext:value-type="string">
            <text:p>dtheo</text:p>
          </table:table-cell>
          <table:table-cell table:formula="of:=COUNTIF([.$C$1:.$C$2180]; [.D6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òng thời gian</text:p>
          </table:table-cell>
          <table:table-cell office:value-type="string" calcext:value-type="string">
            <text:p>dthgian</text:p>
          </table:table-cell>
          <table:table-cell table:formula="of:=COUNTIF([.$C$1:.$C$2180]; [.D6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 thị</text:p>
          </table:table-cell>
          <table:table-cell office:value-type="string" calcext:value-type="string">
            <text:p>dthi</text:p>
          </table:table-cell>
          <table:table-cell table:formula="of:=COUNTIF([.$C$1:.$C$2180]; [.D6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ện thoại</text:p>
          </table:table-cell>
          <table:table-cell office:value-type="string" calcext:value-type="string">
            <text:p>dthoai</text:p>
          </table:table-cell>
          <table:table-cell table:formula="of:=COUNTIF([.$C$1:.$C$2180]; [.D6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thoại</text:p>
          </table:table-cell>
          <table:table-cell office:value-type="string" calcext:value-type="string">
            <text:p>dthoai</text:p>
          </table:table-cell>
          <table:table-cell table:formula="of:=COUNTIF([.$C$1:.$C$2180]; [.D6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ng thời</text:p>
          </table:table-cell>
          <table:table-cell office:value-type="string" calcext:value-type="string">
            <text:p>dthoi</text:p>
          </table:table-cell>
          <table:table-cell table:formula="of:=COUNTIF([.$C$1:.$C$2180]; [.D6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thù</text:p>
          </table:table-cell>
          <table:table-cell office:value-type="string" calcext:value-type="string">
            <text:p>dthu</text:p>
          </table:table-cell>
          <table:table-cell table:formula="of:=COUNTIF([.$C$1:.$C$2180]; [.D6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ơn thuần</text:p>
          </table:table-cell>
          <table:table-cell office:value-type="string" calcext:value-type="string">
            <text:p>dthuan</text:p>
          </table:table-cell>
          <table:table-cell table:formula="of:=COUNTIF([.$C$1:.$C$2180]; [.D6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ò tia</text:p>
          </table:table-cell>
          <table:table-cell office:value-type="string" calcext:value-type="string">
            <text:p>dtia</text:p>
          </table:table-cell>
          <table:table-cell table:formula="of:=COUNTIF([.$C$1:.$C$2180]; [.D6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ện tích</text:p>
          </table:table-cell>
          <table:table-cell office:value-type="string" calcext:value-type="string">
            <text:p>dtich</text:p>
          </table:table-cell>
          <table:table-cell table:formula="of:=COUNTIF([.$C$1:.$C$2180]; [.D6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tiên</text:p>
          </table:table-cell>
          <table:table-cell office:value-type="string" calcext:value-type="string">
            <text:p>dtien</text:p>
          </table:table-cell>
          <table:table-cell table:formula="of:=COUNTIF([.$C$1:.$C$2180]; [.D6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tính</text:p>
          </table:table-cell>
          <table:table-cell office:value-type="string" calcext:value-type="string">
            <text:p>dtinh</text:p>
          </table:table-cell>
          <table:table-cell table:formula="of:=COUNTIF([.$C$1:.$C$2180]; [.D6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ức Thánh Linh</text:p>
          </table:table-cell>
          <table:table-cell office:value-type="string" calcext:value-type="string">
            <text:p>dtl</text:p>
          </table:table-cell>
          <table:table-cell table:formula="of:=COUNTIF([.$C$1:.$C$2180]; [.D6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ổi tỷ lệ</text:p>
          </table:table-cell>
          <table:table-cell office:value-type="string" calcext:value-type="string">
            <text:p>dtle</text:p>
          </table:table-cell>
          <table:table-cell table:formula="of:=COUNTIF([.$C$1:.$C$2180]; [.D6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a tầng lớp</text:p>
          </table:table-cell>
          <table:table-cell office:value-type="string" calcext:value-type="string">
            <text:p>dtlop</text:p>
          </table:table-cell>
          <table:table-cell table:formula="of:=COUNTIF([.$C$1:.$C$2180]; [.D6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tượng</text:p>
          </table:table-cell>
          <table:table-cell office:value-type="string" calcext:value-type="string">
            <text:p>dtng</text:p>
          </table:table-cell>
          <table:table-cell table:formula="of:=COUNTIF([.$C$1:.$C$2180]; [.D6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tương phản</text:p>
          </table:table-cell>
          <table:table-cell office:value-type="string" calcext:value-type="string">
            <text:p>dtngph</text:p>
          </table:table-cell>
          <table:table-cell table:formula="of:=COUNTIF([.$C$1:.$C$2180]; [.D6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tương phản</text:p>
          </table:table-cell>
          <table:table-cell office:value-type="string" calcext:value-type="string">
            <text:p>dtphan</text:p>
          </table:table-cell>
          <table:table-cell table:formula="of:=COUNTIF([.$C$1:.$C$2180]; [.D6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tra</text:p>
          </table:table-cell>
          <table:table-cell office:value-type="string" calcext:value-type="string">
            <text:p>dtra</text:p>
          </table:table-cell>
          <table:table-cell table:formula="of:=COUNTIF([.$C$1:.$C$2180]; [.D6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ằng trước</text:p>
          </table:table-cell>
          <table:table-cell office:value-type="string" calcext:value-type="string">
            <text:p>dtrc</text:p>
          </table:table-cell>
          <table:table-cell table:formula="of:=COUNTIF([.$C$1:.$C$2180]; [.D6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ựa trên</text:p>
          </table:table-cell>
          <table:table-cell office:value-type="string" calcext:value-type="string">
            <text:p>dtren</text:p>
          </table:table-cell>
          <table:table-cell table:formula="of:=COUNTIF([.$C$1:.$C$2180]; [.D6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uy trì</text:p>
          </table:table-cell>
          <table:table-cell office:value-type="string" calcext:value-type="string">
            <text:p>dtri</text:p>
          </table:table-cell>
          <table:table-cell table:formula="of:=COUNTIF([.$C$1:.$C$2180]; [.D6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uyệt trình</text:p>
          </table:table-cell>
          <table:table-cell office:value-type="string" calcext:value-type="string">
            <text:p>dtrinh</text:p>
          </table:table-cell>
          <table:table-cell table:formula="of:=COUNTIF([.$C$1:.$C$2180]; [.D6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ẩy trồi</text:p>
          </table:table-cell>
          <table:table-cell office:value-type="string" calcext:value-type="string">
            <text:p>dtroi</text:p>
          </table:table-cell>
          <table:table-cell table:formula="of:=COUNTIF([.$C$1:.$C$2180]; [.D6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ự trữ</text:p>
          </table:table-cell>
          <table:table-cell office:value-type="string" calcext:value-type="string">
            <text:p>dtru</text:p>
          </table:table-cell>
          <table:table-cell table:formula="of:=COUNTIF([.$C$1:.$C$2180]; [.D6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ặc trưng</text:p>
          </table:table-cell>
          <table:table-cell office:value-type="string" calcext:value-type="string">
            <text:p>dtrung</text:p>
          </table:table-cell>
          <table:table-cell table:formula="of:=COUNTIF([.$C$1:.$C$2180]; [.D6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ưới đây</text:p>
          </table:table-cell>
          <table:table-cell office:value-type="string" calcext:value-type="string">
            <text:p>duoiz</text:p>
          </table:table-cell>
          <table:table-cell table:formula="of:=COUNTIF([.$C$1:.$C$2180]; [.D6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ự tính</text:p>
          </table:table-cell>
          <table:table-cell office:value-type="string" calcext:value-type="string">
            <text:p>dutinh</text:p>
          </table:table-cell>
          <table:table-cell table:formula="of:=COUNTIF([.$C$1:.$C$2180]; [.D6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ự định</text:p>
          </table:table-cell>
          <table:table-cell office:value-type="string" calcext:value-type="string">
            <text:p>duz</text:p>
          </table:table-cell>
          <table:table-cell table:formula="of:=COUNTIF([.$C$1:.$C$2180]; [.D6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ều vận</text:p>
          </table:table-cell>
          <table:table-cell office:value-type="string" calcext:value-type="string">
            <text:p>dvan</text:p>
          </table:table-cell>
          <table:table-cell table:formula="of:=COUNTIF([.$C$1:.$C$2180]; [.D6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ựa vào</text:p>
          </table:table-cell>
          <table:table-cell office:value-type="string" calcext:value-type="string">
            <text:p>dvao</text:p>
          </table:table-cell>
          <table:table-cell table:formula="of:=COUNTIF([.$C$1:.$C$2180]; [.D6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u vào</text:p>
          </table:table-cell>
          <table:table-cell office:value-type="string" calcext:value-type="string">
            <text:p>dvao</text:p>
          </table:table-cell>
          <table:table-cell table:formula="of:=COUNTIF([.$C$1:.$C$2180]; [.D6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ơn vị</text:p>
          </table:table-cell>
          <table:table-cell office:value-type="string" calcext:value-type="string">
            <text:p>dvi</text:p>
          </table:table-cell>
          <table:table-cell table:formula="of:=COUNTIF([.$C$1:.$C$2180]; [.D6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ễn viên</text:p>
          </table:table-cell>
          <table:table-cell office:value-type="string" calcext:value-type="string">
            <text:p>dvien</text:p>
          </table:table-cell>
          <table:table-cell table:formula="of:=COUNTIF([.$C$1:.$C$2180]; [.D6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với</text:p>
          </table:table-cell>
          <table:table-cell office:value-type="string" calcext:value-type="string">
            <text:p>dvoi</text:p>
          </table:table-cell>
          <table:table-cell table:formula="of:=COUNTIF([.$C$1:.$C$2180]; [.D6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ịch vụ</text:p>
          </table:table-cell>
          <table:table-cell office:value-type="string" calcext:value-type="string">
            <text:p>dvu</text:p>
          </table:table-cell>
          <table:table-cell table:formula="of:=COUNTIF([.$C$1:.$C$2180]; [.D6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ằng</text:p>
          </table:table-cell>
          <table:table-cell office:value-type="string" calcext:value-type="string">
            <text:p>dxng</text:p>
          </table:table-cell>
          <table:table-cell table:formula="of:=COUNTIF([.$C$1:.$C$2180]; [.D6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xử</text:p>
          </table:table-cell>
          <table:table-cell office:value-type="string" calcext:value-type="string">
            <text:p>dxu</text:p>
          </table:table-cell>
          <table:table-cell table:formula="of:=COUNTIF([.$C$1:.$C$2180]; [.D6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ẫn xuất</text:p>
          </table:table-cell>
          <table:table-cell office:value-type="string" calcext:value-type="string">
            <text:p>dxuat</text:p>
          </table:table-cell>
          <table:table-cell table:formula="of:=COUNTIF([.$C$1:.$C$2180]; [.D6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xứng</text:p>
          </table:table-cell>
          <table:table-cell office:value-type="string" calcext:value-type="string">
            <text:p>dxung</text:p>
          </table:table-cell>
          <table:table-cell table:formula="of:=COUNTIF([.$C$1:.$C$2180]; [.D6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ẩn xuống</text:p>
          </table:table-cell>
          <table:table-cell office:value-type="string" calcext:value-type="string">
            <text:p>dxuong</text:p>
          </table:table-cell>
          <table:table-cell table:formula="of:=COUNTIF([.$C$1:.$C$2180]; [.D6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úng đắn</text:p>
          </table:table-cell>
          <table:table-cell office:value-type="string" calcext:value-type="string">
            <text:p>dzan</text:p>
          </table:table-cell>
          <table:table-cell table:formula="of:=COUNTIF([.$C$1:.$C$2180]; [.D6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dẫn</text:p>
          </table:table-cell>
          <table:table-cell office:value-type="string" calcext:value-type="string">
            <text:p>dzan</text:p>
          </table:table-cell>
          <table:table-cell table:formula="of:=COUNTIF([.$C$1:.$C$2180]; [.D6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dạng</text:p>
          </table:table-cell>
          <table:table-cell office:value-type="string" calcext:value-type="string">
            <text:p>dzang</text:p>
          </table:table-cell>
          <table:table-cell table:formula="of:=COUNTIF([.$C$1:.$C$2180]; [.D6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ánh dấu</text:p>
          </table:table-cell>
          <table:table-cell office:value-type="string" calcext:value-type="string">
            <text:p>dzau</text:p>
          </table:table-cell>
          <table:table-cell table:formula="of:=COUNTIF([.$C$1:.$C$2180]; [.D6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ộ dày</text:p>
          </table:table-cell>
          <table:table-cell office:value-type="string" calcext:value-type="string">
            <text:p>dzay</text:p>
          </table:table-cell>
          <table:table-cell table:formula="of:=COUNTIF([.$C$1:.$C$2180]; [.D6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ẫn đến</text:p>
          </table:table-cell>
          <table:table-cell office:value-type="string" calcext:value-type="string">
            <text:p>dzen</text:p>
          </table:table-cell>
          <table:table-cell table:formula="of:=COUNTIF([.$C$1:.$C$2180]; [.D6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ọn dẹp</text:p>
          </table:table-cell>
          <table:table-cell office:value-type="string" calcext:value-type="string">
            <text:p>dzep</text:p>
          </table:table-cell>
          <table:table-cell table:formula="of:=COUNTIF([.$C$1:.$C$2180]; [.D6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ồng đều</text:p>
          </table:table-cell>
          <table:table-cell office:value-type="string" calcext:value-type="string">
            <text:p>dzeu</text:p>
          </table:table-cell>
          <table:table-cell table:formula="of:=COUNTIF([.$C$1:.$C$2180]; [.D6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ối diện</text:p>
          </table:table-cell>
          <table:table-cell office:value-type="string" calcext:value-type="string">
            <text:p>dzien</text:p>
          </table:table-cell>
          <table:table-cell table:formula="of:=COUNTIF([.$C$1:.$C$2180]; [.D6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đỉnh</text:p>
          </table:table-cell>
          <table:table-cell office:value-type="string" calcext:value-type="string">
            <text:p>dzinh</text:p>
          </table:table-cell>
          <table:table-cell table:formula="of:=COUNTIF([.$C$1:.$C$2180]; [.D6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điều khiển</text:p>
          </table:table-cell>
          <table:table-cell office:value-type="string" calcext:value-type="string">
            <text:p>dzkhien</text:p>
          </table:table-cell>
          <table:table-cell table:formula="of:=COUNTIF([.$C$1:.$C$2180]; [.D6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a điểm</text:p>
          </table:table-cell>
          <table:table-cell office:value-type="string" calcext:value-type="string">
            <text:p>dzm</text:p>
          </table:table-cell>
          <table:table-cell table:formula="of:=COUNTIF([.$C$1:.$C$2180]; [.D6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ại đa số</text:p>
          </table:table-cell>
          <table:table-cell office:value-type="string" calcext:value-type="string">
            <text:p>dzs</text:p>
          </table:table-cell>
          <table:table-cell table:formula="of:=COUNTIF([.$C$1:.$C$2180]; [.D6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ại đa số</text:p>
          </table:table-cell>
          <table:table-cell office:value-type="string" calcext:value-type="string">
            <text:p>dzso</text:p>
          </table:table-cell>
          <table:table-cell table:formula="of:=COUNTIF([.$C$1:.$C$2180]; [.D6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dẫn tập tin</text:p>
          </table:table-cell>
          <table:table-cell office:value-type="string" calcext:value-type="string">
            <text:p>dztt</text:p>
          </table:table-cell>
          <table:table-cell table:formula="of:=COUNTIF([.$C$1:.$C$2180]; [.D6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y đủ</text:p>
          </table:table-cell>
          <table:table-cell office:value-type="string" calcext:value-type="string">
            <text:p>dzu</text:p>
          </table:table-cell>
          <table:table-cell table:formula="of:=COUNTIF([.$C$1:.$C$2180]; [.D6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àn dựng</text:p>
          </table:table-cell>
          <table:table-cell office:value-type="string" calcext:value-type="string">
            <text:p>dzung</text:p>
          </table:table-cell>
          <table:table-cell table:formula="of:=COUNTIF([.$C$1:.$C$2180]; [.D6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dẫn tập tin</text:p>
          </table:table-cell>
          <table:table-cell office:value-type="string" calcext:value-type="string">
            <text:p>filepath</text:p>
          </table:table-cell>
          <table:table-cell table:formula="of:=COUNTIF([.$C$1:.$C$2180]; [.D6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ố thực dấu phẩy động</text:p>
          </table:table-cell>
          <table:table-cell office:value-type="string" calcext:value-type="string">
            <text:p>float</text:p>
          </table:table-cell>
          <table:table-cell table:formula="of:=COUNTIF([.$C$1:.$C$2180]; [.D6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nh dạng</text:p>
          </table:table-cell>
          <table:table-cell office:value-type="string" calcext:value-type="string">
            <text:p>format</text:p>
          </table:table-cell>
          <table:table-cell table:formula="of:=COUNTIF([.$C$1:.$C$2180]; [.D6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ễn đàn</text:p>
          </table:table-cell>
          <table:table-cell office:value-type="string" calcext:value-type="string">
            <text:p>forum</text:p>
          </table:table-cell>
          <table:table-cell table:formula="of:=COUNTIF([.$C$1:.$C$2180]; [.D6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c cắt</text:p>
          </table:table-cell>
          <table:table-cell office:value-type="string" calcext:value-type="string">
            <text:p>gcat</text:p>
          </table:table-cell>
          <table:table-cell table:formula="of:=COUNTIF([.$C$1:.$C$2180]; [.D6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ồm có</text:p>
          </table:table-cell>
          <table:table-cell office:value-type="string" calcext:value-type="string">
            <text:p>gco</text:p>
          </table:table-cell>
          <table:table-cell table:formula="of:=COUNTIF([.$C$1:.$C$2180]; [.D6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ần đây</text:p>
          </table:table-cell>
          <table:table-cell office:value-type="string" calcext:value-type="string">
            <text:p>gday</text:p>
          </table:table-cell>
          <table:table-cell table:formula="of:=COUNTIF([.$C$1:.$C$2180]; [.D6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o diện lập trình</text:p>
          </table:table-cell>
          <table:table-cell office:value-type="string" calcext:value-type="string">
            <text:p>gdlt</text:p>
          </table:table-cell>
          <table:table-cell table:formula="of:=COUNTIF([.$C$1:.$C$2180]; [.D6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ần đây nhất</text:p>
          </table:table-cell>
          <table:table-cell office:value-type="string" calcext:value-type="string">
            <text:p>gdnhat</text:p>
          </table:table-cell>
          <table:table-cell table:formula="of:=COUNTIF([.$C$1:.$C$2180]; [.D6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c độ</text:p>
          </table:table-cell>
          <table:table-cell office:value-type="string" calcext:value-type="string">
            <text:p>gdo</text:p>
          </table:table-cell>
          <table:table-cell table:formula="of:=COUNTIF([.$C$1:.$C$2180]; [.D6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ộ máy trò chơi</text:p>
          </table:table-cell>
          <table:table-cell office:value-type="string" calcext:value-type="string">
            <text:p>ge</text:p>
          </table:table-cell>
          <table:table-cell table:formula="of:=COUNTIF([.$C$1:.$C$2180]; [.D6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ọn gàng</text:p>
          </table:table-cell>
          <table:table-cell office:value-type="string" calcext:value-type="string">
            <text:p>ggang</text:p>
          </table:table-cell>
          <table:table-cell table:formula="of:=COUNTIF([.$C$1:.$C$2180]; [.D6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ặp gỡ</text:p>
          </table:table-cell>
          <table:table-cell office:value-type="string" calcext:value-type="string">
            <text:p>ggo</text:p>
          </table:table-cell>
          <table:table-cell table:formula="of:=COUNTIF([.$C$1:.$C$2180]; [.D6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hi nhớ</text:p>
          </table:table-cell>
          <table:table-cell office:value-type="string" calcext:value-type="string">
            <text:p>ghnho</text:p>
          </table:table-cell>
          <table:table-cell table:formula="of:=COUNTIF([.$C$1:.$C$2180]; [.D6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ảo ảnh</text:p>
          </table:table-cell>
          <table:table-cell office:value-type="string" calcext:value-type="string">
            <text:p>ghozt</text:p>
          </table:table-cell>
          <table:table-cell table:formula="of:=COUNTIF([.$C$1:.$C$2180]; [.D6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 đình</text:p>
          </table:table-cell>
          <table:table-cell office:value-type="string" calcext:value-type="string">
            <text:p>giad</text:p>
          </table:table-cell>
          <table:table-cell table:formula="of:=COUNTIF([.$C$1:.$C$2180]; [.D6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quyết</text:p>
          </table:table-cell>
          <table:table-cell office:value-type="string" calcext:value-type="string">
            <text:p>giaiq</text:p>
          </table:table-cell>
          <table:table-cell table:formula="of:=COUNTIF([.$C$1:.$C$2180]; [.D6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 tăng</text:p>
          </table:table-cell>
          <table:table-cell office:value-type="string" calcext:value-type="string">
            <text:p>giatng</text:p>
          </table:table-cell>
          <table:table-cell table:formula="of:=COUNTIF([.$C$1:.$C$2180]; [.D6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ống nhau</text:p>
          </table:table-cell>
          <table:table-cell office:value-type="string" calcext:value-type="string">
            <text:p>ginhau</text:p>
          </table:table-cell>
          <table:table-cell table:formula="of:=COUNTIF([.$C$1:.$C$2180]; [.D6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quyết</text:p>
          </table:table-cell>
          <table:table-cell office:value-type="string" calcext:value-type="string">
            <text:p>giq</text:p>
          </table:table-cell>
          <table:table-cell table:formula="of:=COUNTIF([.$C$1:.$C$2180]; [.D6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ữa</text:p>
          </table:table-cell>
          <table:table-cell office:value-type="string" calcext:value-type="string">
            <text:p>giua</text:p>
          </table:table-cell>
          <table:table-cell table:formula="of:=COUNTIF([.$C$1:.$C$2180]; [.D6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ắn kết</text:p>
          </table:table-cell>
          <table:table-cell office:value-type="string" calcext:value-type="string">
            <text:p>gket</text:p>
          </table:table-cell>
          <table:table-cell table:formula="of:=COUNTIF([.$C$1:.$C$2180]; [.D6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c nhìn</text:p>
          </table:table-cell>
          <table:table-cell office:value-type="string" calcext:value-type="string">
            <text:p>gnhin</text:p>
          </table:table-cell>
          <table:table-cell table:formula="of:=COUNTIF([.$C$1:.$C$2180]; [.D6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hi nhớ</text:p>
          </table:table-cell>
          <table:table-cell office:value-type="string" calcext:value-type="string">
            <text:p>gnho</text:p>
          </table:table-cell>
          <table:table-cell table:formula="of:=COUNTIF([.$C$1:.$C$2180]; [.D6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c nhìn tầng lớp</text:p>
          </table:table-cell>
          <table:table-cell office:value-type="string" calcext:value-type="string">
            <text:p>gntl</text:p>
          </table:table-cell>
          <table:table-cell table:formula="of:=COUNTIF([.$C$1:.$C$2180]; [.D6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c độ</text:p>
          </table:table-cell>
          <table:table-cell office:value-type="string" calcext:value-type="string">
            <text:p>gocd</text:p>
          </table:table-cell>
          <table:table-cell table:formula="of:=COUNTIF([.$C$1:.$C$2180]; [.D6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c nhìn</text:p>
          </table:table-cell>
          <table:table-cell office:value-type="string" calcext:value-type="string">
            <text:p>gocnh</text:p>
          </table:table-cell>
          <table:table-cell table:formula="of:=COUNTIF([.$C$1:.$C$2180]; [.D6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i dữ liệu</text:p>
          </table:table-cell>
          <table:table-cell office:value-type="string" calcext:value-type="string">
            <text:p>goidl</text:p>
          </table:table-cell>
          <table:table-cell table:formula="of:=COUNTIF([.$C$1:.$C$2180]; [.D6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ồm có</text:p>
          </table:table-cell>
          <table:table-cell office:value-type="string" calcext:value-type="string">
            <text:p>gomc</text:p>
          </table:table-cell>
          <table:table-cell table:formula="of:=COUNTIF([.$C$1:.$C$2180]; [.D6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ây ra</text:p>
          </table:table-cell>
          <table:table-cell office:value-type="string" calcext:value-type="string">
            <text:p>gra</text:p>
          </table:table-cell>
          <table:table-cell table:formula="of:=COUNTIF([.$C$1:.$C$2180]; [.D7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ắn sẵn</text:p>
          </table:table-cell>
          <table:table-cell office:value-type="string" calcext:value-type="string">
            <text:p>gsan</text:p>
          </table:table-cell>
          <table:table-cell table:formula="of:=COUNTIF([.$C$1:.$C$2180]; [.D7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ốc tọa độ</text:p>
          </table:table-cell>
          <table:table-cell office:value-type="string" calcext:value-type="string">
            <text:p>gtdo</text:p>
          </table:table-cell>
          <table:table-cell table:formula="of:=COUNTIF([.$C$1:.$C$2180]; [.D7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án tiếp</text:p>
          </table:table-cell>
          <table:table-cell office:value-type="string" calcext:value-type="string">
            <text:p>gtiep</text:p>
          </table:table-cell>
          <table:table-cell table:formula="of:=COUNTIF([.$C$1:.$C$2180]; [.D7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á trị</text:p>
          </table:table-cell>
          <table:table-cell office:value-type="string" calcext:value-type="string">
            <text:p>gtri</text:p>
          </table:table-cell>
          <table:table-cell table:formula="of:=COUNTIF([.$C$1:.$C$2180]; [.D7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am xám</text:p>
          </table:table-cell>
          <table:table-cell office:value-type="string" calcext:value-type="string">
            <text:p>gxam</text:p>
          </table:table-cell>
          <table:table-cell table:formula="of:=COUNTIF([.$C$1:.$C$2180]; [.D7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óp ý</text:p>
          </table:table-cell>
          <table:table-cell office:value-type="string" calcext:value-type="string">
            <text:p>gy</text:p>
          </table:table-cell>
          <table:table-cell table:formula="of:=COUNTIF([.$C$1:.$C$2180]; [.D7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ầu cho</text:p>
          </table:table-cell>
          <table:table-cell office:value-type="string" calcext:value-type="string">
            <text:p>hauch</text:p>
          </table:table-cell>
          <table:table-cell table:formula="of:=COUNTIF([.$C$1:.$C$2180]; [.D7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ay chưa</text:p>
          </table:table-cell>
          <table:table-cell office:value-type="string" calcext:value-type="string">
            <text:p>haych</text:p>
          </table:table-cell>
          <table:table-cell table:formula="of:=COUNTIF([.$C$1:.$C$2180]; [.D7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ay không</text:p>
          </table:table-cell>
          <table:table-cell office:value-type="string" calcext:value-type="string">
            <text:p>haykh</text:p>
          </table:table-cell>
          <table:table-cell table:formula="of:=COUNTIF([.$C$1:.$C$2180]; [.D7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ểu biết</text:p>
          </table:table-cell>
          <table:table-cell office:value-type="string" calcext:value-type="string">
            <text:p>hbiet</text:p>
          </table:table-cell>
          <table:table-cell table:formula="of:=COUNTIF([.$C$1:.$C$2180]; [.D7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ủy bỏ</text:p>
          </table:table-cell>
          <table:table-cell office:value-type="string" calcext:value-type="string">
            <text:p>hbo</text:p>
          </table:table-cell>
          <table:table-cell table:formula="of:=COUNTIF([.$C$1:.$C$2180]; [.D7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biểu tượng</text:p>
          </table:table-cell>
          <table:table-cell office:value-type="string" calcext:value-type="string">
            <text:p>hbt</text:p>
          </table:table-cell>
          <table:table-cell table:formula="of:=COUNTIF([.$C$1:.$C$2180]; [.D7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ặc</text:p>
          </table:table-cell>
          <table:table-cell office:value-type="string" calcext:value-type="string">
            <text:p>hc</text:p>
          </table:table-cell>
          <table:table-cell table:formula="of:=COUNTIF([.$C$1:.$C$2180]; [.D7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cảnh</text:p>
          </table:table-cell>
          <table:table-cell office:value-type="string" calcext:value-type="string">
            <text:p>hcanh</text:p>
          </table:table-cell>
          <table:table-cell table:formula="of:=COUNTIF([.$C$1:.$C$2180]; [.D7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cầu</text:p>
          </table:table-cell>
          <table:table-cell office:value-type="string" calcext:value-type="string">
            <text:p>hcau</text:p>
          </table:table-cell>
          <table:table-cell table:formula="of:=COUNTIF([.$C$1:.$C$2180]; [.D7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ạn chế</text:p>
          </table:table-cell>
          <table:table-cell office:value-type="string" calcext:value-type="string">
            <text:p>hche</text:p>
          </table:table-cell>
          <table:table-cell table:formula="of:=COUNTIF([.$C$1:.$C$2180]; [.D7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chỉnh</text:p>
          </table:table-cell>
          <table:table-cell office:value-type="string" calcext:value-type="string">
            <text:p>hchinh</text:p>
          </table:table-cell>
          <table:table-cell table:formula="of:=COUNTIF([.$C$1:.$C$2180]; [.D7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ầu cho</text:p>
          </table:table-cell>
          <table:table-cell office:value-type="string" calcext:value-type="string">
            <text:p>hcho</text:p>
          </table:table-cell>
          <table:table-cell table:formula="of:=COUNTIF([.$C$1:.$C$2180]; [.D7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ủy chọn</text:p>
          </table:table-cell>
          <table:table-cell office:value-type="string" calcext:value-type="string">
            <text:p>hchon</text:p>
          </table:table-cell>
          <table:table-cell table:formula="of:=COUNTIF([.$C$1:.$C$2180]; [.D7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ay chưa</text:p>
          </table:table-cell>
          <table:table-cell office:value-type="string" calcext:value-type="string">
            <text:p>hchua</text:p>
          </table:table-cell>
          <table:table-cell table:formula="of:=COUNTIF([.$C$1:.$C$2180]; [.D7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chuẩn</text:p>
          </table:table-cell>
          <table:table-cell office:value-type="string" calcext:value-type="string">
            <text:p>hchuan</text:p>
          </table:table-cell>
          <table:table-cell table:formula="of:=COUNTIF([.$C$1:.$C$2180]; [.D7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ồ Chí Minh</text:p>
          </table:table-cell>
          <table:table-cell office:value-type="string" calcext:value-type="string">
            <text:p>hcm</text:p>
          </table:table-cell>
          <table:table-cell table:formula="of:=COUNTIF([.$C$1:.$C$2180]; [.D7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chữ nhật</text:p>
          </table:table-cell>
          <table:table-cell office:value-type="string" calcext:value-type="string">
            <text:p>hcn</text:p>
          </table:table-cell>
          <table:table-cell table:formula="of:=COUNTIF([.$C$1:.$C$2180]; [.D7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chữ nhật</text:p>
          </table:table-cell>
          <table:table-cell office:value-type="string" calcext:value-type="string">
            <text:p>hcnhat</text:p>
          </table:table-cell>
          <table:table-cell table:formula="of:=COUNTIF([.$C$1:.$C$2180]; [.D7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có</text:p>
          </table:table-cell>
          <table:table-cell office:value-type="string" calcext:value-type="string">
            <text:p>hco</text:p>
          </table:table-cell>
          <table:table-cell table:formula="of:=COUNTIF([.$C$1:.$C$2180]; [.D7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ớng dẫn</text:p>
          </table:table-cell>
          <table:table-cell office:value-type="string" calcext:value-type="string">
            <text:p>hd</text:p>
          </table:table-cell>
          <table:table-cell table:formula="of:=COUNTIF([.$C$1:.$C$2180]; [.D7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đại</text:p>
          </table:table-cell>
          <table:table-cell office:value-type="string" calcext:value-type="string">
            <text:p>hdai</text:p>
          </table:table-cell>
          <table:table-cell table:formula="of:=COUNTIF([.$C$1:.$C$2180]; [.D7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ấp dẫn</text:p>
          </table:table-cell>
          <table:table-cell office:value-type="string" calcext:value-type="string">
            <text:p>hdan</text:p>
          </table:table-cell>
          <table:table-cell table:formula="of:=COUNTIF([.$C$1:.$C$2180]; [.D7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dạng</text:p>
          </table:table-cell>
          <table:table-cell office:value-type="string" calcext:value-type="string">
            <text:p>hdang</text:p>
          </table:table-cell>
          <table:table-cell table:formula="of:=COUNTIF([.$C$1:.$C$2180]; [.D7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ải đảo</text:p>
          </table:table-cell>
          <table:table-cell office:value-type="string" calcext:value-type="string">
            <text:p>hdao</text:p>
          </table:table-cell>
          <table:table-cell table:formula="of:=COUNTIF([.$C$1:.$C$2180]; [.D7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ệ điều hành</text:p>
          </table:table-cell>
          <table:table-cell office:value-type="string" calcext:value-type="string">
            <text:p>hdh</text:p>
          </table:table-cell>
          <table:table-cell table:formula="of:=COUNTIF([.$C$1:.$C$2180]; [.D7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diện</text:p>
          </table:table-cell>
          <table:table-cell office:value-type="string" calcext:value-type="string">
            <text:p>hdien</text:p>
          </table:table-cell>
          <table:table-cell table:formula="of:=COUNTIF([.$C$1:.$C$2180]; [.D7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ạn định</text:p>
          </table:table-cell>
          <table:table-cell office:value-type="string" calcext:value-type="string">
            <text:p>hdinh</text:p>
          </table:table-cell>
          <table:table-cell table:formula="of:=COUNTIF([.$C$1:.$C$2180]; [.D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ệ đo lường</text:p>
          </table:table-cell>
          <table:table-cell office:value-type="string" calcext:value-type="string">
            <text:p>hdlng</text:p>
          </table:table-cell>
          <table:table-cell table:formula="of:=COUNTIF([.$C$1:.$C$2180]; [.D7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án đổi</text:p>
          </table:table-cell>
          <table:table-cell office:value-type="string" calcext:value-type="string">
            <text:p>hdoi</text:p>
          </table:table-cell>
          <table:table-cell table:formula="of:=COUNTIF([.$C$1:.$C$2180]; [.D7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ành động</text:p>
          </table:table-cell>
          <table:table-cell office:value-type="string" calcext:value-type="string">
            <text:p>hdong</text:p>
          </table:table-cell>
          <table:table-cell table:formula="of:=COUNTIF([.$C$1:.$C$2180]; [.D7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ớng dẫn sử dụng</text:p>
          </table:table-cell>
          <table:table-cell office:value-type="string" calcext:value-type="string">
            <text:p>hdsd</text:p>
          </table:table-cell>
          <table:table-cell table:formula="of:=COUNTIF([.$C$1:.$C$2180]; [.D7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p đối thoại</text:p>
          </table:table-cell>
          <table:table-cell office:value-type="string" calcext:value-type="string">
            <text:p>hdth</text:p>
          </table:table-cell>
          <table:table-cell table:formula="of:=COUNTIF([.$C$1:.$C$2180]; [.D7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dung</text:p>
          </table:table-cell>
          <table:table-cell office:value-type="string" calcext:value-type="string">
            <text:p>hdung</text:p>
          </table:table-cell>
          <table:table-cell table:formula="of:=COUNTIF([.$C$1:.$C$2180]; [.D7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giờ</text:p>
          </table:table-cell>
          <table:table-cell office:value-type="string" calcext:value-type="string">
            <text:p>hgio</text:p>
          </table:table-cell>
          <table:table-cell table:formula="of:=COUNTIF([.$C$1:.$C$2180]; [.D7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ữu hạn</text:p>
          </table:table-cell>
          <table:table-cell office:value-type="string" calcext:value-type="string">
            <text:p>hhan</text:p>
          </table:table-cell>
          <table:table-cell table:formula="of:=COUNTIF([.$C$1:.$C$2180]; [.D7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hảo</text:p>
          </table:table-cell>
          <table:table-cell office:value-type="string" calcext:value-type="string">
            <text:p>hhao</text:p>
          </table:table-cell>
          <table:table-cell table:formula="of:=COUNTIF([.$C$1:.$C$2180]; [.D7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ầu hết</text:p>
          </table:table-cell>
          <table:table-cell office:value-type="string" calcext:value-type="string">
            <text:p>hhet</text:p>
          </table:table-cell>
          <table:table-cell table:formula="of:=COUNTIF([.$C$1:.$C$2180]; [.D7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ạt hình</text:p>
          </table:table-cell>
          <table:table-cell office:value-type="string" calcext:value-type="string">
            <text:p>hhinh</text:p>
          </table:table-cell>
          <table:table-cell table:formula="of:=COUNTIF([.$C$1:.$C$2180]; [.D7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ữu hướng</text:p>
          </table:table-cell>
          <table:table-cell office:value-type="string" calcext:value-type="string">
            <text:p>hhng</text:p>
          </table:table-cell>
          <table:table-cell table:formula="of:=COUNTIF([.$C$1:.$C$2180]; [.D7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ạt họa</text:p>
          </table:table-cell>
          <table:table-cell office:value-type="string" calcext:value-type="string">
            <text:p>hhoa</text:p>
          </table:table-cell>
          <table:table-cell table:formula="of:=COUNTIF([.$C$1:.$C$2180]; [.D7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ỏa hoạn</text:p>
          </table:table-cell>
          <table:table-cell office:value-type="string" calcext:value-type="string">
            <text:p>hhoan</text:p>
          </table:table-cell>
          <table:table-cell table:formula="of:=COUNTIF([.$C$1:.$C$2180]; [.D7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học</text:p>
          </table:table-cell>
          <table:table-cell office:value-type="string" calcext:value-type="string">
            <text:p>hhoc</text:p>
          </table:table-cell>
          <table:table-cell table:formula="of:=COUNTIF([.$C$1:.$C$2180]; [.D7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hộp</text:p>
          </table:table-cell>
          <table:table-cell office:value-type="string" calcext:value-type="string">
            <text:p>hhop</text:p>
          </table:table-cell>
          <table:table-cell table:formula="of:=COUNTIF([.$C$1:.$C$2180]; [.D7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i họp</text:p>
          </table:table-cell>
          <table:table-cell office:value-type="string" calcext:value-type="string">
            <text:p>hhop</text:p>
          </table:table-cell>
          <table:table-cell table:formula="of:=COUNTIF([.$C$1:.$C$2180]; [.D7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hữu</text:p>
          </table:table-cell>
          <table:table-cell office:value-type="string" calcext:value-type="string">
            <text:p>hhuu</text:p>
          </table:table-cell>
          <table:table-cell table:formula="of:=COUNTIF([.$C$1:.$C$2180]; [.D7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ữu ích</text:p>
          </table:table-cell>
          <table:table-cell office:value-type="string" calcext:value-type="string">
            <text:p>hich</text:p>
          </table:table-cell>
          <table:table-cell table:formula="of:=COUNTIF([.$C$1:.$C$2180]; [.D7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ẩn giấu</text:p>
          </table:table-cell>
          <table:table-cell office:value-type="string" calcext:value-type="string">
            <text:p>hide</text:p>
          </table:table-cell>
          <table:table-cell table:formula="of:=COUNTIF([.$C$1:.$C$2180]; [.D7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ứng</text:p>
          </table:table-cell>
          <table:table-cell office:value-type="string" calcext:value-type="string">
            <text:p>hieuu</text:p>
          </table:table-cell>
          <table:table-cell table:formula="of:=COUNTIF([.$C$1:.$C$2180]; [.D7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số</text:p>
          </table:table-cell>
          <table:table-cell office:value-type="string" calcext:value-type="string">
            <text:p>hieuz</text:p>
          </table:table-cell>
          <table:table-cell table:formula="of:=COUNTIF([.$C$1:.$C$2180]; [.D7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ảnh</text:p>
          </table:table-cell>
          <table:table-cell office:value-type="string" calcext:value-type="string">
            <text:p>hinha</text:p>
          </table:table-cell>
          <table:table-cell table:formula="of:=COUNTIF([.$C$1:.$C$2180]; [.D7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tam giác</text:p>
          </table:table-cell>
          <table:table-cell office:value-type="string" calcext:value-type="string">
            <text:p>hinhtg</text:p>
          </table:table-cell>
          <table:table-cell table:formula="of:=COUNTIF([.$C$1:.$C$2180]; [.D7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thành</text:p>
          </table:table-cell>
          <table:table-cell office:value-type="string" calcext:value-type="string">
            <text:p>hinhth</text:p>
          </table:table-cell>
          <table:table-cell table:formula="of:=COUNTIF([.$C$1:.$C$2180]; [.D7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tròn</text:p>
          </table:table-cell>
          <table:table-cell office:value-type="string" calcext:value-type="string">
            <text:p>hinhtr</text:p>
          </table:table-cell>
          <table:table-cell table:formula="of:=COUNTIF([.$C$1:.$C$2180]; [.D7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vuông</text:p>
          </table:table-cell>
          <table:table-cell office:value-type="string" calcext:value-type="string">
            <text:p>hinhv</text:p>
          </table:table-cell>
          <table:table-cell table:formula="of:=COUNTIF([.$C$1:.$C$2180]; [.D7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ồng Kông</text:p>
          </table:table-cell>
          <table:table-cell office:value-type="string" calcext:value-type="string">
            <text:p>hk</text:p>
          </table:table-cell>
          <table:table-cell table:formula="of:=COUNTIF([.$C$1:.$C$2180]; [.D7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ay không</text:p>
          </table:table-cell>
          <table:table-cell office:value-type="string" calcext:value-type="string">
            <text:p>hkhong</text:p>
          </table:table-cell>
          <table:table-cell table:formula="of:=COUNTIF([.$C$1:.$C$2180]; [.D7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ậu kỳ xử lý</text:p>
          </table:table-cell>
          <table:table-cell office:value-type="string" calcext:value-type="string">
            <text:p>hkxl</text:p>
          </table:table-cell>
          <table:table-cell table:formula="of:=COUNTIF([.$C$1:.$C$2180]; [.D7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ậu kỳ</text:p>
          </table:table-cell>
          <table:table-cell office:value-type="string" calcext:value-type="string">
            <text:p>hky</text:p>
          </table:table-cell>
          <table:table-cell table:formula="of:=COUNTIF([.$C$1:.$C$2180]; [.D7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lại</text:p>
          </table:table-cell>
          <table:table-cell office:value-type="string" calcext:value-type="string">
            <text:p>hlai</text:p>
          </table:table-cell>
          <table:table-cell table:formula="of:=COUNTIF([.$C$1:.$C$2180]; [.D7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ợp lệ</text:p>
          </table:table-cell>
          <table:table-cell office:value-type="string" calcext:value-type="string">
            <text:p>hle</text:p>
          </table:table-cell>
          <table:table-cell table:formula="of:=COUNTIF([.$C$1:.$C$2180]; [.D7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lên</text:p>
          </table:table-cell>
          <table:table-cell office:value-type="string" calcext:value-type="string">
            <text:p>hlen</text:p>
          </table:table-cell>
          <table:table-cell table:formula="of:=COUNTIF([.$C$1:.$C$2180]; [.D7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lập thể</text:p>
          </table:table-cell>
          <table:table-cell office:value-type="string" calcext:value-type="string">
            <text:p>hlthe</text:p>
          </table:table-cell>
          <table:table-cell table:formula="of:=COUNTIF([.$C$1:.$C$2180]; [.D7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lực</text:p>
          </table:table-cell>
          <table:table-cell office:value-type="string" calcext:value-type="string">
            <text:p>hluc</text:p>
          </table:table-cell>
          <table:table-cell table:formula="of:=COUNTIF([.$C$1:.$C$2180]; [.D7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mẫu</text:p>
          </table:table-cell>
          <table:table-cell office:value-type="string" calcext:value-type="string">
            <text:p>hmau</text:p>
          </table:table-cell>
          <table:table-cell table:formula="of:=COUNTIF([.$C$1:.$C$2180]; [.D7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ạng mục</text:p>
          </table:table-cell>
          <table:table-cell office:value-type="string" calcext:value-type="string">
            <text:p>hmuc</text:p>
          </table:table-cell>
          <table:table-cell table:formula="of:=COUNTIF([.$C$1:.$C$2180]; [.D7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hn</text:p>
          </table:table-cell>
          <table:table-cell table:formula="of:=COUNTIF([.$C$1:.$C$2180]; [.D7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nay</text:p>
          </table:table-cell>
          <table:table-cell office:value-type="string" calcext:value-type="string">
            <text:p>hnay</text:p>
          </table:table-cell>
          <table:table-cell table:formula="of:=COUNTIF([.$C$1:.$C$2180]; [.D7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ôm nay</text:p>
          </table:table-cell>
          <table:table-cell office:value-type="string" calcext:value-type="string">
            <text:p>hnay</text:p>
          </table:table-cell>
          <table:table-cell table:formula="of:=COUNTIF([.$C$1:.$C$2180]; [.D7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ớng</text:p>
          </table:table-cell>
          <table:table-cell office:value-type="string" calcext:value-type="string">
            <text:p>hng</text:p>
          </table:table-cell>
          <table:table-cell table:formula="of:=COUNTIF([.$C$1:.$C$2180]; [.D7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ằng ngày</text:p>
          </table:table-cell>
          <table:table-cell office:value-type="string" calcext:value-type="string">
            <text:p>hngay</text:p>
          </table:table-cell>
          <table:table-cell table:formula="of:=COUNTIF([.$C$1:.$C$2180]; [.D7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ớng dẫn</text:p>
          </table:table-cell>
          <table:table-cell office:value-type="string" calcext:value-type="string">
            <text:p>hngdan</text:p>
          </table:table-cell>
          <table:table-cell table:formula="of:=COUNTIF([.$C$1:.$C$2180]; [.D7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ỏng hóc</text:p>
          </table:table-cell>
          <table:table-cell office:value-type="string" calcext:value-type="string">
            <text:p>hnghoc</text:p>
          </table:table-cell>
          <table:table-cell table:formula="of:=COUNTIF([.$C$1:.$C$2180]; [.D7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ởng</text:p>
          </table:table-cell>
          <table:table-cell office:value-type="string" calcext:value-type="string">
            <text:p>hngr</text:p>
          </table:table-cell>
          <table:table-cell table:formula="of:=COUNTIF([.$C$1:.$C$2180]; [.D7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ằng số</text:p>
          </table:table-cell>
          <table:table-cell office:value-type="string" calcext:value-type="string">
            <text:p>hngso</text:p>
          </table:table-cell>
          <table:table-cell table:formula="of:=COUNTIF([.$C$1:.$C$2180]; [.D7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ớng trước</text:p>
          </table:table-cell>
          <table:table-cell office:value-type="string" calcext:value-type="string">
            <text:p>hngtr</text:p>
          </table:table-cell>
          <table:table-cell table:formula="of:=COUNTIF([.$C$1:.$C$2180]; [.D7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ớng trên</text:p>
          </table:table-cell>
          <table:table-cell office:value-type="string" calcext:value-type="string">
            <text:p>hngtren</text:p>
          </table:table-cell>
          <table:table-cell table:formula="of:=COUNTIF([.$C$1:.$C$2180]; [.D7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ướng dẫn</text:p>
          </table:table-cell>
          <table:table-cell office:value-type="string" calcext:value-type="string">
            <text:p>hngz</text:p>
          </table:table-cell>
          <table:table-cell table:formula="of:=COUNTIF([.$C$1:.$C$2180]; [.D7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i nhập</text:p>
          </table:table-cell>
          <table:table-cell office:value-type="string" calcext:value-type="string">
            <text:p>hnhap</text:p>
          </table:table-cell>
          <table:table-cell table:formula="of:=COUNTIF([.$C$1:.$C$2180]; [.D7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ầu như</text:p>
          </table:table-cell>
          <table:table-cell office:value-type="string" calcext:value-type="string">
            <text:p>hnhu</text:p>
          </table:table-cell>
          <table:table-cell table:formula="of:=COUNTIF([.$C$1:.$C$2180]; [.D7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à Nội</text:p>
          </table:table-cell>
          <table:table-cell office:value-type="string" calcext:value-type="string">
            <text:p>hnoi</text:p>
          </table:table-cell>
          <table:table-cell table:formula="of:=COUNTIF([.$C$1:.$C$2180]; [.D7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óa học</text:p>
          </table:table-cell>
          <table:table-cell office:value-type="string" calcext:value-type="string">
            <text:p>hoah</text:p>
          </table:table-cell>
          <table:table-cell table:formula="of:=COUNTIF([.$C$1:.$C$2180]; [.D7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chỉnh</text:p>
          </table:table-cell>
          <table:table-cell office:value-type="string" calcext:value-type="string">
            <text:p>hoanch</text:p>
          </table:table-cell>
          <table:table-cell table:formula="of:=COUNTIF([.$C$1:.$C$2180]; [.D7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thành</text:p>
          </table:table-cell>
          <table:table-cell office:value-type="string" calcext:value-type="string">
            <text:p>hoanth</text:p>
          </table:table-cell>
          <table:table-cell table:formula="of:=COUNTIF([.$C$1:.$C$2180]; [.D7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ạt động</text:p>
          </table:table-cell>
          <table:table-cell office:value-type="string" calcext:value-type="string">
            <text:p>hoatd</text:p>
          </table:table-cell>
          <table:table-cell table:formula="of:=COUNTIF([.$C$1:.$C$2180]; [.D7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ọc tập</text:p>
          </table:table-cell>
          <table:table-cell office:value-type="string" calcext:value-type="string">
            <text:p>hoct</text:p>
          </table:table-cell>
          <table:table-cell table:formula="of:=COUNTIF([.$C$1:.$C$2180]; [.D7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i chuẩn</text:p>
          </table:table-cell>
          <table:table-cell office:value-type="string" calcext:value-type="string">
            <text:p>hoich</text:p>
          </table:table-cell>
          <table:table-cell table:formula="of:=COUNTIF([.$C$1:.$C$2180]; [.D7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i họp</text:p>
          </table:table-cell>
          <table:table-cell office:value-type="string" calcext:value-type="string">
            <text:p>hoih</text:p>
          </table:table-cell>
          <table:table-cell table:formula="of:=COUNTIF([.$C$1:.$C$2180]; [.D7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ơi nước</text:p>
          </table:table-cell>
          <table:table-cell office:value-type="string" calcext:value-type="string">
            <text:p>hoinc</text:p>
          </table:table-cell>
          <table:table-cell table:formula="of:=COUNTIF([.$C$1:.$C$2180]; [.D7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i nhập</text:p>
          </table:table-cell>
          <table:table-cell office:value-type="string" calcext:value-type="string">
            <text:p>hoinh</text:p>
          </table:table-cell>
          <table:table-cell table:formula="of:=COUNTIF([.$C$1:.$C$2180]; [.D7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ồi phản</text:p>
          </table:table-cell>
          <table:table-cell office:value-type="string" calcext:value-type="string">
            <text:p>hoiph</text:p>
          </table:table-cell>
          <table:table-cell table:formula="of:=COUNTIF([.$C$1:.$C$2180]; [.D7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ợp nhất</text:p>
          </table:table-cell>
          <table:table-cell office:value-type="string" calcext:value-type="string">
            <text:p>hopnh</text:p>
          </table:table-cell>
          <table:table-cell table:formula="of:=COUNTIF([.$C$1:.$C$2180]; [.D7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ợp thức</text:p>
          </table:table-cell>
          <table:table-cell office:value-type="string" calcext:value-type="string">
            <text:p>hopth</text:p>
          </table:table-cell>
          <table:table-cell table:formula="of:=COUNTIF([.$C$1:.$C$2180]; [.D7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ợp</text:p>
          </table:table-cell>
          <table:table-cell office:value-type="string" calcext:value-type="string">
            <text:p>hp</text:p>
          </table:table-cell>
          <table:table-cell table:formula="of:=COUNTIF([.$C$1:.$C$2180]; [.D7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Wishing you a wonderful day of celebration. God bless you. Happy Birthday from me.</text:p>
          </table:table-cell>
          <table:table-cell office:value-type="string" calcext:value-type="string">
            <text:p>hpbd</text:p>
          </table:table-cell>
          <table:table-cell table:formula="of:=COUNTIF([.$C$1:.$C$2180]; [.D8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Belated wishing you a wonderful day of celebration. God bless you. Happy birthday from me.</text:p>
          </table:table-cell>
          <table:table-cell office:value-type="string" calcext:value-type="string">
            <text:p>hpbdl</text:p>
          </table:table-cell>
          <table:table-cell table:formula="of:=COUNTIF([.$C$1:.$C$2180]; [.D8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ồi phục</text:p>
          </table:table-cell>
          <table:table-cell office:value-type="string" calcext:value-type="string">
            <text:p>hphuc</text:p>
          </table:table-cell>
          <table:table-cell table:formula="of:=COUNTIF([.$C$1:.$C$2180]; [.D8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quả</text:p>
          </table:table-cell>
          <table:table-cell office:value-type="string" calcext:value-type="string">
            <text:p>hqua</text:p>
          </table:table-cell>
          <table:table-cell table:formula="of:=COUNTIF([.$C$1:.$C$2180]; [.D8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ra</text:p>
          </table:table-cell>
          <table:table-cell office:value-type="string" calcext:value-type="string">
            <text:p>hra</text:p>
          </table:table-cell>
          <table:table-cell table:formula="of:=COUNTIF([.$C$1:.$C$2180]; [.D8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rẻ quạt</text:p>
          </table:table-cell>
          <table:table-cell office:value-type="string" calcext:value-type="string">
            <text:p>hrq</text:p>
          </table:table-cell>
          <table:table-cell table:formula="of:=COUNTIF([.$C$1:.$C$2180]; [.D8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rẻ quạt</text:p>
          </table:table-cell>
          <table:table-cell office:value-type="string" calcext:value-type="string">
            <text:p>hrquat</text:p>
          </table:table-cell>
          <table:table-cell table:formula="of:=COUNTIF([.$C$1:.$C$2180]; [.D8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ệ số</text:p>
          </table:table-cell>
          <table:table-cell office:value-type="string" calcext:value-type="string">
            <text:p>hso</text:p>
          </table:table-cell>
          <table:table-cell table:formula="of:=COUNTIF([.$C$1:.$C$2180]; [.D8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suất</text:p>
          </table:table-cell>
          <table:table-cell office:value-type="string" calcext:value-type="string">
            <text:p>hsuat</text:p>
          </table:table-cell>
          <table:table-cell table:formula="of:=COUNTIF([.$C$1:.$C$2180]; [.D8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ết sức</text:p>
          </table:table-cell>
          <table:table-cell office:value-type="string" calcext:value-type="string">
            <text:p>hsuc</text:p>
          </table:table-cell>
          <table:table-cell table:formula="of:=COUNTIF([.$C$1:.$C$2180]; [.D8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tác</text:p>
          </table:table-cell>
          <table:table-cell office:value-type="string" calcext:value-type="string">
            <text:p>htac</text:p>
          </table:table-cell>
          <table:table-cell table:formula="of:=COUNTIF([.$C$1:.$C$2180]; [.D8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tại</text:p>
          </table:table-cell>
          <table:table-cell office:value-type="string" calcext:value-type="string">
            <text:p>htai</text:p>
          </table:table-cell>
          <table:table-cell table:formula="of:=COUNTIF([.$C$1:.$C$2180]; [.D8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ọc tập</text:p>
          </table:table-cell>
          <table:table-cell office:value-type="string" calcext:value-type="string">
            <text:p>htap</text:p>
          </table:table-cell>
          <table:table-cell table:formula="of:=COUNTIF([.$C$1:.$C$2180]; [.D8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tất</text:p>
          </table:table-cell>
          <table:table-cell office:value-type="string" calcext:value-type="string">
            <text:p>htat</text:p>
          </table:table-cell>
          <table:table-cell table:formula="of:=COUNTIF([.$C$1:.$C$2180]; [.D8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tam giác</text:p>
          </table:table-cell>
          <table:table-cell office:value-type="string" calcext:value-type="string">
            <text:p>htg</text:p>
          </table:table-cell>
          <table:table-cell table:formula="of:=COUNTIF([.$C$1:.$C$2180]; [.D8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thái</text:p>
          </table:table-cell>
          <table:table-cell office:value-type="string" calcext:value-type="string">
            <text:p>hthai</text:p>
          </table:table-cell>
          <table:table-cell table:formula="of:=COUNTIF([.$C$1:.$C$2180]; [.D8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thành</text:p>
          </table:table-cell>
          <table:table-cell office:value-type="string" calcext:value-type="string">
            <text:p>hthanh</text:p>
          </table:table-cell>
          <table:table-cell table:formula="of:=COUNTIF([.$C$1:.$C$2180]; [.D8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ển thị</text:p>
          </table:table-cell>
          <table:table-cell office:value-type="string" calcext:value-type="string">
            <text:p>hthi</text:p>
          </table:table-cell>
          <table:table-cell table:formula="of:=COUNTIF([.$C$1:.$C$2180]; [.D8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thời</text:p>
          </table:table-cell>
          <table:table-cell office:value-type="string" calcext:value-type="string">
            <text:p>hthoi</text:p>
          </table:table-cell>
          <table:table-cell table:formula="of:=COUNTIF([.$C$1:.$C$2180]; [.D8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ệ thống</text:p>
          </table:table-cell>
          <table:table-cell office:value-type="string" calcext:value-type="string">
            <text:p>hthong</text:p>
          </table:table-cell>
          <table:table-cell table:formula="of:=COUNTIF([.$C$1:.$C$2180]; [.D8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thức</text:p>
          </table:table-cell>
          <table:table-cell office:value-type="string" calcext:value-type="string">
            <text:p>hthuc</text:p>
          </table:table-cell>
          <table:table-cell table:formula="of:=COUNTIF([.$C$1:.$C$2180]; [.D8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tượng</text:p>
          </table:table-cell>
          <table:table-cell office:value-type="string" calcext:value-type="string">
            <text:p>htng</text:p>
          </table:table-cell>
          <table:table-cell table:formula="of:=COUNTIF([.$C$1:.$C$2180]; [.D8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ậu tố</text:p>
          </table:table-cell>
          <table:table-cell office:value-type="string" calcext:value-type="string">
            <text:p>hto</text:p>
          </table:table-cell>
          <table:table-cell table:formula="of:=COUNTIF([.$C$1:.$C$2180]; [.D8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àn toàn</text:p>
          </table:table-cell>
          <table:table-cell office:value-type="string" calcext:value-type="string">
            <text:p>htoan</text:p>
          </table:table-cell>
          <table:table-cell table:formula="of:=COUNTIF([.$C$1:.$C$2180]; [.D8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n trạng</text:p>
          </table:table-cell>
          <table:table-cell office:value-type="string" calcext:value-type="string">
            <text:p>htrang</text:p>
          </table:table-cell>
          <table:table-cell table:formula="of:=COUNTIF([.$C$1:.$C$2180]; [.D8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ành trình</text:p>
          </table:table-cell>
          <table:table-cell office:value-type="string" calcext:value-type="string">
            <text:p>htrinh</text:p>
          </table:table-cell>
          <table:table-cell table:formula="of:=COUNTIF([.$C$1:.$C$2180]; [.D8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ỗ trợ</text:p>
          </table:table-cell>
          <table:table-cell office:value-type="string" calcext:value-type="string">
            <text:p>htro</text:p>
          </table:table-cell>
          <table:table-cell table:formula="of:=COUNTIF([.$C$1:.$C$2180]; [.D8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tròn</text:p>
          </table:table-cell>
          <table:table-cell office:value-type="string" calcext:value-type="string">
            <text:p>htron</text:p>
          </table:table-cell>
          <table:table-cell table:formula="of:=COUNTIF([.$C$1:.$C$2180]; [.D8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òa trộn</text:p>
          </table:table-cell>
          <table:table-cell office:value-type="string" calcext:value-type="string">
            <text:p>htron</text:p>
          </table:table-cell>
          <table:table-cell table:formula="of:=COUNTIF([.$C$1:.$C$2180]; [.D8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i tụ</text:p>
          </table:table-cell>
          <table:table-cell office:value-type="string" calcext:value-type="string">
            <text:p>htu</text:p>
          </table:table-cell>
          <table:table-cell table:formula="of:=COUNTIF([.$C$1:.$C$2180]; [.D8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uấn luyện</text:p>
          </table:table-cell>
          <table:table-cell office:value-type="string" calcext:value-type="string">
            <text:p>huanl</text:p>
          </table:table-cell>
          <table:table-cell table:formula="of:=COUNTIF([.$C$1:.$C$2180]; [.D8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ữu ích</text:p>
          </table:table-cell>
          <table:table-cell office:value-type="string" calcext:value-type="string">
            <text:p>huui</text:p>
          </table:table-cell>
          <table:table-cell table:formula="of:=COUNTIF([.$C$1:.$C$2180]; [.D8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ộp văn bản</text:p>
          </table:table-cell>
          <table:table-cell office:value-type="string" calcext:value-type="string">
            <text:p>hvb</text:p>
          </table:table-cell>
          <table:table-cell table:formula="of:=COUNTIF([.$C$1:.$C$2180]; [.D8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oán vị</text:p>
          </table:table-cell>
          <table:table-cell office:value-type="string" calcext:value-type="string">
            <text:p>hvi</text:p>
          </table:table-cell>
          <table:table-cell table:formula="of:=COUNTIF([.$C$1:.$C$2180]; [.D8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ọc viên</text:p>
          </table:table-cell>
          <table:table-cell office:value-type="string" calcext:value-type="string">
            <text:p>hvien</text:p>
          </table:table-cell>
          <table:table-cell table:formula="of:=COUNTIF([.$C$1:.$C$2180]; [.D8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y vọng</text:p>
          </table:table-cell>
          <table:table-cell office:value-type="string" calcext:value-type="string">
            <text:p>hvong</text:p>
          </table:table-cell>
          <table:table-cell table:formula="of:=COUNTIF([.$C$1:.$C$2180]; [.D8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vuông</text:p>
          </table:table-cell>
          <table:table-cell office:value-type="string" calcext:value-type="string">
            <text:p>hvuong</text:p>
          </table:table-cell>
          <table:table-cell table:formula="of:=COUNTIF([.$C$1:.$C$2180]; [.D8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ấp dẫn</text:p>
          </table:table-cell>
          <table:table-cell office:value-type="string" calcext:value-type="string">
            <text:p>hzan</text:p>
          </table:table-cell>
          <table:table-cell table:formula="of:=COUNTIF([.$C$1:.$C$2180]; [.D8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iệu số</text:p>
          </table:table-cell>
          <table:table-cell office:value-type="string" calcext:value-type="string">
            <text:p>hzo</text:p>
          </table:table-cell>
          <table:table-cell table:formula="of:=COUNTIF([.$C$1:.$C$2180]; [.D8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ình dung</text:p>
          </table:table-cell>
          <table:table-cell office:value-type="string" calcext:value-type="string">
            <text:p>hzung</text:p>
          </table:table-cell>
          <table:table-cell table:formula="of:=COUNTIF([.$C$1:.$C$2180]; [.D8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k0</text:p>
          </table:table-cell>
          <table:table-cell table:formula="of:=COUNTIF([.$C$1:.$C$2180]; [.D8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bắt buộc</text:p>
          </table:table-cell>
          <table:table-cell office:value-type="string" calcext:value-type="string">
            <text:p>kbb</text:p>
          </table:table-cell>
          <table:table-cell table:formula="of:=COUNTIF([.$C$1:.$C$2180]; [.D8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bao giờ</text:p>
          </table:table-cell>
          <table:table-cell office:value-type="string" calcext:value-type="string">
            <text:p>kbgio</text:p>
          </table:table-cell>
          <table:table-cell table:formula="of:=COUNTIF([.$C$1:.$C$2180]; [.D8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ể cả</text:p>
          </table:table-cell>
          <table:table-cell office:value-type="string" calcext:value-type="string">
            <text:p>kca</text:p>
          </table:table-cell>
          <table:table-cell table:formula="of:=COUNTIF([.$C$1:.$C$2180]; [.D8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ềm chế</text:p>
          </table:table-cell>
          <table:table-cell office:value-type="string" calcext:value-type="string">
            <text:p>kche</text:p>
          </table:table-cell>
          <table:table-cell table:formula="of:=COUNTIF([.$C$1:.$C$2180]; [.D8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cục</text:p>
          </table:table-cell>
          <table:table-cell office:value-type="string" calcext:value-type="string">
            <text:p>kcuc</text:p>
          </table:table-cell>
          <table:table-cell table:formula="of:=COUNTIF([.$C$1:.$C$2180]; [.D8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éo dài</text:p>
          </table:table-cell>
          <table:table-cell office:value-type="string" calcext:value-type="string">
            <text:p>kdai</text:p>
          </table:table-cell>
          <table:table-cell table:formula="of:=COUNTIF([.$C$1:.$C$2180]; [.D8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m đồng hồ</text:p>
          </table:table-cell>
          <table:table-cell office:value-type="string" calcext:value-type="string">
            <text:p>kdho</text:p>
          </table:table-cell>
          <table:table-cell table:formula="of:=COUNTIF([.$C$1:.$C$2180]; [.D8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ên định</text:p>
          </table:table-cell>
          <table:table-cell office:value-type="string" calcext:value-type="string">
            <text:p>kdinh</text:p>
          </table:table-cell>
          <table:table-cell table:formula="of:=COUNTIF([.$C$1:.$C$2180]; [.D8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ối dữ liệu</text:p>
          </table:table-cell>
          <table:table-cell office:value-type="string" calcext:value-type="string">
            <text:p>kdlieu</text:p>
          </table:table-cell>
          <table:table-cell table:formula="of:=COUNTIF([.$C$1:.$C$2180]; [.D8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ến dựng</text:p>
          </table:table-cell>
          <table:table-cell office:value-type="string" calcext:value-type="string">
            <text:p>kdung</text:p>
          </table:table-cell>
          <table:table-cell table:formula="of:=COUNTIF([.$C$1:.$C$2180]; [.D8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ểm duyệt</text:p>
          </table:table-cell>
          <table:table-cell office:value-type="string" calcext:value-type="string">
            <text:p>kduyet</text:p>
          </table:table-cell>
          <table:table-cell table:formula="of:=COUNTIF([.$C$1:.$C$2180]; [.D8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 hoạch</text:p>
          </table:table-cell>
          <table:table-cell office:value-type="string" calcext:value-type="string">
            <text:p>keh</text:p>
          </table:table-cell>
          <table:table-cell table:formula="of:=COUNTIF([.$C$1:.$C$2180]; [.D8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buộc</text:p>
          </table:table-cell>
          <table:table-cell office:value-type="string" calcext:value-type="string">
            <text:p>ketb</text:p>
          </table:table-cell>
          <table:table-cell table:formula="of:=COUNTIF([.$C$1:.$C$2180]; [.D8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hợp</text:p>
          </table:table-cell>
          <table:table-cell office:value-type="string" calcext:value-type="string">
            <text:p>keth</text:p>
          </table:table-cell>
          <table:table-cell table:formula="of:=COUNTIF([.$C$1:.$C$2180]; [.D8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quả</text:p>
          </table:table-cell>
          <table:table-cell office:value-type="string" calcext:value-type="string">
            <text:p>ketq</text:p>
          </table:table-cell>
          <table:table-cell table:formula="of:=COUNTIF([.$C$1:.$C$2180]; [.D8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xuất</text:p>
          </table:table-cell>
          <table:table-cell office:value-type="string" calcext:value-type="string">
            <text:p>ketx</text:p>
          </table:table-cell>
          <table:table-cell table:formula="of:=COUNTIF([.$C$1:.$C$2180]; [.D8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gian làm việc</text:p>
          </table:table-cell>
          <table:table-cell office:value-type="string" calcext:value-type="string">
            <text:p>kglv</text:p>
          </table:table-cell>
          <table:table-cell table:formula="of:=COUNTIF([.$C$1:.$C$2180]; [.D8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gian màn hình</text:p>
          </table:table-cell>
          <table:table-cell office:value-type="string" calcext:value-type="string">
            <text:p>kgmh</text:p>
          </table:table-cell>
          <table:table-cell table:formula="of:=COUNTIF([.$C$1:.$C$2180]; [.D8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gian thế giới</text:p>
          </table:table-cell>
          <table:table-cell office:value-type="string" calcext:value-type="string">
            <text:p>kgtg</text:p>
          </table:table-cell>
          <table:table-cell table:formula="of:=COUNTIF([.$C$1:.$C$2180]; [.D8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giống với</text:p>
          </table:table-cell>
          <table:table-cell office:value-type="string" calcext:value-type="string">
            <text:p>kgvoi</text:p>
          </table:table-cell>
          <table:table-cell table:formula="of:=COUNTIF([.$C$1:.$C$2180]; [.D8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</text:p>
          </table:table-cell>
          <table:table-cell office:value-type="string" calcext:value-type="string">
            <text:p>kh0</text:p>
          </table:table-cell>
          <table:table-cell table:formula="of:=COUNTIF([.$C$1:.$C$2180]; [.D8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ác nhau</text:p>
          </table:table-cell>
          <table:table-cell office:value-type="string" calcext:value-type="string">
            <text:p>khacnh</text:p>
          </table:table-cell>
          <table:table-cell table:formula="of:=COUNTIF([.$C$1:.$C$2180]; [.D8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ả thi</text:p>
          </table:table-cell>
          <table:table-cell office:value-type="string" calcext:value-type="string">
            <text:p>khath</text:p>
          </table:table-cell>
          <table:table-cell table:formula="of:=COUNTIF([.$C$1:.$C$2180]; [.D8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ai báo</text:p>
          </table:table-cell>
          <table:table-cell office:value-type="string" calcext:value-type="string">
            <text:p>khbao</text:p>
          </table:table-cell>
          <table:table-cell table:formula="of:=COUNTIF([.$C$1:.$C$2180]; [.D8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bắt buộc</text:p>
          </table:table-cell>
          <table:table-cell office:value-type="string" calcext:value-type="string">
            <text:p>khbb</text:p>
          </table:table-cell>
          <table:table-cell table:formula="of:=COUNTIF([.$C$1:.$C$2180]; [.D8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ác biệt</text:p>
          </table:table-cell>
          <table:table-cell office:value-type="string" calcext:value-type="string">
            <text:p>khbiet</text:p>
          </table:table-cell>
          <table:table-cell table:formula="of:=COUNTIF([.$C$1:.$C$2180]; [.D8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oảng cách</text:p>
          </table:table-cell>
          <table:table-cell office:value-type="string" calcext:value-type="string">
            <text:p>khcach</text:p>
          </table:table-cell>
          <table:table-cell table:formula="of:=COUNTIF([.$C$1:.$C$2180]; [.D8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cần</text:p>
          </table:table-cell>
          <table:table-cell office:value-type="string" calcext:value-type="string">
            <text:p>khcan</text:p>
          </table:table-cell>
          <table:table-cell table:formula="of:=COUNTIF([.$C$1:.$C$2180]; [.D8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có gì</text:p>
          </table:table-cell>
          <table:table-cell office:value-type="string" calcext:value-type="string">
            <text:p>khcgi</text:p>
          </table:table-cell>
          <table:table-cell table:formula="of:=COUNTIF([.$C$1:.$C$2180]; [.D8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ống chế</text:p>
          </table:table-cell>
          <table:table-cell office:value-type="string" calcext:value-type="string">
            <text:p>khche</text:p>
          </table:table-cell>
          <table:table-cell table:formula="of:=COUNTIF([.$C$1:.$C$2180]; [.D8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chiếu</text:p>
          </table:table-cell>
          <table:table-cell office:value-type="string" calcext:value-type="string">
            <text:p>khchieu</text:p>
          </table:table-cell>
          <table:table-cell table:formula="of:=COUNTIF([.$C$1:.$C$2180]; [.D8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có</text:p>
          </table:table-cell>
          <table:table-cell office:value-type="string" calcext:value-type="string">
            <text:p>khco</text:p>
          </table:table-cell>
          <table:table-cell table:formula="of:=COUNTIF([.$C$1:.$C$2180]; [.D8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công</text:p>
          </table:table-cell>
          <table:table-cell office:value-type="string" calcext:value-type="string">
            <text:p>khcong</text:p>
          </table:table-cell>
          <table:table-cell table:formula="of:=COUNTIF([.$C$1:.$C$2180]; [.D8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cửa sổ</text:p>
          </table:table-cell>
          <table:table-cell office:value-type="string" calcext:value-type="string">
            <text:p>khcso</text:p>
          </table:table-cell>
          <table:table-cell table:formula="of:=COUNTIF([.$C$1:.$C$2180]; [.D8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ẩu cự</text:p>
          </table:table-cell>
          <table:table-cell office:value-type="string" calcext:value-type="string">
            <text:p>khcu</text:p>
          </table:table-cell>
          <table:table-cell table:formula="of:=COUNTIF([.$C$1:.$C$2180]; [.D8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ếch đại</text:p>
          </table:table-cell>
          <table:table-cell office:value-type="string" calcext:value-type="string">
            <text:p>khdai</text:p>
          </table:table-cell>
          <table:table-cell table:formula="of:=COUNTIF([.$C$1:.$C$2180]; [.D8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đầu</text:p>
          </table:table-cell>
          <table:table-cell office:value-type="string" calcext:value-type="string">
            <text:p>khdau</text:p>
          </table:table-cell>
          <table:table-cell table:formula="of:=COUNTIF([.$C$1:.$C$2180]; [.D8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được</text:p>
          </table:table-cell>
          <table:table-cell office:value-type="string" calcext:value-type="string">
            <text:p>khdc</text:p>
          </table:table-cell>
          <table:table-cell table:formula="of:=COUNTIF([.$C$1:.$C$2180]; [.D8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ả dĩ</text:p>
          </table:table-cell>
          <table:table-cell office:value-type="string" calcext:value-type="string">
            <text:p>khdi</text:p>
          </table:table-cell>
          <table:table-cell table:formula="of:=COUNTIF([.$C$1:.$C$2180]; [.D8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ẳng định</text:p>
          </table:table-cell>
          <table:table-cell office:value-type="string" calcext:value-type="string">
            <text:p>khdinh</text:p>
          </table:table-cell>
          <table:table-cell table:formula="of:=COUNTIF([.$C$1:.$C$2180]; [.D8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động lại</text:p>
          </table:table-cell>
          <table:table-cell office:value-type="string" calcext:value-type="string">
            <text:p>khdlai</text:p>
          </table:table-cell>
          <table:table-cell table:formula="of:=COUNTIF([.$C$1:.$C$2180]; [.D8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ẩu độ</text:p>
          </table:table-cell>
          <table:table-cell office:value-type="string" calcext:value-type="string">
            <text:p>khdo</text:p>
          </table:table-cell>
          <table:table-cell table:formula="of:=COUNTIF([.$C$1:.$C$2180]; [.D8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động</text:p>
          </table:table-cell>
          <table:table-cell office:value-type="string" calcext:value-type="string">
            <text:p>khdong</text:p>
          </table:table-cell>
          <table:table-cell table:formula="of:=COUNTIF([.$C$1:.$C$2180]; [.D8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đủ</text:p>
          </table:table-cell>
          <table:table-cell office:value-type="string" calcext:value-type="string">
            <text:p>khdu</text:p>
          </table:table-cell>
          <table:table-cell table:formula="of:=COUNTIF([.$C$1:.$C$2180]; [.D8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án giả</text:p>
          </table:table-cell>
          <table:table-cell office:value-type="string" calcext:value-type="string">
            <text:p>khgia</text:p>
          </table:table-cell>
          <table:table-cell table:formula="of:=COUNTIF([.$C$1:.$C$2180]; [.D8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gian</text:p>
          </table:table-cell>
          <table:table-cell office:value-type="string" calcext:value-type="string">
            <text:p>khgian</text:p>
          </table:table-cell>
          <table:table-cell table:formula="of:=COUNTIF([.$C$1:.$C$2180]; [.D8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hành</text:p>
          </table:table-cell>
          <table:table-cell office:value-type="string" calcext:value-type="string">
            <text:p>khhanh</text:p>
          </table:table-cell>
          <table:table-cell table:formula="of:=COUNTIF([.$C$1:.$C$2180]; [.D8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hình</text:p>
          </table:table-cell>
          <table:table-cell office:value-type="string" calcext:value-type="string">
            <text:p>khhinh</text:p>
          </table:table-cell>
          <table:table-cell table:formula="of:=COUNTIF([.$C$1:.$C$2180]; [.D8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óa hóa</text:p>
          </table:table-cell>
          <table:table-cell office:value-type="string" calcext:value-type="string">
            <text:p>khhoa</text:p>
          </table:table-cell>
          <table:table-cell table:formula="of:=COUNTIF([.$C$1:.$C$2180]; [.D8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khác gì</text:p>
          </table:table-cell>
          <table:table-cell office:value-type="string" calcext:value-type="string">
            <text:p>khkhgi</text:p>
          </table:table-cell>
          <table:table-cell table:formula="of:=COUNTIF([.$C$1:.$C$2180]; [.D8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yến khích</text:p>
          </table:table-cell>
          <table:table-cell office:value-type="string" calcext:value-type="string">
            <text:p>khkhich</text:p>
          </table:table-cell>
          <table:table-cell table:formula="of:=COUNTIF([.$C$1:.$C$2180]; [.D8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khóa</text:p>
          </table:table-cell>
          <table:table-cell office:value-type="string" calcext:value-type="string">
            <text:p>khkhoa</text:p>
          </table:table-cell>
          <table:table-cell table:formula="of:=COUNTIF([.$C$1:.$C$2180]; [.D8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lưới</text:p>
          </table:table-cell>
          <table:table-cell office:value-type="string" calcext:value-type="string">
            <text:p>khl</text:p>
          </table:table-cell>
          <table:table-cell table:formula="of:=COUNTIF([.$C$1:.$C$2180]; [.D8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ối lượng</text:p>
          </table:table-cell>
          <table:table-cell office:value-type="string" calcext:value-type="string">
            <text:p>khlng</text:p>
          </table:table-cell>
          <table:table-cell table:formula="of:=COUNTIF([.$C$1:.$C$2180]; [.D8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o lưu trữ</text:p>
          </table:table-cell>
          <table:table-cell office:value-type="string" calcext:value-type="string">
            <text:p>khltru</text:p>
          </table:table-cell>
          <table:table-cell table:formula="of:=COUNTIF([.$C$1:.$C$2180]; [.D8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muốn</text:p>
          </table:table-cell>
          <table:table-cell office:value-type="string" calcext:value-type="string">
            <text:p>khmuon</text:p>
          </table:table-cell>
          <table:table-cell table:formula="of:=COUNTIF([.$C$1:.$C$2180]; [.D8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ả năng</text:p>
          </table:table-cell>
          <table:table-cell office:value-type="string" calcext:value-type="string">
            <text:p>khnang</text:p>
          </table:table-cell>
          <table:table-cell table:formula="of:=COUNTIF([.$C$1:.$C$2180]; [.D8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nên</text:p>
          </table:table-cell>
          <table:table-cell office:value-type="string" calcext:value-type="string">
            <text:p>khnen</text:p>
          </table:table-cell>
          <table:table-cell table:formula="of:=COUNTIF([.$C$1:.$C$2180]; [.D8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ác nhau</text:p>
          </table:table-cell>
          <table:table-cell office:value-type="string" calcext:value-type="string">
            <text:p>khnhau</text:p>
          </table:table-cell>
          <table:table-cell table:formula="of:=COUNTIF([.$C$1:.$C$2180]; [.D8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ử nhiễu</text:p>
          </table:table-cell>
          <table:table-cell office:value-type="string" calcext:value-type="string">
            <text:p>khnhieu</text:p>
          </table:table-cell>
          <table:table-cell table:formula="of:=COUNTIF([.$C$1:.$C$2180]; [.D9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nhìn</text:p>
          </table:table-cell>
          <table:table-cell office:value-type="string" calcext:value-type="string">
            <text:p>khnhin</text:p>
          </table:table-cell>
          <table:table-cell table:formula="of:=COUNTIF([.$C$1:.$C$2180]; [.D9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ắp nơi</text:p>
          </table:table-cell>
          <table:table-cell office:value-type="string" calcext:value-type="string">
            <text:p>khnoi</text:p>
          </table:table-cell>
          <table:table-cell table:formula="of:=COUNTIF([.$C$1:.$C$2180]; [.D9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i phục</text:p>
          </table:table-cell>
          <table:table-cell office:value-type="string" calcext:value-type="string">
            <text:p>khoiph</text:p>
          </table:table-cell>
          <table:table-cell table:formula="of:=COUNTIF([.$C$1:.$C$2180]; [.D9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trình</text:p>
          </table:table-cell>
          <table:table-cell office:value-type="string" calcext:value-type="string">
            <text:p>khoitr</text:p>
          </table:table-cell>
          <table:table-cell table:formula="of:=COUNTIF([.$C$1:.$C$2180]; [.D9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phải</text:p>
          </table:table-cell>
          <table:table-cell office:value-type="string" calcext:value-type="string">
            <text:p>khongph</text:p>
          </table:table-cell>
          <table:table-cell table:formula="of:=COUNTIF([.$C$1:.$C$2180]; [.D9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ám phá</text:p>
          </table:table-cell>
          <table:table-cell office:value-type="string" calcext:value-type="string">
            <text:p>khpha</text:p>
          </table:table-cell>
          <table:table-cell table:formula="of:=COUNTIF([.$C$1:.$C$2180]; [.D9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phải</text:p>
          </table:table-cell>
          <table:table-cell office:value-type="string" calcext:value-type="string">
            <text:p>khphai</text:p>
          </table:table-cell>
          <table:table-cell table:formula="of:=COUNTIF([.$C$1:.$C$2180]; [.D9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ắc phục</text:p>
          </table:table-cell>
          <table:table-cell office:value-type="string" calcext:value-type="string">
            <text:p>khphuc</text:p>
          </table:table-cell>
          <table:table-cell table:formula="of:=COUNTIF([.$C$1:.$C$2180]; [.D9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i phục</text:p>
          </table:table-cell>
          <table:table-cell office:value-type="string" calcext:value-type="string">
            <text:p>khphuc</text:p>
          </table:table-cell>
          <table:table-cell table:formula="of:=COUNTIF([.$C$1:.$C$2180]; [.D9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ếch tán</text:p>
          </table:table-cell>
          <table:table-cell office:value-type="string" calcext:value-type="string">
            <text:p>khtan</text:p>
          </table:table-cell>
          <table:table-cell table:formula="of:=COUNTIF([.$C$1:.$C$2180]; [.D9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oảng thời gian</text:p>
          </table:table-cell>
          <table:table-cell office:value-type="string" calcext:value-type="string">
            <text:p>khtgian</text:p>
          </table:table-cell>
          <table:table-cell table:formula="of:=COUNTIF([.$C$1:.$C$2180]; [.D9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thể</text:p>
          </table:table-cell>
          <table:table-cell office:value-type="string" calcext:value-type="string">
            <text:p>khthe</text:p>
          </table:table-cell>
          <table:table-cell table:formula="of:=COUNTIF([.$C$1:.$C$2180]; [.D9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thể</text:p>
          </table:table-cell>
          <table:table-cell office:value-type="string" calcext:value-type="string">
            <text:p>khthe</text:p>
          </table:table-cell>
          <table:table-cell table:formula="of:=COUNTIF([.$C$1:.$C$2180]; [.D9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ả thi</text:p>
          </table:table-cell>
          <table:table-cell office:value-type="string" calcext:value-type="string">
            <text:p>khthi</text:p>
          </table:table-cell>
          <table:table-cell table:formula="of:=COUNTIF([.$C$1:.$C$2180]; [.D9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ôn thức</text:p>
          </table:table-cell>
          <table:table-cell office:value-type="string" calcext:value-type="string">
            <text:p>khthuc</text:p>
          </table:table-cell>
          <table:table-cell table:formula="of:=COUNTIF([.$C$1:.$C$2180]; [.D9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thủy</text:p>
          </table:table-cell>
          <table:table-cell office:value-type="string" calcext:value-type="string">
            <text:p>khthuy</text:p>
          </table:table-cell>
          <table:table-cell table:formula="of:=COUNTIF([.$C$1:.$C$2180]; [.D9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ai triển</text:p>
          </table:table-cell>
          <table:table-cell office:value-type="string" calcext:value-type="string">
            <text:p>khtrien</text:p>
          </table:table-cell>
          <table:table-cell table:formula="of:=COUNTIF([.$C$1:.$C$2180]; [.D9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ởi trình</text:p>
          </table:table-cell>
          <table:table-cell office:value-type="string" calcext:value-type="string">
            <text:p>khtrinh</text:p>
          </table:table-cell>
          <table:table-cell table:formula="of:=COUNTIF([.$C$1:.$C$2180]; [.D9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ai trương</text:p>
          </table:table-cell>
          <table:table-cell office:value-type="string" calcext:value-type="string">
            <text:p>khtrng</text:p>
          </table:table-cell>
          <table:table-cell table:formula="of:=COUNTIF([.$C$1:.$C$2180]; [.D9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oảng trống</text:p>
          </table:table-cell>
          <table:table-cell office:value-type="string" calcext:value-type="string">
            <text:p>khtrong</text:p>
          </table:table-cell>
          <table:table-cell table:formula="of:=COUNTIF([.$C$1:.$C$2180]; [.D9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ấu trừ</text:p>
          </table:table-cell>
          <table:table-cell office:value-type="string" calcext:value-type="string">
            <text:p>khtru</text:p>
          </table:table-cell>
          <table:table-cell table:formula="of:=COUNTIF([.$C$1:.$C$2180]; [.D9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úc xạ</text:p>
          </table:table-cell>
          <table:table-cell office:value-type="string" calcext:value-type="string">
            <text:p>khucx</text:p>
          </table:table-cell>
          <table:table-cell table:formula="of:=COUNTIF([.$C$1:.$C$2180]; [.D9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khóa</text:p>
          </table:table-cell>
          <table:table-cell office:value-type="string" calcext:value-type="string">
            <text:p>khungkh</text:p>
          </table:table-cell>
          <table:table-cell table:formula="of:=COUNTIF([.$C$1:.$C$2180]; [.D9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lưới</text:p>
          </table:table-cell>
          <table:table-cell office:value-type="string" calcext:value-type="string">
            <text:p>khungl</text:p>
          </table:table-cell>
          <table:table-cell table:formula="of:=COUNTIF([.$C$1:.$C$2180]; [.D9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ử nhiễu</text:p>
          </table:table-cell>
          <table:table-cell office:value-type="string" calcext:value-type="string">
            <text:p>khunh</text:p>
          </table:table-cell>
          <table:table-cell table:formula="of:=COUNTIF([.$C$1:.$C$2180]; [.D9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yến khích</text:p>
          </table:table-cell>
          <table:table-cell office:value-type="string" calcext:value-type="string">
            <text:p>khuyenkh</text:p>
          </table:table-cell>
          <table:table-cell table:formula="of:=COUNTIF([.$C$1:.$C$2180]; [.D9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viền</text:p>
          </table:table-cell>
          <table:table-cell office:value-type="string" calcext:value-type="string">
            <text:p>khvien</text:p>
          </table:table-cell>
          <table:table-cell table:formula="of:=COUNTIF([.$C$1:.$C$2180]; [.D9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ớp với</text:p>
          </table:table-cell>
          <table:table-cell office:value-type="string" calcext:value-type="string">
            <text:p>khvoi</text:p>
          </table:table-cell>
          <table:table-cell table:formula="of:=COUNTIF([.$C$1:.$C$2180]; [.D9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 vực</text:p>
          </table:table-cell>
          <table:table-cell office:value-type="string" calcext:value-type="string">
            <text:p>khvuc</text:p>
          </table:table-cell>
          <table:table-cell table:formula="of:=COUNTIF([.$C$1:.$C$2180]; [.D9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oanh vùng</text:p>
          </table:table-cell>
          <table:table-cell office:value-type="string" calcext:value-type="string">
            <text:p>khvung</text:p>
          </table:table-cell>
          <table:table-cell table:formula="of:=COUNTIF([.$C$1:.$C$2180]; [.D9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ếch xạ</text:p>
          </table:table-cell>
          <table:table-cell office:value-type="string" calcext:value-type="string">
            <text:p>khxa</text:p>
          </table:table-cell>
          <table:table-cell table:formula="of:=COUNTIF([.$C$1:.$C$2180]; [.D9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án giả</text:p>
          </table:table-cell>
          <table:table-cell office:value-type="string" calcext:value-type="string">
            <text:p>khza</text:p>
          </table:table-cell>
          <table:table-cell table:formula="of:=COUNTIF([.$C$1:.$C$2180]; [.D9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ả dĩ</text:p>
          </table:table-cell>
          <table:table-cell office:value-type="string" calcext:value-type="string">
            <text:p>khzi</text:p>
          </table:table-cell>
          <table:table-cell table:formula="of:=COUNTIF([.$C$1:.$C$2180]; [.D9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ích cỡ</text:p>
          </table:table-cell>
          <table:table-cell office:value-type="string" calcext:value-type="string">
            <text:p>kichc</text:p>
          </table:table-cell>
          <table:table-cell table:formula="of:=COUNTIF([.$C$1:.$C$2180]; [.D9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ích hoạt</text:p>
          </table:table-cell>
          <table:table-cell office:value-type="string" calcext:value-type="string">
            <text:p>kichh</text:p>
          </table:table-cell>
          <table:table-cell table:formula="of:=COUNTIF([.$C$1:.$C$2180]; [.D9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luật</text:p>
          </table:table-cell>
          <table:table-cell office:value-type="string" calcext:value-type="string">
            <text:p>kinhl</text:p>
          </table:table-cell>
          <table:table-cell table:formula="of:=COUNTIF([.$C$1:.$C$2180]; [.D9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tuyến</text:p>
          </table:table-cell>
          <table:table-cell office:value-type="string" calcext:value-type="string">
            <text:p>kinht</text:p>
          </table:table-cell>
          <table:table-cell table:formula="of:=COUNTIF([.$C$1:.$C$2180]; [.D9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ông khác gì</text:p>
          </table:table-cell>
          <table:table-cell office:value-type="string" calcext:value-type="string">
            <text:p>kkgi</text:p>
          </table:table-cell>
          <table:table-cell table:formula="of:=COUNTIF([.$C$1:.$C$2180]; [.D9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o lưu trữ</text:p>
          </table:table-cell>
          <table:table-cell office:value-type="string" calcext:value-type="string">
            <text:p>kltru</text:p>
          </table:table-cell>
          <table:table-cell table:formula="of:=COUNTIF([.$C$1:.$C$2180]; [.D9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luận</text:p>
          </table:table-cell>
          <table:table-cell office:value-type="string" calcext:value-type="string">
            <text:p>kluan</text:p>
          </table:table-cell>
          <table:table-cell table:formula="of:=COUNTIF([.$C$1:.$C$2180]; [.D9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luật</text:p>
          </table:table-cell>
          <table:table-cell office:value-type="string" calcext:value-type="string">
            <text:p>kluat</text:p>
          </table:table-cell>
          <table:table-cell table:formula="of:=COUNTIF([.$C$1:.$C$2180]; [.D9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ính lúp</text:p>
          </table:table-cell>
          <table:table-cell office:value-type="string" calcext:value-type="string">
            <text:p>klup</text:p>
          </table:table-cell>
          <table:table-cell table:formula="of:=COUNTIF([.$C$1:.$C$2180]; [.D9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ểu mẫu</text:p>
          </table:table-cell>
          <table:table-cell office:value-type="string" calcext:value-type="string">
            <text:p>kmau</text:p>
          </table:table-cell>
          <table:table-cell table:formula="of:=COUNTIF([.$C$1:.$C$2180]; [.D9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nối</text:p>
          </table:table-cell>
          <table:table-cell office:value-type="string" calcext:value-type="string">
            <text:p>knoi</text:p>
          </table:table-cell>
          <table:table-cell table:formula="of:=COUNTIF([.$C$1:.$C$2180]; [.D9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quả</text:p>
          </table:table-cell>
          <table:table-cell office:value-type="string" calcext:value-type="string">
            <text:p>kqua</text:p>
          </table:table-cell>
          <table:table-cell table:formula="of:=COUNTIF([.$C$1:.$C$2180]; [.D9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éo rê</text:p>
          </table:table-cell>
          <table:table-cell office:value-type="string" calcext:value-type="string">
            <text:p>kre</text:p>
          </table:table-cell>
          <table:table-cell table:formula="of:=COUNTIF([.$C$1:.$C$2180]; [.D9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ếch tán</text:p>
          </table:table-cell>
          <table:table-cell office:value-type="string" calcext:value-type="string">
            <text:p>ktan</text:p>
          </table:table-cell>
          <table:table-cell table:formula="of:=COUNTIF([.$C$1:.$C$2180]; [.D9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ến tạo</text:p>
          </table:table-cell>
          <table:table-cell office:value-type="string" calcext:value-type="string">
            <text:p>ktao</text:p>
          </table:table-cell>
          <table:table-cell table:formula="of:=COUNTIF([.$C$1:.$C$2180]; [.D9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tế</text:p>
          </table:table-cell>
          <table:table-cell office:value-type="string" calcext:value-type="string">
            <text:p>kte</text:p>
          </table:table-cell>
          <table:table-cell table:formula="of:=COUNTIF([.$C$1:.$C$2180]; [.D9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Thánh</text:p>
          </table:table-cell>
          <table:table-cell office:value-type="string" calcext:value-type="string">
            <text:p>kth</text:p>
          </table:table-cell>
          <table:table-cell table:formula="of:=COUNTIF([.$C$1:.$C$2180]; [.D9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thánh</text:p>
          </table:table-cell>
          <table:table-cell office:value-type="string" calcext:value-type="string">
            <text:p>kthanh</text:p>
          </table:table-cell>
          <table:table-cell table:formula="of:=COUNTIF([.$C$1:.$C$2180]; [.D9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Thánh</text:p>
          </table:table-cell>
          <table:table-cell office:value-type="string" calcext:value-type="string">
            <text:p>kthanh</text:p>
          </table:table-cell>
          <table:table-cell table:formula="of:=COUNTIF([.$C$1:.$C$2180]; [.D9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ích thước</text:p>
          </table:table-cell>
          <table:table-cell office:value-type="string" calcext:value-type="string">
            <text:p>kthc</text:p>
          </table:table-cell>
          <table:table-cell table:formula="of:=COUNTIF([.$C$1:.$C$2180]; [.D9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ỹ thuật</text:p>
          </table:table-cell>
          <table:table-cell office:value-type="string" calcext:value-type="string">
            <text:p>kthuat</text:p>
          </table:table-cell>
          <table:table-cell table:formula="of:=COUNTIF([.$C$1:.$C$2180]; [.D9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thúc</text:p>
          </table:table-cell>
          <table:table-cell office:value-type="string" calcext:value-type="string">
            <text:p>kthuc</text:p>
          </table:table-cell>
          <table:table-cell table:formula="of:=COUNTIF([.$C$1:.$C$2180]; [.D9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ến thức</text:p>
          </table:table-cell>
          <table:table-cell office:value-type="string" calcext:value-type="string">
            <text:p>kthuc</text:p>
          </table:table-cell>
          <table:table-cell table:formula="of:=COUNTIF([.$C$1:.$C$2180]; [.D9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ể từ khi</text:p>
          </table:table-cell>
          <table:table-cell office:value-type="string" calcext:value-type="string">
            <text:p>ktkhi</text:p>
          </table:table-cell>
          <table:table-cell table:formula="of:=COUNTIF([.$C$1:.$C$2180]; [.D9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ểm tra</text:p>
          </table:table-cell>
          <table:table-cell office:value-type="string" calcext:value-type="string">
            <text:p>ktra</text:p>
          </table:table-cell>
          <table:table-cell table:formula="of:=COUNTIF([.$C$1:.$C$2180]; [.D9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ến trúc</text:p>
          </table:table-cell>
          <table:table-cell office:value-type="string" calcext:value-type="string">
            <text:p>ktruc</text:p>
          </table:table-cell>
          <table:table-cell table:formula="of:=COUNTIF([.$C$1:.$C$2180]; [.D9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ý tự</text:p>
          </table:table-cell>
          <table:table-cell office:value-type="string" calcext:value-type="string">
            <text:p>ktu</text:p>
          </table:table-cell>
          <table:table-cell table:formula="of:=COUNTIF([.$C$1:.$C$2180]; [.D9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inh tuyến</text:p>
          </table:table-cell>
          <table:table-cell office:value-type="string" calcext:value-type="string">
            <text:p>ktuyen</text:p>
          </table:table-cell>
          <table:table-cell table:formula="of:=COUNTIF([.$C$1:.$C$2180]; [.D9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oanh vùng hình chữ nhật</text:p>
          </table:table-cell>
          <table:table-cell office:value-type="string" calcext:value-type="string">
            <text:p>kvhcn</text:p>
          </table:table-cell>
          <table:table-cell table:formula="of:=COUNTIF([.$C$1:.$C$2180]; [.D9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ng viền hình hộp</text:p>
          </table:table-cell>
          <table:table-cell office:value-type="string" calcext:value-type="string">
            <text:p>kvhh</text:p>
          </table:table-cell>
          <table:table-cell table:formula="of:=COUNTIF([.$C$1:.$C$2180]; [.D9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ỳ vọng</text:p>
          </table:table-cell>
          <table:table-cell office:value-type="string" calcext:value-type="string">
            <text:p>kvong</text:p>
          </table:table-cell>
          <table:table-cell table:formula="of:=COUNTIF([.$C$1:.$C$2180]; [.D9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huếch xạ</text:p>
          </table:table-cell>
          <table:table-cell office:value-type="string" calcext:value-type="string">
            <text:p>kxa</text:p>
          </table:table-cell>
          <table:table-cell table:formula="of:=COUNTIF([.$C$1:.$C$2180]; [.D9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ết xuất</text:p>
          </table:table-cell>
          <table:table-cell office:value-type="string" calcext:value-type="string">
            <text:p>kxuat</text:p>
          </table:table-cell>
          <table:table-cell table:formula="of:=COUNTIF([.$C$1:.$C$2180]; [.D9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ý hiệu</text:p>
          </table:table-cell>
          <table:table-cell office:value-type="string" calcext:value-type="string">
            <text:p>kyh</text:p>
          </table:table-cell>
          <table:table-cell table:formula="of:=COUNTIF([.$C$1:.$C$2180]; [.D9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kỹ lưỡng</text:p>
          </table:table-cell>
          <table:table-cell office:value-type="string" calcext:value-type="string">
            <text:p>kylng</text:p>
          </table:table-cell>
          <table:table-cell table:formula="of:=COUNTIF([.$C$1:.$C$2180]; [.D9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nhòe</text:p>
          </table:table-cell>
          <table:table-cell office:value-type="string" calcext:value-type="string">
            <text:p>lamnh</text:p>
          </table:table-cell>
          <table:table-cell table:formula="of:=COUNTIF([.$C$1:.$C$2180]; [.D9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ơn</text:p>
          </table:table-cell>
          <table:table-cell office:value-type="string" calcext:value-type="string">
            <text:p>lamo</text:p>
          </table:table-cell>
          <table:table-cell table:formula="of:=COUNTIF([.$C$1:.$C$2180]; [.D9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theo</text:p>
          </table:table-cell>
          <table:table-cell office:value-type="string" calcext:value-type="string">
            <text:p>lamth</text:p>
          </table:table-cell>
          <table:table-cell table:formula="of:=COUNTIF([.$C$1:.$C$2180]; [.D9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ấn quyền</text:p>
          </table:table-cell>
          <table:table-cell office:value-type="string" calcext:value-type="string">
            <text:p>lanq</text:p>
          </table:table-cell>
          <table:table-cell table:formula="of:=COUNTIF([.$C$1:.$C$2180]; [.D9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ặp lại</text:p>
          </table:table-cell>
          <table:table-cell office:value-type="string" calcext:value-type="string">
            <text:p>lapl</text:p>
          </table:table-cell>
          <table:table-cell table:formula="of:=COUNTIF([.$C$1:.$C$2180]; [.D9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ập trình</text:p>
          </table:table-cell>
          <table:table-cell office:value-type="string" calcext:value-type="string">
            <text:p>laptr</text:p>
          </table:table-cell>
          <table:table-cell table:formula="of:=COUNTIF([.$C$1:.$C$2180]; [.D9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ập báo cáo</text:p>
          </table:table-cell>
          <table:table-cell office:value-type="string" calcext:value-type="string">
            <text:p>lbcao</text:p>
          </table:table-cell>
          <table:table-cell table:formula="of:=COUNTIF([.$C$1:.$C$2180]; [.D9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ời bình</text:p>
          </table:table-cell>
          <table:table-cell office:value-type="string" calcext:value-type="string">
            <text:p>lbinh</text:p>
          </table:table-cell>
          <table:table-cell table:formula="of:=COUNTIF([.$C$1:.$C$2180]; [.D9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oại bỏ</text:p>
          </table:table-cell>
          <table:table-cell office:value-type="string" calcext:value-type="string">
            <text:p>lbo</text:p>
          </table:table-cell>
          <table:table-cell table:formula="of:=COUNTIF([.$C$1:.$C$2180]; [.D9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ời bình phẩm</text:p>
          </table:table-cell>
          <table:table-cell office:value-type="string" calcext:value-type="string">
            <text:p>lbpham</text:p>
          </table:table-cell>
          <table:table-cell table:formula="of:=COUNTIF([.$C$1:.$C$2180]; [.D9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ợc</text:p>
          </table:table-cell>
          <table:table-cell office:value-type="string" calcext:value-type="string">
            <text:p>lc</text:p>
          </table:table-cell>
          <table:table-cell table:formula="of:=COUNTIF([.$C$1:.$C$2180]; [.D9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ựa chọn</text:p>
          </table:table-cell>
          <table:table-cell office:value-type="string" calcext:value-type="string">
            <text:p>lchon</text:p>
          </table:table-cell>
          <table:table-cell table:formula="of:=COUNTIF([.$C$1:.$C$2180]; [.D9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ời cầu nguyện</text:p>
          </table:table-cell>
          <table:table-cell office:value-type="string" calcext:value-type="string">
            <text:p>lcng</text:p>
          </table:table-cell>
          <table:table-cell table:formula="of:=COUNTIF([.$C$1:.$C$2180]; [.D9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ỗ đạn</text:p>
          </table:table-cell>
          <table:table-cell office:value-type="string" calcext:value-type="string">
            <text:p>ldan</text:p>
          </table:table-cell>
          <table:table-cell table:formula="of:=COUNTIF([.$C$1:.$C$2180]; [.D9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ật đảo</text:p>
          </table:table-cell>
          <table:table-cell office:value-type="string" calcext:value-type="string">
            <text:p>ldao</text:p>
          </table:table-cell>
          <table:table-cell table:formula="of:=COUNTIF([.$C$1:.$C$2180]; [.D9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ắp đặt</text:p>
          </table:table-cell>
          <table:table-cell office:value-type="string" calcext:value-type="string">
            <text:p>ldat</text:p>
          </table:table-cell>
          <table:table-cell table:formula="of:=COUNTIF([.$C$1:.$C$2180]; [.D9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ực đàn hồi</text:p>
          </table:table-cell>
          <table:table-cell office:value-type="string" calcext:value-type="string">
            <text:p>ldhoi</text:p>
          </table:table-cell>
          <table:table-cell table:formula="of:=COUNTIF([.$C$1:.$C$2180]; [.D9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ệnh điều khiển</text:p>
          </table:table-cell>
          <table:table-cell office:value-type="string" calcext:value-type="string">
            <text:p>ldkhien</text:p>
          </table:table-cell>
          <table:table-cell table:formula="of:=COUNTIF([.$C$1:.$C$2180]; [.D9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ồng dữ liệu</text:p>
          </table:table-cell>
          <table:table-cell office:value-type="string" calcext:value-type="string">
            <text:p>ldlieu</text:p>
          </table:table-cell>
          <table:table-cell table:formula="of:=COUNTIF([.$C$1:.$C$2180]; [.D9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ý do</text:p>
          </table:table-cell>
          <table:table-cell office:value-type="string" calcext:value-type="string">
            <text:p>ldo</text:p>
          </table:table-cell>
          <table:table-cell table:formula="of:=COUNTIF([.$C$1:.$C$2180]; [.D9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ân Đôn</text:p>
          </table:table-cell>
          <table:table-cell office:value-type="string" calcext:value-type="string">
            <text:p>ldon</text:p>
          </table:table-cell>
          <table:table-cell table:formula="of:=COUNTIF([.$C$1:.$C$2180]; [.D9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ần đầu tiên</text:p>
          </table:table-cell>
          <table:table-cell office:value-type="string" calcext:value-type="string">
            <text:p>ldtien</text:p>
          </table:table-cell>
          <table:table-cell table:formula="of:=COUNTIF([.$C$1:.$C$2180]; [.D9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u giữ</text:p>
          </table:table-cell>
          <table:table-cell office:value-type="string" calcext:value-type="string">
            <text:p>lgiu</text:p>
          </table:table-cell>
          <table:table-cell table:formula="of:=COUNTIF([.$C$1:.$C$2180]; [.D9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ên hệ</text:p>
          </table:table-cell>
          <table:table-cell office:value-type="string" calcext:value-type="string">
            <text:p>lhe</text:p>
          </table:table-cell>
          <table:table-cell table:formula="of:=COUNTIF([.$C$1:.$C$2180]; [.D9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ớn hơn</text:p>
          </table:table-cell>
          <table:table-cell office:value-type="string" calcext:value-type="string">
            <text:p>lhon</text:p>
          </table:table-cell>
          <table:table-cell table:formula="of:=COUNTIF([.$C$1:.$C$2180]; [.D9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ên minh</text:p>
          </table:table-cell>
          <table:table-cell office:value-type="string" calcext:value-type="string">
            <text:p>lienm</text:p>
          </table:table-cell>
          <table:table-cell table:formula="of:=COUNTIF([.$C$1:.$C$2180]; [.D9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nh sáng</text:p>
          </table:table-cell>
          <table:table-cell office:value-type="string" calcext:value-type="string">
            <text:p>light</text:p>
          </table:table-cell>
          <table:table-cell table:formula="of:=COUNTIF([.$C$1:.$C$2180]; [.D9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ệt kê</text:p>
          </table:table-cell>
          <table:table-cell office:value-type="string" calcext:value-type="string">
            <text:p>lk</text:p>
          </table:table-cell>
          <table:table-cell table:formula="of:=COUNTIF([.$C$1:.$C$2180]; [.D9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ên kết</text:p>
          </table:table-cell>
          <table:table-cell office:value-type="string" calcext:value-type="string">
            <text:p>lke</text:p>
          </table:table-cell>
          <table:table-cell table:formula="of:=COUNTIF([.$C$1:.$C$2180]; [.D9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ệt kê</text:p>
          </table:table-cell>
          <table:table-cell office:value-type="string" calcext:value-type="string">
            <text:p>lke</text:p>
          </table:table-cell>
          <table:table-cell table:formula="of:=COUNTIF([.$C$1:.$C$2180]; [.D9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úc kia</text:p>
          </table:table-cell>
          <table:table-cell office:value-type="string" calcext:value-type="string">
            <text:p>lkia</text:p>
          </table:table-cell>
          <table:table-cell table:formula="of:=COUNTIF([.$C$1:.$C$2180]; [.D9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nh kiện</text:p>
          </table:table-cell>
          <table:table-cell office:value-type="string" calcext:value-type="string">
            <text:p>lkien</text:p>
          </table:table-cell>
          <table:table-cell table:formula="of:=COUNTIF([.$C$1:.$C$2180]; [.D10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ăng kính</text:p>
          </table:table-cell>
          <table:table-cell office:value-type="string" calcext:value-type="string">
            <text:p>lkinh</text:p>
          </table:table-cell>
          <table:table-cell table:formula="of:=COUNTIF([.$C$1:.$C$2180]; [.D10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ôn luôn</text:p>
          </table:table-cell>
          <table:table-cell office:value-type="string" calcext:value-type="string">
            <text:p>ll</text:p>
          </table:table-cell>
          <table:table-cell table:formula="of:=COUNTIF([.$C$1:.$C$2180]; [.D10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ên lạc</text:p>
          </table:table-cell>
          <table:table-cell office:value-type="string" calcext:value-type="string">
            <text:p>llac</text:p>
          </table:table-cell>
          <table:table-cell table:formula="of:=COUNTIF([.$C$1:.$C$2180]; [.D10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ặp lại</text:p>
          </table:table-cell>
          <table:table-cell office:value-type="string" calcext:value-type="string">
            <text:p>llai</text:p>
          </table:table-cell>
          <table:table-cell table:formula="of:=COUNTIF([.$C$1:.$C$2180]; [.D10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ỗi lầm</text:p>
          </table:table-cell>
          <table:table-cell office:value-type="string" calcext:value-type="string">
            <text:p>llam</text:p>
          </table:table-cell>
          <table:table-cell table:formula="of:=COUNTIF([.$C$1:.$C$2180]; [.D10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óng lánh</text:p>
          </table:table-cell>
          <table:table-cell office:value-type="string" calcext:value-type="string">
            <text:p>llanh</text:p>
          </table:table-cell>
          <table:table-cell table:formula="of:=COUNTIF([.$C$1:.$C$2180]; [.D10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ớn lao</text:p>
          </table:table-cell>
          <table:table-cell office:value-type="string" calcext:value-type="string">
            <text:p>llao</text:p>
          </table:table-cell>
          <table:table-cell table:formula="of:=COUNTIF([.$C$1:.$C$2180]; [.D10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ật lệ</text:p>
          </table:table-cell>
          <table:table-cell office:value-type="string" calcext:value-type="string">
            <text:p>lle</text:p>
          </table:table-cell>
          <table:table-cell table:formula="of:=COUNTIF([.$C$1:.$C$2180]; [.D10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ều lượng</text:p>
          </table:table-cell>
          <table:table-cell office:value-type="string" calcext:value-type="string">
            <text:p>llng</text:p>
          </table:table-cell>
          <table:table-cell table:formula="of:=COUNTIF([.$C$1:.$C$2180]; [.D10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ớp lồng</text:p>
          </table:table-cell>
          <table:table-cell office:value-type="string" calcext:value-type="string">
            <text:p>llong</text:p>
          </table:table-cell>
          <table:table-cell table:formula="of:=COUNTIF([.$C$1:.$C$2180]; [.D10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ỡi lửa</text:p>
          </table:table-cell>
          <table:table-cell office:value-type="string" calcext:value-type="string">
            <text:p>llua</text:p>
          </table:table-cell>
          <table:table-cell table:formula="of:=COUNTIF([.$C$1:.$C$2180]; [.D10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ấy mẫu</text:p>
          </table:table-cell>
          <table:table-cell office:value-type="string" calcext:value-type="string">
            <text:p>lmau</text:p>
          </table:table-cell>
          <table:table-cell table:formula="of:=COUNTIF([.$C$1:.$C$2180]; [.D10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ên minh</text:p>
          </table:table-cell>
          <table:table-cell office:value-type="string" calcext:value-type="string">
            <text:p>lminh</text:p>
          </table:table-cell>
          <table:table-cell table:formula="of:=COUNTIF([.$C$1:.$C$2180]; [.D10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làm mờ</text:p>
          </table:table-cell>
          <table:table-cell office:value-type="string" calcext:value-type="string">
            <text:p>lmo</text:p>
          </table:table-cell>
          <table:table-cell table:formula="of:=COUNTIF([.$C$1:.$C$2180]; [.D10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một</text:p>
          </table:table-cell>
          <table:table-cell office:value-type="string" calcext:value-type="string">
            <text:p>lmot</text:p>
          </table:table-cell>
          <table:table-cell table:formula="of:=COUNTIF([.$C$1:.$C$2180]; [.D10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ấy mẫu vật</text:p>
          </table:table-cell>
          <table:table-cell office:value-type="string" calcext:value-type="string">
            <text:p>lmvat</text:p>
          </table:table-cell>
          <table:table-cell table:formula="of:=COUNTIF([.$C$1:.$C$2180]; [.D10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úc này</text:p>
          </table:table-cell>
          <table:table-cell office:value-type="string" calcext:value-type="string">
            <text:p>lnay</text:p>
          </table:table-cell>
          <table:table-cell table:formula="of:=COUNTIF([.$C$1:.$C$2180]; [.D10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ợng</text:p>
          </table:table-cell>
          <table:table-cell office:value-type="string" calcext:value-type="string">
            <text:p>lng</text:p>
          </table:table-cell>
          <table:table-cell table:formula="of:=COUNTIF([.$C$1:.$C$2180]; [.D10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ắng nghe</text:p>
          </table:table-cell>
          <table:table-cell office:value-type="string" calcext:value-type="string">
            <text:p>lnghe</text:p>
          </table:table-cell>
          <table:table-cell table:formula="of:=COUNTIF([.$C$1:.$C$2180]; [.D10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ơng tâm</text:p>
          </table:table-cell>
          <table:table-cell office:value-type="string" calcext:value-type="string">
            <text:p>lngtam</text:p>
          </table:table-cell>
          <table:table-cell table:formula="of:=COUNTIF([.$C$1:.$C$2180]; [.D10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nhòe mờ</text:p>
          </table:table-cell>
          <table:table-cell office:value-type="string" calcext:value-type="string">
            <text:p>lnhmo</text:p>
          </table:table-cell>
          <table:table-cell table:formula="of:=COUNTIF([.$C$1:.$C$2180]; [.D10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nhòe</text:p>
          </table:table-cell>
          <table:table-cell office:value-type="string" calcext:value-type="string">
            <text:p>lnhoe</text:p>
          </table:table-cell>
          <table:table-cell table:formula="of:=COUNTIF([.$C$1:.$C$2180]; [.D10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ổn nhổn</text:p>
          </table:table-cell>
          <table:table-cell office:value-type="string" calcext:value-type="string">
            <text:p>lnhon</text:p>
          </table:table-cell>
          <table:table-cell table:formula="of:=COUNTIF([.$C$1:.$C$2180]; [.D10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nổ</text:p>
          </table:table-cell>
          <table:table-cell office:value-type="string" calcext:value-type="string">
            <text:p>lno</text:p>
          </table:table-cell>
          <table:table-cell table:formula="of:=COUNTIF([.$C$1:.$C$2180]; [.D10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oa phát thanh</text:p>
          </table:table-cell>
          <table:table-cell office:value-type="string" calcext:value-type="string">
            <text:p>lphthanh</text:p>
          </table:table-cell>
          <table:table-cell table:formula="of:=COUNTIF([.$C$1:.$C$2180]; [.D10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ớt qua</text:p>
          </table:table-cell>
          <table:table-cell office:value-type="string" calcext:value-type="string">
            <text:p>lqua</text:p>
          </table:table-cell>
          <table:table-cell table:formula="of:=COUNTIF([.$C$1:.$C$2180]; [.D10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ên quan</text:p>
          </table:table-cell>
          <table:table-cell office:value-type="string" calcext:value-type="string">
            <text:p>lquan</text:p>
          </table:table-cell>
          <table:table-cell table:formula="of:=COUNTIF([.$C$1:.$C$2180]; [.D10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ấn quyền</text:p>
          </table:table-cell>
          <table:table-cell office:value-type="string" calcext:value-type="string">
            <text:p>lquyen</text:p>
          </table:table-cell>
          <table:table-cell table:formula="of:=COUNTIF([.$C$1:.$C$2180]; [.D10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ửa</text:p>
          </table:table-cell>
          <table:table-cell office:value-type="string" calcext:value-type="string">
            <text:p>lr</text:p>
          </table:table-cell>
          <table:table-cell table:formula="of:=COUNTIF([.$C$1:.$C$2180]; [.D10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ới rào</text:p>
          </table:table-cell>
          <table:table-cell office:value-type="string" calcext:value-type="string">
            <text:p>lrao</text:p>
          </table:table-cell>
          <table:table-cell table:formula="of:=COUNTIF([.$C$1:.$C$2180]; [.D10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ắp ráp</text:p>
          </table:table-cell>
          <table:table-cell office:value-type="string" calcext:value-type="string">
            <text:p>lrap</text:p>
          </table:table-cell>
          <table:table-cell table:formula="of:=COUNTIF([.$C$1:.$C$2180]; [.D10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óe sáng</text:p>
          </table:table-cell>
          <table:table-cell office:value-type="string" calcext:value-type="string">
            <text:p>lsang</text:p>
          </table:table-cell>
          <table:table-cell table:formula="of:=COUNTIF([.$C$1:.$C$2180]; [.D10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ịch sử</text:p>
          </table:table-cell>
          <table:table-cell office:value-type="string" calcext:value-type="string">
            <text:p>lsu</text:p>
          </table:table-cell>
          <table:table-cell table:formula="of:=COUNTIF([.$C$1:.$C$2180]; [.D10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ợt</text:p>
          </table:table-cell>
          <table:table-cell office:value-type="string" calcext:value-type="string">
            <text:p>lt</text:p>
          </table:table-cell>
          <table:table-cell table:formula="of:=COUNTIF([.$C$1:.$C$2180]; [.D10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yện tập</text:p>
          </table:table-cell>
          <table:table-cell office:value-type="string" calcext:value-type="string">
            <text:p>ltap</text:p>
          </table:table-cell>
          <table:table-cell table:formula="of:=COUNTIF([.$C$1:.$C$2180]; [.D10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ập thể</text:p>
          </table:table-cell>
          <table:table-cell office:value-type="string" calcext:value-type="string">
            <text:p>lthe</text:p>
          </table:table-cell>
          <table:table-cell table:formula="of:=COUNTIF([.$C$1:.$C$2180]; [.D10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ợi thế</text:p>
          </table:table-cell>
          <table:table-cell office:value-type="string" calcext:value-type="string">
            <text:p>lthe</text:p>
          </table:table-cell>
          <table:table-cell table:formula="of:=COUNTIF([.$C$1:.$C$2180]; [.D10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theo</text:p>
          </table:table-cell>
          <table:table-cell office:value-type="string" calcext:value-type="string">
            <text:p>ltheo</text:p>
          </table:table-cell>
          <table:table-cell table:formula="of:=COUNTIF([.$C$1:.$C$2180]; [.D10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thế nào</text:p>
          </table:table-cell>
          <table:table-cell office:value-type="string" calcext:value-type="string">
            <text:p>lthnao</text:p>
          </table:table-cell>
          <table:table-cell table:formula="of:=COUNTIF([.$C$1:.$C$2180]; [.D10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ỗi thời</text:p>
          </table:table-cell>
          <table:table-cell office:value-type="string" calcext:value-type="string">
            <text:p>lthoi</text:p>
          </table:table-cell>
          <table:table-cell table:formula="of:=COUNTIF([.$C$1:.$C$2180]; [.D10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ý thú</text:p>
          </table:table-cell>
          <table:table-cell office:value-type="string" calcext:value-type="string">
            <text:p>lthu</text:p>
          </table:table-cell>
          <table:table-cell table:formula="of:=COUNTIF([.$C$1:.$C$2180]; [.D10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ùng tìm</text:p>
          </table:table-cell>
          <table:table-cell office:value-type="string" calcext:value-type="string">
            <text:p>ltim</text:p>
          </table:table-cell>
          <table:table-cell table:formula="of:=COUNTIF([.$C$1:.$C$2180]; [.D10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ịch trình</text:p>
          </table:table-cell>
          <table:table-cell office:value-type="string" calcext:value-type="string">
            <text:p>ltrinh</text:p>
          </table:table-cell>
          <table:table-cell table:formula="of:=COUNTIF([.$C$1:.$C$2180]; [.D10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u trữ</text:p>
          </table:table-cell>
          <table:table-cell office:value-type="string" calcext:value-type="string">
            <text:p>ltru</text:p>
          </table:table-cell>
          <table:table-cell table:formula="of:=COUNTIF([.$C$1:.$C$2180]; [.D10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ập trình viên</text:p>
          </table:table-cell>
          <table:table-cell office:value-type="string" calcext:value-type="string">
            <text:p>ltrvien</text:p>
          </table:table-cell>
          <table:table-cell table:formula="of:=COUNTIF([.$C$1:.$C$2180]; [.D10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ập tức</text:p>
          </table:table-cell>
          <table:table-cell office:value-type="string" calcext:value-type="string">
            <text:p>ltuc</text:p>
          </table:table-cell>
          <table:table-cell table:formula="of:=COUNTIF([.$C$1:.$C$2180]; [.D10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iên tục</text:p>
          </table:table-cell>
          <table:table-cell office:value-type="string" calcext:value-type="string">
            <text:p>ltuc</text:p>
          </table:table-cell>
          <table:table-cell table:formula="of:=COUNTIF([.$C$1:.$C$2180]; [.D10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ng tung</text:p>
          </table:table-cell>
          <table:table-cell office:value-type="string" calcext:value-type="string">
            <text:p>ltung</text:p>
          </table:table-cell>
          <table:table-cell table:formula="of:=COUNTIF([.$C$1:.$C$2180]; [.D10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ập trình viên</text:p>
          </table:table-cell>
          <table:table-cell office:value-type="string" calcext:value-type="string">
            <text:p>ltvien</text:p>
          </table:table-cell>
          <table:table-cell table:formula="of:=COUNTIF([.$C$1:.$C$2180]; [.D10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ớt</text:p>
          </table:table-cell>
          <table:table-cell office:value-type="string" calcext:value-type="string">
            <text:p>ltz</text:p>
          </table:table-cell>
          <table:table-cell table:formula="of:=COUNTIF([.$C$1:.$C$2180]; [.D10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ân chuyển</text:p>
          </table:table-cell>
          <table:table-cell office:value-type="string" calcext:value-type="string">
            <text:p>luanch</text:p>
          </table:table-cell>
          <table:table-cell table:formula="of:=COUNTIF([.$C$1:.$C$2180]; [.D10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ực</text:p>
          </table:table-cell>
          <table:table-cell office:value-type="string" calcext:value-type="string">
            <text:p>luc</text:p>
          </table:table-cell>
          <table:table-cell table:formula="of:=COUNTIF([.$C$1:.$C$2180]; [.D10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u</text:p>
          </table:table-cell>
          <table:table-cell office:value-type="string" calcext:value-type="string">
            <text:p>luu</text:p>
          </table:table-cell>
          <table:table-cell table:formula="of:=COUNTIF([.$C$1:.$C$2180]; [.D10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u ý</text:p>
          </table:table-cell>
          <table:table-cell office:value-type="string" calcext:value-type="string">
            <text:p>luuy</text:p>
          </table:table-cell>
          <table:table-cell table:formula="of:=COUNTIF([.$C$1:.$C$2180]; [.D10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ấy ví dụ</text:p>
          </table:table-cell>
          <table:table-cell office:value-type="string" calcext:value-type="string">
            <text:p>lvdu</text:p>
          </table:table-cell>
          <table:table-cell table:formula="of:=COUNTIF([.$C$1:.$C$2180]; [.D10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việc</text:p>
          </table:table-cell>
          <table:table-cell office:value-type="string" calcext:value-type="string">
            <text:p>lviec</text:p>
          </table:table-cell>
          <table:table-cell table:formula="of:=COUNTIF([.$C$1:.$C$2180]; [.D10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ớp vẽ lồng</text:p>
          </table:table-cell>
          <table:table-cell office:value-type="string" calcext:value-type="string">
            <text:p>lvlong</text:p>
          </table:table-cell>
          <table:table-cell table:formula="of:=COUNTIF([.$C$1:.$C$2180]; [.D10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ới</text:p>
          </table:table-cell>
          <table:table-cell office:value-type="string" calcext:value-type="string">
            <text:p>lx</text:p>
          </table:table-cell>
          <table:table-cell table:formula="of:=COUNTIF([.$C$1:.$C$2180]; [.D10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xong</text:p>
          </table:table-cell>
          <table:table-cell office:value-type="string" calcext:value-type="string">
            <text:p>lxong</text:p>
          </table:table-cell>
          <table:table-cell table:formula="of:=COUNTIF([.$C$1:.$C$2180]; [.D10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ưỡi</text:p>
          </table:table-cell>
          <table:table-cell office:value-type="string" calcext:value-type="string">
            <text:p>lxx</text:p>
          </table:table-cell>
          <table:table-cell table:formula="of:=COUNTIF([.$C$1:.$C$2180]; [.D10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uật sư</text:p>
          </table:table-cell>
          <table:table-cell office:value-type="string" calcext:value-type="string">
            <text:p>lzu</text:p>
          </table:table-cell>
          <table:table-cell table:formula="of:=COUNTIF([.$C$1:.$C$2180]; [.D10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</text:p>
          </table:table-cell>
          <table:table-cell office:value-type="string" calcext:value-type="string">
            <text:p>m1</text:p>
          </table:table-cell>
          <table:table-cell table:formula="of:=COUNTIF([.$C$1:.$C$2180]; [.D10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ạch lưới</text:p>
          </table:table-cell>
          <table:table-cell office:value-type="string" calcext:value-type="string">
            <text:p>machl</text:p>
          </table:table-cell>
          <table:table-cell table:formula="of:=COUNTIF([.$C$1:.$C$2180]; [.D10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n chắn</text:p>
          </table:table-cell>
          <table:table-cell office:value-type="string" calcext:value-type="string">
            <text:p>manch</text:p>
          </table:table-cell>
          <table:table-cell table:formula="of:=COUNTIF([.$C$1:.$C$2180]; [.D10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ạng lưới</text:p>
          </table:table-cell>
          <table:table-cell office:value-type="string" calcext:value-type="string">
            <text:p>mangl</text:p>
          </table:table-cell>
          <table:table-cell table:formula="of:=COUNTIF([.$C$1:.$C$2180]; [.D10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ánh xạ</text:p>
          </table:table-cell>
          <table:table-cell office:value-type="string" calcext:value-type="string">
            <text:p>map</text:p>
          </table:table-cell>
          <table:table-cell table:formula="of:=COUNTIF([.$C$1:.$C$2180]; [.D10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ẫu hình</text:p>
          </table:table-cell>
          <table:table-cell office:value-type="string" calcext:value-type="string">
            <text:p>mauh</text:p>
          </table:table-cell>
          <table:table-cell table:formula="of:=COUNTIF([.$C$1:.$C$2180]; [.D10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bấm giờ</text:p>
          </table:table-cell>
          <table:table-cell office:value-type="string" calcext:value-type="string">
            <text:p>mbg</text:p>
          </table:table-cell>
          <table:table-cell table:formula="of:=COUNTIF([.$C$1:.$C$2180]; [.D10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bấm giờ</text:p>
          </table:table-cell>
          <table:table-cell office:value-type="string" calcext:value-type="string">
            <text:p>mbgio</text:p>
          </table:table-cell>
          <table:table-cell table:formula="of:=COUNTIF([.$C$1:.$C$2180]; [.D10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bấm giờ</text:p>
          </table:table-cell>
          <table:table-cell office:value-type="string" calcext:value-type="string">
            <text:p>mbzo</text:p>
          </table:table-cell>
          <table:table-cell table:formula="of:=COUNTIF([.$C$1:.$C$2180]; [.D10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cách</text:p>
          </table:table-cell>
          <table:table-cell office:value-type="string" calcext:value-type="string">
            <text:p>mcach</text:p>
          </table:table-cell>
          <table:table-cell table:formula="of:=COUNTIF([.$C$1:.$C$2180]; [.D10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cái</text:p>
          </table:table-cell>
          <table:table-cell office:value-type="string" calcext:value-type="string">
            <text:p>mcai</text:p>
          </table:table-cell>
          <table:table-cell table:formula="of:=COUNTIF([.$C$1:.$C$2180]; [.D10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ẫn cảm</text:p>
          </table:table-cell>
          <table:table-cell office:value-type="string" calcext:value-type="string">
            <text:p>mcam</text:p>
          </table:table-cell>
          <table:table-cell table:formula="of:=COUNTIF([.$C$1:.$C$2180]; [.D10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n cảm ứng</text:p>
          </table:table-cell>
          <table:table-cell office:value-type="string" calcext:value-type="string">
            <text:p>mcamu</text:p>
          </table:table-cell>
          <table:table-cell table:formula="of:=COUNTIF([.$C$1:.$C$2180]; [.D10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ặt cắt</text:p>
          </table:table-cell>
          <table:table-cell office:value-type="string" calcext:value-type="string">
            <text:p>mcat</text:p>
          </table:table-cell>
          <table:table-cell table:formula="of:=COUNTIF([.$C$1:.$C$2180]; [.D10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n chắn</text:p>
          </table:table-cell>
          <table:table-cell office:value-type="string" calcext:value-type="string">
            <text:p>mchan</text:p>
          </table:table-cell>
          <table:table-cell table:formula="of:=COUNTIF([.$C$1:.$C$2180]; [.D10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n chập</text:p>
          </table:table-cell>
          <table:table-cell office:value-type="string" calcext:value-type="string">
            <text:p>mchap</text:p>
          </table:table-cell>
          <table:table-cell table:formula="of:=COUNTIF([.$C$1:.$C$2180]; [.D10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n chắn lọc</text:p>
          </table:table-cell>
          <table:table-cell office:value-type="string" calcext:value-type="string">
            <text:p>mchloc</text:p>
          </table:table-cell>
          <table:table-cell table:formula="of:=COUNTIF([.$C$1:.$C$2180]; [.D10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chỗ</text:p>
          </table:table-cell>
          <table:table-cell office:value-type="string" calcext:value-type="string">
            <text:p>mcho</text:p>
          </table:table-cell>
          <table:table-cell table:formula="of:=COUNTIF([.$C$1:.$C$2180]; [.D10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chút</text:p>
          </table:table-cell>
          <table:table-cell office:value-type="string" calcext:value-type="string">
            <text:p>mchut</text:p>
          </table:table-cell>
          <table:table-cell table:formula="of:=COUNTIF([.$C$1:.$C$2180]; [.D10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ặt cắt ngang</text:p>
          </table:table-cell>
          <table:table-cell office:value-type="string" calcext:value-type="string">
            <text:p>mcngang</text:p>
          </table:table-cell>
          <table:table-cell table:formula="of:=COUNTIF([.$C$1:.$C$2180]; [.D10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ồ côi</text:p>
          </table:table-cell>
          <table:table-cell office:value-type="string" calcext:value-type="string">
            <text:p>mcoi</text:p>
          </table:table-cell>
          <table:table-cell table:formula="of:=COUNTIF([.$C$1:.$C$2180]; [.D10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ờ dần</text:p>
          </table:table-cell>
          <table:table-cell office:value-type="string" calcext:value-type="string">
            <text:p>mdan</text:p>
          </table:table-cell>
          <table:table-cell table:formula="of:=COUNTIF([.$C$1:.$C$2180]; [.D10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ở đầu</text:p>
          </table:table-cell>
          <table:table-cell office:value-type="string" calcext:value-type="string">
            <text:p>mdau</text:p>
          </table:table-cell>
          <table:table-cell table:formula="of:=COUNTIF([.$C$1:.$C$2180]; [.D10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ục đích</text:p>
          </table:table-cell>
          <table:table-cell office:value-type="string" calcext:value-type="string">
            <text:p>mdich</text:p>
          </table:table-cell>
          <table:table-cell table:formula="of:=COUNTIF([.$C$1:.$C$2180]; [.D10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điểm</text:p>
          </table:table-cell>
          <table:table-cell office:value-type="string" calcext:value-type="string">
            <text:p>mdiem</text:p>
          </table:table-cell>
          <table:table-cell table:formula="of:=COUNTIF([.$C$1:.$C$2180]; [.D10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ặc định</text:p>
          </table:table-cell>
          <table:table-cell office:value-type="string" calcext:value-type="string">
            <text:p>mdinh</text:p>
          </table:table-cell>
          <table:table-cell table:formula="of:=COUNTIF([.$C$1:.$C$2180]; [.D10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đường</text:p>
          </table:table-cell>
          <table:table-cell office:value-type="string" calcext:value-type="string">
            <text:p>mdng</text:p>
          </table:table-cell>
          <table:table-cell table:formula="of:=COUNTIF([.$C$1:.$C$2180]; [.D10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n đồ</text:p>
          </table:table-cell>
          <table:table-cell office:value-type="string" calcext:value-type="string">
            <text:p>mdo</text:p>
          </table:table-cell>
          <table:table-cell table:formula="of:=COUNTIF([.$C$1:.$C$2180]; [.D10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ức độ</text:p>
          </table:table-cell>
          <table:table-cell office:value-type="string" calcext:value-type="string">
            <text:p>mdo</text:p>
          </table:table-cell>
          <table:table-cell table:formula="of:=COUNTIF([.$C$1:.$C$2180]; [.D10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ong đợi</text:p>
          </table:table-cell>
          <table:table-cell office:value-type="string" calcext:value-type="string">
            <text:p>mdoi</text:p>
          </table:table-cell>
          <table:table-cell table:formula="of:=COUNTIF([.$C$1:.$C$2180]; [.D10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ẫu đơn</text:p>
          </table:table-cell>
          <table:table-cell office:value-type="string" calcext:value-type="string">
            <text:p>mdon</text:p>
          </table:table-cell>
          <table:table-cell table:formula="of:=COUNTIF([.$C$1:.$C$2180]; [.D10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ùa đông</text:p>
          </table:table-cell>
          <table:table-cell office:value-type="string" calcext:value-type="string">
            <text:p>mdong</text:p>
          </table:table-cell>
          <table:table-cell table:formula="of:=COUNTIF([.$C$1:.$C$2180]; [.D10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ặc dù</text:p>
          </table:table-cell>
          <table:table-cell office:value-type="string" calcext:value-type="string">
            <text:p>mdu</text:p>
          </table:table-cell>
          <table:table-cell table:formula="of:=COUNTIF([.$C$1:.$C$2180]; [.D10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ở gói</text:p>
          </table:table-cell>
          <table:table-cell office:value-type="string" calcext:value-type="string">
            <text:p>mgoi</text:p>
          </table:table-cell>
          <table:table-cell table:formula="of:=COUNTIF([.$C$1:.$C$2180]; [.D10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ốc giám sát</text:p>
          </table:table-cell>
          <table:table-cell office:value-type="string" calcext:value-type="string">
            <text:p>mgsat</text:p>
          </table:table-cell>
          <table:table-cell table:formula="of:=COUNTIF([.$C$1:.$C$2180]; [.D10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ùa hè</text:p>
          </table:table-cell>
          <table:table-cell office:value-type="string" calcext:value-type="string">
            <text:p>mhe</text:p>
          </table:table-cell>
          <table:table-cell table:formula="of:=COUNTIF([.$C$1:.$C$2180]; [.D10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 hình hóa</text:p>
          </table:table-cell>
          <table:table-cell office:value-type="string" calcext:value-type="string">
            <text:p>mhh</text:p>
          </table:table-cell>
          <table:table-cell table:formula="of:=COUNTIF([.$C$1:.$C$2180]; [.D10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n hình</text:p>
          </table:table-cell>
          <table:table-cell office:value-type="string" calcext:value-type="string">
            <text:p>mhinh</text:p>
          </table:table-cell>
          <table:table-cell table:formula="of:=COUNTIF([.$C$1:.$C$2180]; [.D10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ã hóa</text:p>
          </table:table-cell>
          <table:table-cell office:value-type="string" calcext:value-type="string">
            <text:p>mhoa</text:p>
          </table:table-cell>
          <table:table-cell table:formula="of:=COUNTIF([.$C$1:.$C$2180]; [.D1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inh họa</text:p>
          </table:table-cell>
          <table:table-cell office:value-type="string" calcext:value-type="string">
            <text:p>mhoa</text:p>
          </table:table-cell>
          <table:table-cell table:formula="of:=COUNTIF([.$C$1:.$C$2180]; [.D1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mic</text:p>
          </table:table-cell>
          <table:table-cell table:formula="of:=COUNTIF([.$C$1:.$C$2180]; [.D1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hòa trộn</text:p>
          </table:table-cell>
          <table:table-cell office:value-type="string" calcext:value-type="string">
            <text:p>mix</text:p>
          </table:table-cell>
          <table:table-cell table:formula="of:=COUNTIF([.$C$1:.$C$2180]; [.D1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ật khẩu</text:p>
          </table:table-cell>
          <table:table-cell office:value-type="string" calcext:value-type="string">
            <text:p>mkhau</text:p>
          </table:table-cell>
          <table:table-cell table:formula="of:=COUNTIF([.$C$1:.$C$2180]; [.D1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khi</text:p>
          </table:table-cell>
          <table:table-cell office:value-type="string" calcext:value-type="string">
            <text:p>mkhi</text:p>
          </table:table-cell>
          <table:table-cell table:formula="of:=COUNTIF([.$C$1:.$C$2180]; [.D1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ạnh khỏe</text:p>
          </table:table-cell>
          <table:table-cell office:value-type="string" calcext:value-type="string">
            <text:p>mkhoe</text:p>
          </table:table-cell>
          <table:table-cell table:formula="of:=COUNTIF([.$C$1:.$C$2180]; [.D1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kết xuất</text:p>
          </table:table-cell>
          <table:table-cell office:value-type="string" calcext:value-type="string">
            <text:p>mkxuat</text:p>
          </table:table-cell>
          <table:table-cell table:formula="of:=COUNTIF([.$C$1:.$C$2180]; [.D1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ạch lạc</text:p>
          </table:table-cell>
          <table:table-cell office:value-type="string" calcext:value-type="string">
            <text:p>mlac</text:p>
          </table:table-cell>
          <table:table-cell table:formula="of:=COUNTIF([.$C$1:.$C$2180]; [.D1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ãnh liệt</text:p>
          </table:table-cell>
          <table:table-cell office:value-type="string" calcext:value-type="string">
            <text:p>mliet</text:p>
          </table:table-cell>
          <table:table-cell table:formula="of:=COUNTIF([.$C$1:.$C$2180]; [.D1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lần nữa</text:p>
          </table:table-cell>
          <table:table-cell office:value-type="string" calcext:value-type="string">
            <text:p>mln</text:p>
          </table:table-cell>
          <table:table-cell table:formula="of:=COUNTIF([.$C$1:.$C$2180]; [.D1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lúc</text:p>
          </table:table-cell>
          <table:table-cell office:value-type="string" calcext:value-type="string">
            <text:p>mluc</text:p>
          </table:table-cell>
          <table:table-cell table:formula="of:=COUNTIF([.$C$1:.$C$2180]; [.D1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ục lục</text:p>
          </table:table-cell>
          <table:table-cell office:value-type="string" calcext:value-type="string">
            <text:p>mluc</text:p>
          </table:table-cell>
          <table:table-cell table:formula="of:=COUNTIF([.$C$1:.$C$2180]; [.D1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ãi mãi</text:p>
          </table:table-cell>
          <table:table-cell office:value-type="string" calcext:value-type="string">
            <text:p>mmai</text:p>
          </table:table-cell>
          <table:table-cell table:formula="of:=COUNTIF([.$C$1:.$C$2180]; [.D1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ềm mại</text:p>
          </table:table-cell>
          <table:table-cell office:value-type="string" calcext:value-type="string">
            <text:p>mmai</text:p>
          </table:table-cell>
          <table:table-cell table:formula="of:=COUNTIF([.$C$1:.$C$2180]; [.D1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ịn màng</text:p>
          </table:table-cell>
          <table:table-cell office:value-type="string" calcext:value-type="string">
            <text:p>mmang</text:p>
          </table:table-cell>
          <table:table-cell table:formula="of:=COUNTIF([.$C$1:.$C$2180]; [.D1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u mè</text:p>
          </table:table-cell>
          <table:table-cell office:value-type="string" calcext:value-type="string">
            <text:p>mme</text:p>
          </table:table-cell>
          <table:table-cell table:formula="of:=COUNTIF([.$C$1:.$C$2180]; [.D1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ỹ miều</text:p>
          </table:table-cell>
          <table:table-cell office:value-type="string" calcext:value-type="string">
            <text:p>mmieu</text:p>
          </table:table-cell>
          <table:table-cell table:formula="of:=COUNTIF([.$C$1:.$C$2180]; [.D1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ong muốn</text:p>
          </table:table-cell>
          <table:table-cell office:value-type="string" calcext:value-type="string">
            <text:p>mmuon</text:p>
          </table:table-cell>
          <table:table-cell table:formula="of:=COUNTIF([.$C$1:.$C$2180]; [.D1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ã nguồn</text:p>
          </table:table-cell>
          <table:table-cell office:value-type="string" calcext:value-type="string">
            <text:p>mnguon</text:p>
          </table:table-cell>
          <table:table-cell table:formula="of:=COUNTIF([.$C$1:.$C$2180]; [.D1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ới nhất</text:p>
          </table:table-cell>
          <table:table-cell office:value-type="string" calcext:value-type="string">
            <text:p>mnhat</text:p>
          </table:table-cell>
          <table:table-cell table:formula="of:=COUNTIF([.$C$1:.$C$2180]; [.D1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 hình</text:p>
          </table:table-cell>
          <table:table-cell office:value-type="string" calcext:value-type="string">
            <text:p>moh</text:p>
          </table:table-cell>
          <table:table-cell table:formula="of:=COUNTIF([.$C$1:.$C$2180]; [.D1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 hình hóa</text:p>
          </table:table-cell>
          <table:table-cell office:value-type="string" calcext:value-type="string">
            <text:p>mohh</text:p>
          </table:table-cell>
          <table:table-cell table:formula="of:=COUNTIF([.$C$1:.$C$2180]; [.D1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 hình</text:p>
          </table:table-cell>
          <table:table-cell office:value-type="string" calcext:value-type="string">
            <text:p>mohinh</text:p>
          </table:table-cell>
          <table:table-cell table:formula="of:=COUNTIF([.$C$1:.$C$2180]; [.D1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ỗi lần</text:p>
          </table:table-cell>
          <table:table-cell office:value-type="string" calcext:value-type="string">
            <text:p>moil</text:p>
          </table:table-cell>
          <table:table-cell table:formula="of:=COUNTIF([.$C$1:.$C$2180]; [.D1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ới mẻ</text:p>
          </table:table-cell>
          <table:table-cell office:value-type="string" calcext:value-type="string">
            <text:p>moim</text:p>
          </table:table-cell>
          <table:table-cell table:formula="of:=COUNTIF([.$C$1:.$C$2180]; [.D1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ới nhất</text:p>
          </table:table-cell>
          <table:table-cell office:value-type="string" calcext:value-type="string">
            <text:p>moinh</text:p>
          </table:table-cell>
          <table:table-cell table:formula="of:=COUNTIF([.$C$1:.$C$2180]; [.D11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ong muốn</text:p>
          </table:table-cell>
          <table:table-cell office:value-type="string" calcext:value-type="string">
            <text:p>mongm</text:p>
          </table:table-cell>
          <table:table-cell table:formula="of:=COUNTIF([.$C$1:.$C$2180]; [.D1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 phỏng</text:p>
          </table:table-cell>
          <table:table-cell office:value-type="string" calcext:value-type="string">
            <text:p>moph</text:p>
          </table:table-cell>
          <table:table-cell table:formula="of:=COUNTIF([.$C$1:.$C$2180]; [.D1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lúc</text:p>
          </table:table-cell>
          <table:table-cell office:value-type="string" calcext:value-type="string">
            <text:p>motl</text:p>
          </table:table-cell>
          <table:table-cell table:formula="of:=COUNTIF([.$C$1:.$C$2180]; [.D11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trong những</text:p>
          </table:table-cell>
          <table:table-cell office:value-type="string" calcext:value-type="string">
            <text:p>mottrnh</text:p>
          </table:table-cell>
          <table:table-cell table:formula="of:=COUNTIF([.$C$1:.$C$2180]; [.D11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ức phân giải</text:p>
          </table:table-cell>
          <table:table-cell office:value-type="string" calcext:value-type="string">
            <text:p>mpgiai</text:p>
          </table:table-cell>
          <table:table-cell table:formula="of:=COUNTIF([.$C$1:.$C$2180]; [.D1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ặt phẳng</text:p>
          </table:table-cell>
          <table:table-cell office:value-type="string" calcext:value-type="string">
            <text:p>mphang</text:p>
          </table:table-cell>
          <table:table-cell table:formula="of:=COUNTIF([.$C$1:.$C$2180]; [.D1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iễn phí</text:p>
          </table:table-cell>
          <table:table-cell office:value-type="string" calcext:value-type="string">
            <text:p>mphi</text:p>
          </table:table-cell>
          <table:table-cell table:formula="of:=COUNTIF([.$C$1:.$C$2180]; [.D1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 phỏng</text:p>
          </table:table-cell>
          <table:table-cell office:value-type="string" calcext:value-type="string">
            <text:p>mphong</text:p>
          </table:table-cell>
          <table:table-cell table:formula="of:=COUNTIF([.$C$1:.$C$2180]; [.D1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quay phim</text:p>
          </table:table-cell>
          <table:table-cell office:value-type="string" calcext:value-type="string">
            <text:p>mqp</text:p>
          </table:table-cell>
          <table:table-cell table:formula="of:=COUNTIF([.$C$1:.$C$2180]; [.D11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ở rộng</text:p>
          </table:table-cell>
          <table:table-cell office:value-type="string" calcext:value-type="string">
            <text:p>mrong</text:p>
          </table:table-cell>
          <table:table-cell table:formula="of:=COUNTIF([.$C$1:.$C$2180]; [.D1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u sắc</text:p>
          </table:table-cell>
          <table:table-cell office:value-type="string" calcext:value-type="string">
            <text:p>msac</text:p>
          </table:table-cell>
          <table:table-cell table:formula="of:=COUNTIF([.$C$1:.$C$2180]; [.D1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số</text:p>
          </table:table-cell>
          <table:table-cell office:value-type="string" calcext:value-type="string">
            <text:p>mso</text:p>
          </table:table-cell>
          <table:table-cell table:formula="of:=COUNTIF([.$C$1:.$C$2180]; [.D11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ục sư</text:p>
          </table:table-cell>
          <table:table-cell office:value-type="string" calcext:value-type="string">
            <text:p>msu</text:p>
          </table:table-cell>
          <table:table-cell table:formula="of:=COUNTIF([.$C$1:.$C$2180]; [.D11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iêu tả</text:p>
          </table:table-cell>
          <table:table-cell office:value-type="string" calcext:value-type="string">
            <text:p>mta</text:p>
          </table:table-cell>
          <table:table-cell table:formula="of:=COUNTIF([.$C$1:.$C$2180]; [.D1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ẫu tiêu biểu</text:p>
          </table:table-cell>
          <table:table-cell office:value-type="string" calcext:value-type="string">
            <text:p>mtb</text:p>
          </table:table-cell>
          <table:table-cell table:formula="of:=COUNTIF([.$C$1:.$C$2180]; [.D11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trò chơi</text:p>
          </table:table-cell>
          <table:table-cell office:value-type="string" calcext:value-type="string">
            <text:p>mtchoi</text:p>
          </table:table-cell>
          <table:table-cell table:formula="of:=COUNTIF([.$C$1:.$C$2180]; [.D11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ũi tên</text:p>
          </table:table-cell>
          <table:table-cell office:value-type="string" calcext:value-type="string">
            <text:p>mten</text:p>
          </table:table-cell>
          <table:table-cell table:formula="of:=COUNTIF([.$C$1:.$C$2180]; [.D1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ã thời gian</text:p>
          </table:table-cell>
          <table:table-cell office:value-type="string" calcext:value-type="string">
            <text:p>mtgian</text:p>
          </table:table-cell>
          <table:table-cell table:formula="of:=COUNTIF([.$C$1:.$C$2180]; [.D11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thể</text:p>
          </table:table-cell>
          <table:table-cell office:value-type="string" calcext:value-type="string">
            <text:p>mthe</text:p>
          </table:table-cell>
          <table:table-cell table:formula="of:=COUNTIF([.$C$1:.$C$2180]; [.D11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ốc thời gian</text:p>
          </table:table-cell>
          <table:table-cell office:value-type="string" calcext:value-type="string">
            <text:p>mthgian</text:p>
          </table:table-cell>
          <table:table-cell table:formula="of:=COUNTIF([.$C$1:.$C$2180]; [.D1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à thôi</text:p>
          </table:table-cell>
          <table:table-cell office:value-type="string" calcext:value-type="string">
            <text:p>mthoi</text:p>
          </table:table-cell>
          <table:table-cell table:formula="of:=COUNTIF([.$C$1:.$C$2180]; [.D11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ùa thu</text:p>
          </table:table-cell>
          <table:table-cell office:value-type="string" calcext:value-type="string">
            <text:p>mthu</text:p>
          </table:table-cell>
          <table:table-cell table:formula="of:=COUNTIF([.$C$1:.$C$2180]; [.D1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ã thời gian</text:p>
          </table:table-cell>
          <table:table-cell office:value-type="string" calcext:value-type="string">
            <text:p>mthzan</text:p>
          </table:table-cell>
          <table:table-cell table:formula="of:=COUNTIF([.$C$1:.$C$2180]; [.D1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ục tiêu</text:p>
          </table:table-cell>
          <table:table-cell office:value-type="string" calcext:value-type="string">
            <text:p>mtieu</text:p>
          </table:table-cell>
          <table:table-cell table:formula="of:=COUNTIF([.$C$1:.$C$2180]; [.D1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tính</text:p>
          </table:table-cell>
          <table:table-cell office:value-type="string" calcext:value-type="string">
            <text:p>mtinh</text:p>
          </table:table-cell>
          <table:table-cell table:formula="of:=COUNTIF([.$C$1:.$C$2180]; [.D11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áy trò chơi</text:p>
          </table:table-cell>
          <table:table-cell office:value-type="string" calcext:value-type="string">
            <text:p>mtrchoi</text:p>
          </table:table-cell>
          <table:table-cell table:formula="of:=COUNTIF([.$C$1:.$C$2180]; [.D11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trường hợp</text:p>
          </table:table-cell>
          <table:table-cell office:value-type="string" calcext:value-type="string">
            <text:p>mtrhop</text:p>
          </table:table-cell>
          <table:table-cell table:formula="of:=COUNTIF([.$C$1:.$C$2180]; [.D11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ôi trường</text:p>
          </table:table-cell>
          <table:table-cell office:value-type="string" calcext:value-type="string">
            <text:p>mtrng</text:p>
          </table:table-cell>
          <table:table-cell table:formula="of:=COUNTIF([.$C$1:.$C$2180]; [.D1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ột trong những</text:p>
          </table:table-cell>
          <table:table-cell office:value-type="string" calcext:value-type="string">
            <text:p>mtrnhng</text:p>
          </table:table-cell>
          <table:table-cell table:formula="of:=COUNTIF([.$C$1:.$C$2180]; [.D1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ẫu vật</text:p>
          </table:table-cell>
          <table:table-cell office:value-type="string" calcext:value-type="string">
            <text:p>mvat</text:p>
          </table:table-cell>
          <table:table-cell table:formula="of:=COUNTIF([.$C$1:.$C$2180]; [.D11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ắt xích</text:p>
          </table:table-cell>
          <table:table-cell office:value-type="string" calcext:value-type="string">
            <text:p>mxich</text:p>
          </table:table-cell>
          <table:table-cell table:formula="of:=COUNTIF([.$C$1:.$C$2180]; [.D1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mùa xuân</text:p>
          </table:table-cell>
          <table:table-cell office:value-type="string" calcext:value-type="string">
            <text:p>mxuan</text:p>
          </table:table-cell>
          <table:table-cell table:formula="of:=COUNTIF([.$C$1:.$C$2180]; [.D11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út bấm</text:p>
          </table:table-cell>
          <table:table-cell office:value-type="string" calcext:value-type="string">
            <text:p>nbam</text:p>
          </table:table-cell>
          <table:table-cell table:formula="of:=COUNTIF([.$C$1:.$C$2180]; [.D1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ắm bắt</text:p>
          </table:table-cell>
          <table:table-cell office:value-type="string" calcext:value-type="string">
            <text:p>nbat</text:p>
          </table:table-cell>
          <table:table-cell table:formula="of:=COUNTIF([.$C$1:.$C$2180]; [.D11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ổi bật</text:p>
          </table:table-cell>
          <table:table-cell office:value-type="string" calcext:value-type="string">
            <text:p>nbat</text:p>
          </table:table-cell>
          <table:table-cell table:formula="of:=COUNTIF([.$C$1:.$C$2180]; [.D1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bộ</text:p>
          </table:table-cell>
          <table:table-cell office:value-type="string" calcext:value-type="string">
            <text:p>nbo</text:p>
          </table:table-cell>
          <table:table-cell table:formula="of:=COUNTIF([.$C$1:.$C$2180]; [.D11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ước</text:p>
          </table:table-cell>
          <table:table-cell office:value-type="string" calcext:value-type="string">
            <text:p>nc</text:p>
          </table:table-cell>
          <table:table-cell table:formula="of:=COUNTIF([.$C$1:.$C$2180]; [.D1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ếu cần</text:p>
          </table:table-cell>
          <table:table-cell office:value-type="string" calcext:value-type="string">
            <text:p>ncan</text:p>
          </table:table-cell>
          <table:table-cell table:formula="of:=COUNTIF([.$C$1:.$C$2180]; [.D11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âng cấp</text:p>
          </table:table-cell>
          <table:table-cell office:value-type="string" calcext:value-type="string">
            <text:p>ncap</text:p>
          </table:table-cell>
          <table:table-cell table:formula="of:=COUNTIF([.$C$1:.$C$2180]; [.D1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ói chung</text:p>
          </table:table-cell>
          <table:table-cell office:value-type="string" calcext:value-type="string">
            <text:p>nchung</text:p>
          </table:table-cell>
          <table:table-cell table:formula="of:=COUNTIF([.$C$1:.$C$2180]; [.D1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út chuột</text:p>
          </table:table-cell>
          <table:table-cell office:value-type="string" calcext:value-type="string">
            <text:p>nchuot</text:p>
          </table:table-cell>
          <table:table-cell table:formula="of:=COUNTIF([.$C$1:.$C$2180]; [.D1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hịch chiều kim đồng hồ</text:p>
          </table:table-cell>
          <table:table-cell office:value-type="string" calcext:value-type="string">
            <text:p>nckdh</text:p>
          </table:table-cell>
          <table:table-cell table:formula="of:=COUNTIF([.$C$1:.$C$2180]; [.D1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ay cả khi</text:p>
          </table:table-cell>
          <table:table-cell office:value-type="string" calcext:value-type="string">
            <text:p>nckhi</text:p>
          </table:table-cell>
          <table:table-cell table:formula="of:=COUNTIF([.$C$1:.$C$2180]; [.D1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ên có</text:p>
          </table:table-cell>
          <table:table-cell office:value-type="string" calcext:value-type="string">
            <text:p>nco</text:p>
          </table:table-cell>
          <table:table-cell table:formula="of:=COUNTIF([.$C$1:.$C$2180]; [.D11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ếu có</text:p>
          </table:table-cell>
          <table:table-cell office:value-type="string" calcext:value-type="string">
            <text:p>nco</text:p>
          </table:table-cell>
          <table:table-cell table:formula="of:=COUNTIF([.$C$1:.$C$2180]; [.D11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ếu cần thiết</text:p>
          </table:table-cell>
          <table:table-cell office:value-type="string" calcext:value-type="string">
            <text:p>ncth</text:p>
          </table:table-cell>
          <table:table-cell table:formula="of:=COUNTIF([.$C$1:.$C$2180]; [.D11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ếu được</text:p>
          </table:table-cell>
          <table:table-cell office:value-type="string" calcext:value-type="string">
            <text:p>ndc</text:p>
          </table:table-cell>
          <table:table-cell table:formula="of:=COUNTIF([.$C$1:.$C$2180]; [.D11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dung cần viết thêm</text:p>
          </table:table-cell>
          <table:table-cell office:value-type="string" calcext:value-type="string">
            <text:p>ndcvth</text:p>
          </table:table-cell>
          <table:table-cell table:formula="of:=COUNTIF([.$C$1:.$C$2180]; [.D1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ào đó</text:p>
          </table:table-cell>
          <table:table-cell office:value-type="string" calcext:value-type="string">
            <text:p>ndo</text:p>
          </table:table-cell>
          <table:table-cell table:formula="of:=COUNTIF([.$C$1:.$C$2180]; [.D1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ăng động</text:p>
          </table:table-cell>
          <table:table-cell office:value-type="string" calcext:value-type="string">
            <text:p>ndong</text:p>
          </table:table-cell>
          <table:table-cell table:formula="of:=COUNTIF([.$C$1:.$C$2180]; [.D1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ền đằng sau</text:p>
          </table:table-cell>
          <table:table-cell office:value-type="string" calcext:value-type="string">
            <text:p>ndsau</text:p>
          </table:table-cell>
          <table:table-cell table:formula="of:=COUNTIF([.$C$1:.$C$2180]; [.D1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ền đằng trước</text:p>
          </table:table-cell>
          <table:table-cell office:value-type="string" calcext:value-type="string">
            <text:p>ndtrc</text:p>
          </table:table-cell>
          <table:table-cell table:formula="of:=COUNTIF([.$C$1:.$C$2180]; [.D11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dung</text:p>
          </table:table-cell>
          <table:table-cell office:value-type="string" calcext:value-type="string">
            <text:p>ndung</text:p>
          </table:table-cell>
          <table:table-cell table:formula="of:=COUNTIF([.$C$1:.$C$2180]; [.D11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ên</text:p>
          </table:table-cell>
          <table:table-cell office:value-type="string" calcext:value-type="string">
            <text:p>nen</text:p>
          </table:table-cell>
          <table:table-cell table:formula="of:=COUNTIF([.$C$1:.$C$2180]; [.D11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ếu</text:p>
          </table:table-cell>
          <table:table-cell office:value-type="string" calcext:value-type="string">
            <text:p>neu</text:p>
          </table:table-cell>
          <table:table-cell table:formula="of:=COUNTIF([.$C$1:.$C$2180]; [.D11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êu bật</text:p>
          </table:table-cell>
          <table:table-cell office:value-type="string" calcext:value-type="string">
            <text:p>neub</text:p>
          </table:table-cell>
          <table:table-cell table:formula="of:=COUNTIF([.$C$1:.$C$2180]; [.D11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ời</text:p>
          </table:table-cell>
          <table:table-cell office:value-type="string" calcext:value-type="string">
            <text:p>ng</text:p>
          </table:table-cell>
          <table:table-cell table:formula="of:=COUNTIF([.$C$1:.$C$2180]; [.D11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oại biên</text:p>
          </table:table-cell>
          <table:table-cell office:value-type="string" calcext:value-type="string">
            <text:p>ngbien</text:p>
          </table:table-cell>
          <table:table-cell table:formula="of:=COUNTIF([.$C$1:.$C$2180]; [.D11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ợc</text:p>
          </table:table-cell>
          <table:table-cell office:value-type="string" calcext:value-type="string">
            <text:p>ngc</text:p>
          </table:table-cell>
          <table:table-cell table:formula="of:=COUNTIF([.$C$1:.$C$2180]; [.D11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ữ cảnh</text:p>
          </table:table-cell>
          <table:table-cell office:value-type="string" calcext:value-type="string">
            <text:p>ngcanh</text:p>
          </table:table-cell>
          <table:table-cell table:formula="of:=COUNTIF([.$C$1:.$C$2180]; [.D11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ợc chiều</text:p>
          </table:table-cell>
          <table:table-cell office:value-type="string" calcext:value-type="string">
            <text:p>ngcch</text:p>
          </table:table-cell>
          <table:table-cell table:formula="of:=COUNTIF([.$C$1:.$C$2180]; [.D11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ợc chiều kim đồng hồ</text:p>
          </table:table-cell>
          <table:table-cell office:value-type="string" calcext:value-type="string">
            <text:p>ngcckdh</text:p>
          </table:table-cell>
          <table:table-cell table:formula="of:=COUNTIF([.$C$1:.$C$2180]; [.D11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ợc lại</text:p>
          </table:table-cell>
          <table:table-cell office:value-type="string" calcext:value-type="string">
            <text:p>ngclai</text:p>
          </table:table-cell>
          <table:table-cell table:formula="of:=COUNTIF([.$C$1:.$C$2180]; [.D11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ời dùng</text:p>
          </table:table-cell>
          <table:table-cell office:value-type="string" calcext:value-type="string">
            <text:p>ngdung</text:p>
          </table:table-cell>
          <table:table-cell table:formula="of:=COUNTIF([.$C$1:.$C$2180]; [.D11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ồn gốc</text:p>
          </table:table-cell>
          <table:table-cell office:value-type="string" calcext:value-type="string">
            <text:p>nggoc</text:p>
          </table:table-cell>
          <table:table-cell table:formula="of:=COUNTIF([.$C$1:.$C$2180]; [.D11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yên gốc</text:p>
          </table:table-cell>
          <table:table-cell office:value-type="string" calcext:value-type="string">
            <text:p>nggoc</text:p>
          </table:table-cell>
          <table:table-cell table:formula="of:=COUNTIF([.$C$1:.$C$2180]; [.D11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hiên cứu</text:p>
          </table:table-cell>
          <table:table-cell office:value-type="string" calcext:value-type="string">
            <text:p>nghc</text:p>
          </table:table-cell>
          <table:table-cell table:formula="of:=COUNTIF([.$C$1:.$C$2180]; [.D11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y hiểm</text:p>
          </table:table-cell>
          <table:table-cell office:value-type="string" calcext:value-type="string">
            <text:p>nghiem</text:p>
          </table:table-cell>
          <table:table-cell table:formula="of:=COUNTIF([.$C$1:.$C$2180]; [.D11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ơi</text:p>
          </table:table-cell>
          <table:table-cell office:value-type="string" calcext:value-type="string">
            <text:p>ngi</text:p>
          </table:table-cell>
          <table:table-cell table:formula="of:=COUNTIF([.$C$1:.$C$2180]; [.D11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ợi khen</text:p>
          </table:table-cell>
          <table:table-cell office:value-type="string" calcext:value-type="string">
            <text:p>ngkhen</text:p>
          </table:table-cell>
          <table:table-cell table:formula="of:=COUNTIF([.$C$1:.$C$2180]; [.D11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ợi khen</text:p>
          </table:table-cell>
          <table:table-cell office:value-type="string" calcext:value-type="string">
            <text:p>ngkhen</text:p>
          </table:table-cell>
          <table:table-cell table:formula="of:=COUNTIF([.$C$1:.$C$2180]; [.D11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oài lề</text:p>
          </table:table-cell>
          <table:table-cell office:value-type="string" calcext:value-type="string">
            <text:p>ngle</text:p>
          </table:table-cell>
          <table:table-cell table:formula="of:=COUNTIF([.$C$1:.$C$2180]; [.D11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oại lệ</text:p>
          </table:table-cell>
          <table:table-cell office:value-type="string" calcext:value-type="string">
            <text:p>ngle</text:p>
          </table:table-cell>
          <table:table-cell table:formula="of:=COUNTIF([.$C$1:.$C$2180]; [.D11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yên liệu</text:p>
          </table:table-cell>
          <table:table-cell office:value-type="string" calcext:value-type="string">
            <text:p>nglieu</text:p>
          </table:table-cell>
          <table:table-cell table:formula="of:=COUNTIF([.$C$1:.$C$2180]; [.D12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ay lập tức</text:p>
          </table:table-cell>
          <table:table-cell office:value-type="string" calcext:value-type="string">
            <text:p>ngltuc</text:p>
          </table:table-cell>
          <table:table-cell table:formula="of:=COUNTIF([.$C$1:.$C$2180]; [.D12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yên lý</text:p>
          </table:table-cell>
          <table:table-cell office:value-type="string" calcext:value-type="string">
            <text:p>ngly</text:p>
          </table:table-cell>
          <table:table-cell table:formula="of:=COUNTIF([.$C$1:.$C$2180]; [.D12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ồn mở</text:p>
          </table:table-cell>
          <table:table-cell office:value-type="string" calcext:value-type="string">
            <text:p>ngmo</text:p>
          </table:table-cell>
          <table:table-cell table:formula="of:=COUNTIF([.$C$1:.$C$2180]; [.D12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ỡng</text:p>
          </table:table-cell>
          <table:table-cell office:value-type="string" calcext:value-type="string">
            <text:p>ngng</text:p>
          </table:table-cell>
          <table:table-cell table:formula="of:=COUNTIF([.$C$1:.$C$2180]; [.D12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ôn ngữ</text:p>
          </table:table-cell>
          <table:table-cell office:value-type="string" calcext:value-type="string">
            <text:p>ngngu</text:p>
          </table:table-cell>
          <table:table-cell table:formula="of:=COUNTIF([.$C$1:.$C$2180]; [.D12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yên nhân</text:p>
          </table:table-cell>
          <table:table-cell office:value-type="string" calcext:value-type="string">
            <text:p>ngnhan</text:p>
          </table:table-cell>
          <table:table-cell table:formula="of:=COUNTIF([.$C$1:.$C$2180]; [.D12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ẫu nhiên hoá</text:p>
          </table:table-cell>
          <table:table-cell office:value-type="string" calcext:value-type="string">
            <text:p>ngnhhoa</text:p>
          </table:table-cell>
          <table:table-cell table:formula="of:=COUNTIF([.$C$1:.$C$2180]; [.D12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ẫu nhiên</text:p>
          </table:table-cell>
          <table:table-cell office:value-type="string" calcext:value-type="string">
            <text:p>ngnhien</text:p>
          </table:table-cell>
          <table:table-cell table:formula="of:=COUNTIF([.$C$1:.$C$2180]; [.D12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ữ pháp</text:p>
          </table:table-cell>
          <table:table-cell office:value-type="string" calcext:value-type="string">
            <text:p>ngphap</text:p>
          </table:table-cell>
          <table:table-cell table:formula="of:=COUNTIF([.$C$1:.$C$2180]; [.D12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oài ra</text:p>
          </table:table-cell>
          <table:table-cell office:value-type="string" calcext:value-type="string">
            <text:p>ngra</text:p>
          </table:table-cell>
          <table:table-cell table:formula="of:=COUNTIF([.$C$1:.$C$2180]; [.D12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ồn sáng</text:p>
          </table:table-cell>
          <table:table-cell office:value-type="string" calcext:value-type="string">
            <text:p>ngsang</text:p>
          </table:table-cell>
          <table:table-cell table:formula="of:=COUNTIF([.$C$1:.$C$2180]; [.D12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ôi sao</text:p>
          </table:table-cell>
          <table:table-cell office:value-type="string" calcext:value-type="string">
            <text:p>ngsao</text:p>
          </table:table-cell>
          <table:table-cell table:formula="of:=COUNTIF([.$C$1:.$C$2180]; [.D12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ay từ đầu</text:p>
          </table:table-cell>
          <table:table-cell office:value-type="string" calcext:value-type="string">
            <text:p>ngtdau</text:p>
          </table:table-cell>
          <table:table-cell table:formula="of:=COUNTIF([.$C$1:.$C$2180]; [.D12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hệ thuật</text:p>
          </table:table-cell>
          <table:table-cell office:value-type="string" calcext:value-type="string">
            <text:p>ngthuat</text:p>
          </table:table-cell>
          <table:table-cell table:formula="of:=COUNTIF([.$C$1:.$C$2180]; [.D12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yên thủy</text:p>
          </table:table-cell>
          <table:table-cell office:value-type="string" calcext:value-type="string">
            <text:p>ngthuy</text:p>
          </table:table-cell>
          <table:table-cell table:formula="of:=COUNTIF([.$C$1:.$C$2180]; [.D12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ay tức khắc</text:p>
          </table:table-cell>
          <table:table-cell office:value-type="string" calcext:value-type="string">
            <text:p>ngtkhac</text:p>
          </table:table-cell>
          <table:table-cell table:formula="of:=COUNTIF([.$C$1:.$C$2180]; [.D12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oại trừ</text:p>
          </table:table-cell>
          <table:table-cell office:value-type="string" calcext:value-type="string">
            <text:p>ngtru</text:p>
          </table:table-cell>
          <table:table-cell table:formula="of:=COUNTIF([.$C$1:.$C$2180]; [.D12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uyên vật liệu</text:p>
          </table:table-cell>
          <table:table-cell office:value-type="string" calcext:value-type="string">
            <text:p>ngvl</text:p>
          </table:table-cell>
          <table:table-cell table:formula="of:=COUNTIF([.$C$1:.$C$2180]; [.D12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ời xem</text:p>
          </table:table-cell>
          <table:table-cell office:value-type="string" calcext:value-type="string">
            <text:p>ngxem</text:p>
          </table:table-cell>
          <table:table-cell table:formula="of:=COUNTIF([.$C$1:.$C$2180]; [.D12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ưng</text:p>
          </table:table-cell>
          <table:table-cell office:value-type="string" calcext:value-type="string">
            <text:p>nh</text:p>
          </table:table-cell>
          <table:table-cell table:formula="of:=COUNTIF([.$C$1:.$C$2180]; [.D12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n định</text:p>
          </table:table-cell>
          <table:table-cell office:value-type="string" calcext:value-type="string">
            <text:p>nhand</text:p>
          </table:table-cell>
          <table:table-cell table:formula="of:=COUNTIF([.$C$1:.$C$2180]; [.D12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anh hơn</text:p>
          </table:table-cell>
          <table:table-cell office:value-type="string" calcext:value-type="string">
            <text:p>nhanhh</text:p>
          </table:table-cell>
          <table:table-cell table:formula="of:=COUNTIF([.$C$1:.$C$2180]; [.D12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p liệu</text:p>
          </table:table-cell>
          <table:table-cell office:value-type="string" calcext:value-type="string">
            <text:p>nhapl</text:p>
          </table:table-cell>
          <table:table-cell table:formula="of:=COUNTIF([.$C$1:.$C$2180]; [.D12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t ký</text:p>
          </table:table-cell>
          <table:table-cell office:value-type="string" calcext:value-type="string">
            <text:p>nhatk</text:p>
          </table:table-cell>
          <table:table-cell table:formula="of:=COUNTIF([.$C$1:.$C$2180]; [.D12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n biết</text:p>
          </table:table-cell>
          <table:table-cell office:value-type="string" calcext:value-type="string">
            <text:p>nhbiet</text:p>
          </table:table-cell>
          <table:table-cell table:formula="of:=COUNTIF([.$C$1:.$C$2180]; [.D12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n dạng</text:p>
          </table:table-cell>
          <table:table-cell office:value-type="string" calcext:value-type="string">
            <text:p>nhdang</text:p>
          </table:table-cell>
          <table:table-cell table:formula="of:=COUNTIF([.$C$1:.$C$2180]; [.D12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ảy đến</text:p>
          </table:table-cell>
          <table:table-cell office:value-type="string" calcext:value-type="string">
            <text:p>nhden</text:p>
          </table:table-cell>
          <table:table-cell table:formula="of:=COUNTIF([.$C$1:.$C$2180]; [.D12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ất định</text:p>
          </table:table-cell>
          <table:table-cell office:value-type="string" calcext:value-type="string">
            <text:p>nhdinh</text:p>
          </table:table-cell>
          <table:table-cell table:formula="of:=COUNTIF([.$C$1:.$C$2180]; [.D12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iệt độ</text:p>
          </table:table-cell>
          <table:table-cell office:value-type="string" calcext:value-type="string">
            <text:p>nhdo</text:p>
          </table:table-cell>
          <table:table-cell table:formula="of:=COUNTIF([.$C$1:.$C$2180]; [.D12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ân đôi</text:p>
          </table:table-cell>
          <table:table-cell office:value-type="string" calcext:value-type="string">
            <text:p>nhdoi</text:p>
          </table:table-cell>
          <table:table-cell table:formula="of:=COUNTIF([.$C$1:.$C$2180]; [.D12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áy đơn</text:p>
          </table:table-cell>
          <table:table-cell office:value-type="string" calcext:value-type="string">
            <text:p>nhdon</text:p>
          </table:table-cell>
          <table:table-cell table:formula="of:=COUNTIF([.$C$1:.$C$2180]; [.D12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ất định phải</text:p>
          </table:table-cell>
          <table:table-cell office:value-type="string" calcext:value-type="string">
            <text:p>nhdph</text:p>
          </table:table-cell>
          <table:table-cell table:formula="of:=COUNTIF([.$C$1:.$C$2180]; [.D12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óm điểm đỉnh</text:p>
          </table:table-cell>
          <table:table-cell office:value-type="string" calcext:value-type="string">
            <text:p>nhdz</text:p>
          </table:table-cell>
          <table:table-cell table:formula="of:=COUNTIF([.$C$1:.$C$2180]; [.D12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ãn hiệu</text:p>
          </table:table-cell>
          <table:table-cell office:value-type="string" calcext:value-type="string">
            <text:p>nhhieu</text:p>
          </table:table-cell>
          <table:table-cell table:formula="of:=COUNTIF([.$C$1:.$C$2180]; [.D12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p nội</text:p>
          </table:table-cell>
          <table:table-cell office:value-type="string" calcext:value-type="string">
            <text:p>nhhoi</text:p>
          </table:table-cell>
          <table:table-cell table:formula="of:=COUNTIF([.$C$1:.$C$2180]; [.D12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ỏ hơn</text:p>
          </table:table-cell>
          <table:table-cell office:value-type="string" calcext:value-type="string">
            <text:p>nhhon</text:p>
          </table:table-cell>
          <table:table-cell table:formula="of:=COUNTIF([.$C$1:.$C$2180]; [.D12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ị phân</text:p>
          </table:table-cell>
          <table:table-cell office:value-type="string" calcext:value-type="string">
            <text:p>nhiph</text:p>
          </table:table-cell>
          <table:table-cell table:formula="of:=COUNTIF([.$C$1:.$C$2180]; [.D12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áy kép</text:p>
          </table:table-cell>
          <table:table-cell office:value-type="string" calcext:value-type="string">
            <text:p>nhkep</text:p>
          </table:table-cell>
          <table:table-cell table:formula="of:=COUNTIF([.$C$1:.$C$2180]; [.D12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p khẩu</text:p>
          </table:table-cell>
          <table:table-cell office:value-type="string" calcext:value-type="string">
            <text:p>nhkhau</text:p>
          </table:table-cell>
          <table:table-cell table:formula="of:=COUNTIF([.$C$1:.$C$2180]; [.D12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t ký</text:p>
          </table:table-cell>
          <table:table-cell office:value-type="string" calcext:value-type="string">
            <text:p>nhky</text:p>
          </table:table-cell>
          <table:table-cell table:formula="of:=COUNTIF([.$C$1:.$C$2180]; [.D12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ắc lại</text:p>
          </table:table-cell>
          <table:table-cell office:value-type="string" calcext:value-type="string">
            <text:p>nhlai</text:p>
          </table:table-cell>
          <table:table-cell table:formula="of:=COUNTIF([.$C$1:.$C$2180]; [.D12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ảy lên</text:p>
          </table:table-cell>
          <table:table-cell office:value-type="string" calcext:value-type="string">
            <text:p>nhlen</text:p>
          </table:table-cell>
          <table:table-cell table:formula="of:=COUNTIF([.$C$1:.$C$2180]; [.D12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lên</text:p>
          </table:table-cell>
          <table:table-cell office:value-type="string" calcext:value-type="string">
            <text:p>nhlen</text:p>
          </table:table-cell>
          <table:table-cell table:formula="of:=COUNTIF([.$C$1:.$C$2180]; [.D12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p liệu</text:p>
          </table:table-cell>
          <table:table-cell office:value-type="string" calcext:value-type="string">
            <text:p>nhlieu</text:p>
          </table:table-cell>
          <table:table-cell table:formula="of:=COUNTIF([.$C$1:.$C$2180]; [.D12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iên liệu</text:p>
          </table:table-cell>
          <table:table-cell office:value-type="string" calcext:value-type="string">
            <text:p>nhlieu</text:p>
          </table:table-cell>
          <table:table-cell table:formula="of:=COUNTIF([.$C$1:.$C$2180]; [.D12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iều lúc</text:p>
          </table:table-cell>
          <table:table-cell office:value-type="string" calcext:value-type="string">
            <text:p>nhluc</text:p>
          </table:table-cell>
          <table:table-cell table:formula="of:=COUNTIF([.$C$1:.$C$2180]; [.D12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òe mờ</text:p>
          </table:table-cell>
          <table:table-cell office:value-type="string" calcext:value-type="string">
            <text:p>nhmo</text:p>
          </table:table-cell>
          <table:table-cell table:formula="of:=COUNTIF([.$C$1:.$C$2180]; [.D12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ững</text:p>
          </table:table-cell>
          <table:table-cell office:value-type="string" calcext:value-type="string">
            <text:p>nhng</text:p>
          </table:table-cell>
          <table:table-cell table:formula="of:=COUNTIF([.$C$1:.$C$2180]; [.D12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ắc nhở</text:p>
          </table:table-cell>
          <table:table-cell office:value-type="string" calcext:value-type="string">
            <text:p>nhnho</text:p>
          </table:table-cell>
          <table:table-cell table:formula="of:=COUNTIF([.$C$1:.$C$2180]; [.D12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p</text:p>
          </table:table-cell>
          <table:table-cell office:value-type="string" calcext:value-type="string">
            <text:p>nhp</text:p>
          </table:table-cell>
          <table:table-cell table:formula="of:=COUNTIF([.$C$1:.$C$2180]; [.D12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phải</text:p>
          </table:table-cell>
          <table:table-cell office:value-type="string" calcext:value-type="string">
            <text:p>nhphai</text:p>
          </table:table-cell>
          <table:table-cell table:formula="of:=COUNTIF([.$C$1:.$C$2180]; [.D12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ị phân</text:p>
          </table:table-cell>
          <table:table-cell office:value-type="string" calcext:value-type="string">
            <text:p>nhphan</text:p>
          </table:table-cell>
          <table:table-cell table:formula="of:=COUNTIF([.$C$1:.$C$2180]; [.D12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n ra</text:p>
          </table:table-cell>
          <table:table-cell office:value-type="string" calcext:value-type="string">
            <text:p>nhra</text:p>
          </table:table-cell>
          <table:table-cell table:formula="of:=COUNTIF([.$C$1:.$C$2180]; [.D12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sau</text:p>
          </table:table-cell>
          <table:table-cell office:value-type="string" calcext:value-type="string">
            <text:p>nhsau</text:p>
          </table:table-cell>
          <table:table-cell table:formula="of:=COUNTIF([.$C$1:.$C$2180]; [.D12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ư sau</text:p>
          </table:table-cell>
          <table:table-cell office:value-type="string" calcext:value-type="string">
            <text:p>nhsau</text:p>
          </table:table-cell>
          <table:table-cell table:formula="of:=COUNTIF([.$C$1:.$C$2180]; [.D12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thấy được</text:p>
          </table:table-cell>
          <table:table-cell office:value-type="string" calcext:value-type="string">
            <text:p>nhtdc</text:p>
          </table:table-cell>
          <table:table-cell table:formula="of:=COUNTIF([.$C$1:.$C$2180]; [.D12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ư thế</text:p>
          </table:table-cell>
          <table:table-cell office:value-type="string" calcext:value-type="string">
            <text:p>nhthe</text:p>
          </table:table-cell>
          <table:table-cell table:formula="of:=COUNTIF([.$C$1:.$C$2180]; [.D12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ảy tới</text:p>
          </table:table-cell>
          <table:table-cell office:value-type="string" calcext:value-type="string">
            <text:p>nhtoi</text:p>
          </table:table-cell>
          <table:table-cell table:formula="of:=COUNTIF([.$C$1:.$C$2180]; [.D12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trái</text:p>
          </table:table-cell>
          <table:table-cell office:value-type="string" calcext:value-type="string">
            <text:p>nhtrai</text:p>
          </table:table-cell>
          <table:table-cell table:formula="of:=COUNTIF([.$C$1:.$C$2180]; [.D12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trước</text:p>
          </table:table-cell>
          <table:table-cell office:value-type="string" calcext:value-type="string">
            <text:p>nhtrc</text:p>
          </table:table-cell>
          <table:table-cell table:formula="of:=COUNTIF([.$C$1:.$C$2180]; [.D12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anh tróng</text:p>
          </table:table-cell>
          <table:table-cell office:value-type="string" calcext:value-type="string">
            <text:p>nhtrong</text:p>
          </table:table-cell>
          <table:table-cell table:formula="of:=COUNTIF([.$C$1:.$C$2180]; [.D12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ư vậy</text:p>
          </table:table-cell>
          <table:table-cell office:value-type="string" calcext:value-type="string">
            <text:p>nhvay</text:p>
          </table:table-cell>
          <table:table-cell table:formula="of:=COUNTIF([.$C$1:.$C$2180]; [.D12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ảy về</text:p>
          </table:table-cell>
          <table:table-cell office:value-type="string" calcext:value-type="string">
            <text:p>nhve</text:p>
          </table:table-cell>
          <table:table-cell table:formula="of:=COUNTIF([.$C$1:.$C$2180]; [.D12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iệm vụ</text:p>
          </table:table-cell>
          <table:table-cell office:value-type="string" calcext:value-type="string">
            <text:p>nhvu</text:p>
          </table:table-cell>
          <table:table-cell table:formula="of:=COUNTIF([.$C$1:.$C$2180]; [.D12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ận xét</text:p>
          </table:table-cell>
          <table:table-cell office:value-type="string" calcext:value-type="string">
            <text:p>nhxet</text:p>
          </table:table-cell>
          <table:table-cell table:formula="of:=COUNTIF([.$C$1:.$C$2180]; [.D12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ảy xuống</text:p>
          </table:table-cell>
          <table:table-cell office:value-type="string" calcext:value-type="string">
            <text:p>nhxuong</text:p>
          </table:table-cell>
          <table:table-cell table:formula="of:=COUNTIF([.$C$1:.$C$2180]; [.D12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xuống</text:p>
          </table:table-cell>
          <table:table-cell office:value-type="string" calcext:value-type="string">
            <text:p>nhxuong</text:p>
          </table:table-cell>
          <table:table-cell table:formula="of:=COUNTIF([.$C$1:.$C$2180]; [.D12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iễu</text:p>
          </table:table-cell>
          <table:table-cell office:value-type="string" calcext:value-type="string">
            <text:p>nhz</text:p>
          </table:table-cell>
          <table:table-cell table:formula="of:=COUNTIF([.$C$1:.$C$2180]; [.D12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ên không</text:p>
          </table:table-cell>
          <table:table-cell office:value-type="string" calcext:value-type="string">
            <text:p>nkhong</text:p>
          </table:table-cell>
          <table:table-cell table:formula="of:=COUNTIF([.$C$1:.$C$2180]; [.D12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ếu không</text:p>
          </table:table-cell>
          <table:table-cell office:value-type="string" calcext:value-type="string">
            <text:p>nkhong</text:p>
          </table:table-cell>
          <table:table-cell table:formula="of:=COUNTIF([.$C$1:.$C$2180]; [.D12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ô lệ</text:p>
          </table:table-cell>
          <table:table-cell office:value-type="string" calcext:value-type="string">
            <text:p>nle</text:p>
          </table:table-cell>
          <table:table-cell table:formula="of:=COUNTIF([.$C$1:.$C$2180]; [.D12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ăng lực</text:p>
          </table:table-cell>
          <table:table-cell office:value-type="string" calcext:value-type="string">
            <text:p>nluc</text:p>
          </table:table-cell>
          <table:table-cell table:formula="of:=COUNTIF([.$C$1:.$C$2180]; [.D12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ướng</text:p>
          </table:table-cell>
          <table:table-cell office:value-type="string" calcext:value-type="string">
            <text:p>nng</text:p>
          </table:table-cell>
          <table:table-cell table:formula="of:=COUNTIF([.$C$1:.$C$2180]; [.D12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ổi bật</text:p>
          </table:table-cell>
          <table:table-cell office:value-type="string" calcext:value-type="string">
            <text:p>noib</text:p>
          </table:table-cell>
          <table:table-cell table:formula="of:=COUNTIF([.$C$1:.$C$2180]; [.D12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ói chung</text:p>
          </table:table-cell>
          <table:table-cell office:value-type="string" calcext:value-type="string">
            <text:p>noich</text:p>
          </table:table-cell>
          <table:table-cell table:formula="of:=COUNTIF([.$C$1:.$C$2180]; [.D12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ói chuyện</text:p>
          </table:table-cell>
          <table:table-cell office:value-type="string" calcext:value-type="string">
            <text:p>noich</text:p>
          </table:table-cell>
          <table:table-cell table:formula="of:=COUNTIF([.$C$1:.$C$2180]; [.D12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trong</text:p>
          </table:table-cell>
          <table:table-cell office:value-type="string" calcext:value-type="string">
            <text:p>noitr</text:p>
          </table:table-cell>
          <table:table-cell table:formula="of:=COUNTIF([.$C$1:.$C$2180]; [.D12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trong</text:p>
          </table:table-cell>
          <table:table-cell office:value-type="string" calcext:value-type="string">
            <text:p>noitrng</text:p>
          </table:table-cell>
          <table:table-cell table:formula="of:=COUNTIF([.$C$1:.$C$2180]; [.D12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p tuyến</text:p>
          </table:table-cell>
          <table:table-cell office:value-type="string" calcext:value-type="string">
            <text:p>nrm</text:p>
          </table:table-cell>
          <table:table-cell table:formula="of:=COUNTIF([.$C$1:.$C$2180]; [.D12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ới rộng</text:p>
          </table:table-cell>
          <table:table-cell office:value-type="string" calcext:value-type="string">
            <text:p>nrong</text:p>
          </table:table-cell>
          <table:table-cell table:formula="of:=COUNTIF([.$C$1:.$C$2180]; [.D12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suy</text:p>
          </table:table-cell>
          <table:table-cell office:value-type="string" calcext:value-type="string">
            <text:p>nsuy</text:p>
          </table:table-cell>
          <table:table-cell table:formula="of:=COUNTIF([.$C$1:.$C$2180]; [.D12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út</text:p>
          </table:table-cell>
          <table:table-cell office:value-type="string" calcext:value-type="string">
            <text:p>nt</text:p>
          </table:table-cell>
          <table:table-cell table:formula="of:=COUNTIF([.$C$1:.$C$2180]; [.D12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tại</text:p>
          </table:table-cell>
          <table:table-cell office:value-type="string" calcext:value-type="string">
            <text:p>ntai</text:p>
          </table:table-cell>
          <table:table-cell table:formula="of:=COUNTIF([.$C$1:.$C$2180]; [.D12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ền tảng</text:p>
          </table:table-cell>
          <table:table-cell office:value-type="string" calcext:value-type="string">
            <text:p>ntang</text:p>
          </table:table-cell>
          <table:table-cell table:formula="of:=COUNTIF([.$C$1:.$C$2180]; [.D12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ư thế đấy</text:p>
          </table:table-cell>
          <table:table-cell office:value-type="string" calcext:value-type="string">
            <text:p>ntday</text:p>
          </table:table-cell>
          <table:table-cell table:formula="of:=COUNTIF([.$C$1:.$C$2180]; [.D12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thất</text:p>
          </table:table-cell>
          <table:table-cell office:value-type="string" calcext:value-type="string">
            <text:p>nthat</text:p>
          </table:table-cell>
          <table:table-cell table:formula="of:=COUNTIF([.$C$1:.$C$2180]; [.D12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ếu thế</text:p>
          </table:table-cell>
          <table:table-cell office:value-type="string" calcext:value-type="string">
            <text:p>nthe</text:p>
          </table:table-cell>
          <table:table-cell table:formula="of:=COUNTIF([.$C$1:.$C$2180]; [.D12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ư thế nào</text:p>
          </table:table-cell>
          <table:table-cell office:value-type="string" calcext:value-type="string">
            <text:p>ntnao</text:p>
          </table:table-cell>
          <table:table-cell table:formula="of:=COUNTIF([.$C$1:.$C$2180]; [.D12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hìn trước nhìn sau</text:p>
          </table:table-cell>
          <table:table-cell office:value-type="string" calcext:value-type="string">
            <text:p>ntns</text:p>
          </table:table-cell>
          <table:table-cell table:formula="of:=COUNTIF([.$C$1:.$C$2180]; [.D12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ội trong</text:p>
          </table:table-cell>
          <table:table-cell office:value-type="string" calcext:value-type="string">
            <text:p>ntrong</text:p>
          </table:table-cell>
          <table:table-cell table:formula="of:=COUNTIF([.$C$1:.$C$2180]; [.D12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ữa</text:p>
          </table:table-cell>
          <table:table-cell office:value-type="string" calcext:value-type="string">
            <text:p>nuh</text:p>
          </table:table-cell>
          <table:table-cell table:formula="of:=COUNTIF([.$C$1:.$C$2180]; [.D12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út chuột</text:p>
          </table:table-cell>
          <table:table-cell office:value-type="string" calcext:value-type="string">
            <text:p>nutch</text:p>
          </table:table-cell>
          <table:table-cell table:formula="of:=COUNTIF([.$C$1:.$C$2180]; [.D12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ét vẽ</text:p>
          </table:table-cell>
          <table:table-cell office:value-type="string" calcext:value-type="string">
            <text:p>nve</text:p>
          </table:table-cell>
          <table:table-cell table:formula="of:=COUNTIF([.$C$1:.$C$2180]; [.D12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ét viền</text:p>
          </table:table-cell>
          <table:table-cell office:value-type="string" calcext:value-type="string">
            <text:p>nvien</text:p>
          </table:table-cell>
          <table:table-cell table:formula="of:=COUNTIF([.$C$1:.$C$2180]; [.D12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ổ cắm</text:p>
          </table:table-cell>
          <table:table-cell office:value-type="string" calcext:value-type="string">
            <text:p>ocam</text:p>
          </table:table-cell>
          <table:table-cell table:formula="of:=COUNTIF([.$C$1:.$C$2180]; [.D12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ở đâu</text:p>
          </table:table-cell>
          <table:table-cell office:value-type="string" calcext:value-type="string">
            <text:p>odau</text:p>
          </table:table-cell>
          <table:table-cell table:formula="of:=COUNTIF([.$C$1:.$C$2180]; [.D12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ở đây</text:p>
          </table:table-cell>
          <table:table-cell office:value-type="string" calcext:value-type="string">
            <text:p>oday</text:p>
          </table:table-cell>
          <table:table-cell table:formula="of:=COUNTIF([.$C$1:.$C$2180]; [.D12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ổn định hóa</text:p>
          </table:table-cell>
          <table:table-cell office:value-type="string" calcext:value-type="string">
            <text:p>odhoa</text:p>
          </table:table-cell>
          <table:table-cell table:formula="of:=COUNTIF([.$C$1:.$C$2180]; [.D12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ổn định</text:p>
          </table:table-cell>
          <table:table-cell office:value-type="string" calcext:value-type="string">
            <text:p>odinh</text:p>
          </table:table-cell>
          <table:table-cell table:formula="of:=COUNTIF([.$C$1:.$C$2180]; [.D12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ở đó</text:p>
          </table:table-cell>
          <table:table-cell office:value-type="string" calcext:value-type="string">
            <text:p>odo</text:p>
          </table:table-cell>
          <table:table-cell table:formula="of:=COUNTIF([.$C$1:.$C$2180]; [.D13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ở dưới</text:p>
          </table:table-cell>
          <table:table-cell office:value-type="string" calcext:value-type="string">
            <text:p>oduoi</text:p>
          </table:table-cell>
          <table:table-cell table:formula="of:=COUNTIF([.$C$1:.$C$2180]; [.D13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chấp thuận</text:p>
          </table:table-cell>
          <table:table-cell office:value-type="string" calcext:value-type="string">
            <text:p>ok</text:p>
          </table:table-cell>
          <table:table-cell table:formula="of:=COUNTIF([.$C$1:.$C$2180]; [.D13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ở kia</text:p>
          </table:table-cell>
          <table:table-cell office:value-type="string" calcext:value-type="string">
            <text:p>okia</text:p>
          </table:table-cell>
          <table:table-cell table:formula="of:=COUNTIF([.$C$1:.$C$2180]; [.D13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ống kính</text:p>
          </table:table-cell>
          <table:table-cell office:value-type="string" calcext:value-type="string">
            <text:p>okinh</text:p>
          </table:table-cell>
          <table:table-cell table:formula="of:=COUNTIF([.$C$1:.$C$2180]; [.D13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On my way!</text:p>
          </table:table-cell>
          <table:table-cell office:value-type="string" calcext:value-type="string">
            <text:p>omw</text:p>
          </table:table-cell>
          <table:table-cell table:formula="of:=COUNTIF([.$C$1:.$C$2180]; [.D13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ống kính</text:p>
          </table:table-cell>
          <table:table-cell office:value-type="string" calcext:value-type="string">
            <text:p>ongk</text:p>
          </table:table-cell>
          <table:table-cell table:formula="of:=COUNTIF([.$C$1:.$C$2180]; [.D13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tuyến</text:p>
          </table:table-cell>
          <table:table-cell office:value-type="string" calcext:value-type="string">
            <text:p>online</text:p>
          </table:table-cell>
          <table:table-cell table:formula="of:=COUNTIF([.$C$1:.$C$2180]; [.D13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ở trên</text:p>
          </table:table-cell>
          <table:table-cell office:value-type="string" calcext:value-type="string">
            <text:p>otren</text:p>
          </table:table-cell>
          <table:table-cell table:formula="of:=COUNTIF([.$C$1:.$C$2180]; [.D13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ường dẫn</text:p>
          </table:table-cell>
          <table:table-cell office:value-type="string" calcext:value-type="string">
            <text:p>path</text:p>
          </table:table-cell>
          <table:table-cell table:formula="of:=COUNTIF([.$C$1:.$C$2180]; [.D13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ao cấp cứu</text:p>
          </table:table-cell>
          <table:table-cell office:value-type="string" calcext:value-type="string">
            <text:p>pcc</text:p>
          </table:table-cell>
          <table:table-cell table:formula="of:=COUNTIF([.$C$1:.$C$2180]; [.D13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m chức năng</text:p>
          </table:table-cell>
          <table:table-cell office:value-type="string" calcext:value-type="string">
            <text:p>pcng</text:p>
          </table:table-cell>
          <table:table-cell table:formula="of:=COUNTIF([.$C$1:.$C$2180]; [.D13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ong cách tự do</text:p>
          </table:table-cell>
          <table:table-cell office:value-type="string" calcext:value-type="string">
            <text:p>pctd</text:p>
          </table:table-cell>
          <table:table-cell table:formula="of:=COUNTIF([.$C$1:.$C$2180]; [.D13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n hồi</text:p>
          </table:table-cell>
          <table:table-cell office:value-type="string" calcext:value-type="string">
            <text:p>phanh</text:p>
          </table:table-cell>
          <table:table-cell table:formula="of:=COUNTIF([.$C$1:.$C$2180]; [.D13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n ứng</text:p>
          </table:table-cell>
          <table:table-cell office:value-type="string" calcext:value-type="string">
            <text:p>phanu</text:p>
          </table:table-cell>
          <table:table-cell table:formula="of:=COUNTIF([.$C$1:.$C$2180]; [.D13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p tuyến</text:p>
          </table:table-cell>
          <table:table-cell office:value-type="string" calcext:value-type="string">
            <text:p>phapt</text:p>
          </table:table-cell>
          <table:table-cell table:formula="of:=COUNTIF([.$C$1:.$C$2180]; [.D13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t hành</text:p>
          </table:table-cell>
          <table:table-cell office:value-type="string" calcext:value-type="string">
            <text:p>phath</text:p>
          </table:table-cell>
          <table:table-cell table:formula="of:=COUNTIF([.$C$1:.$C$2180]; [.D13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m bấm</text:p>
          </table:table-cell>
          <table:table-cell office:value-type="string" calcext:value-type="string">
            <text:p>phbam</text:p>
          </table:table-cell>
          <table:table-cell table:formula="of:=COUNTIF([.$C$1:.$C$2180]; [.D13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iên bản</text:p>
          </table:table-cell>
          <table:table-cell office:value-type="string" calcext:value-type="string">
            <text:p>phban</text:p>
          </table:table-cell>
          <table:table-cell table:formula="of:=COUNTIF([.$C$1:.$C$2180]; [.D13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ổ biến</text:p>
          </table:table-cell>
          <table:table-cell office:value-type="string" calcext:value-type="string">
            <text:p>phbien</text:p>
          </table:table-cell>
          <table:table-cell table:formula="of:=COUNTIF([.$C$1:.$C$2180]; [.D13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biệt</text:p>
          </table:table-cell>
          <table:table-cell office:value-type="string" calcext:value-type="string">
            <text:p>phbiet</text:p>
          </table:table-cell>
          <table:table-cell table:formula="of:=COUNTIF([.$C$1:.$C$2180]; [.D13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m bổ trợ</text:p>
          </table:table-cell>
          <table:table-cell office:value-type="string" calcext:value-type="string">
            <text:p>phbtro</text:p>
          </table:table-cell>
          <table:table-cell table:formula="of:=COUNTIF([.$C$1:.$C$2180]; [.D13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ớc</text:p>
          </table:table-cell>
          <table:table-cell office:value-type="string" calcext:value-type="string">
            <text:p>phc</text:p>
          </table:table-cell>
          <table:table-cell table:formula="of:=COUNTIF([.$C$1:.$C$2180]; [.D13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ong cách</text:p>
          </table:table-cell>
          <table:table-cell office:value-type="string" calcext:value-type="string">
            <text:p>phcach</text:p>
          </table:table-cell>
          <table:table-cell table:formula="of:=COUNTIF([.$C$1:.$C$2180]; [.D13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ối cảnh</text:p>
          </table:table-cell>
          <table:table-cell office:value-type="string" calcext:value-type="string">
            <text:p>phcanh</text:p>
          </table:table-cell>
          <table:table-cell table:formula="of:=COUNTIF([.$C$1:.$C$2180]; [.D13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ao cấp cứu</text:p>
          </table:table-cell>
          <table:table-cell office:value-type="string" calcext:value-type="string">
            <text:p>phcc</text:p>
          </table:table-cell>
          <table:table-cell table:formula="of:=COUNTIF([.$C$1:.$C$2180]; [.D13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ao cấp cứu</text:p>
          </table:table-cell>
          <table:table-cell office:value-type="string" calcext:value-type="string">
            <text:p>phccuu</text:p>
          </table:table-cell>
          <table:table-cell table:formula="of:=COUNTIF([.$C$1:.$C$2180]; [.D13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châm</text:p>
          </table:table-cell>
          <table:table-cell office:value-type="string" calcext:value-type="string">
            <text:p>phcham</text:p>
          </table:table-cell>
          <table:table-cell table:formula="of:=COUNTIF([.$C$1:.$C$2180]; [.D13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i chăng</text:p>
          </table:table-cell>
          <table:table-cell office:value-type="string" calcext:value-type="string">
            <text:p>phchang</text:p>
          </table:table-cell>
          <table:table-cell table:formula="of:=COUNTIF([.$C$1:.$C$2180]; [.D13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n chiếu</text:p>
          </table:table-cell>
          <table:table-cell office:value-type="string" calcext:value-type="string">
            <text:p>phchieu</text:p>
          </table:table-cell>
          <table:table-cell table:formula="of:=COUNTIF([.$C$1:.$C$2180]; [.D13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óng chiếu</text:p>
          </table:table-cell>
          <table:table-cell office:value-type="string" calcext:value-type="string">
            <text:p>phchieu</text:p>
          </table:table-cell>
          <table:table-cell table:formula="of:=COUNTIF([.$C$1:.$C$2180]; [.D13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m chức năng</text:p>
          </table:table-cell>
          <table:table-cell office:value-type="string" calcext:value-type="string">
            <text:p>phchnang</text:p>
          </table:table-cell>
          <table:table-cell table:formula="of:=COUNTIF([.$C$1:.$C$2180]; [.D13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ần cứng</text:p>
          </table:table-cell>
          <table:table-cell office:value-type="string" calcext:value-type="string">
            <text:p>phcung</text:p>
          </table:table-cell>
          <table:table-cell table:formula="of:=COUNTIF([.$C$1:.$C$2180]; [.D13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óng đại</text:p>
          </table:table-cell>
          <table:table-cell office:value-type="string" calcext:value-type="string">
            <text:p>phdai</text:p>
          </table:table-cell>
          <table:table-cell table:formula="of:=COUNTIF([.$C$1:.$C$2180]; [.D13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ủ đầy</text:p>
          </table:table-cell>
          <table:table-cell office:value-type="string" calcext:value-type="string">
            <text:p>phday</text:p>
          </table:table-cell>
          <table:table-cell table:formula="of:=COUNTIF([.$C$1:.$C$2180]; [.D13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i được</text:p>
          </table:table-cell>
          <table:table-cell office:value-type="string" calcext:value-type="string">
            <text:p>phdc</text:p>
          </table:table-cell>
          <table:table-cell table:formula="of:=COUNTIF([.$C$1:.$C$2180]; [.D13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iên dịch</text:p>
          </table:table-cell>
          <table:table-cell office:value-type="string" calcext:value-type="string">
            <text:p>phdich</text:p>
          </table:table-cell>
          <table:table-cell table:formula="of:=COUNTIF([.$C$1:.$C$2180]; [.D13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diện</text:p>
          </table:table-cell>
          <table:table-cell office:value-type="string" calcext:value-type="string">
            <text:p>phdien</text:p>
          </table:table-cell>
          <table:table-cell table:formula="of:=COUNTIF([.$C$1:.$C$2180]; [.D13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định</text:p>
          </table:table-cell>
          <table:table-cell office:value-type="string" calcext:value-type="string">
            <text:p>phdinh</text:p>
          </table:table-cell>
          <table:table-cell table:formula="of:=COUNTIF([.$C$1:.$C$2180]; [.D13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đoạn</text:p>
          </table:table-cell>
          <table:table-cell office:value-type="string" calcext:value-type="string">
            <text:p>phdoan</text:p>
          </table:table-cell>
          <table:table-cell table:formula="of:=COUNTIF([.$C$1:.$C$2180]; [.D13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đôi</text:p>
          </table:table-cell>
          <table:table-cell office:value-type="string" calcext:value-type="string">
            <text:p>phdoi</text:p>
          </table:table-cell>
          <table:table-cell table:formula="of:=COUNTIF([.$C$1:.$C$2180]; [.D13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dưới</text:p>
          </table:table-cell>
          <table:table-cell office:value-type="string" calcext:value-type="string">
            <text:p>phduoi</text:p>
          </table:table-cell>
          <table:table-cell table:formula="of:=COUNTIF([.$C$1:.$C$2180]; [.D13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ê chuẩn</text:p>
          </table:table-cell>
          <table:table-cell office:value-type="string" calcext:value-type="string">
            <text:p>phech</text:p>
          </table:table-cell>
          <table:table-cell table:formula="of:=COUNTIF([.$C$1:.$C$2180]; [.D13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giải</text:p>
          </table:table-cell>
          <table:table-cell office:value-type="string" calcext:value-type="string">
            <text:p>phgiai</text:p>
          </table:table-cell>
          <table:table-cell table:formula="of:=COUNTIF([.$C$1:.$C$2180]; [.D13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góc</text:p>
          </table:table-cell>
          <table:table-cell office:value-type="string" calcext:value-type="string">
            <text:p>phgoc</text:p>
          </table:table-cell>
          <table:table-cell table:formula="of:=COUNTIF([.$C$1:.$C$2180]; [.D13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hạng</text:p>
          </table:table-cell>
          <table:table-cell office:value-type="string" calcext:value-type="string">
            <text:p>phhang</text:p>
          </table:table-cell>
          <table:table-cell table:formula="of:=COUNTIF([.$C$1:.$C$2180]; [.D13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t hành</text:p>
          </table:table-cell>
          <table:table-cell office:value-type="string" calcext:value-type="string">
            <text:p>phhanh</text:p>
          </table:table-cell>
          <table:table-cell table:formula="of:=COUNTIF([.$C$1:.$C$2180]; [.D13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t hiện</text:p>
          </table:table-cell>
          <table:table-cell office:value-type="string" calcext:value-type="string">
            <text:p>phhien</text:p>
          </table:table-cell>
          <table:table-cell table:formula="of:=COUNTIF([.$C$1:.$C$2180]; [.D13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hướng</text:p>
          </table:table-cell>
          <table:table-cell office:value-type="string" calcext:value-type="string">
            <text:p>phhng</text:p>
          </table:table-cell>
          <table:table-cell table:formula="of:=COUNTIF([.$C$1:.$C$2180]; [.D13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hóa</text:p>
          </table:table-cell>
          <table:table-cell office:value-type="string" calcext:value-type="string">
            <text:p>phhoa</text:p>
          </table:table-cell>
          <table:table-cell table:formula="of:=COUNTIF([.$C$1:.$C$2180]; [.D13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n hồi</text:p>
          </table:table-cell>
          <table:table-cell office:value-type="string" calcext:value-type="string">
            <text:p>phhoi</text:p>
          </table:table-cell>
          <table:table-cell table:formula="of:=COUNTIF([.$C$1:.$C$2180]; [.D13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ối hợp</text:p>
          </table:table-cell>
          <table:table-cell office:value-type="string" calcext:value-type="string">
            <text:p>phhop</text:p>
          </table:table-cell>
          <table:table-cell table:formula="of:=COUNTIF([.$C$1:.$C$2180]; [.D13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iên</text:p>
          </table:table-cell>
          <table:table-cell office:value-type="string" calcext:value-type="string">
            <text:p>phien</text:p>
          </table:table-cell>
          <table:table-cell table:formula="of:=COUNTIF([.$C$1:.$C$2180]; [.D13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iên dịch</text:p>
          </table:table-cell>
          <table:table-cell office:value-type="string" calcext:value-type="string">
            <text:p>phiend</text:p>
          </table:table-cell>
          <table:table-cell table:formula="of:=COUNTIF([.$C$1:.$C$2180]; [.D13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m bấm</text:p>
          </table:table-cell>
          <table:table-cell office:value-type="string" calcext:value-type="string">
            <text:p>phimb</text:p>
          </table:table-cell>
          <table:table-cell table:formula="of:=COUNTIF([.$C$1:.$C$2180]; [.D13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m bổ trợ</text:p>
          </table:table-cell>
          <table:table-cell office:value-type="string" calcext:value-type="string">
            <text:p>phimbtr</text:p>
          </table:table-cell>
          <table:table-cell table:formula="of:=COUNTIF([.$C$1:.$C$2180]; [.D13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m bổ trợ</text:p>
          </table:table-cell>
          <table:table-cell office:value-type="string" calcext:value-type="string">
            <text:p>phimbtro</text:p>
          </table:table-cell>
          <table:table-cell table:formula="of:=COUNTIF([.$C$1:.$C$2180]; [.D13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khoảng</text:p>
          </table:table-cell>
          <table:table-cell office:value-type="string" calcext:value-type="string">
            <text:p>phkhoang</text:p>
          </table:table-cell>
          <table:table-cell table:formula="of:=COUNTIF([.$C$1:.$C$2180]; [.D13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i không?</text:p>
          </table:table-cell>
          <table:table-cell office:value-type="string" calcext:value-type="string">
            <text:p>phkhong</text:p>
          </table:table-cell>
          <table:table-cell table:formula="of:=COUNTIF([.$C$1:.$C$2180]; [.D13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ẳng lặng</text:p>
          </table:table-cell>
          <table:table-cell office:value-type="string" calcext:value-type="string">
            <text:p>phlang</text:p>
          </table:table-cell>
          <table:table-cell table:formula="of:=COUNTIF([.$C$1:.$C$2180]; [.D13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loại</text:p>
          </table:table-cell>
          <table:table-cell office:value-type="string" calcext:value-type="string">
            <text:p>phloai</text:p>
          </table:table-cell>
          <table:table-cell table:formula="of:=COUNTIF([.$C$1:.$C$2180]; [.D13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ạm lỗi</text:p>
          </table:table-cell>
          <table:table-cell office:value-type="string" calcext:value-type="string">
            <text:p>phloi</text:p>
          </table:table-cell>
          <table:table-cell table:formula="of:=COUNTIF([.$C$1:.$C$2180]; [.D13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ần mềm</text:p>
          </table:table-cell>
          <table:table-cell office:value-type="string" calcext:value-type="string">
            <text:p>phmem</text:p>
          </table:table-cell>
          <table:table-cell table:formula="of:=COUNTIF([.$C$1:.$C$2180]; [.D13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ông nền</text:p>
          </table:table-cell>
          <table:table-cell office:value-type="string" calcext:value-type="string">
            <text:p>phnen</text:p>
          </table:table-cell>
          <table:table-cell table:formula="of:=COUNTIF([.$C$1:.$C$2180]; [.D13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</text:p>
          </table:table-cell>
          <table:table-cell office:value-type="string" calcext:value-type="string">
            <text:p>phng</text:p>
          </table:table-cell>
          <table:table-cell table:formula="of:=COUNTIF([.$C$1:.$C$2180]; [.D13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án</text:p>
          </table:table-cell>
          <table:table-cell office:value-type="string" calcext:value-type="string">
            <text:p>phngan</text:p>
          </table:table-cell>
          <table:table-cell table:formula="of:=COUNTIF([.$C$1:.$C$2180]; [.D13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cách</text:p>
          </table:table-cell>
          <table:table-cell office:value-type="string" calcext:value-type="string">
            <text:p>phngcach</text:p>
          </table:table-cell>
          <table:table-cell table:formula="of:=COUNTIF([.$C$1:.$C$2180]; [.D13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iên người dùng</text:p>
          </table:table-cell>
          <table:table-cell office:value-type="string" calcext:value-type="string">
            <text:p>phngdung</text:p>
          </table:table-cell>
          <table:table-cell table:formula="of:=COUNTIF([.$C$1:.$C$2180]; [.D13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ngoài</text:p>
          </table:table-cell>
          <table:table-cell office:value-type="string" calcext:value-type="string">
            <text:p>phngoai</text:p>
          </table:table-cell>
          <table:table-cell table:formula="of:=COUNTIF([.$C$1:.$C$2180]; [.D13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nhánh</text:p>
          </table:table-cell>
          <table:table-cell office:value-type="string" calcext:value-type="string">
            <text:p>phnhanh</text:p>
          </table:table-cell>
          <table:table-cell table:formula="of:=COUNTIF([.$C$1:.$C$2180]; [.D13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nhóm</text:p>
          </table:table-cell>
          <table:table-cell office:value-type="string" calcext:value-type="string">
            <text:p>phnhom</text:p>
          </table:table-cell>
          <table:table-cell table:formula="of:=COUNTIF([.$C$1:.$C$2180]; [.D13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n ứng</text:p>
          </table:table-cell>
          <table:table-cell office:value-type="string" calcext:value-type="string">
            <text:p>phnung</text:p>
          </table:table-cell>
          <table:table-cell table:formula="of:=COUNTIF([.$C$1:.$C$2180]; [.D13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ối cảnh</text:p>
          </table:table-cell>
          <table:table-cell office:value-type="string" calcext:value-type="string">
            <text:p>phoic</text:p>
          </table:table-cell>
          <table:table-cell table:formula="of:=COUNTIF([.$C$1:.$C$2180]; [.D13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ong cách</text:p>
          </table:table-cell>
          <table:table-cell office:value-type="string" calcext:value-type="string">
            <text:p>phongc</text:p>
          </table:table-cell>
          <table:table-cell table:formula="of:=COUNTIF([.$C$1:.$C$2180]; [.D13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ông nền</text:p>
          </table:table-cell>
          <table:table-cell office:value-type="string" calcext:value-type="string">
            <text:p>phongn</text:p>
          </table:table-cell>
          <table:table-cell table:formula="of:=COUNTIF([.$C$1:.$C$2180]; [.D13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ó</text:p>
          </table:table-cell>
          <table:table-cell office:value-type="string" calcext:value-type="string">
            <text:p>phoz</text:p>
          </table:table-cell>
          <table:table-cell table:formula="of:=COUNTIF([.$C$1:.$C$2180]; [.D13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pháp</text:p>
          </table:table-cell>
          <table:table-cell office:value-type="string" calcext:value-type="string">
            <text:p>phph</text:p>
          </table:table-cell>
          <table:table-cell table:formula="of:=COUNTIF([.$C$1:.$C$2180]; [.D13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phải</text:p>
          </table:table-cell>
          <table:table-cell office:value-type="string" calcext:value-type="string">
            <text:p>phphai</text:p>
          </table:table-cell>
          <table:table-cell table:formula="of:=COUNTIF([.$C$1:.$C$2180]; [.D13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pháp</text:p>
          </table:table-cell>
          <table:table-cell office:value-type="string" calcext:value-type="string">
            <text:p>phphap</text:p>
          </table:table-cell>
          <table:table-cell table:formula="of:=COUNTIF([.$C$1:.$C$2180]; [.D13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ung phí</text:p>
          </table:table-cell>
          <table:table-cell office:value-type="string" calcext:value-type="string">
            <text:p>phphi</text:p>
          </table:table-cell>
          <table:table-cell table:formula="of:=COUNTIF([.$C$1:.$C$2180]; [.D13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phối</text:p>
          </table:table-cell>
          <table:table-cell office:value-type="string" calcext:value-type="string">
            <text:p>phphoi</text:p>
          </table:table-cell>
          <table:table-cell table:formula="of:=COUNTIF([.$C$1:.$C$2180]; [.D13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iền phức</text:p>
          </table:table-cell>
          <table:table-cell office:value-type="string" calcext:value-type="string">
            <text:p>phphuc</text:p>
          </table:table-cell>
          <table:table-cell table:formula="of:=COUNTIF([.$C$1:.$C$2180]; [.D13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n quang</text:p>
          </table:table-cell>
          <table:table-cell office:value-type="string" calcext:value-type="string">
            <text:p>phquang</text:p>
          </table:table-cell>
          <table:table-cell table:formula="of:=COUNTIF([.$C$1:.$C$2180]; [.D13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sau</text:p>
          </table:table-cell>
          <table:table-cell office:value-type="string" calcext:value-type="string">
            <text:p>phsau</text:p>
          </table:table-cell>
          <table:table-cell table:formula="of:=COUNTIF([.$C$1:.$C$2180]; [.D13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p tuyến</text:p>
          </table:table-cell>
          <table:table-cell office:value-type="string" calcext:value-type="string">
            <text:p>pht</text:p>
          </table:table-cell>
          <table:table-cell table:formula="of:=COUNTIF([.$C$1:.$C$2180]; [.D13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tách</text:p>
          </table:table-cell>
          <table:table-cell office:value-type="string" calcext:value-type="string">
            <text:p>phtach</text:p>
          </table:table-cell>
          <table:table-cell table:formula="of:=COUNTIF([.$C$1:.$C$2180]; [.D13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tán</text:p>
          </table:table-cell>
          <table:table-cell office:value-type="string" calcext:value-type="string">
            <text:p>phtan</text:p>
          </table:table-cell>
          <table:table-cell table:formula="of:=COUNTIF([.$C$1:.$C$2180]; [.D13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tầng</text:p>
          </table:table-cell>
          <table:table-cell office:value-type="string" calcext:value-type="string">
            <text:p>phtang</text:p>
          </table:table-cell>
          <table:table-cell table:formula="of:=COUNTIF([.$C$1:.$C$2180]; [.D13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ức tạp</text:p>
          </table:table-cell>
          <table:table-cell office:value-type="string" calcext:value-type="string">
            <text:p>phtap</text:p>
          </table:table-cell>
          <table:table-cell table:formula="of:=COUNTIF([.$C$1:.$C$2180]; [.D13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ó thác</text:p>
          </table:table-cell>
          <table:table-cell office:value-type="string" calcext:value-type="string">
            <text:p>phthac</text:p>
          </table:table-cell>
          <table:table-cell table:formula="of:=COUNTIF([.$C$1:.$C$2180]; [.D13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t thanh</text:p>
          </table:table-cell>
          <table:table-cell office:value-type="string" calcext:value-type="string">
            <text:p>phthanh</text:p>
          </table:table-cell>
          <table:table-cell table:formula="of:=COUNTIF([.$C$1:.$C$2180]; [.D13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c thảo</text:p>
          </table:table-cell>
          <table:table-cell office:value-type="string" calcext:value-type="string">
            <text:p>phthao</text:p>
          </table:table-cell>
          <table:table-cell table:formula="of:=COUNTIF([.$C$1:.$C$2180]; [.D13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óng thích</text:p>
          </table:table-cell>
          <table:table-cell office:value-type="string" calcext:value-type="string">
            <text:p>phthich</text:p>
          </table:table-cell>
          <table:table-cell table:formula="of:=COUNTIF([.$C$1:.$C$2180]; [.D13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ổ thông</text:p>
          </table:table-cell>
          <table:table-cell office:value-type="string" calcext:value-type="string">
            <text:p>phthong</text:p>
          </table:table-cell>
          <table:table-cell table:formula="of:=COUNTIF([.$C$1:.$C$2180]; [.D13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thức</text:p>
          </table:table-cell>
          <table:table-cell office:value-type="string" calcext:value-type="string">
            <text:p>phthuc</text:p>
          </table:table-cell>
          <table:table-cell table:formula="of:=COUNTIF([.$C$1:.$C$2180]; [.D13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ụ thuộc</text:p>
          </table:table-cell>
          <table:table-cell office:value-type="string" calcext:value-type="string">
            <text:p>phthuoc</text:p>
          </table:table-cell>
          <table:table-cell table:formula="of:=COUNTIF([.$C$1:.$C$2180]; [.D13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tích</text:p>
          </table:table-cell>
          <table:table-cell office:value-type="string" calcext:value-type="string">
            <text:p>phtich</text:p>
          </table:table-cell>
          <table:table-cell table:formula="of:=COUNTIF([.$C$1:.$C$2180]; [.D13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tiện</text:p>
          </table:table-cell>
          <table:table-cell office:value-type="string" calcext:value-type="string">
            <text:p>phtien</text:p>
          </table:table-cell>
          <table:table-cell table:formula="of:=COUNTIF([.$C$1:.$C$2180]; [.D13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ép toán</text:p>
          </table:table-cell>
          <table:table-cell office:value-type="string" calcext:value-type="string">
            <text:p>phtoan</text:p>
          </table:table-cell>
          <table:table-cell table:formula="of:=COUNTIF([.$C$1:.$C$2180]; [.D13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trái</text:p>
          </table:table-cell>
          <table:table-cell office:value-type="string" calcext:value-type="string">
            <text:p>phtrai</text:p>
          </table:table-cell>
          <table:table-cell table:formula="of:=COUNTIF([.$C$1:.$C$2180]; [.D13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ần trăm</text:p>
          </table:table-cell>
          <table:table-cell office:value-type="string" calcext:value-type="string">
            <text:p>phtram</text:p>
          </table:table-cell>
          <table:table-cell table:formula="of:=COUNTIF([.$C$1:.$C$2180]; [.D14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trước</text:p>
          </table:table-cell>
          <table:table-cell office:value-type="string" calcext:value-type="string">
            <text:p>phtrc</text:p>
          </table:table-cell>
          <table:table-cell table:formula="of:=COUNTIF([.$C$1:.$C$2180]; [.D14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trên</text:p>
          </table:table-cell>
          <table:table-cell office:value-type="string" calcext:value-type="string">
            <text:p>phtren</text:p>
          </table:table-cell>
          <table:table-cell table:formula="of:=COUNTIF([.$C$1:.$C$2180]; [.D14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t triển</text:p>
          </table:table-cell>
          <table:table-cell office:value-type="string" calcext:value-type="string">
            <text:p>phtrien</text:p>
          </table:table-cell>
          <table:table-cell table:formula="of:=COUNTIF([.$C$1:.$C$2180]; [.D14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trình</text:p>
          </table:table-cell>
          <table:table-cell office:value-type="string" calcext:value-type="string">
            <text:p>phtrinh</text:p>
          </table:table-cell>
          <table:table-cell table:formula="of:=COUNTIF([.$C$1:.$C$2180]; [.D14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a trộn</text:p>
          </table:table-cell>
          <table:table-cell office:value-type="string" calcext:value-type="string">
            <text:p>phtron</text:p>
          </table:table-cell>
          <table:table-cell table:formula="of:=COUNTIF([.$C$1:.$C$2180]; [.D1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ía trong</text:p>
          </table:table-cell>
          <table:table-cell office:value-type="string" calcext:value-type="string">
            <text:p>phtrong</text:p>
          </table:table-cell>
          <table:table-cell table:formula="of:=COUNTIF([.$C$1:.$C$2180]; [.D14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t triển viên</text:p>
          </table:table-cell>
          <table:table-cell office:value-type="string" calcext:value-type="string">
            <text:p>phtrvien</text:p>
          </table:table-cell>
          <table:table-cell table:formula="of:=COUNTIF([.$C$1:.$C$2180]; [.D14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tiện thông tin</text:p>
          </table:table-cell>
          <table:table-cell office:value-type="string" calcext:value-type="string">
            <text:p>phtttin</text:p>
          </table:table-cell>
          <table:table-cell table:formula="of:=COUNTIF([.$C$1:.$C$2180]; [.D14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ần tử</text:p>
          </table:table-cell>
          <table:table-cell office:value-type="string" calcext:value-type="string">
            <text:p>phtu</text:p>
          </table:table-cell>
          <table:table-cell table:formula="of:=COUNTIF([.$C$1:.$C$2180]; [.D14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ụ huynh</text:p>
          </table:table-cell>
          <table:table-cell office:value-type="string" calcext:value-type="string">
            <text:p>phuh</text:p>
          </table:table-cell>
          <table:table-cell table:formula="of:=COUNTIF([.$C$1:.$C$2180]; [.D14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ủ quyết</text:p>
          </table:table-cell>
          <table:table-cell office:value-type="string" calcext:value-type="string">
            <text:p>phuq</text:p>
          </table:table-cell>
          <table:table-cell table:formula="of:=COUNTIF([.$C$1:.$C$2180]; [.D14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ỏng vấn</text:p>
          </table:table-cell>
          <table:table-cell office:value-type="string" calcext:value-type="string">
            <text:p>phvan</text:p>
          </table:table-cell>
          <table:table-cell table:formula="of:=COUNTIF([.$C$1:.$C$2180]; [.D14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ạm vi</text:p>
          </table:table-cell>
          <table:table-cell office:value-type="string" calcext:value-type="string">
            <text:p>phvi</text:p>
          </table:table-cell>
          <table:table-cell table:formula="of:=COUNTIF([.$C$1:.$C$2180]; [.D14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ục vụ</text:p>
          </table:table-cell>
          <table:table-cell office:value-type="string" calcext:value-type="string">
            <text:p>phvu</text:p>
          </table:table-cell>
          <table:table-cell table:formula="of:=COUNTIF([.$C$1:.$C$2180]; [.D14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ân vùng</text:p>
          </table:table-cell>
          <table:table-cell office:value-type="string" calcext:value-type="string">
            <text:p>phvung</text:p>
          </table:table-cell>
          <table:table-cell table:formula="of:=COUNTIF([.$C$1:.$C$2180]; [.D14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ải không?</text:p>
          </table:table-cell>
          <table:table-cell office:value-type="string" calcext:value-type="string">
            <text:p>pk</text:p>
          </table:table-cell>
          <table:table-cell table:formula="of:=COUNTIF([.$C$1:.$C$2180]; [.D14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àm ơn</text:p>
          </table:table-cell>
          <table:table-cell office:value-type="string" calcext:value-type="string">
            <text:p>please</text:p>
          </table:table-cell>
          <table:table-cell table:formula="of:=COUNTIF([.$C$1:.$C$2180]; [.D14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 thế</text:p>
          </table:table-cell>
          <table:table-cell office:value-type="string" calcext:value-type="string">
            <text:p>pose</text:p>
          </table:table-cell>
          <table:table-cell table:formula="of:=COUNTIF([.$C$1:.$C$2180]; [.D14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ề án</text:p>
          </table:table-cell>
          <table:table-cell office:value-type="string" calcext:value-type="string">
            <text:p>project</text:p>
          </table:table-cell>
          <table:table-cell table:formula="of:=COUNTIF([.$C$1:.$C$2180]; [.D14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át triển viên</text:p>
          </table:table-cell>
          <table:table-cell office:value-type="string" calcext:value-type="string">
            <text:p>ptrvien</text:p>
          </table:table-cell>
          <table:table-cell table:formula="of:=COUNTIF([.$C$1:.$C$2180]; [.D14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phương tiện truyền thông</text:p>
          </table:table-cell>
          <table:table-cell office:value-type="string" calcext:value-type="string">
            <text:p>pttthong</text:p>
          </table:table-cell>
          <table:table-cell table:formula="of:=COUNTIF([.$C$1:.$C$2180]; [.D14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ả bóng</text:p>
          </table:table-cell>
          <table:table-cell office:value-type="string" calcext:value-type="string">
            <text:p>qbong</text:p>
          </table:table-cell>
          <table:table-cell table:formula="of:=COUNTIF([.$C$1:.$C$2180]; [.D14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n cách</text:p>
          </table:table-cell>
          <table:table-cell office:value-type="string" calcext:value-type="string">
            <text:p>qcach</text:p>
          </table:table-cell>
          <table:table-cell table:formula="of:=COUNTIF([.$C$1:.$C$2180]; [.D14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á cao</text:p>
          </table:table-cell>
          <table:table-cell office:value-type="string" calcext:value-type="string">
            <text:p>qcao</text:p>
          </table:table-cell>
          <table:table-cell table:formula="of:=COUNTIF([.$C$1:.$C$2180]; [.D14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chung quanh</text:p>
          </table:table-cell>
          <table:table-cell office:value-type="string" calcext:value-type="string">
            <text:p>qchq</text:p>
          </table:table-cell>
          <table:table-cell table:formula="of:=COUNTIF([.$C$1:.$C$2180]; [.D14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chuẩn</text:p>
          </table:table-cell>
          <table:table-cell office:value-type="string" calcext:value-type="string">
            <text:p>qchuan</text:p>
          </table:table-cell>
          <table:table-cell table:formula="of:=COUNTIF([.$C$1:.$C$2180]; [.D14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ỹ đạo</text:p>
          </table:table-cell>
          <table:table-cell office:value-type="string" calcext:value-type="string">
            <text:p>qdao</text:p>
          </table:table-cell>
          <table:table-cell table:formula="of:=COUNTIF([.$C$1:.$C$2180]; [.D14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đi</text:p>
          </table:table-cell>
          <table:table-cell office:value-type="string" calcext:value-type="string">
            <text:p>qdi</text:p>
          </table:table-cell>
          <table:table-cell table:formula="of:=COUNTIF([.$C$1:.$C$2180]; [.D14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định</text:p>
          </table:table-cell>
          <table:table-cell office:value-type="string" calcext:value-type="string">
            <text:p>qdinh</text:p>
          </table:table-cell>
          <table:table-cell table:formula="of:=COUNTIF([.$C$1:.$C$2180]; [.D14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ết định</text:p>
          </table:table-cell>
          <table:table-cell office:value-type="string" calcext:value-type="string">
            <text:p>qdinh</text:p>
          </table:table-cell>
          <table:table-cell table:formula="of:=COUNTIF([.$C$1:.$C$2180]; [.D14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ỹ đạo vòng quanh</text:p>
          </table:table-cell>
          <table:table-cell office:value-type="string" calcext:value-type="string">
            <text:p>qdvq</text:p>
          </table:table-cell>
          <table:table-cell table:formula="of:=COUNTIF([.$C$1:.$C$2180]; [.D14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ỹ đạo xoay quanh</text:p>
          </table:table-cell>
          <table:table-cell office:value-type="string" calcext:value-type="string">
            <text:p>qdxq</text:p>
          </table:table-cell>
          <table:table-cell table:formula="of:=COUNTIF([.$C$1:.$C$2180]; [.D14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ốc gia</text:p>
          </table:table-cell>
          <table:table-cell office:value-type="string" calcext:value-type="string">
            <text:p>qgia</text:p>
          </table:table-cell>
          <table:table-cell table:formula="of:=COUNTIF([.$C$1:.$C$2180]; [.D14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n hệ</text:p>
          </table:table-cell>
          <table:table-cell office:value-type="string" calcext:value-type="string">
            <text:p>qhe</text:p>
          </table:table-cell>
          <table:table-cell table:formula="of:=COUNTIF([.$C$1:.$C$2180]; [.D14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ền hợp pháp</text:p>
          </table:table-cell>
          <table:table-cell office:value-type="string" calcext:value-type="string">
            <text:p>qhphap</text:p>
          </table:table-cell>
          <table:table-cell table:formula="of:=COUNTIF([.$C$1:.$C$2180]; [.D14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lại</text:p>
          </table:table-cell>
          <table:table-cell office:value-type="string" calcext:value-type="string">
            <text:p>qlai</text:p>
          </table:table-cell>
          <table:table-cell table:formula="of:=COUNTIF([.$C$1:.$C$2180]; [.D14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ản lý</text:p>
          </table:table-cell>
          <table:table-cell office:value-type="string" calcext:value-type="string">
            <text:p>qly</text:p>
          </table:table-cell>
          <table:table-cell table:formula="of:=COUNTIF([.$C$1:.$C$2180]; [.D14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ền năng</text:p>
          </table:table-cell>
          <table:table-cell office:value-type="string" calcext:value-type="string">
            <text:p>qnang</text:p>
          </table:table-cell>
          <table:table-cell table:formula="of:=COUNTIF([.$C$1:.$C$2180]; [.D14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á nhiều</text:p>
          </table:table-cell>
          <table:table-cell office:value-type="string" calcext:value-type="string">
            <text:p>qnhieu</text:p>
          </table:table-cell>
          <table:table-cell table:formula="of:=COUNTIF([.$C$1:.$C$2180]; [.D14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phim</text:p>
          </table:table-cell>
          <table:table-cell office:value-type="string" calcext:value-type="string">
            <text:p>qphim</text:p>
          </table:table-cell>
          <table:table-cell table:formula="of:=COUNTIF([.$C$1:.$C$2180]; [.D14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nh quẩn</text:p>
          </table:table-cell>
          <table:table-cell office:value-type="string" calcext:value-type="string">
            <text:p>qquan</text:p>
          </table:table-cell>
          <table:table-cell table:formula="of:=COUNTIF([.$C$1:.$C$2180]; [.D14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quanh</text:p>
          </table:table-cell>
          <table:table-cell office:value-type="string" calcext:value-type="string">
            <text:p>qquanh</text:p>
          </table:table-cell>
          <table:table-cell table:formula="of:=COUNTIF([.$C$1:.$C$2180]; [.D14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n sát</text:p>
          </table:table-cell>
          <table:table-cell office:value-type="string" calcext:value-type="string">
            <text:p>qsat</text:p>
          </table:table-cell>
          <table:table-cell table:formula="of:=COUNTIF([.$C$1:.$C$2180]; [.D14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ắc</text:p>
          </table:table-cell>
          <table:table-cell office:value-type="string" calcext:value-type="string">
            <text:p>qtac</text:p>
          </table:table-cell>
          <table:table-cell table:formula="of:=COUNTIF([.$C$1:.$C$2180]; [.D14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n tâm</text:p>
          </table:table-cell>
          <table:table-cell office:value-type="string" calcext:value-type="string">
            <text:p>qtam</text:p>
          </table:table-cell>
          <table:table-cell table:formula="of:=COUNTIF([.$C$1:.$C$2180]; [.D14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ốc tế</text:p>
          </table:table-cell>
          <table:table-cell office:value-type="string" calcext:value-type="string">
            <text:p>qte</text:p>
          </table:table-cell>
          <table:table-cell table:formula="of:=COUNTIF([.$C$1:.$C$2180]; [.D14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ốc tế hóa</text:p>
          </table:table-cell>
          <table:table-cell office:value-type="string" calcext:value-type="string">
            <text:p>qth</text:p>
          </table:table-cell>
          <table:table-cell table:formula="of:=COUNTIF([.$C$1:.$C$2180]; [.D14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rình hoạt động</text:p>
          </table:table-cell>
          <table:table-cell office:value-type="string" calcext:value-type="string">
            <text:p>qthd</text:p>
          </table:table-cell>
          <table:table-cell table:formula="of:=COUNTIF([.$C$1:.$C$2180]; [.D14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ần thể</text:p>
          </table:table-cell>
          <table:table-cell office:value-type="string" calcext:value-type="string">
            <text:p>qthe</text:p>
          </table:table-cell>
          <table:table-cell table:formula="of:=COUNTIF([.$C$1:.$C$2180]; [.D14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rình làm việc</text:p>
          </table:table-cell>
          <table:table-cell office:value-type="string" calcext:value-type="string">
            <text:p>qtlv</text:p>
          </table:table-cell>
          <table:table-cell table:formula="of:=COUNTIF([.$C$1:.$C$2180]; [.D14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ản trị</text:p>
          </table:table-cell>
          <table:table-cell office:value-type="string" calcext:value-type="string">
            <text:p>qtri</text:p>
          </table:table-cell>
          <table:table-cell table:formula="of:=COUNTIF([.$C$1:.$C$2180]; [.D14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á trình</text:p>
          </table:table-cell>
          <table:table-cell office:value-type="string" calcext:value-type="string">
            <text:p>qtrinh</text:p>
          </table:table-cell>
          <table:table-cell table:formula="of:=COUNTIF([.$C$1:.$C$2180]; [.D14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rình</text:p>
          </table:table-cell>
          <table:table-cell office:value-type="string" calcext:value-type="string">
            <text:p>qtrinh</text:p>
          </table:table-cell>
          <table:table-cell table:formula="of:=COUNTIF([.$C$1:.$C$2180]; [.D14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trở lại</text:p>
          </table:table-cell>
          <table:table-cell office:value-type="string" calcext:value-type="string">
            <text:p>qtrlai</text:p>
          </table:table-cell>
          <table:table-cell table:formula="of:=COUNTIF([.$C$1:.$C$2180]; [.D14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n trọng</text:p>
          </table:table-cell>
          <table:table-cell office:value-type="string" calcext:value-type="string">
            <text:p>qtrong</text:p>
          </table:table-cell>
          <table:table-cell table:formula="of:=COUNTIF([.$C$1:.$C$2180]; [.D14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rình sản xuất</text:p>
          </table:table-cell>
          <table:table-cell office:value-type="string" calcext:value-type="string">
            <text:p>qtsx</text:p>
          </table:table-cell>
          <table:table-cell table:formula="of:=COUNTIF([.$C$1:.$C$2180]; [.D14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rình thi công</text:p>
          </table:table-cell>
          <table:table-cell office:value-type="string" calcext:value-type="string">
            <text:p>qttc</text:p>
          </table:table-cell>
          <table:table-cell table:formula="of:=COUNTIF([.$C$1:.$C$2180]; [.D14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rình vận hành</text:p>
          </table:table-cell>
          <table:table-cell office:value-type="string" calcext:value-type="string">
            <text:p>qtvh</text:p>
          </table:table-cell>
          <table:table-cell table:formula="of:=COUNTIF([.$C$1:.$C$2180]; [.D14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ả bóng</text:p>
          </table:table-cell>
          <table:table-cell office:value-type="string" calcext:value-type="string">
            <text:p>quab</text:p>
          </table:table-cell>
          <table:table-cell table:formula="of:=COUNTIF([.$C$1:.$C$2180]; [.D14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ẩn quanh</text:p>
          </table:table-cell>
          <table:table-cell office:value-type="string" calcext:value-type="string">
            <text:p>quanq</text:p>
          </table:table-cell>
          <table:table-cell table:formula="of:=COUNTIF([.$C$1:.$C$2180]; [.D14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ước</text:p>
          </table:table-cell>
          <table:table-cell office:value-type="string" calcext:value-type="string">
            <text:p>quc</text:p>
          </table:table-cell>
          <table:table-cell table:formula="of:=COUNTIF([.$C$1:.$C$2180]; [.D14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ên góp</text:p>
          </table:table-cell>
          <table:table-cell office:value-type="string" calcext:value-type="string">
            <text:p>qugop</text:p>
          </table:table-cell>
          <table:table-cell table:formula="of:=COUNTIF([.$C$1:.$C$2180]; [.D14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mặt</text:p>
          </table:table-cell>
          <table:table-cell office:value-type="string" calcext:value-type="string">
            <text:p>qumat</text:p>
          </table:table-cell>
          <table:table-cell table:formula="of:=COUNTIF([.$C$1:.$C$2180]; [.D14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y trình</text:p>
          </table:table-cell>
          <table:table-cell office:value-type="string" calcext:value-type="string">
            <text:p>quytr</text:p>
          </table:table-cell>
          <table:table-cell table:formula="of:=COUNTIF([.$C$1:.$C$2180]; [.D14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í vị</text:p>
          </table:table-cell>
          <table:table-cell office:value-type="string" calcext:value-type="string">
            <text:p>qvi</text:p>
          </table:table-cell>
          <table:table-cell table:formula="of:=COUNTIF([.$C$1:.$C$2180]; [.D14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quay xung quanh</text:p>
          </table:table-cell>
          <table:table-cell office:value-type="string" calcext:value-type="string">
            <text:p>qxq</text:p>
          </table:table-cell>
          <table:table-cell table:formula="of:=COUNTIF([.$C$1:.$C$2180]; [.D14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âp khuôn</text:p>
          </table:table-cell>
          <table:table-cell office:value-type="string" calcext:value-type="string">
            <text:p>rapkh</text:p>
          </table:table-cell>
          <table:table-cell table:formula="of:=COUNTIF([.$C$1:.$C$2180]; [.D14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ất nhiều</text:p>
          </table:table-cell>
          <table:table-cell office:value-type="string" calcext:value-type="string">
            <text:p>ratnh</text:p>
          </table:table-cell>
          <table:table-cell table:formula="of:=COUNTIF([.$C$1:.$C$2180]; [.D14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iêng biệt</text:p>
          </table:table-cell>
          <table:table-cell office:value-type="string" calcext:value-type="string">
            <text:p>rbiet</text:p>
          </table:table-cell>
          <table:table-cell table:formula="of:=COUNTIF([.$C$1:.$C$2180]; [.D14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àng buộc</text:p>
          </table:table-cell>
          <table:table-cell office:value-type="string" calcext:value-type="string">
            <text:p>rbuoc</text:p>
          </table:table-cell>
          <table:table-cell table:formula="of:=COUNTIF([.$C$1:.$C$2180]; [.D14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ất có thể</text:p>
          </table:table-cell>
          <table:table-cell office:value-type="string" calcext:value-type="string">
            <text:p>rcthe</text:p>
          </table:table-cell>
          <table:table-cell table:formula="of:=COUNTIF([.$C$1:.$C$2180]; [.D14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anh giới</text:p>
          </table:table-cell>
          <table:table-cell office:value-type="string" calcext:value-type="string">
            <text:p>rgioi</text:p>
          </table:table-cell>
          <table:table-cell table:formula="of:=COUNTIF([.$C$1:.$C$2180]; [.D14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âp khuôn</text:p>
          </table:table-cell>
          <table:table-cell office:value-type="string" calcext:value-type="string">
            <text:p>rkhuon</text:p>
          </table:table-cell>
          <table:table-cell table:formula="of:=COUNTIF([.$C$1:.$C$2180]; [.D14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ằng</text:p>
          </table:table-cell>
          <table:table-cell office:value-type="string" calcext:value-type="string">
            <text:p>rng</text:p>
          </table:table-cell>
          <table:table-cell table:formula="of:=COUNTIF([.$C$1:.$C$2180]; [.D14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ộng rãi</text:p>
          </table:table-cell>
          <table:table-cell office:value-type="string" calcext:value-type="string">
            <text:p>rngr</text:p>
          </table:table-cell>
          <table:table-cell table:formula="of:=COUNTIF([.$C$1:.$C$2180]; [.D14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ất nhiều</text:p>
          </table:table-cell>
          <table:table-cell office:value-type="string" calcext:value-type="string">
            <text:p>rnhieu</text:p>
          </table:table-cell>
          <table:table-cell table:formula="of:=COUNTIF([.$C$1:.$C$2180]; [.D14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ải rác</text:p>
          </table:table-cell>
          <table:table-cell office:value-type="string" calcext:value-type="string">
            <text:p>rrac</text:p>
          </table:table-cell>
          <table:table-cell table:formula="of:=COUNTIF([.$C$1:.$C$2180]; [.D14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õ ràng</text:p>
          </table:table-cell>
          <table:table-cell office:value-type="string" calcext:value-type="string">
            <text:p>rrai</text:p>
          </table:table-cell>
          <table:table-cell table:formula="of:=COUNTIF([.$C$1:.$C$2180]; [.D14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rối rắm</text:p>
          </table:table-cell>
          <table:table-cell office:value-type="string" calcext:value-type="string">
            <text:p>rram</text:p>
          </table:table-cell>
          <table:table-cell table:formula="of:=COUNTIF([.$C$1:.$C$2180]; [.D14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ắc nét</text:p>
          </table:table-cell>
          <table:table-cell office:value-type="string" calcext:value-type="string">
            <text:p>sacn</text:p>
          </table:table-cell>
          <table:table-cell table:formula="of:=COUNTIF([.$C$1:.$C$2180]; [.D14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ắc/nhọn</text:p>
          </table:table-cell>
          <table:table-cell office:value-type="string" calcext:value-type="string">
            <text:p>sacnh</text:p>
          </table:table-cell>
          <table:table-cell table:formula="of:=COUNTIF([.$C$1:.$C$2180]; [.D14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áng tạo</text:p>
          </table:table-cell>
          <table:table-cell office:value-type="string" calcext:value-type="string">
            <text:p>sangt</text:p>
          </table:table-cell>
          <table:table-cell table:formula="of:=COUNTIF([.$C$1:.$C$2180]; [.D14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iêu cầu</text:p>
          </table:table-cell>
          <table:table-cell office:value-type="string" calcext:value-type="string">
            <text:p>scau</text:p>
          </table:table-cell>
          <table:table-cell table:formula="of:=COUNTIF([.$C$1:.$C$2180]; [.D14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ao chép</text:p>
          </table:table-cell>
          <table:table-cell office:value-type="string" calcext:value-type="string">
            <text:p>schep</text:p>
          </table:table-cell>
          <table:table-cell table:formula="of:=COUNTIF([.$C$1:.$C$2180]; [.D14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ự cố</text:p>
          </table:table-cell>
          <table:table-cell office:value-type="string" calcext:value-type="string">
            <text:p>sco</text:p>
          </table:table-cell>
          <table:table-cell table:formula="of:=COUNTIF([.$C$1:.$C$2180]; [.D14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ử dụng</text:p>
          </table:table-cell>
          <table:table-cell office:value-type="string" calcext:value-type="string">
            <text:p>sd</text:p>
          </table:table-cell>
          <table:table-cell table:formula="of:=COUNTIF([.$C$1:.$C$2180]; [.D14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ắp đặt</text:p>
          </table:table-cell>
          <table:table-cell office:value-type="string" calcext:value-type="string">
            <text:p>sdat</text:p>
          </table:table-cell>
          <table:table-cell table:formula="of:=COUNTIF([.$C$1:.$C$2180]; [.D14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au đây</text:p>
          </table:table-cell>
          <table:table-cell office:value-type="string" calcext:value-type="string">
            <text:p>sday</text:p>
          </table:table-cell>
          <table:table-cell table:formula="of:=COUNTIF([.$C$1:.$C$2180]; [.D14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ở dĩ</text:p>
          </table:table-cell>
          <table:table-cell office:value-type="string" calcext:value-type="string">
            <text:p>sdi</text:p>
          </table:table-cell>
          <table:table-cell table:formula="of:=COUNTIF([.$C$1:.$C$2180]; [.D14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ửa đi</text:p>
          </table:table-cell>
          <table:table-cell office:value-type="string" calcext:value-type="string">
            <text:p>sdi</text:p>
          </table:table-cell>
          <table:table-cell table:formula="of:=COUNTIF([.$C$1:.$C$2180]; [.D14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ố điểm</text:p>
          </table:table-cell>
          <table:table-cell office:value-type="string" calcext:value-type="string">
            <text:p>sdiem</text:p>
          </table:table-cell>
          <table:table-cell table:formula="of:=COUNTIF([.$C$1:.$C$2180]; [.D14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au đó</text:p>
          </table:table-cell>
          <table:table-cell office:value-type="string" calcext:value-type="string">
            <text:p>sdo</text:p>
          </table:table-cell>
          <table:table-cell table:formula="of:=COUNTIF([.$C$1:.$C$2180]; [.D14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ơ đồ</text:p>
          </table:table-cell>
          <table:table-cell office:value-type="string" calcext:value-type="string">
            <text:p>sdo</text:p>
          </table:table-cell>
          <table:table-cell table:formula="of:=COUNTIF([.$C$1:.$C$2180]; [.D14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ửa đổi</text:p>
          </table:table-cell>
          <table:table-cell office:value-type="string" calcext:value-type="string">
            <text:p>sdoi</text:p>
          </table:table-cell>
          <table:table-cell table:formula="of:=COUNTIF([.$C$1:.$C$2180]; [.D14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ử dụng</text:p>
          </table:table-cell>
          <table:table-cell office:value-type="string" calcext:value-type="string">
            <text:p>sdung</text:p>
          </table:table-cell>
          <table:table-cell table:formula="of:=COUNTIF([.$C$1:.$C$2180]; [.D14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phối hình</text:p>
          </table:table-cell>
          <table:table-cell office:value-type="string" calcext:value-type="string">
            <text:p>sequencer</text:p>
          </table:table-cell>
          <table:table-cell table:formula="of:=COUNTIF([.$C$1:.$C$2180]; [.D14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ài Gòn</text:p>
          </table:table-cell>
          <table:table-cell office:value-type="string" calcext:value-type="string">
            <text:p>sg</text:p>
          </table:table-cell>
          <table:table-cell table:formula="of:=COUNTIF([.$C$1:.$C$2180]; [.D14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ợ hãi</text:p>
          </table:table-cell>
          <table:table-cell office:value-type="string" calcext:value-type="string">
            <text:p>shai</text:p>
          </table:table-cell>
          <table:table-cell table:formula="of:=COUNTIF([.$C$1:.$C$2180]; [.D14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ố hiệu</text:p>
          </table:table-cell>
          <table:table-cell office:value-type="string" calcext:value-type="string">
            <text:p>shieu</text:p>
          </table:table-cell>
          <table:table-cell table:formula="of:=COUNTIF([.$C$1:.$C$2180]; [.D14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inh hoạt</text:p>
          </table:table-cell>
          <table:table-cell office:value-type="string" calcext:value-type="string">
            <text:p>shoat</text:p>
          </table:table-cell>
          <table:table-cell table:formula="of:=COUNTIF([.$C$1:.$C$2180]; [.D15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inh tạo</text:p>
          </table:table-cell>
          <table:table-cell office:value-type="string" calcext:value-type="string">
            <text:p>sinht</text:p>
          </table:table-cell>
          <table:table-cell table:formula="of:=COUNTIF([.$C$1:.$C$2180]; [.D15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ự kiện</text:p>
          </table:table-cell>
          <table:table-cell office:value-type="string" calcext:value-type="string">
            <text:p>sk</text:p>
          </table:table-cell>
          <table:table-cell table:formula="of:=COUNTIF([.$C$1:.$C$2180]; [.D15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ức khỏe</text:p>
          </table:table-cell>
          <table:table-cell office:value-type="string" calcext:value-type="string">
            <text:p>skh</text:p>
          </table:table-cell>
          <table:table-cell table:formula="of:=COUNTIF([.$C$1:.$C$2180]; [.D15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au khi</text:p>
          </table:table-cell>
          <table:table-cell office:value-type="string" calcext:value-type="string">
            <text:p>skhi</text:p>
          </table:table-cell>
          <table:table-cell table:formula="of:=COUNTIF([.$C$1:.$C$2180]; [.D15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ức khỏe</text:p>
          </table:table-cell>
          <table:table-cell office:value-type="string" calcext:value-type="string">
            <text:p>skhoe</text:p>
          </table:table-cell>
          <table:table-cell table:formula="of:=COUNTIF([.$C$1:.$C$2180]; [.D15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ự kiện</text:p>
          </table:table-cell>
          <table:table-cell office:value-type="string" calcext:value-type="string">
            <text:p>skien</text:p>
          </table:table-cell>
          <table:table-cell table:formula="of:=COUNTIF([.$C$1:.$C$2180]; [.D15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ửa lại</text:p>
          </table:table-cell>
          <table:table-cell office:value-type="string" calcext:value-type="string">
            <text:p>slai</text:p>
          </table:table-cell>
          <table:table-cell table:formula="of:=COUNTIF([.$C$1:.$C$2180]; [.D15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ai lầm</text:p>
          </table:table-cell>
          <table:table-cell office:value-type="string" calcext:value-type="string">
            <text:p>slam</text:p>
          </table:table-cell>
          <table:table-cell table:formula="of:=COUNTIF([.$C$1:.$C$2180]; [.D15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ự lựa chọn</text:p>
          </table:table-cell>
          <table:table-cell office:value-type="string" calcext:value-type="string">
            <text:p>slch</text:p>
          </table:table-cell>
          <table:table-cell table:formula="of:=COUNTIF([.$C$1:.$C$2180]; [.D15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ẽ làm cho</text:p>
          </table:table-cell>
          <table:table-cell office:value-type="string" calcext:value-type="string">
            <text:p>slcho</text:p>
          </table:table-cell>
          <table:table-cell table:formula="of:=COUNTIF([.$C$1:.$C$2180]; [.D15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ố hiệu</text:p>
          </table:table-cell>
          <table:table-cell office:value-type="string" calcext:value-type="string">
            <text:p>slieu</text:p>
          </table:table-cell>
          <table:table-cell table:formula="of:=COUNTIF([.$C$1:.$C$2180]; [.D15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ố lượng</text:p>
          </table:table-cell>
          <table:table-cell office:value-type="string" calcext:value-type="string">
            <text:p>slng</text:p>
          </table:table-cell>
          <table:table-cell table:formula="of:=COUNTIF([.$C$1:.$C$2180]; [.D15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ắc nét</text:p>
          </table:table-cell>
          <table:table-cell office:value-type="string" calcext:value-type="string">
            <text:p>snet</text:p>
          </table:table-cell>
          <table:table-cell table:formula="of:=COUNTIF([.$C$1:.$C$2180]; [.D15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uy nghĩ</text:p>
          </table:table-cell>
          <table:table-cell office:value-type="string" calcext:value-type="string">
            <text:p>snghi</text:p>
          </table:table-cell>
          <table:table-cell table:formula="of:=COUNTIF([.$C$1:.$C$2180]; [.D15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ắc/nhọn</text:p>
          </table:table-cell>
          <table:table-cell office:value-type="string" calcext:value-type="string">
            <text:p>snhon</text:p>
          </table:table-cell>
          <table:table-cell table:formula="of:=COUNTIF([.$C$1:.$C$2180]; [.D15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quyết</text:p>
          </table:table-cell>
          <table:table-cell office:value-type="string" calcext:value-type="string">
            <text:p>solve</text:p>
          </table:table-cell>
          <table:table-cell table:formula="of:=COUNTIF([.$C$1:.$C$2180]; [.D15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ản phẩm</text:p>
          </table:table-cell>
          <table:table-cell office:value-type="string" calcext:value-type="string">
            <text:p>spham</text:p>
          </table:table-cell>
          <table:table-cell table:formula="of:=COUNTIF([.$C$1:.$C$2180]; [.D15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ẵn sàng</text:p>
          </table:table-cell>
          <table:table-cell office:value-type="string" calcext:value-type="string">
            <text:p>ssang</text:p>
          </table:table-cell>
          <table:table-cell table:formula="of:=COUNTIF([.$C$1:.$C$2180]; [.D15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o sánh</text:p>
          </table:table-cell>
          <table:table-cell office:value-type="string" calcext:value-type="string">
            <text:p>ssanh</text:p>
          </table:table-cell>
          <table:table-cell table:formula="of:=COUNTIF([.$C$1:.$C$2180]; [.D15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ạch sẽ</text:p>
          </table:table-cell>
          <table:table-cell office:value-type="string" calcext:value-type="string">
            <text:p>sse</text:p>
          </table:table-cell>
          <table:table-cell table:formula="of:=COUNTIF([.$C$1:.$C$2180]; [.D15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ong song</text:p>
          </table:table-cell>
          <table:table-cell office:value-type="string" calcext:value-type="string">
            <text:p>ssong</text:p>
          </table:table-cell>
          <table:table-cell table:formula="of:=COUNTIF([.$C$1:.$C$2180]; [.D15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ố sê-ri</text:p>
          </table:table-cell>
          <table:table-cell office:value-type="string" calcext:value-type="string">
            <text:p>ssri</text:p>
          </table:table-cell>
          <table:table-cell table:formula="of:=COUNTIF([.$C$1:.$C$2180]; [.D15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o sánh với</text:p>
          </table:table-cell>
          <table:table-cell office:value-type="string" calcext:value-type="string">
            <text:p>ssv</text:p>
          </table:table-cell>
          <table:table-cell table:formula="of:=COUNTIF([.$C$1:.$C$2180]; [.D15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áng tạo</text:p>
          </table:table-cell>
          <table:table-cell office:value-type="string" calcext:value-type="string">
            <text:p>stao</text:p>
          </table:table-cell>
          <table:table-cell table:formula="of:=COUNTIF([.$C$1:.$C$2180]; [.D15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ố thực dấu phẩy động</text:p>
          </table:table-cell>
          <table:table-cell office:value-type="string" calcext:value-type="string">
            <text:p>stdpd</text:p>
          </table:table-cell>
          <table:table-cell table:formula="of:=COUNTIF([.$C$1:.$C$2180]; [.D15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ắc thái</text:p>
          </table:table-cell>
          <table:table-cell office:value-type="string" calcext:value-type="string">
            <text:p>sthai</text:p>
          </table:table-cell>
          <table:table-cell table:formula="of:=COUNTIF([.$C$1:.$C$2180]; [.D15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oạn thảo</text:p>
          </table:table-cell>
          <table:table-cell office:value-type="string" calcext:value-type="string">
            <text:p>sthao</text:p>
          </table:table-cell>
          <table:table-cell table:formula="of:=COUNTIF([.$C$1:.$C$2180]; [.D15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ự thật</text:p>
          </table:table-cell>
          <table:table-cell office:value-type="string" calcext:value-type="string">
            <text:p>sthat</text:p>
          </table:table-cell>
          <table:table-cell table:formula="of:=COUNTIF([.$C$1:.$C$2180]; [.D15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ở thích</text:p>
          </table:table-cell>
          <table:table-cell office:value-type="string" calcext:value-type="string">
            <text:p>sthich</text:p>
          </table:table-cell>
          <table:table-cell table:formula="of:=COUNTIF([.$C$1:.$C$2180]; [.D15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uy thoái</text:p>
          </table:table-cell>
          <table:table-cell office:value-type="string" calcext:value-type="string">
            <text:p>sthoai</text:p>
          </table:table-cell>
          <table:table-cell table:formula="of:=COUNTIF([.$C$1:.$C$2180]; [.D15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/0</text:p>
          </table:table-cell>
          <table:table-cell office:value-type="string" calcext:value-type="string">
            <text:p>key/1</text:p>
          </table:table-cell>
          <table:table-cell office:value-type="string" calcext:value-type="string">
            <text:p>string/0</text:p>
          </table:table-cell>
          <table:table-cell office:value-type="string" calcext:value-type="string">
            <text:p>string/1</text:p>
          </table:table-cell>
          <table:table-cell table:formula="of:=COUNTIF([.$C$1:.$C$2180]; [.D15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ự</text:p>
          </table:table-cell>
          <table:table-cell office:value-type="string" calcext:value-type="string">
            <text:p>suh</text:p>
          </table:table-cell>
          <table:table-cell table:formula="of:=COUNTIF([.$C$1:.$C$2180]; [.D15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ụp đổ</text:p>
          </table:table-cell>
          <table:table-cell office:value-type="string" calcext:value-type="string">
            <text:p>supd</text:p>
          </table:table-cell>
          <table:table-cell table:formula="of:=COUNTIF([.$C$1:.$C$2180]; [.D15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uy thoái</text:p>
          </table:table-cell>
          <table:table-cell office:value-type="string" calcext:value-type="string">
            <text:p>suyth</text:p>
          </table:table-cell>
          <table:table-cell table:formula="of:=COUNTIF([.$C$1:.$C$2180]; [.D15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ơn vẽ</text:p>
          </table:table-cell>
          <table:table-cell office:value-type="string" calcext:value-type="string">
            <text:p>sve</text:p>
          </table:table-cell>
          <table:table-cell table:formula="of:=COUNTIF([.$C$1:.$C$2180]; [.D15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ản xuất</text:p>
          </table:table-cell>
          <table:table-cell office:value-type="string" calcext:value-type="string">
            <text:p>sx</text:p>
          </table:table-cell>
          <table:table-cell table:formula="of:=COUNTIF([.$C$1:.$C$2180]; [.D15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ản xuất</text:p>
          </table:table-cell>
          <table:table-cell office:value-type="string" calcext:value-type="string">
            <text:p>sxuat</text:p>
          </table:table-cell>
          <table:table-cell table:formula="of:=COUNTIF([.$C$1:.$C$2180]; [.D15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ch phân</text:p>
          </table:table-cell>
          <table:table-cell office:value-type="string" calcext:value-type="string">
            <text:p>tachph</text:p>
          </table:table-cell>
          <table:table-cell table:formula="of:=COUNTIF([.$C$1:.$C$2180]; [.D15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i dựng</text:p>
          </table:table-cell>
          <table:table-cell office:value-type="string" calcext:value-type="string">
            <text:p>taid</text:p>
          </table:table-cell>
          <table:table-cell table:formula="of:=COUNTIF([.$C$1:.$C$2180]; [.D15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ài khoản</text:p>
          </table:table-cell>
          <table:table-cell office:value-type="string" calcext:value-type="string">
            <text:p>taikh</text:p>
          </table:table-cell>
          <table:table-cell table:formula="of:=COUNTIF([.$C$1:.$C$2180]; [.D15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ài liệu</text:p>
          </table:table-cell>
          <table:table-cell office:value-type="string" calcext:value-type="string">
            <text:p>tail</text:p>
          </table:table-cell>
          <table:table-cell table:formula="of:=COUNTIF([.$C$1:.$C$2180]; [.D15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i thực hiện</text:p>
          </table:table-cell>
          <table:table-cell office:value-type="string" calcext:value-type="string">
            <text:p>taithh</text:p>
          </table:table-cell>
          <table:table-cell table:formula="of:=COUNTIF([.$C$1:.$C$2180]; [.D15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m ngưng</text:p>
          </table:table-cell>
          <table:table-cell office:value-type="string" calcext:value-type="string">
            <text:p>tamng</text:p>
          </table:table-cell>
          <table:table-cell table:formula="of:=COUNTIF([.$C$1:.$C$2180]; [.D15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m nhìn</text:p>
          </table:table-cell>
          <table:table-cell office:value-type="string" calcext:value-type="string">
            <text:p>tamnh</text:p>
          </table:table-cell>
          <table:table-cell table:formula="of:=COUNTIF([.$C$1:.$C$2180]; [.D15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m thời</text:p>
          </table:table-cell>
          <table:table-cell office:value-type="string" calcext:value-type="string">
            <text:p>tamth</text:p>
          </table:table-cell>
          <table:table-cell table:formula="of:=COUNTIF([.$C$1:.$C$2180]; [.D15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ăng cường</text:p>
          </table:table-cell>
          <table:table-cell office:value-type="string" calcext:value-type="string">
            <text:p>tangc</text:p>
          </table:table-cell>
          <table:table-cell table:formula="of:=COUNTIF([.$C$1:.$C$2180]; [.D15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ng lớp</text:p>
          </table:table-cell>
          <table:table-cell office:value-type="string" calcext:value-type="string">
            <text:p>tangl</text:p>
          </table:table-cell>
          <table:table-cell table:formula="of:=COUNTIF([.$C$1:.$C$2180]; [.D15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ăng tốc</text:p>
          </table:table-cell>
          <table:table-cell office:value-type="string" calcext:value-type="string">
            <text:p>tangt</text:p>
          </table:table-cell>
          <table:table-cell table:formula="of:=COUNTIF([.$C$1:.$C$2180]; [.D15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ăng trưởng</text:p>
          </table:table-cell>
          <table:table-cell office:value-type="string" calcext:value-type="string">
            <text:p>tangtrng</text:p>
          </table:table-cell>
          <table:table-cell table:formula="of:=COUNTIF([.$C$1:.$C$2180]; [.D15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ân tiến</text:p>
          </table:table-cell>
          <table:table-cell office:value-type="string" calcext:value-type="string">
            <text:p>tant</text:p>
          </table:table-cell>
          <table:table-cell table:formula="of:=COUNTIF([.$C$1:.$C$2180]; [.D15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n số</text:p>
          </table:table-cell>
          <table:table-cell office:value-type="string" calcext:value-type="string">
            <text:p>tanz</text:p>
          </table:table-cell>
          <table:table-cell table:formula="of:=COUNTIF([.$C$1:.$C$2180]; [.D15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o nên</text:p>
          </table:table-cell>
          <table:table-cell office:value-type="string" calcext:value-type="string">
            <text:p>taon</text:p>
          </table:table-cell>
          <table:table-cell table:formula="of:=COUNTIF([.$C$1:.$C$2180]; [.D15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ập hợp</text:p>
          </table:table-cell>
          <table:table-cell office:value-type="string" calcext:value-type="string">
            <text:p>taph</text:p>
          </table:table-cell>
          <table:table-cell table:formula="of:=COUNTIF([.$C$1:.$C$2180]; [.D15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ập lệnh</text:p>
          </table:table-cell>
          <table:table-cell office:value-type="string" calcext:value-type="string">
            <text:p>tapl</text:p>
          </table:table-cell>
          <table:table-cell table:formula="of:=COUNTIF([.$C$1:.$C$2180]; [.D15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ểu bang</text:p>
          </table:table-cell>
          <table:table-cell office:value-type="string" calcext:value-type="string">
            <text:p>tbang</text:p>
          </table:table-cell>
          <table:table-cell table:formula="of:=COUNTIF([.$C$1:.$C$2180]; [.D15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bộ các</text:p>
          </table:table-cell>
          <table:table-cell office:value-type="string" calcext:value-type="string">
            <text:p>tbc</text:p>
          </table:table-cell>
          <table:table-cell table:formula="of:=COUNTIF([.$C$1:.$C$2180]; [.D15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bị đầu cuối</text:p>
          </table:table-cell>
          <table:table-cell office:value-type="string" calcext:value-type="string">
            <text:p>tbdc</text:p>
          </table:table-cell>
          <table:table-cell table:formula="of:=COUNTIF([.$C$1:.$C$2180]; [.D15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bình hóa</text:p>
          </table:table-cell>
          <table:table-cell office:value-type="string" calcext:value-type="string">
            <text:p>tbh</text:p>
          </table:table-cell>
          <table:table-cell table:formula="of:=COUNTIF([.$C$1:.$C$2180]; [.D15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ch biệt</text:p>
          </table:table-cell>
          <table:table-cell office:value-type="string" calcext:value-type="string">
            <text:p>tbiet</text:p>
          </table:table-cell>
          <table:table-cell table:formula="of:=COUNTIF([.$C$1:.$C$2180]; [.D15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báo lỗi</text:p>
          </table:table-cell>
          <table:table-cell office:value-type="string" calcext:value-type="string">
            <text:p>tbloi</text:p>
          </table:table-cell>
          <table:table-cell table:formula="of:=COUNTIF([.$C$1:.$C$2180]; [.D15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bộ</text:p>
          </table:table-cell>
          <table:table-cell office:value-type="string" calcext:value-type="string">
            <text:p>tbo</text:p>
          </table:table-cell>
          <table:table-cell table:formula="of:=COUNTIF([.$C$1:.$C$2180]; [.D15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bóng</text:p>
          </table:table-cell>
          <table:table-cell office:value-type="string" calcext:value-type="string">
            <text:p>tbong</text:p>
          </table:table-cell>
          <table:table-cell table:formula="of:=COUNTIF([.$C$1:.$C$2180]; [.D15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biên soạn sở thích người dùng</text:p>
          </table:table-cell>
          <table:table-cell office:value-type="string" calcext:value-type="string">
            <text:p>tbsstnd</text:p>
          </table:table-cell>
          <table:table-cell table:formula="of:=COUNTIF([.$C$1:.$C$2180]; [.D15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bị truyền thông đại chúng</text:p>
          </table:table-cell>
          <table:table-cell office:value-type="string" calcext:value-type="string">
            <text:p>tbttdc</text:p>
          </table:table-cell>
          <table:table-cell table:formula="of:=COUNTIF([.$C$1:.$C$2180]; [.D15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bị truyền thông</text:p>
          </table:table-cell>
          <table:table-cell office:value-type="string" calcext:value-type="string">
            <text:p>tbtthong</text:p>
          </table:table-cell>
          <table:table-cell table:formula="of:=COUNTIF([.$C$1:.$C$2180]; [.D15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ất cả</text:p>
          </table:table-cell>
          <table:table-cell office:value-type="string" calcext:value-type="string">
            <text:p>tca</text:p>
          </table:table-cell>
          <table:table-cell table:formula="of:=COUNTIF([.$C$1:.$C$2180]; [.D15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ay cầm</text:p>
          </table:table-cell>
          <table:table-cell office:value-type="string" calcext:value-type="string">
            <text:p>tcam</text:p>
          </table:table-cell>
          <table:table-cell table:formula="of:=COUNTIF([.$C$1:.$C$2180]; [.D15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p cận</text:p>
          </table:table-cell>
          <table:table-cell office:value-type="string" calcext:value-type="string">
            <text:p>tcan</text:p>
          </table:table-cell>
          <table:table-cell table:formula="of:=COUNTIF([.$C$1:.$C$2180]; [.D15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cầu</text:p>
          </table:table-cell>
          <table:table-cell office:value-type="string" calcext:value-type="string">
            <text:p>tcau</text:p>
          </table:table-cell>
          <table:table-cell table:formula="of:=COUNTIF([.$C$1:.$C$2180]; [.D15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n cậy</text:p>
          </table:table-cell>
          <table:table-cell office:value-type="string" calcext:value-type="string">
            <text:p>tcay</text:p>
          </table:table-cell>
          <table:table-cell table:formula="of:=COUNTIF([.$C$1:.$C$2180]; [.D15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ớc bỏ</text:p>
          </table:table-cell>
          <table:table-cell office:value-type="string" calcext:value-type="string">
            <text:p>tcbo</text:p>
          </table:table-cell>
          <table:table-cell table:formula="of:=COUNTIF([.$C$1:.$C$2180]; [.D15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c dụng</text:p>
          </table:table-cell>
          <table:table-cell office:value-type="string" calcext:value-type="string">
            <text:p>tcdung</text:p>
          </table:table-cell>
          <table:table-cell table:formula="of:=COUNTIF([.$C$1:.$C$2180]; [.D15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nh chất</text:p>
          </table:table-cell>
          <table:table-cell office:value-type="string" calcext:value-type="string">
            <text:p>tchat</text:p>
          </table:table-cell>
          <table:table-cell table:formula="of:=COUNTIF([.$C$1:.$C$2180]; [.D15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i chỗ</text:p>
          </table:table-cell>
          <table:table-cell office:value-type="string" calcext:value-type="string">
            <text:p>tcho</text:p>
          </table:table-cell>
          <table:table-cell table:formula="of:=COUNTIF([.$C$1:.$C$2180]; [.D15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yển chọn</text:p>
          </table:table-cell>
          <table:table-cell office:value-type="string" calcext:value-type="string">
            <text:p>tchon</text:p>
          </table:table-cell>
          <table:table-cell table:formula="of:=COUNTIF([.$C$1:.$C$2180]; [.D15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êu chuẩn</text:p>
          </table:table-cell>
          <table:table-cell office:value-type="string" calcext:value-type="string">
            <text:p>tchuan</text:p>
          </table:table-cell>
          <table:table-cell table:formula="of:=COUNTIF([.$C$1:.$C$2180]; [.D15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 chức</text:p>
          </table:table-cell>
          <table:table-cell office:value-type="string" calcext:value-type="string">
            <text:p>tchuc</text:p>
          </table:table-cell>
          <table:table-cell table:formula="of:=COUNTIF([.$C$1:.$C$2180]; [.D15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eo chiều kim đồng hồ</text:p>
          </table:table-cell>
          <table:table-cell office:value-type="string" calcext:value-type="string">
            <text:p>tckdh</text:p>
          </table:table-cell>
          <table:table-cell table:formula="of:=COUNTIF([.$C$1:.$C$2180]; [.D15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ấn công</text:p>
          </table:table-cell>
          <table:table-cell office:value-type="string" calcext:value-type="string">
            <text:p>tcong</text:p>
          </table:table-cell>
          <table:table-cell table:formula="of:=COUNTIF([.$C$1:.$C$2180]; [.D15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cử</text:p>
          </table:table-cell>
          <table:table-cell office:value-type="string" calcext:value-type="string">
            <text:p>tcu</text:p>
          </table:table-cell>
          <table:table-cell table:formula="of:=COUNTIF([.$C$1:.$C$2180]; [.D15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ch cực</text:p>
          </table:table-cell>
          <table:table-cell office:value-type="string" calcext:value-type="string">
            <text:p>tcuc</text:p>
          </table:table-cell>
          <table:table-cell table:formula="of:=COUNTIF([.$C$1:.$C$2180]; [.D15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i đa</text:p>
          </table:table-cell>
          <table:table-cell office:value-type="string" calcext:value-type="string">
            <text:p>tda</text:p>
          </table:table-cell>
          <table:table-cell table:formula="of:=COUNTIF([.$C$1:.$C$2180]; [.D15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đầy</text:p>
          </table:table-cell>
          <table:table-cell office:value-type="string" calcext:value-type="string">
            <text:p>tday</text:p>
          </table:table-cell>
          <table:table-cell table:formula="of:=COUNTIF([.$C$1:.$C$2180]; [.D15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ới đây</text:p>
          </table:table-cell>
          <table:table-cell office:value-type="string" calcext:value-type="string">
            <text:p>tday</text:p>
          </table:table-cell>
          <table:table-cell table:formula="of:=COUNTIF([.$C$1:.$C$2180]; [.D15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êu đề</text:p>
          </table:table-cell>
          <table:table-cell office:value-type="string" calcext:value-type="string">
            <text:p>tde</text:p>
          </table:table-cell>
          <table:table-cell table:formula="of:=COUNTIF([.$C$1:.$C$2180]; [.D15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ọa độ gốc</text:p>
          </table:table-cell>
          <table:table-cell office:value-type="string" calcext:value-type="string">
            <text:p>tdgoc</text:p>
          </table:table-cell>
          <table:table-cell table:formula="of:=COUNTIF([.$C$1:.$C$2180]; [.D15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g đồng hồ</text:p>
          </table:table-cell>
          <table:table-cell office:value-type="string" calcext:value-type="string">
            <text:p>tdho</text:p>
          </table:table-cell>
          <table:table-cell table:formula="of:=COUNTIF([.$C$1:.$C$2180]; [.D15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đơn hình rẻ quạt</text:p>
          </table:table-cell>
          <table:table-cell office:value-type="string" calcext:value-type="string">
            <text:p>tdhrq</text:p>
          </table:table-cell>
          <table:table-cell table:formula="of:=COUNTIF([.$C$1:.$C$2180]; [.D15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nh điểm</text:p>
          </table:table-cell>
          <table:table-cell office:value-type="string" calcext:value-type="string">
            <text:p>tdiem</text:p>
          </table:table-cell>
          <table:table-cell table:formula="of:=COUNTIF([.$C$1:.$C$2180]; [.D15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diện</text:p>
          </table:table-cell>
          <table:table-cell office:value-type="string" calcext:value-type="string">
            <text:p>tdien</text:p>
          </table:table-cell>
          <table:table-cell table:formula="of:=COUNTIF([.$C$1:.$C$2180]; [.D15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i định mục tiêu</text:p>
          </table:table-cell>
          <table:table-cell office:value-type="string" calcext:value-type="string">
            <text:p>tdmtieu</text:p>
          </table:table-cell>
          <table:table-cell table:formula="of:=COUNTIF([.$C$1:.$C$2180]; [.D15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đương</text:p>
          </table:table-cell>
          <table:table-cell office:value-type="string" calcext:value-type="string">
            <text:p>tdng</text:p>
          </table:table-cell>
          <table:table-cell table:formula="of:=COUNTIF([.$C$1:.$C$2180]; [.D15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đồng với</text:p>
          </table:table-cell>
          <table:table-cell office:value-type="string" calcext:value-type="string">
            <text:p>tdngvoi</text:p>
          </table:table-cell>
          <table:table-cell table:formula="of:=COUNTIF([.$C$1:.$C$2180]; [.D15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ự do</text:p>
          </table:table-cell>
          <table:table-cell office:value-type="string" calcext:value-type="string">
            <text:p>tdo</text:p>
          </table:table-cell>
          <table:table-cell table:formula="of:=COUNTIF([.$C$1:.$C$2180]; [.D15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yệt đối</text:p>
          </table:table-cell>
          <table:table-cell office:value-type="string" calcext:value-type="string">
            <text:p>tdoi</text:p>
          </table:table-cell>
          <table:table-cell table:formula="of:=COUNTIF([.$C$1:.$C$2180]; [.D15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c động</text:p>
          </table:table-cell>
          <table:table-cell office:value-type="string" calcext:value-type="string">
            <text:p>tdong</text:p>
          </table:table-cell>
          <table:table-cell table:formula="of:=COUNTIF([.$C$1:.$C$2180]; [.D15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ự động</text:p>
          </table:table-cell>
          <table:table-cell office:value-type="string" calcext:value-type="string">
            <text:p>tdong</text:p>
          </table:table-cell>
          <table:table-cell table:formula="of:=COUNTIF([.$C$1:.$C$2180]; [.D15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duyệt thảo tập tin</text:p>
          </table:table-cell>
          <table:table-cell office:value-type="string" calcext:value-type="string">
            <text:p>tdtttin</text:p>
          </table:table-cell>
          <table:table-cell table:formula="of:=COUNTIF([.$C$1:.$C$2180]; [.D15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i dựng</text:p>
          </table:table-cell>
          <table:table-cell office:value-type="string" calcext:value-type="string">
            <text:p>tdung</text:p>
          </table:table-cell>
          <table:table-cell table:formula="of:=COUNTIF([.$C$1:.$C$2180]; [.D15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m dừng</text:p>
          </table:table-cell>
          <table:table-cell office:value-type="string" calcext:value-type="string">
            <text:p>tdung</text:p>
          </table:table-cell>
          <table:table-cell table:formula="of:=COUNTIF([.$C$1:.$C$2180]; [.D16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đối với</text:p>
          </table:table-cell>
          <table:table-cell office:value-type="string" calcext:value-type="string">
            <text:p>tdvoi</text:p>
          </table:table-cell>
          <table:table-cell table:formula="of:=COUNTIF([.$C$1:.$C$2180]; [.D16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bị cuối</text:p>
          </table:table-cell>
          <table:table-cell office:value-type="string" calcext:value-type="string">
            <text:p>terminal</text:p>
          </table:table-cell>
          <table:table-cell table:formula="of:=COUNTIF([.$C$1:.$C$2180]; [.D16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am giác hóa</text:p>
          </table:table-cell>
          <table:table-cell office:value-type="string" calcext:value-type="string">
            <text:p>tghoa</text:p>
          </table:table-cell>
          <table:table-cell table:formula="of:=COUNTIF([.$C$1:.$C$2180]; [.D16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giao</text:p>
          </table:table-cell>
          <table:table-cell office:value-type="string" calcext:value-type="string">
            <text:p>tgiao</text:p>
          </table:table-cell>
          <table:table-cell table:formula="of:=COUNTIF([.$C$1:.$C$2180]; [.D16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ng góc nhìn</text:p>
          </table:table-cell>
          <table:table-cell office:value-type="string" calcext:value-type="string">
            <text:p>tgnhin</text:p>
          </table:table-cell>
          <table:table-cell table:formula="of:=COUNTIF([.$C$1:.$C$2180]; [.D16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gian thực</text:p>
          </table:table-cell>
          <table:table-cell office:value-type="string" calcext:value-type="string">
            <text:p>tgthuc</text:p>
          </table:table-cell>
          <table:table-cell table:formula="of:=COUNTIF([.$C$1:.$C$2180]; [.D16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m chiếu</text:p>
          </table:table-cell>
          <table:table-cell office:value-type="string" calcext:value-type="string">
            <text:p>thamch</text:p>
          </table:table-cell>
          <table:table-cell table:formula="of:=COUNTIF([.$C$1:.$C$2180]; [.D16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ăng trưởng</text:p>
          </table:table-cell>
          <table:table-cell office:value-type="string" calcext:value-type="string">
            <text:p>thangtr</text:p>
          </table:table-cell>
          <table:table-cell table:formula="of:=COUNTIF([.$C$1:.$C$2180]; [.D16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ánh khiết</text:p>
          </table:table-cell>
          <table:table-cell office:value-type="string" calcext:value-type="string">
            <text:p>thanhkh</text:p>
          </table:table-cell>
          <table:table-cell table:formula="of:=COUNTIF([.$C$1:.$C$2180]; [.D16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phần</text:p>
          </table:table-cell>
          <table:table-cell office:value-type="string" calcext:value-type="string">
            <text:p>thanhph</text:p>
          </table:table-cell>
          <table:table-cell table:formula="of:=COUNTIF([.$C$1:.$C$2180]; [.D16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ảo luận</text:p>
          </table:table-cell>
          <table:table-cell office:value-type="string" calcext:value-type="string">
            <text:p>thaol</text:p>
          </table:table-cell>
          <table:table-cell table:formula="of:=COUNTIF([.$C$1:.$C$2180]; [.D16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ấp hơn</text:p>
          </table:table-cell>
          <table:table-cell office:value-type="string" calcext:value-type="string">
            <text:p>thaph</text:p>
          </table:table-cell>
          <table:table-cell table:formula="of:=COUNTIF([.$C$1:.$C$2180]; [.D16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ấp nhất</text:p>
          </table:table-cell>
          <table:table-cell office:value-type="string" calcext:value-type="string">
            <text:p>thapnh</text:p>
          </table:table-cell>
          <table:table-cell table:formula="of:=COUNTIF([.$C$1:.$C$2180]; [.D16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ấu kính</text:p>
          </table:table-cell>
          <table:table-cell office:value-type="string" calcext:value-type="string">
            <text:p>thauk</text:p>
          </table:table-cell>
          <table:table-cell table:formula="of:=COUNTIF([.$C$1:.$C$2180]; [.D16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y đổi</text:p>
          </table:table-cell>
          <table:table-cell office:value-type="string" calcext:value-type="string">
            <text:p>thayd</text:p>
          </table:table-cell>
          <table:table-cell table:formula="of:=COUNTIF([.$C$1:.$C$2180]; [.D16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ấy được</text:p>
          </table:table-cell>
          <table:table-cell office:value-type="string" calcext:value-type="string">
            <text:p>thaydc</text:p>
          </table:table-cell>
          <table:table-cell table:formula="of:=COUNTIF([.$C$1:.$C$2180]; [.D16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y vì</text:p>
          </table:table-cell>
          <table:table-cell office:value-type="string" calcext:value-type="string">
            <text:p>thayv</text:p>
          </table:table-cell>
          <table:table-cell table:formula="of:=COUNTIF([.$C$1:.$C$2180]; [.D16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ba</text:p>
          </table:table-cell>
          <table:table-cell office:value-type="string" calcext:value-type="string">
            <text:p>thba</text:p>
          </table:table-cell>
          <table:table-cell table:formula="of:=COUNTIF([.$C$1:.$C$2180]; [.D16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ất bại</text:p>
          </table:table-cell>
          <table:table-cell office:value-type="string" calcext:value-type="string">
            <text:p>thbai</text:p>
          </table:table-cell>
          <table:table-cell table:formula="of:=COUNTIF([.$C$1:.$C$2180]; [.D16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ăng bằng</text:p>
          </table:table-cell>
          <table:table-cell office:value-type="string" calcext:value-type="string">
            <text:p>thbang</text:p>
          </table:table-cell>
          <table:table-cell table:formula="of:=COUNTIF([.$C$1:.$C$2180]; [.D16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báo</text:p>
          </table:table-cell>
          <table:table-cell office:value-type="string" calcext:value-type="string">
            <text:p>thbao</text:p>
          </table:table-cell>
          <table:table-cell table:formula="of:=COUNTIF([.$C$1:.$C$2180]; [.D16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bảy</text:p>
          </table:table-cell>
          <table:table-cell office:value-type="string" calcext:value-type="string">
            <text:p>thbay</text:p>
          </table:table-cell>
          <table:table-cell table:formula="of:=COUNTIF([.$C$1:.$C$2180]; [.D16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bị cuối</text:p>
          </table:table-cell>
          <table:table-cell office:value-type="string" calcext:value-type="string">
            <text:p>thbc</text:p>
          </table:table-cell>
          <table:table-cell table:formula="of:=COUNTIF([.$C$1:.$C$2180]; [.D16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bị</text:p>
          </table:table-cell>
          <table:table-cell office:value-type="string" calcext:value-type="string">
            <text:p>thbi</text:p>
          </table:table-cell>
          <table:table-cell table:formula="of:=COUNTIF([.$C$1:.$C$2180]; [.D16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ước</text:p>
          </table:table-cell>
          <table:table-cell office:value-type="string" calcext:value-type="string">
            <text:p>thc</text:p>
          </table:table-cell>
          <table:table-cell table:formula="of:=COUNTIF([.$C$1:.$C$2180]; [.D16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nh công cụ</text:p>
          </table:table-cell>
          <table:table-cell office:value-type="string" calcext:value-type="string">
            <text:p>thcc</text:p>
          </table:table-cell>
          <table:table-cell table:formula="of:=COUNTIF([.$C$1:.$C$2180]; [.D16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nh công cụ</text:p>
          </table:table-cell>
          <table:table-cell office:value-type="string" calcext:value-type="string">
            <text:p>thccu</text:p>
          </table:table-cell>
          <table:table-cell table:formula="of:=COUNTIF([.$C$1:.$C$2180]; [.D16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ước đo</text:p>
          </table:table-cell>
          <table:table-cell office:value-type="string" calcext:value-type="string">
            <text:p>thcdo</text:p>
          </table:table-cell>
          <table:table-cell table:formula="of:=COUNTIF([.$C$1:.$C$2180]; [.D16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hiện</text:p>
          </table:table-cell>
          <table:table-cell office:value-type="string" calcext:value-type="string">
            <text:p>thchien</text:p>
          </table:table-cell>
          <table:table-cell table:formula="of:=COUNTIF([.$C$1:.$C$2180]; [.D16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eo chiều</text:p>
          </table:table-cell>
          <table:table-cell office:value-type="string" calcext:value-type="string">
            <text:p>thchieu</text:p>
          </table:table-cell>
          <table:table-cell table:formula="of:=COUNTIF([.$C$1:.$C$2180]; [.D16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ận chiều</text:p>
          </table:table-cell>
          <table:table-cell office:value-type="string" calcext:value-type="string">
            <text:p>thchieu</text:p>
          </table:table-cell>
          <table:table-cell table:formula="of:=COUNTIF([.$C$1:.$C$2180]; [.D16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chín</text:p>
          </table:table-cell>
          <table:table-cell office:value-type="string" calcext:value-type="string">
            <text:p>thchin</text:p>
          </table:table-cell>
          <table:table-cell table:formula="of:=COUNTIF([.$C$1:.$C$2180]; [.D16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yên chuyển</text:p>
          </table:table-cell>
          <table:table-cell office:value-type="string" calcext:value-type="string">
            <text:p>thchuyen</text:p>
          </table:table-cell>
          <table:table-cell table:formula="of:=COUNTIF([.$C$1:.$C$2180]; [.D16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ận chiều kim đồng hồ</text:p>
          </table:table-cell>
          <table:table-cell office:value-type="string" calcext:value-type="string">
            <text:p>thckdh</text:p>
          </table:table-cell>
          <table:table-cell table:formula="of:=COUNTIF([.$C$1:.$C$2180]; [.D16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công</text:p>
          </table:table-cell>
          <table:table-cell office:value-type="string" calcext:value-type="string">
            <text:p>thcong</text:p>
          </table:table-cell>
          <table:table-cell table:formula="of:=COUNTIF([.$C$1:.$C$2180]; [.D16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ủ công</text:p>
          </table:table-cell>
          <table:table-cell office:value-type="string" calcext:value-type="string">
            <text:p>thcong</text:p>
          </table:table-cell>
          <table:table-cell table:formula="of:=COUNTIF([.$C$1:.$C$2180]; [.D16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ỏa đáng</text:p>
          </table:table-cell>
          <table:table-cell office:value-type="string" calcext:value-type="string">
            <text:p>thdang</text:p>
          </table:table-cell>
          <table:table-cell table:formula="of:=COUNTIF([.$C$1:.$C$2180]; [.D16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êu dệt</text:p>
          </table:table-cell>
          <table:table-cell office:value-type="string" calcext:value-type="string">
            <text:p>thdet</text:p>
          </table:table-cell>
          <table:table-cell table:formula="of:=COUNTIF([.$C$1:.$C$2180]; [.D16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điểm</text:p>
          </table:table-cell>
          <table:table-cell office:value-type="string" calcext:value-type="string">
            <text:p>thdiem</text:p>
          </table:table-cell>
          <table:table-cell table:formula="of:=COUNTIF([.$C$1:.$C$2180]; [.D16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điệp</text:p>
          </table:table-cell>
          <table:table-cell office:value-type="string" calcext:value-type="string">
            <text:p>thdiep</text:p>
          </table:table-cell>
          <table:table-cell table:formula="of:=COUNTIF([.$C$1:.$C$2180]; [.D16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ái độ</text:p>
          </table:table-cell>
          <table:table-cell office:value-type="string" calcext:value-type="string">
            <text:p>thdo</text:p>
          </table:table-cell>
          <table:table-cell table:formula="of:=COUNTIF([.$C$1:.$C$2180]; [.D16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eo dõi</text:p>
          </table:table-cell>
          <table:table-cell office:value-type="string" calcext:value-type="string">
            <text:p>thdoi</text:p>
          </table:table-cell>
          <table:table-cell table:formula="of:=COUNTIF([.$C$1:.$C$2180]; [.D16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ẳng đứng</text:p>
          </table:table-cell>
          <table:table-cell office:value-type="string" calcext:value-type="string">
            <text:p>thdung</text:p>
          </table:table-cell>
          <table:table-cell table:formula="of:=COUNTIF([.$C$1:.$C$2180]; [.D16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eo thứ tự</text:p>
          </table:table-cell>
          <table:table-cell office:value-type="string" calcext:value-type="string">
            <text:p>theott</text:p>
          </table:table-cell>
          <table:table-cell table:formula="of:=COUNTIF([.$C$1:.$C$2180]; [.D16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yên giảm</text:p>
          </table:table-cell>
          <table:table-cell office:value-type="string" calcext:value-type="string">
            <text:p>thgiam</text:p>
          </table:table-cell>
          <table:table-cell table:formula="of:=COUNTIF([.$C$1:.$C$2180]; [.D16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gian</text:p>
          </table:table-cell>
          <table:table-cell office:value-type="string" calcext:value-type="string">
            <text:p>thgian</text:p>
          </table:table-cell>
          <table:table-cell table:formula="of:=COUNTIF([.$C$1:.$C$2180]; [.D16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giờ</text:p>
          </table:table-cell>
          <table:table-cell office:value-type="string" calcext:value-type="string">
            <text:p>thgio</text:p>
          </table:table-cell>
          <table:table-cell table:formula="of:=COUNTIF([.$C$1:.$C$2180]; [.D16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ế giới</text:p>
          </table:table-cell>
          <table:table-cell office:value-type="string" calcext:value-type="string">
            <text:p>thgioi</text:p>
          </table:table-cell>
          <table:table-cell table:formula="of:=COUNTIF([.$C$1:.$C$2180]; [.D16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gian thật</text:p>
          </table:table-cell>
          <table:table-cell office:value-type="string" calcext:value-type="string">
            <text:p>thgthat</text:p>
          </table:table-cell>
          <table:table-cell table:formula="of:=COUNTIF([.$C$1:.$C$2180]; [.D16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hai</text:p>
          </table:table-cell>
          <table:table-cell office:value-type="string" calcext:value-type="string">
            <text:p>thhai</text:p>
          </table:table-cell>
          <table:table-cell table:formula="of:=COUNTIF([.$C$1:.$C$2180]; [.D16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hành</text:p>
          </table:table-cell>
          <table:table-cell office:value-type="string" calcext:value-type="string">
            <text:p>thhanh</text:p>
          </table:table-cell>
          <table:table-cell table:formula="of:=COUNTIF([.$C$1:.$C$2180]; [.D16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ể hiện</text:p>
          </table:table-cell>
          <table:table-cell office:value-type="string" calcext:value-type="string">
            <text:p>thhien</text:p>
          </table:table-cell>
          <table:table-cell table:formula="of:=COUNTIF([.$C$1:.$C$2180]; [.D16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ích hợp</text:p>
          </table:table-cell>
          <table:table-cell office:value-type="string" calcext:value-type="string">
            <text:p>thhop</text:p>
          </table:table-cell>
          <table:table-cell table:formula="of:=COUNTIF([.$C$1:.$C$2180]; [.D16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ích thú</text:p>
          </table:table-cell>
          <table:table-cell office:value-type="string" calcext:value-type="string">
            <text:p>thichth</text:p>
          </table:table-cell>
          <table:table-cell table:formula="of:=COUNTIF([.$C$1:.$C$2180]; [.D16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 hành</text:p>
          </table:table-cell>
          <table:table-cell office:value-type="string" calcext:value-type="string">
            <text:p>thih</text:p>
          </table:table-cell>
          <table:table-cell table:formula="of:=COUNTIF([.$C$1:.$C$2180]; [.D16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í nghiệm</text:p>
          </table:table-cell>
          <table:table-cell office:value-type="string" calcext:value-type="string">
            <text:p>thingh</text:p>
          </table:table-cell>
          <table:table-cell table:formula="of:=COUNTIF([.$C$1:.$C$2180]; [.D16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kế</text:p>
          </table:table-cell>
          <table:table-cell office:value-type="string" calcext:value-type="string">
            <text:p>thke</text:p>
          </table:table-cell>
          <table:table-cell table:formula="of:=COUNTIF([.$C$1:.$C$2180]; [.D16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m khảo</text:p>
          </table:table-cell>
          <table:table-cell office:value-type="string" calcext:value-type="string">
            <text:p>thkhao</text:p>
          </table:table-cell>
          <table:table-cell table:formula="of:=COUNTIF([.$C$1:.$C$2180]; [.D16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ánh khiết</text:p>
          </table:table-cell>
          <table:table-cell office:value-type="string" calcext:value-type="string">
            <text:p>thkhiet</text:p>
          </table:table-cell>
          <table:table-cell table:formula="of:=COUNTIF([.$C$1:.$C$2180]; [.D16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ế kia</text:p>
          </table:table-cell>
          <table:table-cell office:value-type="string" calcext:value-type="string">
            <text:p>thkia</text:p>
          </table:table-cell>
          <table:table-cell table:formula="of:=COUNTIF([.$C$1:.$C$2180]; [.D16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ấu kính</text:p>
          </table:table-cell>
          <table:table-cell office:value-type="string" calcext:value-type="string">
            <text:p>thkinh</text:p>
          </table:table-cell>
          <table:table-cell table:formula="of:=COUNTIF([.$C$1:.$C$2180]; [.D16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kỳ</text:p>
          </table:table-cell>
          <table:table-cell office:value-type="string" calcext:value-type="string">
            <text:p>thky</text:p>
          </table:table-cell>
          <table:table-cell table:formula="of:=COUNTIF([.$C$1:.$C$2180]; [.D16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iết lập</text:p>
          </table:table-cell>
          <table:table-cell office:value-type="string" calcext:value-type="string">
            <text:p>thlap</text:p>
          </table:table-cell>
          <table:table-cell table:formula="of:=COUNTIF([.$C$1:.$C$2180]; [.D16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nh hợp lệ</text:p>
          </table:table-cell>
          <table:table-cell office:value-type="string" calcext:value-type="string">
            <text:p>thle</text:p>
          </table:table-cell>
          <table:table-cell table:formula="of:=COUNTIF([.$C$1:.$C$2180]; [.D16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 lượm</text:p>
          </table:table-cell>
          <table:table-cell office:value-type="string" calcext:value-type="string">
            <text:p>thlm</text:p>
          </table:table-cell>
          <table:table-cell table:formula="of:=COUNTIF([.$C$1:.$C$2180]; [.D16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ể loại</text:p>
          </table:table-cell>
          <table:table-cell office:value-type="string" calcext:value-type="string">
            <text:p>thloai</text:p>
          </table:table-cell>
          <table:table-cell table:formula="of:=COUNTIF([.$C$1:.$C$2180]; [.D16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nh lọc</text:p>
          </table:table-cell>
          <table:table-cell office:value-type="string" calcext:value-type="string">
            <text:p>thloc</text:p>
          </table:table-cell>
          <table:table-cell table:formula="of:=COUNTIF([.$C$1:.$C$2180]; [.D16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ảo luận</text:p>
          </table:table-cell>
          <table:table-cell office:value-type="string" calcext:value-type="string">
            <text:p>thluan</text:p>
          </table:table-cell>
          <table:table-cell table:formula="of:=COUNTIF([.$C$1:.$C$2180]; [.D16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minh</text:p>
          </table:table-cell>
          <table:table-cell office:value-type="string" calcext:value-type="string">
            <text:p>thminh</text:p>
          </table:table-cell>
          <table:table-cell table:formula="of:=COUNTIF([.$C$1:.$C$2180]; [.D16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ư mục</text:p>
          </table:table-cell>
          <table:table-cell office:value-type="string" calcext:value-type="string">
            <text:p>thmuc</text:p>
          </table:table-cell>
          <table:table-cell table:formula="of:=COUNTIF([.$C$1:.$C$2180]; [.D16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mười</text:p>
          </table:table-cell>
          <table:table-cell office:value-type="string" calcext:value-type="string">
            <text:p>thmuoi</text:p>
          </table:table-cell>
          <table:table-cell table:formula="of:=COUNTIF([.$C$1:.$C$2180]; [.D16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năm</text:p>
          </table:table-cell>
          <table:table-cell office:value-type="string" calcext:value-type="string">
            <text:p>thnam</text:p>
          </table:table-cell>
          <table:table-cell table:formula="of:=COUNTIF([.$C$1:.$C$2180]; [.D16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ế nào</text:p>
          </table:table-cell>
          <table:table-cell office:value-type="string" calcext:value-type="string">
            <text:p>thnao</text:p>
          </table:table-cell>
          <table:table-cell table:formula="of:=COUNTIF([.$C$1:.$C$2180]; [.D16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ế này</text:p>
          </table:table-cell>
          <table:table-cell office:value-type="string" calcext:value-type="string">
            <text:p>thnay</text:p>
          </table:table-cell>
          <table:table-cell table:formula="of:=COUNTIF([.$C$1:.$C$2180]; [.D16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ường</text:p>
          </table:table-cell>
          <table:table-cell office:value-type="string" calcext:value-type="string">
            <text:p>thng</text:p>
          </table:table-cell>
          <table:table-cell table:formula="of:=COUNTIF([.$C$1:.$C$2180]; [.D16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ẳng đứng</text:p>
          </table:table-cell>
          <table:table-cell office:value-type="string" calcext:value-type="string">
            <text:p>thngdng</text:p>
          </table:table-cell>
          <table:table-cell table:formula="of:=COUNTIF([.$C$1:.$C$2180]; [.D16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nhất</text:p>
          </table:table-cell>
          <table:table-cell office:value-type="string" calcext:value-type="string">
            <text:p>thnhat</text:p>
          </table:table-cell>
          <table:table-cell table:formula="of:=COUNTIF([.$C$1:.$C$2180]; [.D16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ế nọ</text:p>
          </table:table-cell>
          <table:table-cell office:value-type="string" calcext:value-type="string">
            <text:p>thno</text:p>
          </table:table-cell>
          <table:table-cell table:formula="of:=COUNTIF([.$C$1:.$C$2180]; [.D16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ỏa đáng</text:p>
          </table:table-cell>
          <table:table-cell office:value-type="string" calcext:value-type="string">
            <text:p>thoad</text:p>
          </table:table-cell>
          <table:table-cell table:formula="of:=COUNTIF([.$C$1:.$C$2180]; [.D16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ống kê</text:p>
          </table:table-cell>
          <table:table-cell office:value-type="string" calcext:value-type="string">
            <text:p>thongk</text:p>
          </table:table-cell>
          <table:table-cell table:formula="of:=COUNTIF([.$C$1:.$C$2180]; [.D16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minh</text:p>
          </table:table-cell>
          <table:table-cell office:value-type="string" calcext:value-type="string">
            <text:p>thongm</text:p>
          </table:table-cell>
          <table:table-cell table:formula="of:=COUNTIF([.$C$1:.$C$2180]; [.D16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ống nhất</text:p>
          </table:table-cell>
          <table:table-cell office:value-type="string" calcext:value-type="string">
            <text:p>thongnh</text:p>
          </table:table-cell>
          <table:table-cell table:formula="of:=COUNTIF([.$C$1:.$C$2180]; [.D16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qua</text:p>
          </table:table-cell>
          <table:table-cell office:value-type="string" calcext:value-type="string">
            <text:p>thongq</text:p>
          </table:table-cell>
          <table:table-cell table:formula="of:=COUNTIF([.$C$1:.$C$2180]; [.D16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thường</text:p>
          </table:table-cell>
          <table:table-cell office:value-type="string" calcext:value-type="string">
            <text:p>thongthng</text:p>
          </table:table-cell>
          <table:table-cell table:formula="of:=COUNTIF([.$C$1:.$C$2180]; [.D16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phần</text:p>
          </table:table-cell>
          <table:table-cell office:value-type="string" calcext:value-type="string">
            <text:p>thphan</text:p>
          </table:table-cell>
          <table:table-cell table:formula="of:=COUNTIF([.$C$1:.$C$2180]; [.D16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 phượng</text:p>
          </table:table-cell>
          <table:table-cell office:value-type="string" calcext:value-type="string">
            <text:p>thphng</text:p>
          </table:table-cell>
          <table:table-cell table:formula="of:=COUNTIF([.$C$1:.$C$2180]; [.D16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phố</text:p>
          </table:table-cell>
          <table:table-cell office:value-type="string" calcext:value-type="string">
            <text:p>thpho</text:p>
          </table:table-cell>
          <table:table-cell table:formula="of:=COUNTIF([.$C$1:.$C$2180]; [.D16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-phóng</text:p>
          </table:table-cell>
          <table:table-cell office:value-type="string" calcext:value-type="string">
            <text:p>thphong</text:p>
          </table:table-cell>
          <table:table-cell table:formula="of:=COUNTIF([.$C$1:.$C$2180]; [.D16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yết phục</text:p>
          </table:table-cell>
          <table:table-cell office:value-type="string" calcext:value-type="string">
            <text:p>thphuc</text:p>
          </table:table-cell>
          <table:table-cell table:formula="of:=COUNTIF([.$C$1:.$C$2180]; [.D16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qua</text:p>
          </table:table-cell>
          <table:table-cell office:value-type="string" calcext:value-type="string">
            <text:p>thqua</text:p>
          </table:table-cell>
          <table:table-cell table:formula="of:=COUNTIF([.$C$1:.$C$2180]; [.D16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ra</text:p>
          </table:table-cell>
          <table:table-cell office:value-type="string" calcext:value-type="string">
            <text:p>thra</text:p>
          </table:table-cell>
          <table:table-cell table:formula="of:=COUNTIF([.$C$1:.$C$2180]; [.D16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ấy rằng</text:p>
          </table:table-cell>
          <table:table-cell office:value-type="string" calcext:value-type="string">
            <text:p>thrang</text:p>
          </table:table-cell>
          <table:table-cell table:formula="of:=COUNTIF([.$C$1:.$C$2180]; [.D16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ngưỡng</text:p>
          </table:table-cell>
          <table:table-cell office:value-type="string" calcext:value-type="string">
            <text:p>threshold</text:p>
          </table:table-cell>
          <table:table-cell table:formula="of:=COUNTIF([.$C$1:.$C$2180]; [.D16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sáu</text:p>
          </table:table-cell>
          <table:table-cell office:value-type="string" calcext:value-type="string">
            <text:p>thsau</text:p>
          </table:table-cell>
          <table:table-cell table:formula="of:=COUNTIF([.$C$1:.$C$2180]; [.D16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m số</text:p>
          </table:table-cell>
          <table:table-cell office:value-type="string" calcext:value-type="string">
            <text:p>thso</text:p>
          </table:table-cell>
          <table:table-cell table:formula="of:=COUNTIF([.$C$1:.$C$2180]; [.D16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sự</text:p>
          </table:table-cell>
          <table:table-cell office:value-type="string" calcext:value-type="string">
            <text:p>thsu</text:p>
          </table:table-cell>
          <table:table-cell table:formula="of:=COUNTIF([.$C$1:.$C$2180]; [.D16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o tác</text:p>
          </table:table-cell>
          <table:table-cell office:value-type="string" calcext:value-type="string">
            <text:p>thtac</text:p>
          </table:table-cell>
          <table:table-cell table:formula="of:=COUNTIF([.$C$1:.$C$2180]; [.D16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tám</text:p>
          </table:table-cell>
          <table:table-cell office:value-type="string" calcext:value-type="string">
            <text:p>thtam</text:p>
          </table:table-cell>
          <table:table-cell table:formula="of:=COUNTIF([.$C$1:.$C$2180]; [.D16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tế</text:p>
          </table:table-cell>
          <table:table-cell office:value-type="string" calcext:value-type="string">
            <text:p>thte</text:p>
          </table:table-cell>
          <table:table-cell table:formula="of:=COUNTIF([.$C$1:.$C$2180]; [.D16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ư thả</text:p>
          </table:table-cell>
          <table:table-cell office:value-type="string" calcext:value-type="string">
            <text:p>ththa</text:p>
          </table:table-cell>
          <table:table-cell table:formula="of:=COUNTIF([.$C$1:.$C$2180]; [.D17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y thế</text:p>
          </table:table-cell>
          <table:table-cell office:value-type="string" calcext:value-type="string">
            <text:p>ththe</text:p>
          </table:table-cell>
          <table:table-cell table:formula="of:=COUNTIF([.$C$1:.$C$2180]; [.D17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thể</text:p>
          </table:table-cell>
          <table:table-cell office:value-type="string" calcext:value-type="string">
            <text:p>ththe</text:p>
          </table:table-cell>
          <table:table-cell table:formula="of:=COUNTIF([.$C$1:.$C$2180]; [.D17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thi</text:p>
          </table:table-cell>
          <table:table-cell office:value-type="string" calcext:value-type="string">
            <text:p>ththi</text:p>
          </table:table-cell>
          <table:table-cell table:formula="of:=COUNTIF([.$C$1:.$C$2180]; [.D17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thường</text:p>
          </table:table-cell>
          <table:table-cell office:value-type="string" calcext:value-type="string">
            <text:p>ththng</text:p>
          </table:table-cell>
          <table:table-cell table:formula="of:=COUNTIF([.$C$1:.$C$2180]; [.D17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ỉnh thoảng</text:p>
          </table:table-cell>
          <table:table-cell office:value-type="string" calcext:value-type="string">
            <text:p>ththoang</text:p>
          </table:table-cell>
          <table:table-cell table:formula="of:=COUNTIF([.$C$1:.$C$2180]; [.D17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ích thú</text:p>
          </table:table-cell>
          <table:table-cell office:value-type="string" calcext:value-type="string">
            <text:p>ththu</text:p>
          </table:table-cell>
          <table:table-cell table:formula="of:=COUNTIF([.$C$1:.$C$2180]; [.D17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ể thức</text:p>
          </table:table-cell>
          <table:table-cell office:value-type="string" calcext:value-type="string">
            <text:p>ththuc</text:p>
          </table:table-cell>
          <table:table-cell table:formula="of:=COUNTIF([.$C$1:.$C$2180]; [.D17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ể tích</text:p>
          </table:table-cell>
          <table:table-cell office:value-type="string" calcext:value-type="string">
            <text:p>thtich</text:p>
          </table:table-cell>
          <table:table-cell table:formula="of:=COUNTIF([.$C$1:.$C$2180]; [.D17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tiễn</text:p>
          </table:table-cell>
          <table:table-cell office:value-type="string" calcext:value-type="string">
            <text:p>thtien</text:p>
          </table:table-cell>
          <table:table-cell table:formula="of:=COUNTIF([.$C$1:.$C$2180]; [.D17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tiết</text:p>
          </table:table-cell>
          <table:table-cell office:value-type="string" calcext:value-type="string">
            <text:p>thtiet</text:p>
          </table:table-cell>
          <table:table-cell table:formula="of:=COUNTIF([.$C$1:.$C$2180]; [.D17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ông tin</text:p>
          </table:table-cell>
          <table:table-cell office:value-type="string" calcext:value-type="string">
            <text:p>thtin</text:p>
          </table:table-cell>
          <table:table-cell table:formula="of:=COUNTIF([.$C$1:.$C$2180]; [.D17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ộc tính</text:p>
          </table:table-cell>
          <table:table-cell office:value-type="string" calcext:value-type="string">
            <text:p>thtinh</text:p>
          </table:table-cell>
          <table:table-cell table:formula="of:=COUNTIF([.$C$1:.$C$2180]; [.D17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tố</text:p>
          </table:table-cell>
          <table:table-cell office:value-type="string" calcext:value-type="string">
            <text:p>thto</text:p>
          </table:table-cell>
          <table:table-cell table:formula="of:=COUNTIF([.$C$1:.$C$2180]; [.D17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ật toán</text:p>
          </table:table-cell>
          <table:table-cell office:value-type="string" calcext:value-type="string">
            <text:p>thtoan</text:p>
          </table:table-cell>
          <table:table-cell table:formula="of:=COUNTIF([.$C$1:.$C$2180]; [.D17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ẩm tra</text:p>
          </table:table-cell>
          <table:table-cell office:value-type="string" calcext:value-type="string">
            <text:p>thtra</text:p>
          </table:table-cell>
          <table:table-cell table:formula="of:=COUNTIF([.$C$1:.$C$2180]; [.D17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nh trượt</text:p>
          </table:table-cell>
          <table:table-cell office:value-type="string" calcext:value-type="string">
            <text:p>thtrt</text:p>
          </table:table-cell>
          <table:table-cell table:formula="of:=COUNTIF([.$C$1:.$C$2180]; [.D17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eo thứ tự</text:p>
          </table:table-cell>
          <table:table-cell office:value-type="string" calcext:value-type="string">
            <text:p>thtt</text:p>
          </table:table-cell>
          <table:table-cell table:formula="of:=COUNTIF([.$C$1:.$C$2180]; [.D17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tư</text:p>
          </table:table-cell>
          <table:table-cell office:value-type="string" calcext:value-type="string">
            <text:p>thtu</text:p>
          </table:table-cell>
          <table:table-cell table:formula="of:=COUNTIF([.$C$1:.$C$2180]; [.D17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ận chiều</text:p>
          </table:table-cell>
          <table:table-cell office:value-type="string" calcext:value-type="string">
            <text:p>thuanch</text:p>
          </table:table-cell>
          <table:table-cell table:formula="of:=COUNTIF([.$C$1:.$C$2180]; [.D17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tế</text:p>
          </table:table-cell>
          <table:table-cell office:value-type="string" calcext:value-type="string">
            <text:p>thucte</text:p>
          </table:table-cell>
          <table:table-cell table:formula="of:=COUNTIF([.$C$1:.$C$2180]; [.D17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sự</text:p>
          </table:table-cell>
          <table:table-cell office:value-type="string" calcext:value-type="string">
            <text:p>thucz</text:p>
          </table:table-cell>
          <table:table-cell table:formula="of:=COUNTIF([.$C$1:.$C$2180]; [.D17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 lượm</text:p>
          </table:table-cell>
          <table:table-cell office:value-type="string" calcext:value-type="string">
            <text:p>thulm</text:p>
          </table:table-cell>
          <table:table-cell table:formula="of:=COUNTIF([.$C$1:.$C$2180]; [.D17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ử nghiệm</text:p>
          </table:table-cell>
          <table:table-cell office:value-type="string" calcext:value-type="string">
            <text:p>thungh</text:p>
          </table:table-cell>
          <table:table-cell table:formula="of:=COUNTIF([.$C$1:.$C$2180]; [.D17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-phóng</text:p>
          </table:table-cell>
          <table:table-cell office:value-type="string" calcext:value-type="string">
            <text:p>thuph</text:p>
          </table:table-cell>
          <table:table-cell table:formula="of:=COUNTIF([.$C$1:.$C$2180]; [.D17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tự</text:p>
          </table:table-cell>
          <table:table-cell office:value-type="string" calcext:value-type="string">
            <text:p>thut</text:p>
          </table:table-cell>
          <table:table-cell table:formula="of:=COUNTIF([.$C$1:.$C$2180]; [.D17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ứ tự</text:p>
          </table:table-cell>
          <table:table-cell office:value-type="string" calcext:value-type="string">
            <text:p>thutu</text:p>
          </table:table-cell>
          <table:table-cell table:formula="of:=COUNTIF([.$C$1:.$C$2180]; [.D17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ư viện</text:p>
          </table:table-cell>
          <table:table-cell office:value-type="string" calcext:value-type="string">
            <text:p>thuv</text:p>
          </table:table-cell>
          <table:table-cell table:formula="of:=COUNTIF([.$C$1:.$C$2180]; [.D17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êm vào</text:p>
          </table:table-cell>
          <table:table-cell office:value-type="string" calcext:value-type="string">
            <text:p>thvao</text:p>
          </table:table-cell>
          <table:table-cell table:formula="of:=COUNTIF([.$C$1:.$C$2180]; [.D17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y vì</text:p>
          </table:table-cell>
          <table:table-cell office:value-type="string" calcext:value-type="string">
            <text:p>thvi</text:p>
          </table:table-cell>
          <table:table-cell table:formula="of:=COUNTIF([.$C$1:.$C$2180]; [.D17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viên</text:p>
          </table:table-cell>
          <table:table-cell office:value-type="string" calcext:value-type="string">
            <text:p>thvien</text:p>
          </table:table-cell>
          <table:table-cell table:formula="of:=COUNTIF([.$C$1:.$C$2180]; [.D17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ay đổi</text:p>
          </table:table-cell>
          <table:table-cell office:value-type="string" calcext:value-type="string">
            <text:p>thzoi</text:p>
          </table:table-cell>
          <table:table-cell table:formula="of:=COUNTIF([.$C$1:.$C$2180]; [.D17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ời gian thật</text:p>
          </table:table-cell>
          <table:table-cell office:value-type="string" calcext:value-type="string">
            <text:p>thzthat</text:p>
          </table:table-cell>
          <table:table-cell table:formula="of:=COUNTIF([.$C$1:.$C$2180]; [.D17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ch cực</text:p>
          </table:table-cell>
          <table:table-cell office:value-type="string" calcext:value-type="string">
            <text:p>tichc</text:p>
          </table:table-cell>
          <table:table-cell table:formula="of:=COUNTIF([.$C$1:.$C$2180]; [.D17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ch lũy</text:p>
          </table:table-cell>
          <table:table-cell office:value-type="string" calcext:value-type="string">
            <text:p>tichl</text:p>
          </table:table-cell>
          <table:table-cell table:formula="of:=COUNTIF([.$C$1:.$C$2180]; [.D17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bộ</text:p>
          </table:table-cell>
          <table:table-cell office:value-type="string" calcext:value-type="string">
            <text:p>tienb</text:p>
          </table:table-cell>
          <table:table-cell table:formula="of:=COUNTIF([.$C$1:.$C$2180]; [.D17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cử</text:p>
          </table:table-cell>
          <table:table-cell office:value-type="string" calcext:value-type="string">
            <text:p>tienc</text:p>
          </table:table-cell>
          <table:table-cell table:formula="of:=COUNTIF([.$C$1:.$C$2180]; [.D17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hành</text:p>
          </table:table-cell>
          <table:table-cell office:value-type="string" calcext:value-type="string">
            <text:p>tienh</text:p>
          </table:table-cell>
          <table:table-cell table:formula="of:=COUNTIF([.$C$1:.$C$2180]; [.D17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p tuyến</text:p>
          </table:table-cell>
          <table:table-cell office:value-type="string" calcext:value-type="string">
            <text:p>tiept</text:p>
          </table:table-cell>
          <table:table-cell table:formula="of:=COUNTIF([.$C$1:.$C$2180]; [.D17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êu tan</text:p>
          </table:table-cell>
          <table:table-cell office:value-type="string" calcext:value-type="string">
            <text:p>tieut</text:p>
          </table:table-cell>
          <table:table-cell table:formula="of:=COUNTIF([.$C$1:.$C$2180]; [.D17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ìm kiếm</text:p>
          </table:table-cell>
          <table:table-cell office:value-type="string" calcext:value-type="string">
            <text:p>timk</text:p>
          </table:table-cell>
          <table:table-cell table:formula="of:=COUNTIF([.$C$1:.$C$2180]; [.D17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ìm thấy</text:p>
          </table:table-cell>
          <table:table-cell office:value-type="string" calcext:value-type="string">
            <text:p>timth</text:p>
          </table:table-cell>
          <table:table-cell table:formula="of:=COUNTIF([.$C$1:.$C$2180]; [.D17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ình huống</text:p>
          </table:table-cell>
          <table:table-cell office:value-type="string" calcext:value-type="string">
            <text:p>tinhh</text:p>
          </table:table-cell>
          <table:table-cell table:formula="of:=COUNTIF([.$C$1:.$C$2180]; [.D17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nh năng</text:p>
          </table:table-cell>
          <table:table-cell office:value-type="string" calcext:value-type="string">
            <text:p>tinhn</text:p>
          </table:table-cell>
          <table:table-cell table:formula="of:=COUNTIF([.$C$1:.$C$2180]; [.D17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ình trạng</text:p>
          </table:table-cell>
          <table:table-cell office:value-type="string" calcext:value-type="string">
            <text:p>tinhtr</text:p>
          </table:table-cell>
          <table:table-cell table:formula="of:=COUNTIF([.$C$1:.$C$2180]; [.D17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n tức</text:p>
          </table:table-cell>
          <table:table-cell office:value-type="string" calcext:value-type="string">
            <text:p>tint</text:p>
          </table:table-cell>
          <table:table-cell table:formula="of:=COUNTIF([.$C$1:.$C$2180]; [.D17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n tưởng</text:p>
          </table:table-cell>
          <table:table-cell office:value-type="string" calcext:value-type="string">
            <text:p>tintng</text:p>
          </table:table-cell>
          <table:table-cell table:formula="of:=COUNTIF([.$C$1:.$C$2180]; [.D17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ức khắc</text:p>
          </table:table-cell>
          <table:table-cell office:value-type="string" calcext:value-type="string">
            <text:p>tkhac</text:p>
          </table:table-cell>
          <table:table-cell table:formula="of:=COUNTIF([.$C$1:.$C$2180]; [.D17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ài khoản</text:p>
          </table:table-cell>
          <table:table-cell office:value-type="string" calcext:value-type="string">
            <text:p>tkhoan</text:p>
          </table:table-cell>
          <table:table-cell table:formula="of:=COUNTIF([.$C$1:.$C$2180]; [.D17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ìm kiếm</text:p>
          </table:table-cell>
          <table:table-cell office:value-type="string" calcext:value-type="string">
            <text:p>tkiem</text:p>
          </table:table-cell>
          <table:table-cell table:formula="of:=COUNTIF([.$C$1:.$C$2180]; [.D17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kín</text:p>
          </table:table-cell>
          <table:table-cell office:value-type="string" calcext:value-type="string">
            <text:p>tkin</text:p>
          </table:table-cell>
          <table:table-cell table:formula="of:=COUNTIF([.$C$1:.$C$2180]; [.D17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ng kết xuất</text:p>
          </table:table-cell>
          <table:table-cell office:value-type="string" calcext:value-type="string">
            <text:p>tkx</text:p>
          </table:table-cell>
          <table:table-cell table:formula="of:=COUNTIF([.$C$1:.$C$2180]; [.D17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ng kết xuất</text:p>
          </table:table-cell>
          <table:table-cell office:value-type="string" calcext:value-type="string">
            <text:p>tkxuat</text:p>
          </table:table-cell>
          <table:table-cell table:formula="of:=COUNTIF([.$C$1:.$C$2180]; [.D17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ài liệu</text:p>
          </table:table-cell>
          <table:table-cell office:value-type="string" calcext:value-type="string">
            <text:p>tl</text:p>
          </table:table-cell>
          <table:table-cell table:formula="of:=COUNTIF([.$C$1:.$C$2180]; [.D17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lai</text:p>
          </table:table-cell>
          <table:table-cell office:value-type="string" calcext:value-type="string">
            <text:p>tlai</text:p>
          </table:table-cell>
          <table:table-cell table:formula="of:=COUNTIF([.$C$1:.$C$2180]; [.D17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ần lễ</text:p>
          </table:table-cell>
          <table:table-cell office:value-type="string" calcext:value-type="string">
            <text:p>tle</text:p>
          </table:table-cell>
          <table:table-cell table:formula="of:=COUNTIF([.$C$1:.$C$2180]; [.D17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ỷ lệ</text:p>
          </table:table-cell>
          <table:table-cell office:value-type="string" calcext:value-type="string">
            <text:p>tle</text:p>
          </table:table-cell>
          <table:table-cell table:formula="of:=COUNTIF([.$C$1:.$C$2180]; [.D17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ập lệnh</text:p>
          </table:table-cell>
          <table:table-cell office:value-type="string" calcext:value-type="string">
            <text:p>tlenh</text:p>
          </table:table-cell>
          <table:table-cell table:formula="of:=COUNTIF([.$C$1:.$C$2180]; [.D17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ỷ lệ hóa</text:p>
          </table:table-cell>
          <table:table-cell office:value-type="string" calcext:value-type="string">
            <text:p>tlhoa</text:p>
          </table:table-cell>
          <table:table-cell table:formula="of:=COUNTIF([.$C$1:.$C$2180]; [.D17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ài liệu</text:p>
          </table:table-cell>
          <table:table-cell office:value-type="string" calcext:value-type="string">
            <text:p>tlieu</text:p>
          </table:table-cell>
          <table:table-cell table:formula="of:=COUNTIF([.$C$1:.$C$2180]; [.D17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ng lớp</text:p>
          </table:table-cell>
          <table:table-cell office:value-type="string" calcext:value-type="string">
            <text:p>tlop</text:p>
          </table:table-cell>
          <table:table-cell table:formula="of:=COUNTIF([.$C$1:.$C$2180]; [.D17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màu</text:p>
          </table:table-cell>
          <table:table-cell office:value-type="string" calcext:value-type="string">
            <text:p>tmau</text:p>
          </table:table-cell>
          <table:table-cell table:formula="of:=COUNTIF([.$C$1:.$C$2180]; [.D17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màn hình</text:p>
          </table:table-cell>
          <table:table-cell office:value-type="string" calcext:value-type="string">
            <text:p>tmh</text:p>
          </table:table-cell>
          <table:table-cell table:formula="of:=COUNTIF([.$C$1:.$C$2180]; [.D17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o mô hình</text:p>
          </table:table-cell>
          <table:table-cell office:value-type="string" calcext:value-type="string">
            <text:p>tmhinh</text:p>
          </table:table-cell>
          <table:table-cell table:formula="of:=COUNTIF([.$C$1:.$C$2180]; [.D17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màn hình</text:p>
          </table:table-cell>
          <table:table-cell office:value-type="string" calcext:value-type="string">
            <text:p>tmhinh</text:p>
          </table:table-cell>
          <table:table-cell table:formula="of:=COUNTIF([.$C$1:.$C$2180]; [.D17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ền</text:p>
          </table:table-cell>
          <table:table-cell office:value-type="string" calcext:value-type="string">
            <text:p>tn</text:p>
          </table:table-cell>
          <table:table-cell table:formula="of:=COUNTIF([.$C$1:.$C$2180]; [.D17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nh năng</text:p>
          </table:table-cell>
          <table:table-cell office:value-type="string" calcext:value-type="string">
            <text:p>tnang</text:p>
          </table:table-cell>
          <table:table-cell table:formula="of:=COUNTIF([.$C$1:.$C$2180]; [.D17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o nên</text:p>
          </table:table-cell>
          <table:table-cell office:value-type="string" calcext:value-type="string">
            <text:p>tnen</text:p>
          </table:table-cell>
          <table:table-cell table:formula="of:=COUNTIF([.$C$1:.$C$2180]; [.D17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ờng</text:p>
          </table:table-cell>
          <table:table-cell office:value-type="string" calcext:value-type="string">
            <text:p>tng</text:p>
          </table:table-cell>
          <table:table-cell table:formula="of:=COUNTIF([.$C$1:.$C$2180]; [.D17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ăng cao</text:p>
          </table:table-cell>
          <table:table-cell office:value-type="string" calcext:value-type="string">
            <text:p>tngcao</text:p>
          </table:table-cell>
          <table:table-cell table:formula="of:=COUNTIF([.$C$1:.$C$2180]; [.D17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đối</text:p>
          </table:table-cell>
          <table:table-cell office:value-type="string" calcext:value-type="string">
            <text:p>tngdoi</text:p>
          </table:table-cell>
          <table:table-cell table:formula="of:=COUNTIF([.$C$1:.$C$2180]; [.D17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đồng</text:p>
          </table:table-cell>
          <table:table-cell office:value-type="string" calcext:value-type="string">
            <text:p>tngdong</text:p>
          </table:table-cell>
          <table:table-cell table:formula="of:=COUNTIF([.$C$1:.$C$2180]; [.D17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ởng</text:p>
          </table:table-cell>
          <table:table-cell office:value-type="string" calcext:value-type="string">
            <text:p>tngf</text:p>
          </table:table-cell>
          <table:table-cell table:formula="of:=COUNTIF([.$C$1:.$C$2180]; [.D17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giao</text:p>
          </table:table-cell>
          <table:table-cell office:value-type="string" calcext:value-type="string">
            <text:p>tnggiao</text:p>
          </table:table-cell>
          <table:table-cell table:formula="of:=COUNTIF([.$C$1:.$C$2180]; [.D17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lai</text:p>
          </table:table-cell>
          <table:table-cell office:value-type="string" calcext:value-type="string">
            <text:p>tnglai</text:p>
          </table:table-cell>
          <table:table-cell table:formula="of:=COUNTIF([.$C$1:.$C$2180]; [.D17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phản</text:p>
          </table:table-cell>
          <table:table-cell office:value-type="string" calcext:value-type="string">
            <text:p>tngphan</text:p>
          </table:table-cell>
          <table:table-cell table:formula="of:=COUNTIF([.$C$1:.$C$2180]; [.D17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quan</text:p>
          </table:table-cell>
          <table:table-cell office:value-type="string" calcext:value-type="string">
            <text:p>tngquan</text:p>
          </table:table-cell>
          <table:table-cell table:formula="of:=COUNTIF([.$C$1:.$C$2180]; [.D17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tác</text:p>
          </table:table-cell>
          <table:table-cell office:value-type="string" calcext:value-type="string">
            <text:p>tngtac</text:p>
          </table:table-cell>
          <table:table-cell table:formula="of:=COUNTIF([.$C$1:.$C$2180]; [.D17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ờng tận</text:p>
          </table:table-cell>
          <table:table-cell office:value-type="string" calcext:value-type="string">
            <text:p>tngtan</text:p>
          </table:table-cell>
          <table:table-cell table:formula="of:=COUNTIF([.$C$1:.$C$2180]; [.D17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thể</text:p>
          </table:table-cell>
          <table:table-cell office:value-type="string" calcext:value-type="string">
            <text:p>tngthe</text:p>
          </table:table-cell>
          <table:table-cell table:formula="of:=COUNTIF([.$C$1:.$C$2180]; [.D17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thích</text:p>
          </table:table-cell>
          <table:table-cell office:value-type="string" calcext:value-type="string">
            <text:p>tngthich</text:p>
          </table:table-cell>
          <table:table-cell table:formula="of:=COUNTIF([.$C$1:.$C$2180]; [.D17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ởng tuọng</text:p>
          </table:table-cell>
          <table:table-cell office:value-type="string" calcext:value-type="string">
            <text:p>tngtng</text:p>
          </table:table-cell>
          <table:table-cell table:formula="of:=COUNTIF([.$C$1:.$C$2180]; [.D17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ăng tốc</text:p>
          </table:table-cell>
          <table:table-cell office:value-type="string" calcext:value-type="string">
            <text:p>tngtoc</text:p>
          </table:table-cell>
          <table:table-cell table:formula="of:=COUNTIF([.$C$1:.$C$2180]; [.D17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tự</text:p>
          </table:table-cell>
          <table:table-cell office:value-type="string" calcext:value-type="string">
            <text:p>tngtu</text:p>
          </table:table-cell>
          <table:table-cell table:formula="of:=COUNTIF([.$C$1:.$C$2180]; [.D17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m ngưng</text:p>
          </table:table-cell>
          <table:table-cell office:value-type="string" calcext:value-type="string">
            <text:p>tngung</text:p>
          </table:table-cell>
          <table:table-cell table:formula="of:=COUNTIF([.$C$1:.$C$2180]; [.D17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ứng</text:p>
          </table:table-cell>
          <table:table-cell office:value-type="string" calcext:value-type="string">
            <text:p>tngung</text:p>
          </table:table-cell>
          <table:table-cell table:formula="of:=COUNTIF([.$C$1:.$C$2180]; [.D17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ứng với</text:p>
          </table:table-cell>
          <table:table-cell office:value-type="string" calcext:value-type="string">
            <text:p>tnguvoi</text:p>
          </table:table-cell>
          <table:table-cell table:formula="of:=COUNTIF([.$C$1:.$C$2180]; [.D17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ài nguyên</text:p>
          </table:table-cell>
          <table:table-cell office:value-type="string" calcext:value-type="string">
            <text:p>tnguyen</text:p>
          </table:table-cell>
          <table:table-cell table:formula="of:=COUNTIF([.$C$1:.$C$2180]; [.D17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nh</text:p>
          </table:table-cell>
          <table:table-cell office:value-type="string" calcext:value-type="string">
            <text:p>tnh</text:p>
          </table:table-cell>
          <table:table-cell table:formula="of:=COUNTIF([.$C$1:.$C$2180]; [.D17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t nhất</text:p>
          </table:table-cell>
          <table:table-cell office:value-type="string" calcext:value-type="string">
            <text:p>tnhat</text:p>
          </table:table-cell>
          <table:table-cell table:formula="of:=COUNTIF([.$C$1:.$C$2180]; [.D17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ất nhiên</text:p>
          </table:table-cell>
          <table:table-cell office:value-type="string" calcext:value-type="string">
            <text:p>tnhien</text:p>
          </table:table-cell>
          <table:table-cell table:formula="of:=COUNTIF([.$C$1:.$C$2180]; [.D17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m nhìn</text:p>
          </table:table-cell>
          <table:table-cell office:value-type="string" calcext:value-type="string">
            <text:p>tnhin</text:p>
          </table:table-cell>
          <table:table-cell table:formula="of:=COUNTIF([.$C$1:.$C$2180]; [.D17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ọa độ</text:p>
          </table:table-cell>
          <table:table-cell office:value-type="string" calcext:value-type="string">
            <text:p>toad</text:p>
          </table:table-cell>
          <table:table-cell table:formula="of:=COUNTIF([.$C$1:.$C$2180]; [.D17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án học</text:p>
          </table:table-cell>
          <table:table-cell office:value-type="string" calcext:value-type="string">
            <text:p>toanh</text:p>
          </table:table-cell>
          <table:table-cell table:formula="of:=COUNTIF([.$C$1:.$C$2180]; [.D17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phần</text:p>
          </table:table-cell>
          <table:table-cell office:value-type="string" calcext:value-type="string">
            <text:p>toanph</text:p>
          </table:table-cell>
          <table:table-cell table:formula="of:=COUNTIF([.$C$1:.$C$2180]; [.D17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thể</text:p>
          </table:table-cell>
          <table:table-cell office:value-type="string" calcext:value-type="string">
            <text:p>toanth</text:p>
          </table:table-cell>
          <table:table-cell table:formula="of:=COUNTIF([.$C$1:.$C$2180]; [.D17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bóng</text:p>
          </table:table-cell>
          <table:table-cell office:value-type="string" calcext:value-type="string">
            <text:p>tob</text:p>
          </table:table-cell>
          <table:table-cell table:formula="of:=COUNTIF([.$C$1:.$C$2180]; [.D17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 ơn Chúa</text:p>
          </table:table-cell>
          <table:table-cell office:value-type="string" calcext:value-type="string">
            <text:p>toc</text:p>
          </table:table-cell>
          <table:table-cell table:formula="of:=COUNTIF([.$C$1:.$C$2180]; [.D17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c độ</text:p>
          </table:table-cell>
          <table:table-cell office:value-type="string" calcext:value-type="string">
            <text:p>tocd</text:p>
          </table:table-cell>
          <table:table-cell table:formula="of:=COUNTIF([.$C$1:.$C$2180]; [.D17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 chức</text:p>
          </table:table-cell>
          <table:table-cell office:value-type="string" calcext:value-type="string">
            <text:p>toch</text:p>
          </table:table-cell>
          <table:table-cell table:formula="of:=COUNTIF([.$C$1:.$C$2180]; [.D17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đầy</text:p>
          </table:table-cell>
          <table:table-cell office:value-type="string" calcext:value-type="string">
            <text:p>tod</text:p>
          </table:table-cell>
          <table:table-cell table:formula="of:=COUNTIF([.$C$1:.$C$2180]; [.D18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 hợp</text:p>
          </table:table-cell>
          <table:table-cell office:value-type="string" calcext:value-type="string">
            <text:p>toh</text:p>
          </table:table-cell>
          <table:table-cell table:formula="of:=COUNTIF([.$C$1:.$C$2180]; [.D18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i đa</text:p>
          </table:table-cell>
          <table:table-cell office:value-type="string" calcext:value-type="string">
            <text:p>toid</text:p>
          </table:table-cell>
          <table:table-cell table:formula="of:=COUNTIF([.$C$1:.$C$2180]; [.D18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ồi hơn</text:p>
          </table:table-cell>
          <table:table-cell office:value-type="string" calcext:value-type="string">
            <text:p>toih</text:p>
          </table:table-cell>
          <table:table-cell table:formula="of:=COUNTIF([.$C$1:.$C$2180]; [.D18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i thiểu</text:p>
          </table:table-cell>
          <table:table-cell office:value-type="string" calcext:value-type="string">
            <text:p>toith</text:p>
          </table:table-cell>
          <table:table-cell table:formula="of:=COUNTIF([.$C$1:.$C$2180]; [.D18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kín</text:p>
          </table:table-cell>
          <table:table-cell office:value-type="string" calcext:value-type="string">
            <text:p>tok</text:p>
          </table:table-cell>
          <table:table-cell table:formula="of:=COUNTIF([.$C$1:.$C$2180]; [.D18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ô màu</text:p>
          </table:table-cell>
          <table:table-cell office:value-type="string" calcext:value-type="string">
            <text:p>tom</text:p>
          </table:table-cell>
          <table:table-cell table:formula="of:=COUNTIF([.$C$1:.$C$2180]; [.D18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hợp</text:p>
          </table:table-cell>
          <table:table-cell office:value-type="string" calcext:value-type="string">
            <text:p>tongh</text:p>
          </table:table-cell>
          <table:table-cell table:formula="of:=COUNTIF([.$C$1:.$C$2180]; [.D18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quan</text:p>
          </table:table-cell>
          <table:table-cell office:value-type="string" calcext:value-type="string">
            <text:p>tongq</text:p>
          </table:table-cell>
          <table:table-cell table:formula="of:=COUNTIF([.$C$1:.$C$2180]; [.D18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quát</text:p>
          </table:table-cell>
          <table:table-cell office:value-type="string" calcext:value-type="string">
            <text:p>tongq</text:p>
          </table:table-cell>
          <table:table-cell table:formula="of:=COUNTIF([.$C$1:.$C$2180]; [.D18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thể</text:p>
          </table:table-cell>
          <table:table-cell office:value-type="string" calcext:value-type="string">
            <text:p>tongth</text:p>
          </table:table-cell>
          <table:table-cell table:formula="of:=COUNTIF([.$C$1:.$C$2180]; [.D18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số</text:p>
          </table:table-cell>
          <table:table-cell office:value-type="string" calcext:value-type="string">
            <text:p>tongz</text:p>
          </table:table-cell>
          <table:table-cell table:formula="of:=COUNTIF([.$C$1:.$C$2180]; [.D18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t hơn</text:p>
          </table:table-cell>
          <table:table-cell office:value-type="string" calcext:value-type="string">
            <text:p>toth</text:p>
          </table:table-cell>
          <table:table-cell table:formula="of:=COUNTIF([.$C$1:.$C$2180]; [.D18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t nhất</text:p>
          </table:table-cell>
          <table:table-cell office:value-type="string" calcext:value-type="string">
            <text:p>totnh</text:p>
          </table:table-cell>
          <table:table-cell table:formula="of:=COUNTIF([.$C$1:.$C$2180]; [.D18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oàn phần</text:p>
          </table:table-cell>
          <table:table-cell office:value-type="string" calcext:value-type="string">
            <text:p>tphan</text:p>
          </table:table-cell>
          <table:table-cell table:formula="of:=COUNTIF([.$C$1:.$C$2180]; [.D18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phản</text:p>
          </table:table-cell>
          <table:table-cell office:value-type="string" calcext:value-type="string">
            <text:p>tphan</text:p>
          </table:table-cell>
          <table:table-cell table:formula="of:=COUNTIF([.$C$1:.$C$2180]; [.D18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phố Hồ Chí Minh</text:p>
          </table:table-cell>
          <table:table-cell office:value-type="string" calcext:value-type="string">
            <text:p>tphcm</text:p>
          </table:table-cell>
          <table:table-cell table:formula="of:=COUNTIF([.$C$1:.$C$2180]; [.D18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quản lý cửa sổ</text:p>
          </table:table-cell>
          <table:table-cell office:value-type="string" calcext:value-type="string">
            <text:p>tqlcs</text:p>
          </table:table-cell>
          <table:table-cell table:formula="of:=COUNTIF([.$C$1:.$C$2180]; [.D18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quá trình</text:p>
          </table:table-cell>
          <table:table-cell office:value-type="string" calcext:value-type="string">
            <text:p>tqtr</text:p>
          </table:table-cell>
          <table:table-cell table:formula="of:=COUNTIF([.$C$1:.$C$2180]; [.D18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quá trình</text:p>
          </table:table-cell>
          <table:table-cell office:value-type="string" calcext:value-type="string">
            <text:p>tqtrinh</text:p>
          </table:table-cell>
          <table:table-cell table:formula="of:=COUNTIF([.$C$1:.$C$2180]; [.D18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quan</text:p>
          </table:table-cell>
          <table:table-cell office:value-type="string" calcext:value-type="string">
            <text:p>tquan</text:p>
          </table:table-cell>
          <table:table-cell table:formula="of:=COUNTIF([.$C$1:.$C$2180]; [.D18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quan</text:p>
          </table:table-cell>
          <table:table-cell office:value-type="string" calcext:value-type="string">
            <text:p>tquan</text:p>
          </table:table-cell>
          <table:table-cell table:formula="of:=COUNTIF([.$C$1:.$C$2180]; [.D18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quát</text:p>
          </table:table-cell>
          <table:table-cell office:value-type="string" calcext:value-type="string">
            <text:p>tquat</text:p>
          </table:table-cell>
          <table:table-cell table:formula="of:=COUNTIF([.$C$1:.$C$2180]; [.D18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a cứu</text:p>
          </table:table-cell>
          <table:table-cell office:value-type="string" calcext:value-type="string">
            <text:p>trac</text:p>
          </table:table-cell>
          <table:table-cell table:formula="of:=COUNTIF([.$C$1:.$C$2180]; [.D18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ái lại</text:p>
          </table:table-cell>
          <table:table-cell office:value-type="string" calcext:value-type="string">
            <text:p>trail</text:p>
          </table:table-cell>
          <table:table-cell table:formula="of:=COUNTIF([.$C$1:.$C$2180]; [.D18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ả lại</text:p>
          </table:table-cell>
          <table:table-cell office:value-type="string" calcext:value-type="string">
            <text:p>tral</text:p>
          </table:table-cell>
          <table:table-cell table:formula="of:=COUNTIF([.$C$1:.$C$2180]; [.D18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ả lại</text:p>
          </table:table-cell>
          <table:table-cell office:value-type="string" calcext:value-type="string">
            <text:p>tralai</text:p>
          </table:table-cell>
          <table:table-cell table:formula="of:=COUNTIF([.$C$1:.$C$2180]; [.D18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ận chiến</text:p>
          </table:table-cell>
          <table:table-cell office:value-type="string" calcext:value-type="string">
            <text:p>tranch</text:p>
          </table:table-cell>
          <table:table-cell table:formula="of:=COUNTIF([.$C$1:.$C$2180]; [.D18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àn đầy</text:p>
          </table:table-cell>
          <table:table-cell office:value-type="string" calcext:value-type="string">
            <text:p>trand</text:p>
          </table:table-cell>
          <table:table-cell table:formula="of:=COUNTIF([.$C$1:.$C$2180]; [.D18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ang điểm</text:p>
          </table:table-cell>
          <table:table-cell office:value-type="string" calcext:value-type="string">
            <text:p>trangd</text:p>
          </table:table-cell>
          <table:table-cell table:formula="of:=COUNTIF([.$C$1:.$C$2180]; [.D18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anh đấu</text:p>
          </table:table-cell>
          <table:table-cell office:value-type="string" calcext:value-type="string">
            <text:p>tranhd</text:p>
          </table:table-cell>
          <table:table-cell table:formula="of:=COUNTIF([.$C$1:.$C$2180]; [.D18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ật tự</text:p>
          </table:table-cell>
          <table:table-cell office:value-type="string" calcext:value-type="string">
            <text:p>tratt</text:p>
          </table:table-cell>
          <table:table-cell table:formula="of:=COUNTIF([.$C$1:.$C$2180]; [.D18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bày</text:p>
          </table:table-cell>
          <table:table-cell office:value-type="string" calcext:value-type="string">
            <text:p>trbay</text:p>
          </table:table-cell>
          <table:table-cell table:formula="of:=COUNTIF([.$C$1:.$C$2180]; [.D18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bình hóa</text:p>
          </table:table-cell>
          <table:table-cell office:value-type="string" calcext:value-type="string">
            <text:p>trbh</text:p>
          </table:table-cell>
          <table:table-cell table:formula="of:=COUNTIF([.$C$1:.$C$2180]; [.D18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bình hóa</text:p>
          </table:table-cell>
          <table:table-cell office:value-type="string" calcext:value-type="string">
            <text:p>trbhoa</text:p>
          </table:table-cell>
          <table:table-cell table:formula="of:=COUNTIF([.$C$1:.$C$2180]; [.D18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bình</text:p>
          </table:table-cell>
          <table:table-cell office:value-type="string" calcext:value-type="string">
            <text:p>trbinh</text:p>
          </table:table-cell>
          <table:table-cell table:formula="of:=COUNTIF([.$C$1:.$C$2180]; [.D18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biên soạn đồ thị</text:p>
          </table:table-cell>
          <table:table-cell office:value-type="string" calcext:value-type="string">
            <text:p>trbsdthi</text:p>
          </table:table-cell>
          <table:table-cell table:formula="of:=COUNTIF([.$C$1:.$C$2180]; [.D18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biên soạn</text:p>
          </table:table-cell>
          <table:table-cell office:value-type="string" calcext:value-type="string">
            <text:p>trbsoan</text:p>
          </table:table-cell>
          <table:table-cell table:formula="of:=COUNTIF([.$C$1:.$C$2180]; [.D18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bổ sung</text:p>
          </table:table-cell>
          <table:table-cell office:value-type="string" calcext:value-type="string">
            <text:p>trbsung</text:p>
          </table:table-cell>
          <table:table-cell table:formula="of:=COUNTIF([.$C$1:.$C$2180]; [.D18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</text:p>
          </table:table-cell>
          <table:table-cell office:value-type="string" calcext:value-type="string">
            <text:p>trc</text:p>
          </table:table-cell>
          <table:table-cell table:formula="of:=COUNTIF([.$C$1:.$C$2180]; [.D18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y cập</text:p>
          </table:table-cell>
          <table:table-cell office:value-type="string" calcext:value-type="string">
            <text:p>trcap</text:p>
          </table:table-cell>
          <table:table-cell table:formula="of:=COUNTIF([.$C$1:.$C$2180]; [.D18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đây</text:p>
          </table:table-cell>
          <table:table-cell office:value-type="string" calcext:value-type="string">
            <text:p>trcday</text:p>
          </table:table-cell>
          <table:table-cell table:formula="of:=COUNTIF([.$C$1:.$C$2180]; [.D18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diện</text:p>
          </table:table-cell>
          <table:table-cell office:value-type="string" calcext:value-type="string">
            <text:p>trcdien</text:p>
          </table:table-cell>
          <table:table-cell table:formula="of:=COUNTIF([.$C$1:.$C$2180]; [.D18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đó</text:p>
          </table:table-cell>
          <table:table-cell office:value-type="string" calcext:value-type="string">
            <text:p>trcdo</text:p>
          </table:table-cell>
          <table:table-cell table:formula="of:=COUNTIF([.$C$1:.$C$2180]; [.D18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hết</text:p>
          </table:table-cell>
          <table:table-cell office:value-type="string" calcext:value-type="string">
            <text:p>trchet</text:p>
          </table:table-cell>
          <table:table-cell table:formula="of:=COUNTIF([.$C$1:.$C$2180]; [.D18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ận chiến</text:p>
          </table:table-cell>
          <table:table-cell office:value-type="string" calcext:value-type="string">
            <text:p>trchien</text:p>
          </table:table-cell>
          <table:table-cell table:formula="of:=COUNTIF([.$C$1:.$C$2180]; [.D18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ò chơi</text:p>
          </table:table-cell>
          <table:table-cell office:value-type="string" calcext:value-type="string">
            <text:p>trchoi</text:p>
          </table:table-cell>
          <table:table-cell table:formula="of:=COUNTIF([.$C$1:.$C$2180]; [.D18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ò chuyện</text:p>
          </table:table-cell>
          <table:table-cell office:value-type="string" calcext:value-type="string">
            <text:p>trchuyen</text:p>
          </table:table-cell>
          <table:table-cell table:formula="of:=COUNTIF([.$C$1:.$C$2180]; [.D18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khi</text:p>
          </table:table-cell>
          <table:table-cell office:value-type="string" calcext:value-type="string">
            <text:p>trckhi</text:p>
          </table:table-cell>
          <table:table-cell table:formula="of:=COUNTIF([.$C$1:.$C$2180]; [.D18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mặt</text:p>
          </table:table-cell>
          <table:table-cell office:value-type="string" calcext:value-type="string">
            <text:p>trcmat</text:p>
          </table:table-cell>
          <table:table-cell table:formula="of:=COUNTIF([.$C$1:.$C$2180]; [.D18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sau</text:p>
          </table:table-cell>
          <table:table-cell office:value-type="string" calcext:value-type="string">
            <text:p>trcsau</text:p>
          </table:table-cell>
          <table:table-cell table:formula="of:=COUNTIF([.$C$1:.$C$2180]; [.D18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thuộc</text:p>
          </table:table-cell>
          <table:table-cell office:value-type="string" calcext:value-type="string">
            <text:p>trcthuoc</text:p>
          </table:table-cell>
          <table:table-cell table:formula="of:=COUNTIF([.$C$1:.$C$2180]; [.D18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tiên</text:p>
          </table:table-cell>
          <table:table-cell office:value-type="string" calcext:value-type="string">
            <text:p>trctien</text:p>
          </table:table-cell>
          <table:table-cell table:formula="of:=COUNTIF([.$C$1:.$C$2180]; [.D18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ên cùng</text:p>
          </table:table-cell>
          <table:table-cell office:value-type="string" calcext:value-type="string">
            <text:p>trcung</text:p>
          </table:table-cell>
          <table:table-cell table:formula="of:=COUNTIF([.$C$1:.$C$2180]; [.D18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a cứu</text:p>
          </table:table-cell>
          <table:table-cell office:value-type="string" calcext:value-type="string">
            <text:p>trcuu</text:p>
          </table:table-cell>
          <table:table-cell table:formula="of:=COUNTIF([.$C$1:.$C$2180]; [.D18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anh đấu</text:p>
          </table:table-cell>
          <table:table-cell office:value-type="string" calcext:value-type="string">
            <text:p>trdau</text:p>
          </table:table-cell>
          <table:table-cell table:formula="of:=COUNTIF([.$C$1:.$C$2180]; [.D18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àn đầy</text:p>
          </table:table-cell>
          <table:table-cell office:value-type="string" calcext:value-type="string">
            <text:p>trday</text:p>
          </table:table-cell>
          <table:table-cell table:formula="of:=COUNTIF([.$C$1:.$C$2180]; [.D18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ên đây</text:p>
          </table:table-cell>
          <table:table-cell office:value-type="string" calcext:value-type="string">
            <text:p>trday</text:p>
          </table:table-cell>
          <table:table-cell table:formula="of:=COUNTIF([.$C$1:.$C$2180]; [.D18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ắng đen</text:p>
          </table:table-cell>
          <table:table-cell office:value-type="string" calcext:value-type="string">
            <text:p>trden</text:p>
          </table:table-cell>
          <table:table-cell table:formula="of:=COUNTIF([.$C$1:.$C$2180]; [.D18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điểm</text:p>
          </table:table-cell>
          <table:table-cell office:value-type="string" calcext:value-type="string">
            <text:p>trdiem</text:p>
          </table:table-cell>
          <table:table-cell table:formula="of:=COUNTIF([.$C$1:.$C$2180]; [.D18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diện</text:p>
          </table:table-cell>
          <table:table-cell office:value-type="string" calcext:value-type="string">
            <text:p>trdien</text:p>
          </table:table-cell>
          <table:table-cell table:formula="of:=COUNTIF([.$C$1:.$C$2180]; [.D18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đơn</text:p>
          </table:table-cell>
          <table:table-cell office:value-type="string" calcext:value-type="string">
            <text:p>trdon</text:p>
          </table:table-cell>
          <table:table-cell table:formula="of:=COUNTIF([.$C$1:.$C$2180]; [.D18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đơn rẻ quạt</text:p>
          </table:table-cell>
          <table:table-cell office:value-type="string" calcext:value-type="string">
            <text:p>trdrq</text:p>
          </table:table-cell>
          <table:table-cell table:formula="of:=COUNTIF([.$C$1:.$C$2180]; [.D18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ên cùng</text:p>
          </table:table-cell>
          <table:table-cell office:value-type="string" calcext:value-type="string">
            <text:p>trenc</text:p>
          </table:table-cell>
          <table:table-cell table:formula="of:=COUNTIF([.$C$1:.$C$2180]; [.D18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ờng hợp</text:p>
          </table:table-cell>
          <table:table-cell office:value-type="string" calcext:value-type="string">
            <text:p>trhop</text:p>
          </table:table-cell>
          <table:table-cell table:formula="of:=COUNTIF([.$C$1:.$C$2180]; [.D18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ích xuất</text:p>
          </table:table-cell>
          <table:table-cell office:value-type="string" calcext:value-type="string">
            <text:p>trichx</text:p>
          </table:table-cell>
          <table:table-cell table:formula="of:=COUNTIF([.$C$1:.$C$2180]; [.D18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mục</text:p>
          </table:table-cell>
          <table:table-cell office:value-type="string" calcext:value-type="string">
            <text:p>trinhm</text:p>
          </table:table-cell>
          <table:table-cell table:formula="of:=COUNTIF([.$C$1:.$C$2180]; [.D18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tự</text:p>
          </table:table-cell>
          <table:table-cell office:value-type="string" calcext:value-type="string">
            <text:p>trinht</text:p>
          </table:table-cell>
          <table:table-cell table:formula="of:=COUNTIF([.$C$1:.$C$2180]; [.D18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í tuệ</text:p>
          </table:table-cell>
          <table:table-cell office:value-type="string" calcext:value-type="string">
            <text:p>trit</text:p>
          </table:table-cell>
          <table:table-cell table:formula="of:=COUNTIF([.$C$1:.$C$2180]; [.D18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iển khai</text:p>
          </table:table-cell>
          <table:table-cell office:value-type="string" calcext:value-type="string">
            <text:p>trkhai</text:p>
          </table:table-cell>
          <table:table-cell table:formula="of:=COUNTIF([.$C$1:.$C$2180]; [.D18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khi</text:p>
          </table:table-cell>
          <table:table-cell office:value-type="string" calcext:value-type="string">
            <text:p>trkhi</text:p>
          </table:table-cell>
          <table:table-cell table:formula="of:=COUNTIF([.$C$1:.$C$2180]; [.D18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ái lại</text:p>
          </table:table-cell>
          <table:table-cell office:value-type="string" calcext:value-type="string">
            <text:p>trlai</text:p>
          </table:table-cell>
          <table:table-cell table:formula="of:=COUNTIF([.$C$1:.$C$2180]; [.D18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ọng lượng</text:p>
          </table:table-cell>
          <table:table-cell office:value-type="string" calcext:value-type="string">
            <text:p>trlng</text:p>
          </table:table-cell>
          <table:table-cell table:formula="of:=COUNTIF([.$C$1:.$C$2180]; [.D18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ả lời</text:p>
          </table:table-cell>
          <table:table-cell office:value-type="string" calcext:value-type="string">
            <text:p>trloi</text:p>
          </table:table-cell>
          <table:table-cell table:formula="of:=COUNTIF([.$C$1:.$C$2180]; [.D18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ợ lực</text:p>
          </table:table-cell>
          <table:table-cell office:value-type="string" calcext:value-type="string">
            <text:p>trluc</text:p>
          </table:table-cell>
          <table:table-cell table:formula="of:=COUNTIF([.$C$1:.$C$2180]; [.D18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ợ lý</text:p>
          </table:table-cell>
          <table:table-cell office:value-type="string" calcext:value-type="string">
            <text:p>trly</text:p>
          </table:table-cell>
          <table:table-cell table:formula="of:=COUNTIF([.$C$1:.$C$2180]; [.D18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mục</text:p>
          </table:table-cell>
          <table:table-cell office:value-type="string" calcext:value-type="string">
            <text:p>trmuc</text:p>
          </table:table-cell>
          <table:table-cell table:formula="of:=COUNTIF([.$C$1:.$C$2180]; [.D18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ở nên</text:p>
          </table:table-cell>
          <table:table-cell office:value-type="string" calcext:value-type="string">
            <text:p>trnen</text:p>
          </table:table-cell>
          <table:table-cell table:formula="of:=COUNTIF([.$C$1:.$C$2180]; [.D18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ờng</text:p>
          </table:table-cell>
          <table:table-cell office:value-type="string" calcext:value-type="string">
            <text:p>trng</text:p>
          </table:table-cell>
          <table:table-cell table:formula="of:=COUNTIF([.$C$1:.$C$2180]; [.D18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ờng hợp</text:p>
          </table:table-cell>
          <table:table-cell office:value-type="string" calcext:value-type="string">
            <text:p>trnghop</text:p>
          </table:table-cell>
          <table:table-cell table:formula="of:=COUNTIF([.$C$1:.$C$2180]; [.D18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ọng lực</text:p>
          </table:table-cell>
          <table:table-cell office:value-type="string" calcext:value-type="string">
            <text:p>trngluc</text:p>
          </table:table-cell>
          <table:table-cell table:formula="of:=COUNTIF([.$C$1:.$C$2180]; [.D18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ò chuyện</text:p>
          </table:table-cell>
          <table:table-cell office:value-type="string" calcext:value-type="string">
            <text:p>troch</text:p>
          </table:table-cell>
          <table:table-cell table:formula="of:=COUNTIF([.$C$1:.$C$2180]; [.D18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ợ lý</text:p>
          </table:table-cell>
          <table:table-cell office:value-type="string" calcext:value-type="string">
            <text:p>trol</text:p>
          </table:table-cell>
          <table:table-cell table:formula="of:=COUNTIF([.$C$1:.$C$2180]; [.D18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khi</text:p>
          </table:table-cell>
          <table:table-cell office:value-type="string" calcext:value-type="string">
            <text:p>trongkh</text:p>
          </table:table-cell>
          <table:table-cell table:formula="of:=COUNTIF([.$C$1:.$C$2180]; [.D18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ọng lực</text:p>
          </table:table-cell>
          <table:table-cell office:value-type="string" calcext:value-type="string">
            <text:p>trongl</text:p>
          </table:table-cell>
          <table:table-cell table:formula="of:=COUNTIF([.$C$1:.$C$2180]; [.D18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ọng lượng</text:p>
          </table:table-cell>
          <table:table-cell office:value-type="string" calcext:value-type="string">
            <text:p>tronglng</text:p>
          </table:table-cell>
          <table:table-cell table:formula="of:=COUNTIF([.$C$1:.$C$2180]; [.D18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việc</text:p>
          </table:table-cell>
          <table:table-cell office:value-type="string" calcext:value-type="string">
            <text:p>trongv</text:p>
          </table:table-cell>
          <table:table-cell table:formula="of:=COUNTIF([.$C$1:.$C$2180]; [.D18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ọng yếu</text:p>
          </table:table-cell>
          <table:table-cell office:value-type="string" calcext:value-type="string">
            <text:p>trongy</text:p>
          </table:table-cell>
          <table:table-cell table:formula="of:=COUNTIF([.$C$1:.$C$2180]; [.D18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suốt</text:p>
          </table:table-cell>
          <table:table-cell office:value-type="string" calcext:value-type="string">
            <text:p>trongz</text:p>
          </table:table-cell>
          <table:table-cell table:formula="of:=COUNTIF([.$C$1:.$C$2180]; [.D18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ở thành</text:p>
          </table:table-cell>
          <table:table-cell office:value-type="string" calcext:value-type="string">
            <text:p>troth</text:p>
          </table:table-cell>
          <table:table-cell table:formula="of:=COUNTIF([.$C$1:.$C$2180]; [.D18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phối hình</text:p>
          </table:table-cell>
          <table:table-cell office:value-type="string" calcext:value-type="string">
            <text:p>trph</text:p>
          </table:table-cell>
          <table:table-cell table:formula="of:=COUNTIF([.$C$1:.$C$2180]; [.D18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phối hình</text:p>
          </table:table-cell>
          <table:table-cell office:value-type="string" calcext:value-type="string">
            <text:p>trphhinh</text:p>
          </table:table-cell>
          <table:table-cell table:formula="of:=COUNTIF([.$C$1:.$C$2180]; [.D18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ừ phi</text:p>
          </table:table-cell>
          <table:table-cell office:value-type="string" calcext:value-type="string">
            <text:p>trphi</text:p>
          </table:table-cell>
          <table:table-cell table:formula="of:=COUNTIF([.$C$1:.$C$2180]; [.D18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quan</text:p>
          </table:table-cell>
          <table:table-cell office:value-type="string" calcext:value-type="string">
            <text:p>trquan</text:p>
          </table:table-cell>
          <table:table-cell table:formula="of:=COUNTIF([.$C$1:.$C$2180]; [.D18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suốt</text:p>
          </table:table-cell>
          <table:table-cell office:value-type="string" calcext:value-type="string">
            <text:p>trsuot</text:p>
          </table:table-cell>
          <table:table-cell table:formula="of:=COUNTIF([.$C$1:.$C$2180]; [.D18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tâm</text:p>
          </table:table-cell>
          <table:table-cell office:value-type="string" calcext:value-type="string">
            <text:p>trtam</text:p>
          </table:table-cell>
          <table:table-cell table:formula="of:=COUNTIF([.$C$1:.$C$2180]; [.D18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ợt đẩy</text:p>
          </table:table-cell>
          <table:table-cell office:value-type="string" calcext:value-type="string">
            <text:p>trtday</text:p>
          </table:table-cell>
          <table:table-cell table:formula="of:=COUNTIF([.$C$1:.$C$2180]; [.D18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ạng thái</text:p>
          </table:table-cell>
          <table:table-cell office:value-type="string" calcext:value-type="string">
            <text:p>trthai</text:p>
          </table:table-cell>
          <table:table-cell table:formula="of:=COUNTIF([.$C$1:.$C$2180]; [.D18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ở thành</text:p>
          </table:table-cell>
          <table:table-cell office:value-type="string" calcext:value-type="string">
            <text:p>trthanh</text:p>
          </table:table-cell>
          <table:table-cell table:formula="of:=COUNTIF([.$C$1:.$C$2180]; [.D18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tâm hóa</text:p>
          </table:table-cell>
          <table:table-cell office:value-type="string" calcext:value-type="string">
            <text:p>trthoa</text:p>
          </table:table-cell>
          <table:table-cell table:formula="of:=COUNTIF([.$C$1:.$C$2180]; [.D18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thuộc</text:p>
          </table:table-cell>
          <table:table-cell office:value-type="string" calcext:value-type="string">
            <text:p>trthuoc</text:p>
          </table:table-cell>
          <table:table-cell table:formula="of:=COUNTIF([.$C$1:.$C$2180]; [.D19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tiên</text:p>
          </table:table-cell>
          <table:table-cell office:value-type="string" calcext:value-type="string">
            <text:p>trtien</text:p>
          </table:table-cell>
          <table:table-cell table:formula="of:=COUNTIF([.$C$1:.$C$2180]; [.D19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tiếp</text:p>
          </table:table-cell>
          <table:table-cell office:value-type="string" calcext:value-type="string">
            <text:p>trtiep</text:p>
          </table:table-cell>
          <table:table-cell table:formula="of:=COUNTIF([.$C$1:.$C$2180]; [.D19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tương lai</text:p>
          </table:table-cell>
          <table:table-cell office:value-type="string" calcext:value-type="string">
            <text:p>trtl</text:p>
          </table:table-cell>
          <table:table-cell table:formula="of:=COUNTIF([.$C$1:.$C$2180]; [.D19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ừu tượng</text:p>
          </table:table-cell>
          <table:table-cell office:value-type="string" calcext:value-type="string">
            <text:p>trtng</text:p>
          </table:table-cell>
          <table:table-cell table:formula="of:=COUNTIF([.$C$1:.$C$2180]; [.D19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ục trặc</text:p>
          </table:table-cell>
          <table:table-cell office:value-type="string" calcext:value-type="string">
            <text:p>trtrac</text:p>
          </table:table-cell>
          <table:table-cell table:formula="of:=COUNTIF([.$C$1:.$C$2180]; [.D19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ật tự</text:p>
          </table:table-cell>
          <table:table-cell office:value-type="string" calcext:value-type="string">
            <text:p>trtu</text:p>
          </table:table-cell>
          <table:table-cell table:formula="of:=COUNTIF([.$C$1:.$C$2180]; [.D19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í tuệ</text:p>
          </table:table-cell>
          <table:table-cell office:value-type="string" calcext:value-type="string">
            <text:p>trtue</text:p>
          </table:table-cell>
          <table:table-cell table:formula="of:=COUNTIF([.$C$1:.$C$2180]; [.D19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ực tuyến</text:p>
          </table:table-cell>
          <table:table-cell office:value-type="string" calcext:value-type="string">
            <text:p>truct</text:p>
          </table:table-cell>
          <table:table-cell table:formula="of:=COUNTIF([.$C$1:.$C$2180]; [.D19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ứng dụng</text:p>
          </table:table-cell>
          <table:table-cell office:value-type="string" calcext:value-type="string">
            <text:p>trud</text:p>
          </table:table-cell>
          <table:table-cell table:formula="of:=COUNTIF([.$C$1:.$C$2180]; [.D19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ình ứng dụng</text:p>
          </table:table-cell>
          <table:table-cell office:value-type="string" calcext:value-type="string">
            <text:p>trudung</text:p>
          </table:table-cell>
          <table:table-cell table:formula="of:=COUNTIF([.$C$1:.$C$2180]; [.D19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điểm</text:p>
          </table:table-cell>
          <table:table-cell office:value-type="string" calcext:value-type="string">
            <text:p>trungd</text:p>
          </table:table-cell>
          <table:table-cell table:formula="of:=COUNTIF([.$C$1:.$C$2180]; [.D19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tâm</text:p>
          </table:table-cell>
          <table:table-cell office:value-type="string" calcext:value-type="string">
            <text:p>trungt</text:p>
          </table:table-cell>
          <table:table-cell table:formula="of:=COUNTIF([.$C$1:.$C$2180]; [.D19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ung tâm hóa</text:p>
          </table:table-cell>
          <table:table-cell office:value-type="string" calcext:value-type="string">
            <text:p>trungth</text:p>
          </table:table-cell>
          <table:table-cell table:formula="of:=COUNTIF([.$C$1:.$C$2180]; [.D19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ước mắt</text:p>
          </table:table-cell>
          <table:table-cell office:value-type="string" calcext:value-type="string">
            <text:p>truocm</text:p>
          </table:table-cell>
          <table:table-cell table:formula="of:=COUNTIF([.$C$1:.$C$2180]; [.D19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ừ phi</text:p>
          </table:table-cell>
          <table:table-cell office:value-type="string" calcext:value-type="string">
            <text:p>truph</text:p>
          </table:table-cell>
          <table:table-cell table:formula="of:=COUNTIF([.$C$1:.$C$2180]; [.D19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ừu tượng</text:p>
          </table:table-cell>
          <table:table-cell office:value-type="string" calcext:value-type="string">
            <text:p>truutng</text:p>
          </table:table-cell>
          <table:table-cell table:formula="of:=COUNTIF([.$C$1:.$C$2180]; [.D19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ong việc</text:p>
          </table:table-cell>
          <table:table-cell office:value-type="string" calcext:value-type="string">
            <text:p>trviec</text:p>
          </table:table-cell>
          <table:table-cell table:formula="of:=COUNTIF([.$C$1:.$C$2180]; [.D19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ích xuất</text:p>
          </table:table-cell>
          <table:table-cell office:value-type="string" calcext:value-type="string">
            <text:p>trxuat</text:p>
          </table:table-cell>
          <table:table-cell table:formula="of:=COUNTIF([.$C$1:.$C$2180]; [.D19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i sao</text:p>
          </table:table-cell>
          <table:table-cell office:value-type="string" calcext:value-type="string">
            <text:p>tsao</text:p>
          </table:table-cell>
          <table:table-cell table:formula="of:=COUNTIF([.$C$1:.$C$2180]; [.D19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số</text:p>
          </table:table-cell>
          <table:table-cell office:value-type="string" calcext:value-type="string">
            <text:p>tso</text:p>
          </table:table-cell>
          <table:table-cell table:formula="of:=COUNTIF([.$C$1:.$C$2180]; [.D19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ồn tại</text:p>
          </table:table-cell>
          <table:table-cell office:value-type="string" calcext:value-type="string">
            <text:p>ttai</text:p>
          </table:table-cell>
          <table:table-cell table:formula="of:=COUNTIF([.$C$1:.$C$2180]; [.D19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ờng tận</text:p>
          </table:table-cell>
          <table:table-cell office:value-type="string" calcext:value-type="string">
            <text:p>ttan</text:p>
          </table:table-cell>
          <table:table-cell table:formula="of:=COUNTIF([.$C$1:.$C$2180]; [.D19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i thời điểm</text:p>
          </table:table-cell>
          <table:table-cell office:value-type="string" calcext:value-type="string">
            <text:p>ttdiem</text:p>
          </table:table-cell>
          <table:table-cell table:formula="of:=COUNTIF([.$C$1:.$C$2180]; [.D19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tố điều khiển</text:p>
          </table:table-cell>
          <table:table-cell office:value-type="string" calcext:value-type="string">
            <text:p>ttdk</text:p>
          </table:table-cell>
          <table:table-cell table:formula="of:=COUNTIF([.$C$1:.$C$2180]; [.D19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tố điều khiển</text:p>
          </table:table-cell>
          <table:table-cell office:value-type="string" calcext:value-type="string">
            <text:p>ttdkhien</text:p>
          </table:table-cell>
          <table:table-cell table:formula="of:=COUNTIF([.$C$1:.$C$2180]; [.D19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ìm thấy</text:p>
          </table:table-cell>
          <table:table-cell office:value-type="string" calcext:value-type="string">
            <text:p>tthay</text:p>
          </table:table-cell>
          <table:table-cell table:formula="of:=COUNTIF([.$C$1:.$C$2180]; [.D19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 thế</text:p>
          </table:table-cell>
          <table:table-cell office:value-type="string" calcext:value-type="string">
            <text:p>tthe</text:p>
          </table:table-cell>
          <table:table-cell table:formula="of:=COUNTIF([.$C$1:.$C$2180]; [.D19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p theo</text:p>
          </table:table-cell>
          <table:table-cell office:value-type="string" calcext:value-type="string">
            <text:p>ttheo</text:p>
          </table:table-cell>
          <table:table-cell table:formula="of:=COUNTIF([.$C$1:.$C$2180]; [.D19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i thực hiện</text:p>
          </table:table-cell>
          <table:table-cell office:value-type="string" calcext:value-type="string">
            <text:p>tthhien</text:p>
          </table:table-cell>
          <table:table-cell table:formula="of:=COUNTIF([.$C$1:.$C$2180]; [.D19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ùy thích</text:p>
          </table:table-cell>
          <table:table-cell office:value-type="string" calcext:value-type="string">
            <text:p>tthich</text:p>
          </table:table-cell>
          <table:table-cell table:formula="of:=COUNTIF([.$C$1:.$C$2180]; [.D19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i thiểu</text:p>
          </table:table-cell>
          <table:table-cell office:value-type="string" calcext:value-type="string">
            <text:p>tthieu</text:p>
          </table:table-cell>
          <table:table-cell table:formula="of:=COUNTIF([.$C$1:.$C$2180]; [.D19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ực thể hóa</text:p>
          </table:table-cell>
          <table:table-cell office:value-type="string" calcext:value-type="string">
            <text:p>tthoa</text:p>
          </table:table-cell>
          <table:table-cell table:formula="of:=COUNTIF([.$C$1:.$C$2180]; [.D19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m thời</text:p>
          </table:table-cell>
          <table:table-cell office:value-type="string" calcext:value-type="string">
            <text:p>tthoi</text:p>
          </table:table-cell>
          <table:table-cell table:formula="of:=COUNTIF([.$C$1:.$C$2180]; [.D19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ùy thuộc</text:p>
          </table:table-cell>
          <table:table-cell office:value-type="string" calcext:value-type="string">
            <text:p>tthuoc</text:p>
          </table:table-cell>
          <table:table-cell table:formula="of:=COUNTIF([.$C$1:.$C$2180]; [.D19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ân tiến</text:p>
          </table:table-cell>
          <table:table-cell office:value-type="string" calcext:value-type="string">
            <text:p>ttien</text:p>
          </table:table-cell>
          <table:table-cell table:formula="of:=COUNTIF([.$C$1:.$C$2180]; [.D19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ập tin</text:p>
          </table:table-cell>
          <table:table-cell office:value-type="string" calcext:value-type="string">
            <text:p>ttin</text:p>
          </table:table-cell>
          <table:table-cell table:formula="of:=COUNTIF([.$C$1:.$C$2180]; [.D19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yến tính</text:p>
          </table:table-cell>
          <table:table-cell office:value-type="string" calcext:value-type="string">
            <text:p>ttinh</text:p>
          </table:table-cell>
          <table:table-cell table:formula="of:=COUNTIF([.$C$1:.$C$2180]; [.D19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rí tuệ nhân tạo</text:p>
          </table:table-cell>
          <table:table-cell office:value-type="string" calcext:value-type="string">
            <text:p>ttnt</text:p>
          </table:table-cell>
          <table:table-cell table:formula="of:=COUNTIF([.$C$1:.$C$2180]; [.D19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ền tố</text:p>
          </table:table-cell>
          <table:table-cell office:value-type="string" calcext:value-type="string">
            <text:p>tto</text:p>
          </table:table-cell>
          <table:table-cell table:formula="of:=COUNTIF([.$C$1:.$C$2180]; [.D19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nh toán</text:p>
          </table:table-cell>
          <table:table-cell office:value-type="string" calcext:value-type="string">
            <text:p>ttoan</text:p>
          </table:table-cell>
          <table:table-cell table:formula="of:=COUNTIF([.$C$1:.$C$2180]; [.D19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ăng tốc</text:p>
          </table:table-cell>
          <table:table-cell office:value-type="string" calcext:value-type="string">
            <text:p>ttoc</text:p>
          </table:table-cell>
          <table:table-cell table:formula="of:=COUNTIF([.$C$1:.$C$2180]; [.D19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p tới</text:p>
          </table:table-cell>
          <table:table-cell office:value-type="string" calcext:value-type="string">
            <text:p>ttoi</text:p>
          </table:table-cell>
          <table:table-cell table:formula="of:=COUNTIF([.$C$1:.$C$2180]; [.D19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ình trạng</text:p>
          </table:table-cell>
          <table:table-cell office:value-type="string" calcext:value-type="string">
            <text:p>ttrang</text:p>
          </table:table-cell>
          <table:table-cell table:formula="of:=COUNTIF([.$C$1:.$C$2180]; [.D19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trình</text:p>
          </table:table-cell>
          <table:table-cell office:value-type="string" calcext:value-type="string">
            <text:p>ttrinh</text:p>
          </table:table-cell>
          <table:table-cell table:formula="of:=COUNTIF([.$C$1:.$C$2180]; [.D19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ăng trưởng</text:p>
          </table:table-cell>
          <table:table-cell office:value-type="string" calcext:value-type="string">
            <text:p>ttrng</text:p>
          </table:table-cell>
          <table:table-cell table:formula="of:=COUNTIF([.$C$1:.$C$2180]; [.D19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ập trung</text:p>
          </table:table-cell>
          <table:table-cell office:value-type="string" calcext:value-type="string">
            <text:p>ttrung</text:p>
          </table:table-cell>
          <table:table-cell table:formula="of:=COUNTIF([.$C$1:.$C$2180]; [.D19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eo thứ tự</text:p>
          </table:table-cell>
          <table:table-cell office:value-type="string" calcext:value-type="string">
            <text:p>tttu</text:p>
          </table:table-cell>
          <table:table-cell table:formula="of:=COUNTIF([.$C$1:.$C$2180]; [.D19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tự</text:p>
          </table:table-cell>
          <table:table-cell office:value-type="string" calcext:value-type="string">
            <text:p>ttu</text:p>
          </table:table-cell>
          <table:table-cell table:formula="of:=COUNTIF([.$C$1:.$C$2180]; [.D19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p tục</text:p>
          </table:table-cell>
          <table:table-cell office:value-type="string" calcext:value-type="string">
            <text:p>ttuc</text:p>
          </table:table-cell>
          <table:table-cell table:formula="of:=COUNTIF([.$C$1:.$C$2180]; [.D19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n tưởng</text:p>
          </table:table-cell>
          <table:table-cell office:value-type="string" calcext:value-type="string">
            <text:p>ttuong</text:p>
          </table:table-cell>
          <table:table-cell table:formula="of:=COUNTIF([.$C$1:.$C$2180]; [.D19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p tuyến</text:p>
          </table:table-cell>
          <table:table-cell office:value-type="string" calcext:value-type="string">
            <text:p>ttuyen</text:p>
          </table:table-cell>
          <table:table-cell table:formula="of:=COUNTIF([.$C$1:.$C$2180]; [.D19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ần hoàn</text:p>
          </table:table-cell>
          <table:table-cell office:value-type="string" calcext:value-type="string">
            <text:p>tuanh</text:p>
          </table:table-cell>
          <table:table-cell table:formula="of:=COUNTIF([.$C$1:.$C$2180]; [.D19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ần lễ</text:p>
          </table:table-cell>
          <table:table-cell office:value-type="string" calcext:value-type="string">
            <text:p>tuanl</text:p>
          </table:table-cell>
          <table:table-cell table:formula="of:=COUNTIF([.$C$1:.$C$2180]; [.D19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ức khắc</text:p>
          </table:table-cell>
          <table:table-cell office:value-type="string" calcext:value-type="string">
            <text:p>tuckh</text:p>
          </table:table-cell>
          <table:table-cell table:formula="of:=COUNTIF([.$C$1:.$C$2180]; [.D19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ự do</text:p>
          </table:table-cell>
          <table:table-cell office:value-type="string" calcext:value-type="string">
            <text:p>tud</text:p>
          </table:table-cell>
          <table:table-cell table:formula="of:=COUNTIF([.$C$1:.$C$2180]; [.D19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i ưu hóa</text:p>
          </table:table-cell>
          <table:table-cell office:value-type="string" calcext:value-type="string">
            <text:p>tuh</text:p>
          </table:table-cell>
          <table:table-cell table:formula="of:=COUNTIF([.$C$1:.$C$2180]; [.D19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ối ưu hóa</text:p>
          </table:table-cell>
          <table:table-cell office:value-type="string" calcext:value-type="string">
            <text:p>tuhoa</text:p>
          </table:table-cell>
          <table:table-cell table:formula="of:=COUNTIF([.$C$1:.$C$2180]; [.D19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 liệu</text:p>
          </table:table-cell>
          <table:table-cell office:value-type="string" calcext:value-type="string">
            <text:p>tul</text:p>
          </table:table-cell>
          <table:table-cell table:formula="of:=COUNTIF([.$C$1:.$C$2180]; [.D19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 liệu hóa</text:p>
          </table:table-cell>
          <table:table-cell office:value-type="string" calcext:value-type="string">
            <text:p>tulhoa</text:p>
          </table:table-cell>
          <table:table-cell table:formula="of:=COUNTIF([.$C$1:.$C$2180]; [.D19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 liệu</text:p>
          </table:table-cell>
          <table:table-cell office:value-type="string" calcext:value-type="string">
            <text:p>tulieu</text:p>
          </table:table-cell>
          <table:table-cell table:formula="of:=COUNTIF([.$C$1:.$C$2180]; [.D19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ứng</text:p>
          </table:table-cell>
          <table:table-cell office:value-type="string" calcext:value-type="string">
            <text:p>tuongu</text:p>
          </table:table-cell>
          <table:table-cell table:formula="of:=COUNTIF([.$C$1:.$C$2180]; [.D19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 tưởng</text:p>
          </table:table-cell>
          <table:table-cell office:value-type="string" calcext:value-type="string">
            <text:p>tutng</text:p>
          </table:table-cell>
          <table:table-cell table:formula="of:=COUNTIF([.$C$1:.$C$2180]; [.D19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ứng với</text:p>
          </table:table-cell>
          <table:table-cell office:value-type="string" calcext:value-type="string">
            <text:p>tuvoi</text:p>
          </table:table-cell>
          <table:table-cell table:formula="of:=COUNTIF([.$C$1:.$C$2180]; [.D19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ùy chỉnh</text:p>
          </table:table-cell>
          <table:table-cell office:value-type="string" calcext:value-type="string">
            <text:p>tuych</text:p>
          </table:table-cell>
          <table:table-cell table:formula="of:=COUNTIF([.$C$1:.$C$2180]; [.D19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ùy chọn</text:p>
          </table:table-cell>
          <table:table-cell office:value-type="string" calcext:value-type="string">
            <text:p>tuychn</text:p>
          </table:table-cell>
          <table:table-cell table:formula="of:=COUNTIF([.$C$1:.$C$2180]; [.D19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y nhiên</text:p>
          </table:table-cell>
          <table:table-cell office:value-type="string" calcext:value-type="string">
            <text:p>tuynh</text:p>
          </table:table-cell>
          <table:table-cell table:formula="of:=COUNTIF([.$C$1:.$C$2180]; [.D19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ùy thích</text:p>
          </table:table-cell>
          <table:table-cell office:value-type="string" calcext:value-type="string">
            <text:p>tuyth</text:p>
          </table:table-cell>
          <table:table-cell table:formula="of:=COUNTIF([.$C$1:.$C$2180]; [.D19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ùy thuộc</text:p>
          </table:table-cell>
          <table:table-cell office:value-type="string" calcext:value-type="string">
            <text:p>tuyth</text:p>
          </table:table-cell>
          <table:table-cell table:formula="of:=COUNTIF([.$C$1:.$C$2180]; [.D19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ùy ứng</text:p>
          </table:table-cell>
          <table:table-cell office:value-type="string" calcext:value-type="string">
            <text:p>tuyu</text:p>
          </table:table-cell>
          <table:table-cell table:formula="of:=COUNTIF([.$C$1:.$C$2180]; [.D19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ự do</text:p>
          </table:table-cell>
          <table:table-cell office:value-type="string" calcext:value-type="string">
            <text:p>tuz</text:p>
          </table:table-cell>
          <table:table-cell table:formula="of:=COUNTIF([.$C$1:.$C$2180]; [.D19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ự do</text:p>
          </table:table-cell>
          <table:table-cell office:value-type="string" calcext:value-type="string">
            <text:p>tuzo</text:p>
          </table:table-cell>
          <table:table-cell table:formula="of:=COUNTIF([.$C$1:.$C$2180]; [.D19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về</text:p>
          </table:table-cell>
          <table:table-cell office:value-type="string" calcext:value-type="string">
            <text:p>tve</text:p>
          </table:table-cell>
          <table:table-cell table:formula="of:=COUNTIF([.$C$1:.$C$2180]; [.D19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ch vô hướng</text:p>
          </table:table-cell>
          <table:table-cell office:value-type="string" calcext:value-type="string">
            <text:p>tvh</text:p>
          </table:table-cell>
          <table:table-cell table:formula="of:=COUNTIF([.$C$1:.$C$2180]; [.D19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ích vô hướng</text:p>
          </table:table-cell>
          <table:table-cell office:value-type="string" calcext:value-type="string">
            <text:p>tvhng</text:p>
          </table:table-cell>
          <table:table-cell table:formula="of:=COUNTIF([.$C$1:.$C$2180]; [.D19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ải về máy</text:p>
          </table:table-cell>
          <table:table-cell office:value-type="string" calcext:value-type="string">
            <text:p>tvmay</text:p>
          </table:table-cell>
          <table:table-cell table:formula="of:=COUNTIF([.$C$1:.$C$2180]; [.D19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uyệt vời</text:p>
          </table:table-cell>
          <table:table-cell office:value-type="string" calcext:value-type="string">
            <text:p>tvoi</text:p>
          </table:table-cell>
          <table:table-cell table:formula="of:=COUNTIF([.$C$1:.$C$2180]; [.D19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về phía trước</text:p>
          </table:table-cell>
          <table:table-cell office:value-type="string" calcext:value-type="string">
            <text:p>tvphtrc</text:p>
          </table:table-cell>
          <table:table-cell table:formula="of:=COUNTIF([.$C$1:.$C$2180]; [.D19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ành viên phát triển</text:p>
          </table:table-cell>
          <table:table-cell office:value-type="string" calcext:value-type="string">
            <text:p>tvpt</text:p>
          </table:table-cell>
          <table:table-cell table:formula="of:=COUNTIF([.$C$1:.$C$2180]; [.D19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ến về phía trước</text:p>
          </table:table-cell>
          <table:table-cell office:value-type="string" calcext:value-type="string">
            <text:p>tvptrc</text:p>
          </table:table-cell>
          <table:table-cell table:formula="of:=COUNTIF([.$C$1:.$C$2180]; [.D19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n xạ</text:p>
          </table:table-cell>
          <table:table-cell office:value-type="string" calcext:value-type="string">
            <text:p>txa</text:p>
          </table:table-cell>
          <table:table-cell table:formula="of:=COUNTIF([.$C$1:.$C$2180]; [.D19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án xạ dưới bề mặt</text:p>
          </table:table-cell>
          <table:table-cell office:value-type="string" calcext:value-type="string">
            <text:p>txdbm</text:p>
          </table:table-cell>
          <table:table-cell table:formula="of:=COUNTIF([.$C$1:.$C$2180]; [.D19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iền xử lý</text:p>
          </table:table-cell>
          <table:table-cell office:value-type="string" calcext:value-type="string">
            <text:p>txly</text:p>
          </table:table-cell>
          <table:table-cell table:formula="of:=COUNTIF([.$C$1:.$C$2180]; [.D19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ỷ lệ</text:p>
          </table:table-cell>
          <table:table-cell office:value-type="string" calcext:value-type="string">
            <text:p>tyl</text:p>
          </table:table-cell>
          <table:table-cell table:formula="of:=COUNTIF([.$C$1:.$C$2180]; [.D19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ạo</text:p>
          </table:table-cell>
          <table:table-cell office:value-type="string" calcext:value-type="string">
            <text:p>tz</text:p>
          </table:table-cell>
          <table:table-cell table:formula="of:=COUNTIF([.$C$1:.$C$2180]; [.D19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ần số</text:p>
          </table:table-cell>
          <table:table-cell office:value-type="string" calcext:value-type="string">
            <text:p>tzo</text:p>
          </table:table-cell>
          <table:table-cell table:formula="of:=COUNTIF([.$C$1:.$C$2180]; [.D19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ổng số</text:p>
          </table:table-cell>
          <table:table-cell office:value-type="string" calcext:value-type="string">
            <text:p>tzo</text:p>
          </table:table-cell>
          <table:table-cell table:formula="of:=COUNTIF([.$C$1:.$C$2180]; [.D19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ứng</text:p>
          </table:table-cell>
          <table:table-cell office:value-type="string" calcext:value-type="string">
            <text:p>tzung</text:p>
          </table:table-cell>
          <table:table-cell table:formula="of:=COUNTIF([.$C$1:.$C$2180]; [.D19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ương ứng với</text:p>
          </table:table-cell>
          <table:table-cell office:value-type="string" calcext:value-type="string">
            <text:p>tzvoi</text:p>
          </table:table-cell>
          <table:table-cell table:formula="of:=COUNTIF([.$C$1:.$C$2180]; [.D19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ước</text:p>
          </table:table-cell>
          <table:table-cell office:value-type="string" calcext:value-type="string">
            <text:p>uc</text:p>
          </table:table-cell>
          <table:table-cell table:formula="of:=COUNTIF([.$C$1:.$C$2180]; [.D19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ước chừng</text:p>
          </table:table-cell>
          <table:table-cell office:value-type="string" calcext:value-type="string">
            <text:p>ucchng</text:p>
          </table:table-cell>
          <table:table-cell table:formula="of:=COUNTIF([.$C$1:.$C$2180]; [.D19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ước chừng</text:p>
          </table:table-cell>
          <table:table-cell office:value-type="string" calcext:value-type="string">
            <text:p>uchng</text:p>
          </table:table-cell>
          <table:table-cell table:formula="of:=COUNTIF([.$C$1:.$C$2180]; [.D19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ước lượng</text:p>
          </table:table-cell>
          <table:table-cell office:value-type="string" calcext:value-type="string">
            <text:p>uclng</text:p>
          </table:table-cell>
          <table:table-cell table:formula="of:=COUNTIF([.$C$1:.$C$2180]; [.D19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ước tính</text:p>
          </table:table-cell>
          <table:table-cell office:value-type="string" calcext:value-type="string">
            <text:p>uctinh</text:p>
          </table:table-cell>
          <table:table-cell table:formula="of:=COUNTIF([.$C$1:.$C$2180]; [.D19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ứng dụng</text:p>
          </table:table-cell>
          <table:table-cell office:value-type="string" calcext:value-type="string">
            <text:p>udung</text:p>
          </table:table-cell>
          <table:table-cell table:formula="of:=COUNTIF([.$C$1:.$C$2180]; [.D19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o diện người dùng</text:p>
          </table:table-cell>
          <table:table-cell office:value-type="string" calcext:value-type="string">
            <text:p>ui</text:p>
          </table:table-cell>
          <table:table-cell table:formula="of:=COUNTIF([.$C$1:.$C$2180]; [.D19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ước lượng</text:p>
          </table:table-cell>
          <table:table-cell office:value-type="string" calcext:value-type="string">
            <text:p>ulng</text:p>
          </table:table-cell>
          <table:table-cell table:formula="of:=COUNTIF([.$C$1:.$C$2180]; [.D19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ứng dụng</text:p>
          </table:table-cell>
          <table:table-cell office:value-type="string" calcext:value-type="string">
            <text:p>ungd</text:p>
          </table:table-cell>
          <table:table-cell table:formula="of:=COUNTIF([.$C$1:.$C$2180]; [.D19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ước tính</text:p>
          </table:table-cell>
          <table:table-cell office:value-type="string" calcext:value-type="string">
            <text:p>utinh</text:p>
          </table:table-cell>
          <table:table-cell table:formula="of:=COUNTIF([.$C$1:.$C$2180]; [.D19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ước</text:p>
          </table:table-cell>
          <table:table-cell table:formula="of:=COUNTIF([.$C$1:.$C$2180]; [.D19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a đập</text:p>
          </table:table-cell>
          <table:table-cell office:value-type="string" calcext:value-type="string">
            <text:p>vad</text:p>
          </table:table-cell>
          <table:table-cell table:formula="of:=COUNTIF([.$C$1:.$C$2180]; [.D20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n chuyển</text:p>
          </table:table-cell>
          <table:table-cell office:value-type="string" calcext:value-type="string">
            <text:p>vanch</text:p>
          </table:table-cell>
          <table:table-cell table:formula="of:=COUNTIF([.$C$1:.$C$2180]; [.D20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n động</text:p>
          </table:table-cell>
          <table:table-cell office:value-type="string" calcext:value-type="string">
            <text:p>vand</text:p>
          </table:table-cell>
          <table:table-cell table:formula="of:=COUNTIF([.$C$1:.$C$2180]; [.D20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ăn hóa</text:p>
          </table:table-cell>
          <table:table-cell office:value-type="string" calcext:value-type="string">
            <text:p>vanh</text:p>
          </table:table-cell>
          <table:table-cell table:formula="of:=COUNTIF([.$C$1:.$C$2180]; [.D20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n tốc</text:p>
          </table:table-cell>
          <table:table-cell office:value-type="string" calcext:value-type="string">
            <text:p>vant</text:p>
          </table:table-cell>
          <table:table-cell table:formula="of:=COUNTIF([.$C$1:.$C$2180]; [.D20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ào lúc này</text:p>
          </table:table-cell>
          <table:table-cell office:value-type="string" calcext:value-type="string">
            <text:p>vaoln</text:p>
          </table:table-cell>
          <table:table-cell table:formula="of:=COUNTIF([.$C$1:.$C$2180]; [.D20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ăn bản</text:p>
          </table:table-cell>
          <table:table-cell office:value-type="string" calcext:value-type="string">
            <text:p>vban</text:p>
          </table:table-cell>
          <table:table-cell table:formula="of:=COUNTIF([.$C$1:.$C$2180]; [.D20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n chuyển</text:p>
          </table:table-cell>
          <table:table-cell office:value-type="string" calcext:value-type="string">
            <text:p>vchuyen</text:p>
          </table:table-cell>
          <table:table-cell table:formula="of:=COUNTIF([.$C$1:.$C$2180]; [.D20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ốn có</text:p>
          </table:table-cell>
          <table:table-cell office:value-type="string" calcext:value-type="string">
            <text:p>vco</text:p>
          </table:table-cell>
          <table:table-cell table:formula="of:=COUNTIF([.$C$1:.$C$2180]; [.D20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ẫn còn</text:p>
          </table:table-cell>
          <table:table-cell office:value-type="string" calcext:value-type="string">
            <text:p>vcon</text:p>
          </table:table-cell>
          <table:table-cell table:formula="of:=COUNTIF([.$C$1:.$C$2180]; [.D20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òng cung</text:p>
          </table:table-cell>
          <table:table-cell office:value-type="string" calcext:value-type="string">
            <text:p>vcung</text:p>
          </table:table-cell>
          <table:table-cell table:formula="of:=COUNTIF([.$C$1:.$C$2180]; [.D20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a đập</text:p>
          </table:table-cell>
          <table:table-cell office:value-type="string" calcext:value-type="string">
            <text:p>vdap</text:p>
          </table:table-cell>
          <table:table-cell table:formula="of:=COUNTIF([.$C$1:.$C$2180]; [.D20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ấn đề</text:p>
          </table:table-cell>
          <table:table-cell office:value-type="string" calcext:value-type="string">
            <text:p>vde</text:p>
          </table:table-cell>
          <table:table-cell table:formula="of:=COUNTIF([.$C$1:.$C$2180]; [.D20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n động</text:p>
          </table:table-cell>
          <table:table-cell office:value-type="string" calcext:value-type="string">
            <text:p>vdong</text:p>
          </table:table-cell>
          <table:table-cell table:formula="of:=COUNTIF([.$C$1:.$C$2180]; [.D20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í dụ</text:p>
          </table:table-cell>
          <table:table-cell office:value-type="string" calcext:value-type="string">
            <text:p>vdu</text:p>
          </table:table-cell>
          <table:table-cell table:formula="of:=COUNTIF([.$C$1:.$C$2180]; [.D20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ề</text:p>
          </table:table-cell>
          <table:table-cell office:value-type="string" calcext:value-type="string">
            <text:p>veh</text:p>
          </table:table-cell>
          <table:table-cell table:formula="of:=COUNTIF([.$C$1:.$C$2180]; [.D20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uông góc</text:p>
          </table:table-cell>
          <table:table-cell office:value-type="string" calcext:value-type="string">
            <text:p>vgoc</text:p>
          </table:table-cell>
          <table:table-cell table:formula="of:=COUNTIF([.$C$1:.$C$2180]; [.D20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n hành</text:p>
          </table:table-cell>
          <table:table-cell office:value-type="string" calcext:value-type="string">
            <text:p>vhanh</text:p>
          </table:table-cell>
          <table:table-cell table:formula="of:=COUNTIF([.$C$1:.$C$2180]; [.D20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ô hiệu hóa</text:p>
          </table:table-cell>
          <table:table-cell office:value-type="string" calcext:value-type="string">
            <text:p>vhhoa</text:p>
          </table:table-cell>
          <table:table-cell table:formula="of:=COUNTIF([.$C$1:.$C$2180]; [.D20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ô hướng</text:p>
          </table:table-cell>
          <table:table-cell office:value-type="string" calcext:value-type="string">
            <text:p>vhng</text:p>
          </table:table-cell>
          <table:table-cell table:formula="of:=COUNTIF([.$C$1:.$C$2180]; [.D20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iệc làm này</text:p>
          </table:table-cell>
          <table:table-cell office:value-type="string" calcext:value-type="string">
            <text:p>viecln</text:p>
          </table:table-cell>
          <table:table-cell table:formula="of:=COUNTIF([.$C$1:.$C$2180]; [.D20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ĩ tuyến</text:p>
          </table:table-cell>
          <table:table-cell office:value-type="string" calcext:value-type="string">
            <text:p>vit</text:p>
          </table:table-cell>
          <table:table-cell table:formula="of:=COUNTIF([.$C$1:.$C$2180]; [.D20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ì việc</text:p>
          </table:table-cell>
          <table:table-cell office:value-type="string" calcext:value-type="string">
            <text:p>viv</text:p>
          </table:table-cell>
          <table:table-cell table:formula="of:=COUNTIF([.$C$1:.$C$2180]; [.D20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iền khung hình hộp</text:p>
          </table:table-cell>
          <table:table-cell office:value-type="string" calcext:value-type="string">
            <text:p>vkhh</text:p>
          </table:table-cell>
          <table:table-cell table:formula="of:=COUNTIF([.$C$1:.$C$2180]; [.D20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iệc làm</text:p>
          </table:table-cell>
          <table:table-cell office:value-type="string" calcext:value-type="string">
            <text:p>vlam</text:p>
          </table:table-cell>
          <table:table-cell table:formula="of:=COUNTIF([.$C$1:.$C$2180]; [.D20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t liệu</text:p>
          </table:table-cell>
          <table:table-cell office:value-type="string" calcext:value-type="string">
            <text:p>vlieu</text:p>
          </table:table-cell>
          <table:table-cell table:formula="of:=COUNTIF([.$C$1:.$C$2180]; [.D20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ào lúc này</text:p>
          </table:table-cell>
          <table:table-cell office:value-type="string" calcext:value-type="string">
            <text:p>vlnay</text:p>
          </table:table-cell>
          <table:table-cell table:formula="of:=COUNTIF([.$C$1:.$C$2180]; [.D20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iệc làm này</text:p>
          </table:table-cell>
          <table:table-cell office:value-type="string" calcext:value-type="string">
            <text:p>vlnay</text:p>
          </table:table-cell>
          <table:table-cell table:formula="of:=COUNTIF([.$C$1:.$C$2180]; [.D20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t lý</text:p>
          </table:table-cell>
          <table:table-cell office:value-type="string" calcext:value-type="string">
            <text:p>vly</text:p>
          </table:table-cell>
          <table:table-cell table:formula="of:=COUNTIF([.$C$1:.$C$2180]; [.D20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òng mạch</text:p>
          </table:table-cell>
          <table:table-cell office:value-type="string" calcext:value-type="string">
            <text:p>vmach</text:p>
          </table:table-cell>
          <table:table-cell table:formula="of:=COUNTIF([.$C$1:.$C$2180]; [.D20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iệt Nam</text:p>
          </table:table-cell>
          <table:table-cell office:value-type="string" calcext:value-type="string">
            <text:p>vn</text:p>
          </table:table-cell>
          <table:table-cell table:formula="of:=COUNTIF([.$C$1:.$C$2180]; [.D20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iệc này</text:p>
          </table:table-cell>
          <table:table-cell office:value-type="string" calcext:value-type="string">
            <text:p>vnay</text:p>
          </table:table-cell>
          <table:table-cell table:formula="of:=COUNTIF([.$C$1:.$C$2180]; [.D20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ợng</text:p>
          </table:table-cell>
          <table:table-cell office:value-type="string" calcext:value-type="string">
            <text:p>vng</text:p>
          </table:table-cell>
          <table:table-cell table:formula="of:=COUNTIF([.$C$1:.$C$2180]; [.D20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ơng vãi</text:p>
          </table:table-cell>
          <table:table-cell office:value-type="string" calcext:value-type="string">
            <text:p>vngvai</text:p>
          </table:table-cell>
          <table:table-cell table:formula="of:=COUNTIF([.$C$1:.$C$2180]; [.D20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ơng vấn</text:p>
          </table:table-cell>
          <table:table-cell office:value-type="string" calcext:value-type="string">
            <text:p>vngvan</text:p>
          </table:table-cell>
          <table:table-cell table:formula="of:=COUNTIF([.$C$1:.$C$2180]; [.D20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ờn hoa</text:p>
          </table:table-cell>
          <table:table-cell office:value-type="string" calcext:value-type="string">
            <text:p>vnhoa</text:p>
          </table:table-cell>
          <table:table-cell table:formula="of:=COUNTIF([.$C$1:.$C$2180]; [.D20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ô hướng</text:p>
          </table:table-cell>
          <table:table-cell office:value-type="string" calcext:value-type="string">
            <text:p>vohng</text:p>
          </table:table-cell>
          <table:table-cell table:formula="of:=COUNTIF([.$C$1:.$C$2180]; [.D20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ốn có</text:p>
          </table:table-cell>
          <table:table-cell office:value-type="string" calcext:value-type="string">
            <text:p>vonc</text:p>
          </table:table-cell>
          <table:table-cell table:formula="of:=COUNTIF([.$C$1:.$C$2180]; [.D20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ừa phải</text:p>
          </table:table-cell>
          <table:table-cell office:value-type="string" calcext:value-type="string">
            <text:p>vphai</text:p>
          </table:table-cell>
          <table:table-cell table:formula="of:=COUNTIF([.$C$1:.$C$2180]; [.D20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ệt sáng</text:p>
          </table:table-cell>
          <table:table-cell office:value-type="string" calcext:value-type="string">
            <text:p>vsang</text:p>
          </table:table-cell>
          <table:table-cell table:formula="of:=COUNTIF([.$C$1:.$C$2180]; [.D20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ệ sinh</text:p>
          </table:table-cell>
          <table:table-cell office:value-type="string" calcext:value-type="string">
            <text:p>vsinh</text:p>
          </table:table-cell>
          <table:table-cell table:formula="of:=COUNTIF([.$C$1:.$C$2180]; [.D20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ô số</text:p>
          </table:table-cell>
          <table:table-cell office:value-type="string" calcext:value-type="string">
            <text:p>vso</text:p>
          </table:table-cell>
          <table:table-cell table:formula="of:=COUNTIF([.$C$1:.$C$2180]; [.D20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ợt</text:p>
          </table:table-cell>
          <table:table-cell office:value-type="string" calcext:value-type="string">
            <text:p>vt</text:p>
          </table:table-cell>
          <table:table-cell table:formula="of:=COUNTIF([.$C$1:.$C$2180]; [.D20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ị trí chuột</text:p>
          </table:table-cell>
          <table:table-cell office:value-type="string" calcext:value-type="string">
            <text:p>vtch</text:p>
          </table:table-cell>
          <table:table-cell table:formula="of:=COUNTIF([.$C$1:.$C$2180]; [.D20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t thể</text:p>
          </table:table-cell>
          <table:table-cell office:value-type="string" calcext:value-type="string">
            <text:p>vthe</text:p>
          </table:table-cell>
          <table:table-cell table:formula="of:=COUNTIF([.$C$1:.$C$2180]; [.D20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uốt thon</text:p>
          </table:table-cell>
          <table:table-cell office:value-type="string" calcext:value-type="string">
            <text:p>vthon</text:p>
          </table:table-cell>
          <table:table-cell table:formula="of:=COUNTIF([.$C$1:.$C$2180]; [.D20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iết tập lệnh</text:p>
          </table:table-cell>
          <table:table-cell office:value-type="string" calcext:value-type="string">
            <text:p>vtlenh</text:p>
          </table:table-cell>
          <table:table-cell table:formula="of:=COUNTIF([.$C$1:.$C$2180]; [.D20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òng tròn màu sắc</text:p>
          </table:table-cell>
          <table:table-cell office:value-type="string" calcext:value-type="string">
            <text:p>vtms</text:p>
          </table:table-cell>
          <table:table-cell table:formula="of:=COUNTIF([.$C$1:.$C$2180]; [.D20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éctơ</text:p>
          </table:table-cell>
          <table:table-cell office:value-type="string" calcext:value-type="string">
            <text:p>vto</text:p>
          </table:table-cell>
          <table:table-cell table:formula="of:=COUNTIF([.$C$1:.$C$2180]; [.D20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ận tốc</text:p>
          </table:table-cell>
          <table:table-cell office:value-type="string" calcext:value-type="string">
            <text:p>vtoc</text:p>
          </table:table-cell>
          <table:table-cell table:formula="of:=COUNTIF([.$C$1:.$C$2180]; [.D20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ợt quyền</text:p>
          </table:table-cell>
          <table:table-cell office:value-type="string" calcext:value-type="string">
            <text:p>vtq</text:p>
          </table:table-cell>
          <table:table-cell table:formula="of:=COUNTIF([.$C$1:.$C$2180]; [.D20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ợt quá</text:p>
          </table:table-cell>
          <table:table-cell office:value-type="string" calcext:value-type="string">
            <text:p>vtqua</text:p>
          </table:table-cell>
          <table:table-cell table:formula="of:=COUNTIF([.$C$1:.$C$2180]; [.D20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ợt quyền</text:p>
          </table:table-cell>
          <table:table-cell office:value-type="string" calcext:value-type="string">
            <text:p>vtquyen</text:p>
          </table:table-cell>
          <table:table-cell table:formula="of:=COUNTIF([.$C$1:.$C$2180]; [.D20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ị trí</text:p>
          </table:table-cell>
          <table:table-cell office:value-type="string" calcext:value-type="string">
            <text:p>vtri</text:p>
          </table:table-cell>
          <table:table-cell table:formula="of:=COUNTIF([.$C$1:.$C$2180]; [.D20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ĩ tuyến</text:p>
          </table:table-cell>
          <table:table-cell office:value-type="string" calcext:value-type="string">
            <text:p>vtuyen</text:p>
          </table:table-cell>
          <table:table-cell table:formula="of:=COUNTIF([.$C$1:.$C$2180]; [.D20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ừa phải</text:p>
          </table:table-cell>
          <table:table-cell office:value-type="string" calcext:value-type="string">
            <text:p>vuaph</text:p>
          </table:table-cell>
          <table:table-cell table:formula="of:=COUNTIF([.$C$1:.$C$2180]; [.D20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uông góc</text:p>
          </table:table-cell>
          <table:table-cell office:value-type="string" calcext:value-type="string">
            <text:p>vuongg</text:p>
          </table:table-cell>
          <table:table-cell table:formula="of:=COUNTIF([.$C$1:.$C$2180]; [.D20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uốt thon</text:p>
          </table:table-cell>
          <table:table-cell office:value-type="string" calcext:value-type="string">
            <text:p>vuoth</text:p>
          </table:table-cell>
          <table:table-cell table:formula="of:=COUNTIF([.$C$1:.$C$2180]; [.D20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ượt qua</text:p>
          </table:table-cell>
          <table:table-cell office:value-type="string" calcext:value-type="string">
            <text:p>vuotq</text:p>
          </table:table-cell>
          <table:table-cell table:formula="of:=COUNTIF([.$C$1:.$C$2180]; [.D20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ui vẻ</text:p>
          </table:table-cell>
          <table:table-cell office:value-type="string" calcext:value-type="string">
            <text:p>vve</text:p>
          </table:table-cell>
          <table:table-cell table:formula="of:=COUNTIF([.$C$1:.$C$2180]; [.D20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vì việc</text:p>
          </table:table-cell>
          <table:table-cell office:value-type="string" calcext:value-type="string">
            <text:p>vviec</text:p>
          </table:table-cell>
          <table:table-cell table:formula="of:=COUNTIF([.$C$1:.$C$2180]; [.D20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ác định</text:p>
          </table:table-cell>
          <table:table-cell office:value-type="string" calcext:value-type="string">
            <text:p>xacd</text:p>
          </table:table-cell>
          <table:table-cell table:formula="of:=COUNTIF([.$C$1:.$C$2180]; [.D20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ác thực</text:p>
          </table:table-cell>
          <table:table-cell office:value-type="string" calcext:value-type="string">
            <text:p>xacth</text:p>
          </table:table-cell>
          <table:table-cell table:formula="of:=COUNTIF([.$C$1:.$C$2180]; [.D20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ấu hơn</text:p>
          </table:table-cell>
          <table:table-cell office:value-type="string" calcext:value-type="string">
            <text:p>xauh</text:p>
          </table:table-cell>
          <table:table-cell table:formula="of:=COUNTIF([.$C$1:.$C$2180]; [.D20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óa bỏ</text:p>
          </table:table-cell>
          <table:table-cell office:value-type="string" calcext:value-type="string">
            <text:p>xbo</text:p>
          </table:table-cell>
          <table:table-cell table:formula="of:=COUNTIF([.$C$1:.$C$2180]; [.D20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iên chéo</text:p>
          </table:table-cell>
          <table:table-cell office:value-type="string" calcext:value-type="string">
            <text:p>xcheo</text:p>
          </table:table-cell>
          <table:table-cell table:formula="of:=COUNTIF([.$C$1:.$C$2180]; [.D20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oay chiều</text:p>
          </table:table-cell>
          <table:table-cell office:value-type="string" calcext:value-type="string">
            <text:p>xchieu</text:p>
          </table:table-cell>
          <table:table-cell table:formula="of:=COUNTIF([.$C$1:.$C$2180]; [.D20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óa dấu</text:p>
          </table:table-cell>
          <table:table-cell office:value-type="string" calcext:value-type="string">
            <text:p>xdau</text:p>
          </table:table-cell>
          <table:table-cell table:formula="of:=COUNTIF([.$C$1:.$C$2180]; [.D20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ương dẻo</text:p>
          </table:table-cell>
          <table:table-cell office:value-type="string" calcext:value-type="string">
            <text:p>xdeo</text:p>
          </table:table-cell>
          <table:table-cell table:formula="of:=COUNTIF([.$C$1:.$C$2180]; [.D20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ây đa giác</text:p>
          </table:table-cell>
          <table:table-cell office:value-type="string" calcext:value-type="string">
            <text:p>xdgiac</text:p>
          </table:table-cell>
          <table:table-cell table:formula="of:=COUNTIF([.$C$1:.$C$2180]; [.D20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ê dịch</text:p>
          </table:table-cell>
          <table:table-cell office:value-type="string" calcext:value-type="string">
            <text:p>xdich</text:p>
          </table:table-cell>
          <table:table-cell table:formula="of:=COUNTIF([.$C$1:.$C$2180]; [.D20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ác định</text:p>
          </table:table-cell>
          <table:table-cell office:value-type="string" calcext:value-type="string">
            <text:p>xdinh</text:p>
          </table:table-cell>
          <table:table-cell table:formula="of:=COUNTIF([.$C$1:.$C$2180]; [.D20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ây dựng lại</text:p>
          </table:table-cell>
          <table:table-cell office:value-type="string" calcext:value-type="string">
            <text:p>xdl</text:p>
          </table:table-cell>
          <table:table-cell table:formula="of:=COUNTIF([.$C$1:.$C$2180]; [.D20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ây dựng</text:p>
          </table:table-cell>
          <table:table-cell office:value-type="string" calcext:value-type="string">
            <text:p>xdng</text:p>
          </table:table-cell>
          <table:table-cell table:formula="of:=COUNTIF([.$C$1:.$C$2180]; [.D20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ng đột</text:p>
          </table:table-cell>
          <table:table-cell office:value-type="string" calcext:value-type="string">
            <text:p>xdot</text:p>
          </table:table-cell>
          <table:table-cell table:formula="of:=COUNTIF([.$C$1:.$C$2180]; [.D20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ây dựng</text:p>
          </table:table-cell>
          <table:table-cell office:value-type="string" calcext:value-type="string">
            <text:p>xdung</text:p>
          </table:table-cell>
          <table:table-cell table:formula="of:=COUNTIF([.$C$1:.$C$2180]; [.D20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ê dịch</text:p>
          </table:table-cell>
          <table:table-cell office:value-type="string" calcext:value-type="string">
            <text:p>xed</text:p>
          </table:table-cell>
          <table:table-cell table:formula="of:=COUNTIF([.$C$1:.$C$2180]; [.D20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em trước</text:p>
          </table:table-cell>
          <table:table-cell office:value-type="string" calcext:value-type="string">
            <text:p>xemtrc</text:p>
          </table:table-cell>
          <table:table-cell table:formula="of:=COUNTIF([.$C$1:.$C$2180]; [.D20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 hiện</text:p>
          </table:table-cell>
          <table:table-cell office:value-type="string" calcext:value-type="string">
            <text:p>xhien</text:p>
          </table:table-cell>
          <table:table-cell table:formula="of:=COUNTIF([.$C$1:.$C$2180]; [.D20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 hướng</text:p>
          </table:table-cell>
          <table:table-cell office:value-type="string" calcext:value-type="string">
            <text:p>xhng</text:p>
          </table:table-cell>
          <table:table-cell table:formula="of:=COUNTIF([.$C$1:.$C$2180]; [.D20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ứng hợp</text:p>
          </table:table-cell>
          <table:table-cell office:value-type="string" calcext:value-type="string">
            <text:p>xhop</text:p>
          </table:table-cell>
          <table:table-cell table:formula="of:=COUNTIF([.$C$1:.$C$2180]; [.D20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ân Hạ Thu Đông</text:p>
          </table:table-cell>
          <table:table-cell office:value-type="string" calcext:value-type="string">
            <text:p>xhtd</text:p>
          </table:table-cell>
          <table:table-cell table:formula="of:=COUNTIF([.$C$1:.$C$2180]; [.D20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inh hơn</text:p>
          </table:table-cell>
          <table:table-cell office:value-type="string" calcext:value-type="string">
            <text:p>xinhh</text:p>
          </table:table-cell>
          <table:table-cell table:formula="of:=COUNTIF([.$C$1:.$C$2180]; [.D20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ng khắc</text:p>
          </table:table-cell>
          <table:table-cell office:value-type="string" calcext:value-type="string">
            <text:p>xkhac</text:p>
          </table:table-cell>
          <table:table-cell table:formula="of:=COUNTIF([.$C$1:.$C$2180]; [.D20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in kiểm tra</text:p>
          </table:table-cell>
          <table:table-cell office:value-type="string" calcext:value-type="string">
            <text:p>xktra</text:p>
          </table:table-cell>
          <table:table-cell table:formula="of:=COUNTIF([.$C$1:.$C$2180]; [.D20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em lại</text:p>
          </table:table-cell>
          <table:table-cell office:value-type="string" calcext:value-type="string">
            <text:p>xlai</text:p>
          </table:table-cell>
          <table:table-cell table:formula="of:=COUNTIF([.$C$1:.$C$2180]; [.D20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ử lý hậu kỳ</text:p>
          </table:table-cell>
          <table:table-cell office:value-type="string" calcext:value-type="string">
            <text:p>xlhk</text:p>
          </table:table-cell>
          <table:table-cell table:formula="of:=COUNTIF([.$C$1:.$C$2180]; [.D20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 liệu</text:p>
          </table:table-cell>
          <table:table-cell office:value-type="string" calcext:value-type="string">
            <text:p>xlieu</text:p>
          </table:table-cell>
          <table:table-cell table:formula="of:=COUNTIF([.$C$1:.$C$2180]; [.D20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in lỗi</text:p>
          </table:table-cell>
          <table:table-cell office:value-type="string" calcext:value-type="string">
            <text:p>xloi</text:p>
          </table:table-cell>
          <table:table-cell table:formula="of:=COUNTIF([.$C$1:.$C$2180]; [.D20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ử lý</text:p>
          </table:table-cell>
          <table:table-cell office:value-type="string" calcext:value-type="string">
            <text:p>xly</text:p>
          </table:table-cell>
          <table:table-cell table:formula="of:=COUNTIF([.$C$1:.$C$2180]; [.D20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ác minh</text:p>
          </table:table-cell>
          <table:table-cell office:value-type="string" calcext:value-type="string">
            <text:p>xminh</text:p>
          </table:table-cell>
          <table:table-cell table:formula="of:=COUNTIF([.$C$1:.$C$2180]; [.D20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ào nấu</text:p>
          </table:table-cell>
          <table:table-cell office:value-type="string" calcext:value-type="string">
            <text:p>xnau</text:p>
          </table:table-cell>
          <table:table-cell table:formula="of:=COUNTIF([.$C$1:.$C$2180]; [.D20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ương</text:p>
          </table:table-cell>
          <table:table-cell office:value-type="string" calcext:value-type="string">
            <text:p>xng</text:p>
          </table:table-cell>
          <table:table-cell table:formula="of:=COUNTIF([.$C$1:.$C$2180]; [.D20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 ngoại</text:p>
          </table:table-cell>
          <table:table-cell office:value-type="string" calcext:value-type="string">
            <text:p>xngoai</text:p>
          </table:table-cell>
          <table:table-cell table:formula="of:=COUNTIF([.$C$1:.$C$2180]; [.D20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óa dấu</text:p>
          </table:table-cell>
          <table:table-cell office:value-type="string" calcext:value-type="string">
            <text:p>xoad</text:p>
          </table:table-cell>
          <table:table-cell table:formula="of:=COUNTIF([.$C$1:.$C$2180]; [.D20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oay chiều</text:p>
          </table:table-cell>
          <table:table-cell office:value-type="string" calcext:value-type="string">
            <text:p>xoaych</text:p>
          </table:table-cell>
          <table:table-cell table:formula="of:=COUNTIF([.$C$1:.$C$2180]; [.D20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 phát</text:p>
          </table:table-cell>
          <table:table-cell office:value-type="string" calcext:value-type="string">
            <text:p>xphat</text:p>
          </table:table-cell>
          <table:table-cell table:formula="of:=COUNTIF([.$C$1:.$C$2180]; [.D20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ng quanh</text:p>
          </table:table-cell>
          <table:table-cell office:value-type="string" calcext:value-type="string">
            <text:p>xquanh</text:p>
          </table:table-cell>
          <table:table-cell table:formula="of:=COUNTIF([.$C$1:.$C$2180]; [.D20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ảy ra</text:p>
          </table:table-cell>
          <table:table-cell office:value-type="string" calcext:value-type="string">
            <text:p>xra</text:p>
          </table:table-cell>
          <table:table-cell table:formula="of:=COUNTIF([.$C$1:.$C$2180]; [.D20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óa sạch</text:p>
          </table:table-cell>
          <table:table-cell office:value-type="string" calcext:value-type="string">
            <text:p>xsach</text:p>
          </table:table-cell>
          <table:table-cell table:formula="of:=COUNTIF([.$C$1:.$C$2180]; [.D20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ưởng sản xuất</text:p>
          </table:table-cell>
          <table:table-cell office:value-type="string" calcext:value-type="string">
            <text:p>xsx</text:p>
          </table:table-cell>
          <table:table-cell table:formula="of:=COUNTIF([.$C$1:.$C$2180]; [.D2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ưởng sản xuất</text:p>
          </table:table-cell>
          <table:table-cell office:value-type="string" calcext:value-type="string">
            <text:p>xsxuat</text:p>
          </table:table-cell>
          <table:table-cell table:formula="of:=COUNTIF([.$C$1:.$C$2180]; [.D2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</text:p>
          </table:table-cell>
          <table:table-cell office:value-type="string" calcext:value-type="string">
            <text:p>xt</text:p>
          </table:table-cell>
          <table:table-cell table:formula="of:=COUNTIF([.$C$1:.$C$2180]; [.D2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ác thực</text:p>
          </table:table-cell>
          <table:table-cell office:value-type="string" calcext:value-type="string">
            <text:p>xthuc</text:p>
          </table:table-cell>
          <table:table-cell table:formula="of:=COUNTIF([.$C$1:.$C$2180]; [.D2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em trước</text:p>
          </table:table-cell>
          <table:table-cell office:value-type="string" calcext:value-type="string">
            <text:p>xtrc</text:p>
          </table:table-cell>
          <table:table-cell table:formula="of:=COUNTIF([.$C$1:.$C$2180]; [.D2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 trình</text:p>
          </table:table-cell>
          <table:table-cell office:value-type="string" calcext:value-type="string">
            <text:p>xtrinh</text:p>
          </table:table-cell>
          <table:table-cell table:formula="of:=COUNTIF([.$C$1:.$C$2180]; [.D2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 phát</text:p>
          </table:table-cell>
          <table:table-cell office:value-type="string" calcext:value-type="string">
            <text:p>xuatph</text:p>
          </table:table-cell>
          <table:table-cell table:formula="of:=COUNTIF([.$C$1:.$C$2180]; [.D2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 hướng</text:p>
          </table:table-cell>
          <table:table-cell office:value-type="string" calcext:value-type="string">
            <text:p>xuhng</text:p>
          </table:table-cell>
          <table:table-cell table:formula="of:=COUNTIF([.$C$1:.$C$2180]; [.D2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ng đột</text:p>
          </table:table-cell>
          <table:table-cell office:value-type="string" calcext:value-type="string">
            <text:p>xungd</text:p>
          </table:table-cell>
          <table:table-cell table:formula="of:=COUNTIF([.$C$1:.$C$2180]; [.D2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ứng hợp</text:p>
          </table:table-cell>
          <table:table-cell office:value-type="string" calcext:value-type="string">
            <text:p>xungh</text:p>
          </table:table-cell>
          <table:table-cell table:formula="of:=COUNTIF([.$C$1:.$C$2180]; [.D2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ng khắc</text:p>
          </table:table-cell>
          <table:table-cell office:value-type="string" calcext:value-type="string">
            <text:p>xungkh</text:p>
          </table:table-cell>
          <table:table-cell table:formula="of:=COUNTIF([.$C$1:.$C$2180]; [.D2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ng quanh</text:p>
          </table:table-cell>
          <table:table-cell office:value-type="string" calcext:value-type="string">
            <text:p>xungq</text:p>
          </table:table-cell>
          <table:table-cell table:formula="of:=COUNTIF([.$C$1:.$C$2180]; [.D2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in xem</text:p>
          </table:table-cell>
          <table:table-cell office:value-type="string" calcext:value-type="string">
            <text:p>xxem</text:p>
          </table:table-cell>
          <table:table-cell table:formula="of:=COUNTIF([.$C$1:.$C$2180]; [.D2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em xét</text:p>
          </table:table-cell>
          <table:table-cell office:value-type="string" calcext:value-type="string">
            <text:p>xxet</text:p>
          </table:table-cell>
          <table:table-cell table:formula="of:=COUNTIF([.$C$1:.$C$2180]; [.D2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uất xưởng</text:p>
          </table:table-cell>
          <table:table-cell office:value-type="string" calcext:value-type="string">
            <text:p>xxng</text:p>
          </table:table-cell>
          <table:table-cell table:formula="of:=COUNTIF([.$C$1:.$C$2180]; [.D2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xin xem thêm</text:p>
          </table:table-cell>
          <table:table-cell office:value-type="string" calcext:value-type="string">
            <text:p>xxthem</text:p>
          </table:table-cell>
          <table:table-cell table:formula="of:=COUNTIF([.$C$1:.$C$2180]; [.D2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yêu cầu</text:p>
          </table:table-cell>
          <table:table-cell office:value-type="string" calcext:value-type="string">
            <text:p>ycau</text:p>
          </table:table-cell>
          <table:table-cell table:formula="of:=COUNTIF([.$C$1:.$C$2180]; [.D2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yêu cầu</text:p>
          </table:table-cell>
          <table:table-cell office:value-type="string" calcext:value-type="string">
            <text:p>yeuc</text:p>
          </table:table-cell>
          <table:table-cell table:formula="of:=COUNTIF([.$C$1:.$C$2180]; [.D2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ại diện</text:p>
          </table:table-cell>
          <table:table-cell office:value-type="string" calcext:value-type="string">
            <text:p>zaid</text:p>
          </table:table-cell>
          <table:table-cell table:formula="of:=COUNTIF([.$C$1:.$C$2180]; [.D2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nghiệm</text:p>
          </table:table-cell>
          <table:table-cell office:value-type="string" calcext:value-type="string">
            <text:p>zaingh</text:p>
          </table:table-cell>
          <table:table-cell table:formula="of:=COUNTIF([.$C$1:.$C$2180]; [.D2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quyết</text:p>
          </table:table-cell>
          <table:table-cell office:value-type="string" calcext:value-type="string">
            <text:p>zaiq</text:p>
          </table:table-cell>
          <table:table-cell table:formula="of:=COUNTIF([.$C$1:.$C$2180]; [.D2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n ước hóa</text:p>
          </table:table-cell>
          <table:table-cell office:value-type="string" calcext:value-type="string">
            <text:p>zamuh</text:p>
          </table:table-cell>
          <table:table-cell table:formula="of:=COUNTIF([.$C$1:.$C$2180]; [.D2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ẫn đến</text:p>
          </table:table-cell>
          <table:table-cell office:value-type="string" calcext:value-type="string">
            <text:p>zand</text:p>
          </table:table-cell>
          <table:table-cell table:formula="of:=COUNTIF([.$C$1:.$C$2180]; [.D2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ánh</text:p>
          </table:table-cell>
          <table:table-cell office:value-type="string" calcext:value-type="string">
            <text:p>zanh</text:p>
          </table:table-cell>
          <table:table-cell table:formula="of:=COUNTIF([.$C$1:.$C$2180]; [.D2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àn lưới</text:p>
          </table:table-cell>
          <table:table-cell office:value-type="string" calcext:value-type="string">
            <text:p>zanl</text:p>
          </table:table-cell>
          <table:table-cell table:formula="of:=COUNTIF([.$C$1:.$C$2180]; [.D2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o diện</text:p>
          </table:table-cell>
          <table:table-cell office:value-type="string" calcext:value-type="string">
            <text:p>zaod</text:p>
          </table:table-cell>
          <table:table-cell table:formula="of:=COUNTIF([.$C$1:.$C$2180]; [.D2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ảo ảnh</text:p>
          </table:table-cell>
          <table:table-cell office:value-type="string" calcext:value-type="string">
            <text:p>zaoz</text:p>
          </table:table-cell>
          <table:table-cell table:formula="of:=COUNTIF([.$C$1:.$C$2180]; [.D21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 tượng</text:p>
          </table:table-cell>
          <table:table-cell office:value-type="string" calcext:value-type="string">
            <text:p>zatng</text:p>
          </table:table-cell>
          <table:table-cell table:formula="of:=COUNTIF([.$C$1:.$C$2180]; [.D21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ần dần</text:p>
          </table:table-cell>
          <table:table-cell office:value-type="string" calcext:value-type="string">
            <text:p>zdan</text:p>
          </table:table-cell>
          <table:table-cell table:formula="of:=COUNTIF([.$C$1:.$C$2180]; [.D21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ễn đàn</text:p>
          </table:table-cell>
          <table:table-cell office:value-type="string" calcext:value-type="string">
            <text:p>zdan</text:p>
          </table:table-cell>
          <table:table-cell table:formula="of:=COUNTIF([.$C$1:.$C$2180]; [.D21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ễ dàng</text:p>
          </table:table-cell>
          <table:table-cell office:value-type="string" calcext:value-type="string">
            <text:p>zdang</text:p>
          </table:table-cell>
          <table:table-cell table:formula="of:=COUNTIF([.$C$1:.$C$2180]; [.D21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ấu đánh</text:p>
          </table:table-cell>
          <table:table-cell office:value-type="string" calcext:value-type="string">
            <text:p>zdanh</text:p>
          </table:table-cell>
          <table:table-cell table:formula="of:=COUNTIF([.$C$1:.$C$2180]; [.D21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ề đạt</text:p>
          </table:table-cell>
          <table:table-cell office:value-type="string" calcext:value-type="string">
            <text:p>zdat</text:p>
          </table:table-cell>
          <table:table-cell table:formula="of:=COUNTIF([.$C$1:.$C$2180]; [.D21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ẫn đầu</text:p>
          </table:table-cell>
          <table:table-cell office:value-type="string" calcext:value-type="string">
            <text:p>zdau</text:p>
          </table:table-cell>
          <table:table-cell table:formula="of:=COUNTIF([.$C$1:.$C$2180]; [.D21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ưới đây</text:p>
          </table:table-cell>
          <table:table-cell office:value-type="string" calcext:value-type="string">
            <text:p>zday</text:p>
          </table:table-cell>
          <table:table-cell table:formula="of:=COUNTIF([.$C$1:.$C$2180]; [.D21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ng dạy</text:p>
          </table:table-cell>
          <table:table-cell office:value-type="string" calcext:value-type="string">
            <text:p>zday</text:p>
          </table:table-cell>
          <table:table-cell table:formula="of:=COUNTIF([.$C$1:.$C$2180]; [.D21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ạt được</text:p>
          </table:table-cell>
          <table:table-cell office:value-type="string" calcext:value-type="string">
            <text:p>zdc</text:p>
          </table:table-cell>
          <table:table-cell table:formula="of:=COUNTIF([.$C$1:.$C$2180]; [.D21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ẫn đến</text:p>
          </table:table-cell>
          <table:table-cell office:value-type="string" calcext:value-type="string">
            <text:p>zden</text:p>
          </table:table-cell>
          <table:table-cell table:formula="of:=COUNTIF([.$C$1:.$C$2180]; [.D21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a điểm</text:p>
          </table:table-cell>
          <table:table-cell office:value-type="string" calcext:value-type="string">
            <text:p>zdiem</text:p>
          </table:table-cell>
          <table:table-cell table:formula="of:=COUNTIF([.$C$1:.$C$2180]; [.D21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ại diện</text:p>
          </table:table-cell>
          <table:table-cell office:value-type="string" calcext:value-type="string">
            <text:p>zdien</text:p>
          </table:table-cell>
          <table:table-cell table:formula="of:=COUNTIF([.$C$1:.$C$2180]; [.D21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ự định</text:p>
          </table:table-cell>
          <table:table-cell office:value-type="string" calcext:value-type="string">
            <text:p>zdinh</text:p>
          </table:table-cell>
          <table:table-cell table:formula="of:=COUNTIF([.$C$1:.$C$2180]; [.D21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ểm đỉnh</text:p>
          </table:table-cell>
          <table:table-cell office:value-type="string" calcext:value-type="string">
            <text:p>zdinh</text:p>
          </table:table-cell>
          <table:table-cell table:formula="of:=COUNTIF([.$C$1:.$C$2180]; [.D21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 đình</text:p>
          </table:table-cell>
          <table:table-cell office:value-type="string" calcext:value-type="string">
            <text:p>zdinh</text:p>
          </table:table-cell>
          <table:table-cell table:formula="of:=COUNTIF([.$C$1:.$C$2180]; [.D21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o diện người dùng</text:p>
          </table:table-cell>
          <table:table-cell office:value-type="string" calcext:value-type="string">
            <text:p>zdnd</text:p>
          </table:table-cell>
          <table:table-cell table:formula="of:=COUNTIF([.$C$1:.$C$2180]; [.D21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o đó</text:p>
          </table:table-cell>
          <table:table-cell office:value-type="string" calcext:value-type="string">
            <text:p>zdo</text:p>
          </table:table-cell>
          <table:table-cell table:formula="of:=COUNTIF([.$C$1:.$C$2180]; [.D21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úp đỡ</text:p>
          </table:table-cell>
          <table:table-cell office:value-type="string" calcext:value-type="string">
            <text:p>zdo</text:p>
          </table:table-cell>
          <table:table-cell table:formula="of:=COUNTIF([.$C$1:.$C$2180]; [.D21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i đoạn</text:p>
          </table:table-cell>
          <table:table-cell office:value-type="string" calcext:value-type="string">
            <text:p>zdoan</text:p>
          </table:table-cell>
          <table:table-cell table:formula="of:=COUNTIF([.$C$1:.$C$2180]; [.D21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ầy đủ</text:p>
          </table:table-cell>
          <table:table-cell office:value-type="string" calcext:value-type="string">
            <text:p>zdu</text:p>
          </table:table-cell>
          <table:table-cell table:formula="of:=COUNTIF([.$C$1:.$C$2180]; [.D21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áo dục</text:p>
          </table:table-cell>
          <table:table-cell office:value-type="string" calcext:value-type="string">
            <text:p>zduc</text:p>
          </table:table-cell>
          <table:table-cell table:formula="of:=COUNTIF([.$C$1:.$C$2180]; [.D21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àn dựng</text:p>
          </table:table-cell>
          <table:table-cell office:value-type="string" calcext:value-type="string">
            <text:p>zdung</text:p>
          </table:table-cell>
          <table:table-cell table:formula="of:=COUNTIF([.$C$1:.$C$2180]; [.D21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ới hạn</text:p>
          </table:table-cell>
          <table:table-cell office:value-type="string" calcext:value-type="string">
            <text:p>zhan</text:p>
          </table:table-cell>
          <table:table-cell table:formula="of:=COUNTIF([.$C$1:.$C$2180]; [.D21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hoạt</text:p>
          </table:table-cell>
          <table:table-cell office:value-type="string" calcext:value-type="string">
            <text:p>zhoat</text:p>
          </table:table-cell>
          <table:table-cell table:formula="of:=COUNTIF([.$C$1:.$C$2180]; [.D21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àn hồi</text:p>
          </table:table-cell>
          <table:table-cell office:value-type="string" calcext:value-type="string">
            <text:p>zhoi</text:p>
          </table:table-cell>
          <table:table-cell table:formula="of:=COUNTIF([.$C$1:.$C$2180]; [.D21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ịa điểm</text:p>
          </table:table-cell>
          <table:table-cell office:value-type="string" calcext:value-type="string">
            <text:p>ziad</text:p>
          </table:table-cell>
          <table:table-cell table:formula="of:=COUNTIF([.$C$1:.$C$2180]; [.D21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ích</text:p>
          </table:table-cell>
          <table:table-cell office:value-type="string" calcext:value-type="string">
            <text:p>zich</text:p>
          </table:table-cell>
          <table:table-cell table:formula="of:=COUNTIF([.$C$1:.$C$2180]; [.D21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i đến</text:p>
          </table:table-cell>
          <table:table-cell office:value-type="string" calcext:value-type="string">
            <text:p>zid</text:p>
          </table:table-cell>
          <table:table-cell table:formula="of:=COUNTIF([.$C$1:.$C$2180]; [.D21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ĩ nhiên</text:p>
          </table:table-cell>
          <table:table-cell office:value-type="string" calcext:value-type="string">
            <text:p>zinh</text:p>
          </table:table-cell>
          <table:table-cell table:formula="of:=COUNTIF([.$C$1:.$C$2180]; [.D21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ung lượng</text:p>
          </table:table-cell>
          <table:table-cell office:value-type="string" calcext:value-type="string">
            <text:p>zlng</text:p>
          </table:table-cell>
          <table:table-cell table:formula="of:=COUNTIF([.$C$1:.$C$2180]; [.D21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-phóng</text:p>
          </table:table-cell>
          <table:table-cell office:value-type="string" calcext:value-type="string">
            <text:p>zm</text:p>
          </table:table-cell>
          <table:table-cell table:formula="of:=COUNTIF([.$C$1:.$C$2180]; [.D21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nghiệm</text:p>
          </table:table-cell>
          <table:table-cell office:value-type="string" calcext:value-type="string">
            <text:p>znghiem</text:p>
          </table:table-cell>
          <table:table-cell table:formula="of:=COUNTIF([.$C$1:.$C$2180]; [.D21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ống nhau</text:p>
          </table:table-cell>
          <table:table-cell office:value-type="string" calcext:value-type="string">
            <text:p>znhau</text:p>
          </table:table-cell>
          <table:table-cell table:formula="of:=COUNTIF([.$C$1:.$C$2180]; [.D21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ọng nói</text:p>
          </table:table-cell>
          <table:table-cell office:value-type="string" calcext:value-type="string">
            <text:p>znoi</text:p>
          </table:table-cell>
          <table:table-cell table:formula="of:=COUNTIF([.$C$1:.$C$2180]; [.D21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ổi</text:p>
          </table:table-cell>
          <table:table-cell office:value-type="string" calcext:value-type="string">
            <text:p>zoi</text:p>
          </table:table-cell>
          <table:table-cell table:formula="of:=COUNTIF([.$C$1:.$C$2180]; [.D21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ới thiệu</text:p>
          </table:table-cell>
          <table:table-cell office:value-type="string" calcext:value-type="string">
            <text:p>zoith</text:p>
          </table:table-cell>
          <table:table-cell table:formula="of:=COUNTIF([.$C$1:.$C$2180]; [.D21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đóng</text:p>
          </table:table-cell>
          <table:table-cell office:value-type="string" calcext:value-type="string">
            <text:p>zong</text:p>
          </table:table-cell>
          <table:table-cell table:formula="of:=COUNTIF([.$C$1:.$C$2180]; [.D21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thu-phóng</text:p>
          </table:table-cell>
          <table:table-cell office:value-type="string" calcext:value-type="string">
            <text:p>zoom</text:p>
          </table:table-cell>
          <table:table-cell table:formula="of:=COUNTIF([.$C$1:.$C$2180]; [.D21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pháp</text:p>
          </table:table-cell>
          <table:table-cell office:value-type="string" calcext:value-type="string">
            <text:p>zphap</text:p>
          </table:table-cell>
          <table:table-cell table:formula="of:=COUNTIF([.$C$1:.$C$2180]; [.D21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ám sát</text:p>
          </table:table-cell>
          <table:table-cell office:value-type="string" calcext:value-type="string">
            <text:p>zsat</text:p>
          </table:table-cell>
          <table:table-cell table:formula="of:=COUNTIF([.$C$1:.$C$2180]; [.D21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 sử</text:p>
          </table:table-cell>
          <table:table-cell office:value-type="string" calcext:value-type="string">
            <text:p>zsu</text:p>
          </table:table-cell>
          <table:table-cell table:formula="of:=COUNTIF([.$C$1:.$C$2180]; [.D21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iễn tả</text:p>
          </table:table-cell>
          <table:table-cell office:value-type="string" calcext:value-type="string">
            <text:p>zta</text:p>
          </table:table-cell>
          <table:table-cell table:formula="of:=COUNTIF([.$C$1:.$C$2180]; [.D21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 tăng</text:p>
          </table:table-cell>
          <table:table-cell office:value-type="string" calcext:value-type="string">
            <text:p>ztang</text:p>
          </table:table-cell>
          <table:table-cell table:formula="of:=COUNTIF([.$C$1:.$C$2180]; [.D21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 tạo</text:p>
          </table:table-cell>
          <table:table-cell office:value-type="string" calcext:value-type="string">
            <text:p>ztao</text:p>
          </table:table-cell>
          <table:table-cell table:formula="of:=COUNTIF([.$C$1:.$C$2180]; [.D21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ải thích</text:p>
          </table:table-cell>
          <table:table-cell office:value-type="string" calcext:value-type="string">
            <text:p>zthich</text:p>
          </table:table-cell>
          <table:table-cell table:formula="of:=COUNTIF([.$C$1:.$C$2180]; [.D21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ới thiệu</text:p>
          </table:table-cell>
          <table:table-cell office:value-type="string" calcext:value-type="string">
            <text:p>zthieu</text:p>
          </table:table-cell>
          <table:table-cell table:formula="of:=COUNTIF([.$C$1:.$C$2180]; [.D21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án tiếp</text:p>
          </table:table-cell>
          <table:table-cell office:value-type="string" calcext:value-type="string">
            <text:p>ztiep</text:p>
          </table:table-cell>
          <table:table-cell table:formula="of:=COUNTIF([.$C$1:.$C$2180]; [.D21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á trị</text:p>
          </table:table-cell>
          <table:table-cell office:value-type="string" calcext:value-type="string">
            <text:p>ztri</text:p>
          </table:table-cell>
          <table:table-cell table:formula="of:=COUNTIF([.$C$1:.$C$2180]; [.D21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ữa</text:p>
          </table:table-cell>
          <table:table-cell office:value-type="string" calcext:value-type="string">
            <text:p>zua</text:p>
          </table:table-cell>
          <table:table-cell table:formula="of:=COUNTIF([.$C$1:.$C$2180]; [.D21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ự định</text:p>
          </table:table-cell>
          <table:table-cell office:value-type="string" calcext:value-type="string">
            <text:p>zud</text:p>
          </table:table-cell>
          <table:table-cell table:formula="of:=COUNTIF([.$C$1:.$C$2180]; [.D21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ao vận</text:p>
          </table:table-cell>
          <table:table-cell office:value-type="string" calcext:value-type="string">
            <text:p>zvan</text:p>
          </table:table-cell>
          <table:table-cell table:formula="of:=COUNTIF([.$C$1:.$C$2180]; [.D21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giống với</text:p>
          </table:table-cell>
          <table:table-cell office:value-type="string" calcext:value-type="string">
            <text:p>zvoi</text:p>
          </table:table-cell>
          <table:table-cell table:formula="of:=COUNTIF([.$C$1:.$C$2180]; [.D21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rase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dễ dàng</text:p>
          </table:table-cell>
          <table:table-cell office:value-type="string" calcext:value-type="string">
            <text:p>zzang</text:p>
          </table:table-cell>
          <table:table-cell table:formula="of:=COUNTIF([.$C$1:.$C$2180]; [.D218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convertcsv.A1:convertcsv.D2180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vi" fo:country="VN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3-08T23:55:00.173592139</dc:date>
    <meta:editing-duration>PT5M29S</meta:editing-duration>
    <meta:editing-cycles>1</meta:editing-cycles>
    <meta:document-statistic meta:table-count="1" meta:cell-count="10900" meta:object-count="0"/>
    <meta:generator>LibreOffice/6.4.0.3$MacOSX_X86_64 LibreOffice_project/b0a288ab3d2d4774cb44b62f04d5d28733ac6df8</meta:generator>
  </office:meta>
</office:document-meta>
</file>